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1478">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9">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2">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Perpetu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Perpetu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Perpetu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5">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2">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6">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Perpetu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3">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Perpetu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6">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Perpetu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27">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Perpetu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1">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94">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492">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8">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5">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73">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3">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Palatino Linotype" style:font-family-generic="roman" style:font-pitch="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Perpetu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78">
      <style:paragraph-properties fo:line-height="100%" fo:text-align="center"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8">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39">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10">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4">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17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0">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2">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2">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84">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5">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7">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2">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5">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0">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3">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6">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6">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9">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0">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5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5">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3">
      <style:graphic-properties fo:wrap-option="wrap" fo:padding-top="0.05in" fo:padding-bottom="0.1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4">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49">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4">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59">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8">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0">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1">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44444in" style:font-size-asian="0.44444in" style:font-size-complex="0.44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4">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5">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7">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4">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7">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5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2">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44444in" style:font-size-asian="0.44444in" style:font-size-complex="0.44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44444in" style:font-size-asian="0.44444in" style:font-size-complex="0.44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1575">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25in" fo:margin-right="0in" fo:text-indent="-0.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7">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37">
      <style:paragraph-properties fo:line-height="100%" fo:text-align="left" style:tab-stop-distance="1in" fo:margin-left="0.625in" fo:margin-right="0in" fo:text-indent="-0.6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2">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5">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9">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0">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40">
      <style:paragraph-properties fo:line-height="100%" fo:text-align="left" style:tab-stop-distance="1in" fo:margin-left="0.625in" fo:margin-right="0in" fo:text-indent="-0.6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43">
      <style:paragraph-properties fo:line-height="100%" fo:text-align="left" style:tab-stop-distance="1in" fo:margin-left="0.3in" fo:margin-right="0in" fo:text-indent="-0.3in" fo:margin-top="0.0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7">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88">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6">
      <style:graphic-properties draw:fill="none" draw:stroke="solid" svg:stroke-width="0.01389in" svg:stroke-color="#000000" svg:stroke-opacity="100%" draw:stroke-linejoin="miter"/>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2">
      <style:drawing-page-properties draw:fill="bitmap" draw:fill-image-name="a82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3">
      <style:text-properties fo:font-variant="normal" fo:text-transform="none" fo:color="#696464"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696464"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696464"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100%" fo:text-align="center"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2">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7">
      <style:text-properties fo:font-variant="normal" fo:text-transform="none" fo:color="#696464"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center"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4">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696464"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0">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05">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8">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4">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6">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696464"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center"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3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Franklin Gothic Book"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5">
      <style:graphic-properties fo:wrap-option="wrap" fo:padding-top="0.05in" fo:padding-bottom="0.1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31">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696464" style:text-line-through-type="none" style:text-line-through-style="none" style:text-line-through-width="auto" style:text-line-through-color="font-color" style:text-position="0% 100%" fo:font-family="Perpetua"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9">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7">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1">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5">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6">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8">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4">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3">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1">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7">
      <style:paragraph-properties fo:line-height="100%" fo:text-align="left" style:tab-stop-distance="1in" fo:margin-left="1.0625in" fo:margin-right="0in" fo:text-indent="-0.562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4">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0">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7">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1in" fo:margin-left="1.0625in" fo:margin-right="0in" fo:text-indent="-0.562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Perpetu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1.0625in" fo:margin-right="0in" fo:text-indent="-0.562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7">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6">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9">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7">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83">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9">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6">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1">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4">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8">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3">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8">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4">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9">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2">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Perpetu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0">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1">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59896in" fo:margin-right="0in" fo:text-indent="-0.2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5">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59896in" fo:margin-right="0in" fo:text-indent="-0.2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Perpetua"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Perpetu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59896in" fo:margin-right="0in" fo:text-indent="-0.2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7">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60">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left" style:tab-stop-distance="1in" fo:margin-left="0.59896in" fo:margin-right="0in" fo:text-indent="-0.2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63">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00">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2">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05">
      <style:paragraph-properties fo:line-height="100%" fo:text-align="left" style:tab-stop-distance="1in" fo:margin-left="0.59896in" fo:margin-right="0in" fo:text-indent="-0.2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696464" style:text-line-through-type="none" style:text-line-through-style="none" style:text-line-through-width="auto" style:text-line-through-color="font-color" style:text-position="0% 100%" fo:font-family="Perpetua"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34896in" fo:margin-right="0in" fo:text-indent="0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0000ff" style:text-line-through-type="none" style:text-line-through-style="none" style:text-line-through-width="auto" style:text-line-through-color="font-color" style:text-position="0% 100%" fo:font-family="Perpetua" style:font-family-asian="Times New Roman" fo:font-size="0.41667in" style:font-size-asian="0.41667in" style:font-size-complex="0.41667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drawing-page" style:name="a13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95">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696464" style:text-line-through-type="none" style:text-line-through-style="none" style:text-line-through-width="auto" style:text-line-through-color="font-color" style:text-position="0% 100%" fo:font-family="Franklin Gothic Book" style:font-family-complex="Times New Roman" style:font-family-generic-complex="roman"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07">
      <style:paragraph-properties fo:line-height="100%" fo:text-align="left" style:tab-stop-distance="1in" fo:margin-left="0in" fo:margin-right="0in" fo:text-indent="-0.3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696464" style:text-line-through-type="none" style:text-line-through-style="none" style:text-line-through-width="auto" style:text-line-through-color="font-color" style:text-position="0% 100%" fo:font-family="Franklin Gothic Book" style:font-family-complex="Times New Roman" style:font-family-generic-complex="roman"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8">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3">
      <style:text-properties fo:font-variant="normal" fo:text-transform="none" fo:color="#696464" style:text-line-through-type="none" style:text-line-through-style="none" style:text-line-through-width="auto" style:text-line-through-color="font-color" style:text-position="0% 100%" fo:font-family="Franklin Gothic Book" style:font-family-complex="Times New Roman" style:font-family-generic-complex="roman"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696464" style:text-line-through-type="none" style:text-line-through-style="none" style:text-line-through-width="auto" style:text-line-through-color="font-color" style:text-position="0% 100%" fo:font-family="Perpetua" style:font-family-complex="Times New Roman" style:font-family-generic-complex="roman"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696464" style:text-line-through-type="none" style:text-line-through-style="none" style:text-line-through-width="auto" style:text-line-through-color="font-color" style:text-position="0% 100%" fo:font-family="Perpetu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7">
      <style:graphic-properties fo:wrap-option="wrap" fo:padding-top="0.05in" fo:padding-bottom="0.1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98">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font-variant="normal" fo:text-transform="none" fo:color="#696464" style:text-line-through-type="none" style:text-line-through-style="none" style:text-line-through-width="auto" style:text-line-through-color="font-color" style:text-position="0% 100%" fo:font-family="Franklin Gothic Book" style:font-family-complex="Times New Roman" style:font-family-generic-complex="roman"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1">
      <style:text-properties fo:font-variant="normal" fo:text-transform="none" fo:color="#696464" style:text-line-through-type="none" style:text-line-through-style="none" style:text-line-through-width="auto" style:text-line-through-color="font-color" style:text-position="0% 100%" fo:font-family="Franklin Gothic Book" style:font-family-complex="Times New Roman" style:font-family-generic-complex="roman"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0">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2">
      <style:text-properties fo:font-variant="normal" fo:text-transform="none" fo:color="#696464" style:text-line-through-type="none" style:text-line-through-style="none" style:text-line-through-width="auto" style:text-line-through-color="font-color" style:text-position="0% 100%" fo:font-family="Perpetua" style:font-family-complex="Times New Roman" style:font-family-generic-complex="roman"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1">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696464" style:text-line-through-type="none" style:text-line-through-style="none" style:text-line-through-width="auto" style:text-line-through-color="font-color" style:text-position="0% 100%" fo:font-family="Perpetu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75">
      <style:graphic-properties fo:wrap-option="wrap" fo:padding-top="0.05in" fo:padding-bottom="0.1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9">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Perpetu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59896in" fo:margin-right="0in" fo:text-indent="-0.2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100%" fo:text-align="left" style:tab-stop-distance="1in" fo:margin-left="0in" fo:margin-right="0in" fo:text-indent="-0.3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6">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3">
      <style:paragraph-properties fo:line-height="100%" fo:text-align="left" style:tab-stop-distance="1in" fo:margin-left="0.3in" fo:margin-right="0in" fo:text-indent="-0.3in" fo:margin-top="0.0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9">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7">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8">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40">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100%" fo:text-align="left" style:tab-stop-distance="1in" fo:margin-left="0in" fo:margin-right="0in" fo:text-indent="-0.3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3">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6">
      <style:paragraph-properties fo:line-height="100%" fo:text-align="left" style:tab-stop-distance="1in" fo:margin-left="0in" fo:margin-right="0in" fo:text-indent="-0.3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6">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9">
      <style:paragraph-properties fo:line-height="100%" fo:text-align="left" style:tab-stop-distance="1in" fo:margin-left="0in" fo:margin-right="0in" fo:text-indent="-0.3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3">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0">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5">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Perpetu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6">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Perpetu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Perpetu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Perpetu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0">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2">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Perpetu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4">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Perpetu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7">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2">
      <style:paragraph-properties fo:line-height="100%" fo:text-align="left" style:tab-stop-distance="1in" fo:margin-left="0in" fo:margin-right="0in" fo:text-indent="-0.3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Perpetu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3">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95">
      <style:paragraph-properties fo:line-height="100%" fo:text-align="left" style:tab-stop-distance="1in" fo:margin-left="0.3in" fo:margin-right="0in" fo:text-indent="-0.3in" fo:margin-top="0.0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9">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Perpetua" style:font-family-complex="Times New Roman" style:font-family-generic-complex="roman"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3">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100%" fo:text-align="left" style:tab-stop-distance="1in" fo:margin-left="0.2in" fo:margin-right="0in" fo:text-indent="-0.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6">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4">
      <style:paragraph-properties fo:line-height="100%" fo:text-align="left" style:tab-stop-distance="1in" fo:margin-left="0.2in" fo:margin-right="0in" fo:text-indent="-0.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7">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0">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Perpetu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9">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4">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42">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0">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3">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6">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22">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6">
      <style:text-properties fo:font-variant="normal" fo:text-transform="none" fo:color="#696464" style:text-line-through-type="none" style:text-line-through-style="none" style:text-line-through-width="auto" style:text-line-through-color="font-color" style:text-position="0% 100%" fo:font-family="Perpetua" style:font-family-complex="Times New Roman" style:font-family-generic-complex="roman"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7">
      <style:text-properties fo:font-variant="normal" fo:text-transform="none" fo:color="#696464" style:text-line-through-type="none" style:text-line-through-style="none" style:text-line-through-width="auto" style:text-line-through-color="font-color" style:text-position="0% 100%" fo:font-family="Perpetua" style:font-family-complex="Times New Roman" style:font-family-generic-complex="roman"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1">
      <style:text-properties fo:font-variant="normal" fo:text-transform="none" fo:color="#696464" style:text-line-through-type="none" style:text-line-through-style="none" style:text-line-through-width="auto" style:text-line-through-color="font-color" style:text-position="0% 100%" fo:font-family="Franklin Gothic Book" style:font-family-complex="Times New Roman" style:font-family-generic-complex="roman"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8">
      <style:text-properties fo:font-variant="normal" fo:text-transform="none" fo:color="#696464" style:text-line-through-type="none" style:text-line-through-style="none" style:text-line-through-width="auto" style:text-line-through-color="font-color" style:text-position="0% 100%" fo:font-family="Franklin Gothic Book" style:font-family-complex="Times New Roman" style:font-family-generic-complex="roman"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696464" style:text-line-through-type="none" style:text-line-through-style="none" style:text-line-through-width="auto" style:text-line-through-color="font-color" style:text-position="0% 100%" fo:font-family="Franklin Gothic Book" style:font-family-complex="Times New Roman" style:font-family-generic-complex="roman"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696464" style:text-line-through-type="none" style:text-line-through-style="none" style:text-line-through-width="auto" style:text-line-through-color="font-color" style:text-position="0% 100%" fo:font-family="Perpetua" style:font-family-complex="Times New Roman" style:font-family-generic-complex="roman"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3">
      <style:text-properties fo:font-variant="normal" fo:text-transform="none" fo:color="#696464" style:text-line-through-type="none" style:text-line-through-style="none" style:text-line-through-width="auto" style:text-line-through-color="font-color" style:text-position="0% 100%" fo:font-family="Franklin Gothic Book" style:font-family-complex="Times New Roman" style:font-family-generic-complex="roman"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4">
      <style:text-properties fo:font-variant="normal" fo:text-transform="none" fo:color="#696464" style:text-line-through-type="none" style:text-line-through-style="none" style:text-line-through-width="auto" style:text-line-through-color="font-color" style:text-position="0% 100%" fo:font-family="Perpetua" style:font-family-complex="Times New Roman" style:font-family-generic-complex="roman"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5">
      <style:text-properties fo:font-variant="normal" fo:text-transform="none" fo:color="#696464" style:text-line-through-type="none" style:text-line-through-style="none" style:text-line-through-width="auto" style:text-line-through-color="font-color" style:text-position="0% 100%" fo:font-family="Perpetu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05in" fo:padding-bottom="0.1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8">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4">
      <style:paragraph-properties fo:line-height="100%" fo:text-align="center"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696464" style:text-line-through-type="none" style:text-line-through-style="none" style:text-line-through-width="auto" style:text-line-through-color="font-color" style:text-position="0% 100%" fo:font-family="Franklin Gothic Book" style:font-family-complex="Times New Roman" style:font-family-generic-complex="roman"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1">
      <style:text-properties fo:font-variant="normal" fo:text-transform="none" fo:color="#696464" style:text-line-through-type="none" style:text-line-through-style="none" style:text-line-through-width="auto" style:text-line-through-color="font-color" style:text-position="0% 100%" fo:font-family="Franklin Gothic Book" style:font-family-complex="Times New Roman" style:font-family-generic-complex="roman" style:font-pitch-complex="variable"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2">
      <style:text-properties fo:font-variant="normal" fo:text-transform="none" fo:color="#696464" style:text-line-through-type="none" style:text-line-through-style="none" style:text-line-through-width="auto" style:text-line-through-color="font-color" style:text-position="0% 100%" fo:font-family="Perpetua" style:font-family-complex="Times New Roman" style:font-family-generic-complex="roman"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7">
      <style:paragraph-properties fo:line-height="100%" fo:text-align="center"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696464" style:text-line-through-type="none" style:text-line-through-style="none" style:text-line-through-width="auto" style:text-line-through-color="font-color" style:text-position="0% 100%" fo:font-family="Perpetua" style:font-family-complex="Times New Roman" style:font-family-generic-complex="roman"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4">
      <style:text-properties fo:font-variant="normal" fo:text-transform="none" fo:color="#696464" style:text-line-through-type="none" style:text-line-through-style="none" style:text-line-through-width="auto" style:text-line-through-color="font-color" style:text-position="0% 100%" fo:font-family="Perpetu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6">
      <style:graphic-properties fo:wrap-option="wrap" fo:padding-top="0.05in" fo:padding-bottom="0.1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57">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0">
      <style:text-properties fo:font-variant="normal" fo:text-transform="none" fo:color="#696464" style:text-line-through-type="none" style:text-line-through-style="none" style:text-line-through-width="auto" style:text-line-through-color="font-color" style:text-position="0% 100%" fo:font-family="Perpetu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2">
      <style:graphic-properties fo:wrap-option="wrap" fo:padding-top="0.05in" fo:padding-bottom="0.1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3">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6">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90%" fo:text-align="left" style:tab-stop-distance="1in" fo:margin-left="0in" fo:margin-right="0in" fo:text-indent="-0.3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41667in" style:font-size-asian="0.41667in" style:font-size-complex="0.41667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961">
      <style:graphic-properties draw:fill="none" draw:stroke="solid" svg:stroke-width="0.01389in" svg:stroke-color="#918485" draw:marker-end="a960" svg:stroke-opacity="100%" svg:stroke-linecap="butt" draw:shadow="visible" draw:shadow-offset-x="0in" draw:shadow-offset-y="0.02778in" draw:shadow-color="#000000" draw:shadow-opacity="50%"/>
    </style:style>
    <style:style style:family="paragraph" style:name="a1189">
      <style:paragraph-properties fo:line-height="90%" fo:text-align="left" style:tab-stop-distance="1in" fo:margin-left="0.25in" fo:margin-right="0in" fo:text-indent="-0.6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draw:fill="none" draw:stroke="solid" svg:stroke-width="0.01389in" svg:stroke-color="#918485" draw:marker-end="a962" svg:stroke-opacity="100%" svg:stroke-linecap="butt" draw:shadow="visible" draw:shadow-offset-x="0in" draw:shadow-offset-y="0.02778in" draw:shadow-color="#000000" draw:shadow-opacity="50%"/>
    </style:style>
    <style:style style:family="text" style:name="a1460">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5">
      <style:graphic-properties draw:fill="none" draw:stroke="solid" svg:stroke-width="0.01389in" svg:stroke-color="#918485" draw:marker-end="a964" svg:stroke-opacity="100%" svg:stroke-linecap="butt" draw:shadow="visible" draw:shadow-offset-x="0in" draw:shadow-offset-y="0.02778in" draw:shadow-color="#000000" draw:shadow-opacity="50%"/>
    </style:style>
    <style:style style:family="paragraph" style:name="a1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67">
      <style:graphic-properties draw:fill="none" draw:stroke="solid" svg:stroke-width="0.01389in" svg:stroke-color="#918485" draw:marker-end="a966" svg:stroke-opacity="100%" svg:stroke-linecap="butt" draw:shadow="visible" draw:shadow-offset-x="0in" draw:shadow-offset-y="0.02778in" draw:shadow-color="#000000" draw:shadow-opacity="50%"/>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5in" style:font-size-asian="0.5in" style:font-size-complex="0.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969">
      <style:graphic-properties draw:fill="none" draw:stroke="solid" svg:stroke-width="0.01389in" svg:stroke-color="#918485" draw:marker-end="a968" svg:stroke-opacity="100%" svg:stroke-linecap="butt" draw:shadow="visible" draw:shadow-offset-x="0in" draw:shadow-offset-y="0.02778in" draw:shadow-color="#000000" draw:shadow-opacity="50%"/>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5in" style:font-size-asian="0.5in" style:font-size-complex="0.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5in" style:font-size-asian="0.5in" style:font-size-complex="0.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3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100%" fo:text-align="left" style:tab-stop-distance="1in" fo:margin-left="0in" fo:margin-right="0in" fo:text-indent="-0.3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1">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43">
      <style:paragraph-properties fo:line-height="100%" fo:text-align="left" style:tab-stop-distance="1in" fo:margin-left="0in" fo:margin-right="0in" fo:text-indent="-0.3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46">
      <style:paragraph-properties fo:line-height="100%" fo:text-align="left" style:tab-stop-distance="1in" fo:margin-left="0.3in" fo:margin-right="0in" fo:text-indent="-0.3in" fo:margin-top="0.0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Perpetua" style:font-family-asian="Times New Roman"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90%" fo:text-align="left" style:tab-stop-distance="1in" fo:margin-left="0.25in" fo:margin-right="0in" fo:text-indent="-0.6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Perpetu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0.29861in" fo:margin-right="0in" fo:text-indent="-0.29861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90%" fo:text-align="left" style:tab-stop-distance="1in" fo:margin-left="0.3in" fo:margin-right="0in" fo:text-indent="-0.3in" fo:margin-top="0.0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70">
      <style:graphic-properties draw:fill="none" draw:stroke="solid" svg:stroke-width="0.01389in" svg:stroke-color="#918485" svg:stroke-opacity="100%" svg:stroke-linecap="butt" draw:shadow="visible" draw:shadow-offset-x="0in" draw:shadow-offset-y="0.02778in" draw:shadow-color="#000000" draw:shadow-opacity="50%"/>
    </style:style>
    <style:style style:family="text" style:name="a1199">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2">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5">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2">
      <style:paragraph-properties fo:line-height="100%" fo:text-align="left" style:tab-stop-distance="1in" fo:margin-left="0.3in" fo:margin-right="0in" fo:text-indent="-0.3in" fo:margin-top="0.0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696464"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6">
      <style:text-properties fo:font-variant="normal" fo:text-transform="none" fo:color="#696464" style:text-line-through-type="none" style:text-line-through-style="none" style:text-line-through-width="auto" style:text-line-through-color="font-color" style:text-position="0% 100%" fo:font-family="Perpetu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767">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854">
      <text:list-level-style-number text:level="1" style:num-format="">
        <style:list-level-properties text:space-before="0.19965in" text:min-label-width="0.5625in"/>
      </text:list-level-style-number>
      <text:list-level-style-number text:level="2" style:num-format="">
        <style:list-level-properties text:space-before="0.5in" text:min-label-width="0.5625in"/>
      </text:list-level-style-number>
      <text:list-level-style-number text:level="3" style:num-format="">
        <style:list-level-properties text:space-before="0.80035in" text:min-label-width="0.5625in"/>
      </text:list-level-style-number>
      <text:list-level-style-number text:level="4" style:num-format="">
        <style:list-level-properties text:space-before="1.10069in" text:min-label-width="0.5625in"/>
      </text:list-level-style-number>
      <text:list-level-style-number text:level="5" style:num-format="">
        <style:list-level-properties text:space-before="1.40104in" text:min-label-width="0.5625in"/>
      </text:list-level-style-number>
      <text:list-level-style-number text:level="6" style:num-format="">
        <style:list-level-properties text:space-before="1.70104in" text:min-label-width="0.5625in"/>
      </text:list-level-style-number>
      <text:list-level-style-number text:level="7" style:num-format="">
        <style:list-level-properties text:space-before="2.00104in" text:min-label-width="0.5625in"/>
      </text:list-level-style-number>
      <text:list-level-style-number text:level="8" style:num-format="">
        <style:list-level-properties text:space-before="2.30104in" text:min-label-width="0.5625in"/>
      </text:list-level-style-number>
      <text:list-level-style-number text:level="9" style:num-format="">
        <style:list-level-properties text:space-before="2.60104in" text:min-label-width="0.5625in"/>
      </text:list-level-style-number>
    </text:list-style>
    <text:list-style style:name="a1537">
      <text:list-level-style-number text:level="1" style:num-format="">
        <style:list-level-properties text:space-before="0in"/>
      </text:list-level-style-number>
      <text:list-level-style-number text:level="2" style:num-format="">
        <style:list-level-properties text:space-before="0.30035in"/>
      </text:list-level-style-number>
      <text:list-level-style-number text:level="3" style:num-format="">
        <style:list-level-properties text:space-before="0.60069in"/>
      </text:list-level-style-number>
      <text:list-level-style-number text:level="4" style:num-format="">
        <style:list-level-properties text:space-before="0.90104in"/>
      </text:list-level-style-number>
      <text:list-level-style-number text:level="5" style:num-format="">
        <style:list-level-properties text:space-before="1.20139in"/>
      </text:list-level-style-number>
      <text:list-level-style-number text:level="6" style:num-format="">
        <style:list-level-properties text:space-before="1.50139in"/>
      </text:list-level-style-number>
      <text:list-level-style-number text:level="7" style:num-format="">
        <style:list-level-properties text:space-before="1.80139in"/>
      </text:list-level-style-number>
      <text:list-level-style-number text:level="8" style:num-format="">
        <style:list-level-properties text:space-before="2.10139in"/>
      </text:list-level-style-number>
      <text:list-level-style-number text:level="9" style:num-format="">
        <style:list-level-properties text:space-before="2.40139in"/>
      </text:list-level-style-number>
    </text:list-style>
    <text:list-style style:name="a1351">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354">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121">
      <text:list-level-style-bullet text:level="1" text:bullet-char="">
        <style:list-level-properties text:space-before="0.04861in" text:min-label-width="0.25in"/>
        <style:text-properties fo:color="#9b2d1f" fo:font-family="Wingdings 2" style:font-family-generic="roman" style:font-pitch="variable" style:font-charset="x-symbol" fo:font-size="85%"/>
      </text:list-level-style-bullet>
      <text:list-level-style-bullet text:level="2" text:bullet-char="">
        <style:list-level-properties text:space-before="0.34896in" text:min-label-width="0.25in"/>
        <style:text-properties fo:color="#9b2d1f" fo:font-family="Wingdings 2" style:font-family-generic="roman" style:font-pitch="variable" style:font-charset="x-symbol" fo:font-size="85%"/>
      </text:list-level-style-bullet>
      <text:list-level-style-bullet text:level="3" text:bullet-char="">
        <style:list-level-properties text:space-before="0.64931in" text:min-label-width="0.25in"/>
        <style:text-properties fo:color="#9b2d1f" fo:font-family="Wingdings 2" style:font-family-generic="roman" style:font-pitch="variable" style:font-charset="x-symbol" fo:font-size="85%"/>
      </text:list-level-style-bullet>
      <text:list-level-style-bullet text:level="4" text:bullet-char="">
        <style:list-level-properties text:space-before="0.94965in" text:min-label-width="0.25in"/>
        <style:text-properties fo:color="#9b2d1f" fo:font-family="Wingdings 2" style:font-family-generic="roman" style:font-pitch="variable" style:font-charset="x-symbol" fo:font-size="85%"/>
      </text:list-level-style-bullet>
      <text:list-level-style-bullet text:level="5" text:bullet-char="">
        <style:list-level-properties text:space-before="1.25in" text:min-label-width="0.25in"/>
        <style:text-properties fo:color="#9b2d1f" fo:font-family="Wingdings 2" style:font-family-generic="roman" style:font-pitch="variable" style:font-charset="x-symbol" fo:font-size="85%"/>
      </text:list-level-style-bullet>
      <text:list-level-style-bullet text:level="6" text:bullet-char="">
        <style:list-level-properties text:space-before="1.55in" text:min-label-width="0.25in"/>
        <style:text-properties fo:color="#9b2d1f" fo:font-family="Wingdings 2" style:font-family-generic="roman" style:font-pitch="variable" style:font-charset="x-symbol" fo:font-size="85%"/>
      </text:list-level-style-bullet>
      <text:list-level-style-bullet text:level="7" text:bullet-char="">
        <style:list-level-properties text:space-before="1.85in" text:min-label-width="0.25in"/>
        <style:text-properties fo:color="#9b2d1f" fo:font-family="Wingdings 2" style:font-family-generic="roman" style:font-pitch="variable" style:font-charset="x-symbol" fo:font-size="85%"/>
      </text:list-level-style-bullet>
      <text:list-level-style-bullet text:level="8" text:bullet-char="">
        <style:list-level-properties text:space-before="2.15in" text:min-label-width="0.25in"/>
        <style:text-properties fo:color="#9b2d1f" fo:font-family="Wingdings 2" style:font-family-generic="roman" style:font-pitch="variable" style:font-charset="x-symbol" fo:font-size="85%"/>
      </text:list-level-style-bullet>
      <text:list-level-style-bullet text:level="9" text:bullet-char="">
        <style:list-level-properties text:space-before="2.45in" text:min-label-width="0.25in"/>
        <style:text-properties fo:color="#9b2d1f" fo:font-family="Wingdings 2" style:font-family-generic="roman" style:font-pitch="variable" style:font-charset="x-symbol" fo:font-size="85%"/>
      </text:list-level-style-bullet>
    </text:list-style>
    <text:list-style style:name="a1606">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656">
      <text:list-level-style-number text:level="1" style:num-format="">
        <style:list-level-properties text:space-before="0in"/>
      </text:list-level-style-number>
      <text:list-level-style-number text:level="2" style:num-format="">
        <style:list-level-properties text:space-before="0.30035in"/>
      </text:list-level-style-number>
      <text:list-level-style-number text:level="3" style:num-format="">
        <style:list-level-properties text:space-before="0.60069in"/>
      </text:list-level-style-number>
      <text:list-level-style-number text:level="4" style:num-format="">
        <style:list-level-properties text:space-before="0.90104in"/>
      </text:list-level-style-number>
      <text:list-level-style-number text:level="5" style:num-format="">
        <style:list-level-properties text:space-before="1.20139in"/>
      </text:list-level-style-number>
      <text:list-level-style-number text:level="6" style:num-format="">
        <style:list-level-properties text:space-before="1.50139in"/>
      </text:list-level-style-number>
      <text:list-level-style-number text:level="7" style:num-format="">
        <style:list-level-properties text:space-before="1.80139in"/>
      </text:list-level-style-number>
      <text:list-level-style-number text:level="8" style:num-format="">
        <style:list-level-properties text:space-before="2.10139in"/>
      </text:list-level-style-number>
      <text:list-level-style-number text:level="9" style:num-format="">
        <style:list-level-properties text:space-before="2.40139in"/>
      </text:list-level-style-number>
    </text:list-style>
    <text:list-style style:name="a1470">
      <text:list-level-style-number text:level="1" style:num-format="">
        <style:list-level-properties text:space-before="0in" text:min-label-width="0.3in"/>
      </text:list-level-style-number>
      <text:list-level-style-number text:level="2" style:num-format="">
        <style:list-level-properties text:space-before="0.00035in" text:min-label-width="0.3in"/>
      </text:list-level-style-number>
      <text:list-level-style-number text:level="3" style:num-format="">
        <style:list-level-properties text:space-before="0.30069in" text:min-label-width="0.3in"/>
      </text:list-level-style-number>
      <text:list-level-style-number text:level="4" style:num-format="">
        <style:list-level-properties text:space-before="0.60104in" text:min-label-width="0.3in"/>
      </text:list-level-style-number>
      <text:list-level-style-number text:level="5" style:num-format="">
        <style:list-level-properties text:space-before="0.90139in" text:min-label-width="0.3in"/>
      </text:list-level-style-number>
      <text:list-level-style-number text:level="6" style:num-format="">
        <style:list-level-properties text:space-before="1.20139in" text:min-label-width="0.3in"/>
      </text:list-level-style-number>
      <text:list-level-style-number text:level="7" style:num-format="">
        <style:list-level-properties text:space-before="1.50139in" text:min-label-width="0.3in"/>
      </text:list-level-style-number>
      <text:list-level-style-number text:level="8" style:num-format="">
        <style:list-level-properties text:space-before="1.80139in" text:min-label-width="0.3in"/>
      </text:list-level-style-number>
      <text:list-level-style-number text:level="9" style:num-format="">
        <style:list-level-properties text:space-before="2.10139in" text:min-label-width="0.3in"/>
      </text:list-level-style-number>
    </text:list-style>
    <text:list-style style:name="a1473">
      <text:list-level-style-bullet text:level="1" text:bullet-char="">
        <style:list-level-properties text:space-before="0in" text:min-label-width="0.3in"/>
        <style:text-properties fo:color="#d34817" fo:font-family="Wingdings 2" style:font-charset="x-symbol" fo:font-size="85%"/>
      </text:list-level-style-bullet>
      <text:list-level-style-bullet text:level="2" text:bullet-char="">
        <style:list-level-properties text:space-before="0.30035in" text:min-label-width="0.3in"/>
        <style:text-properties fo:color="#d34817" fo:font-family="Wingdings 2" style:font-charset="x-symbol" fo:font-size="85%"/>
      </text:list-level-style-bullet>
      <text:list-level-style-bullet text:level="3" text:bullet-char="">
        <style:list-level-properties text:space-before="0.60069in" text:min-label-width="0.3in"/>
        <style:text-properties fo:color="#d34817" fo:font-family="Wingdings 2" style:font-charset="x-symbol" fo:font-size="85%"/>
      </text:list-level-style-bullet>
      <text:list-level-style-bullet text:level="4" text:bullet-char="">
        <style:list-level-properties text:space-before="0.90104in" text:min-label-width="0.3in"/>
        <style:text-properties fo:color="#d34817" fo:font-family="Wingdings 2" style:font-charset="x-symbol" fo:font-size="85%"/>
      </text:list-level-style-bullet>
      <text:list-level-style-bullet text:level="5" text:bullet-char="">
        <style:list-level-properties text:space-before="1.20139in" text:min-label-width="0.3in"/>
        <style:text-properties fo:color="#d34817" fo:font-family="Wingdings 2" style:font-charset="x-symbol" fo:font-size="85%"/>
      </text:list-level-style-bullet>
      <text:list-level-style-bullet text:level="6" text:bullet-char="">
        <style:list-level-properties text:space-before="1.50139in" text:min-label-width="0.3in"/>
        <style:text-properties fo:color="#d34817" fo:font-family="Wingdings 2" style:font-charset="x-symbol" fo:font-size="85%"/>
      </text:list-level-style-bullet>
      <text:list-level-style-bullet text:level="7" text:bullet-char="">
        <style:list-level-properties text:space-before="1.80139in" text:min-label-width="0.3in"/>
        <style:text-properties fo:color="#d34817" fo:font-family="Wingdings 2" style:font-charset="x-symbol" fo:font-size="85%"/>
      </text:list-level-style-bullet>
      <text:list-level-style-bullet text:level="8" text:bullet-char="">
        <style:list-level-properties text:space-before="2.10139in" text:min-label-width="0.3in"/>
        <style:text-properties fo:color="#d34817" fo:font-family="Wingdings 2" style:font-charset="x-symbol" fo:font-size="85%"/>
      </text:list-level-style-bullet>
      <text:list-level-style-bullet text:level="9" text:bullet-char="">
        <style:list-level-properties text:space-before="2.40139in" text:min-label-width="0.3in"/>
        <style:text-properties fo:color="#d34817" fo:font-family="Wingdings 2" style:font-charset="x-symbol" fo:font-size="85%"/>
      </text:list-level-style-bullet>
    </text:list-style>
    <text:list-style style:name="a1426">
      <text:list-level-style-number text:level="1" style:num-format="">
        <style:list-level-properties text:space-before="0in"/>
      </text:list-level-style-number>
      <text:list-level-style-number text:level="2" style:num-format="">
        <style:list-level-properties text:space-before="0.30035in"/>
      </text:list-level-style-number>
      <text:list-level-style-number text:level="3" style:num-format="">
        <style:list-level-properties text:space-before="0.60069in"/>
      </text:list-level-style-number>
      <text:list-level-style-number text:level="4" style:num-format="">
        <style:list-level-properties text:space-before="0.90104in"/>
      </text:list-level-style-number>
      <text:list-level-style-number text:level="5" style:num-format="">
        <style:list-level-properties text:space-before="1.20139in"/>
      </text:list-level-style-number>
      <text:list-level-style-number text:level="6" style:num-format="">
        <style:list-level-properties text:space-before="1.50139in"/>
      </text:list-level-style-number>
      <text:list-level-style-number text:level="7" style:num-format="">
        <style:list-level-properties text:space-before="1.80139in"/>
      </text:list-level-style-number>
      <text:list-level-style-number text:level="8" style:num-format="">
        <style:list-level-properties text:space-before="2.10139in"/>
      </text:list-level-style-number>
      <text:list-level-style-number text:level="9" style:num-format="">
        <style:list-level-properties text:space-before="2.40139in"/>
      </text:list-level-style-number>
    </text:list-style>
    <text:list-style style:name="a1290">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245">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295">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540">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012">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015">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865">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779">
      <text:list-level-style-number text:level="1" style:num-format="">
        <style:list-level-properties text:space-before="0in"/>
      </text:list-level-style-number>
      <text:list-level-style-number text:level="2" style:num-format="">
        <style:list-level-properties text:space-before="0.30035in"/>
      </text:list-level-style-number>
      <text:list-level-style-number text:level="3" style:num-format="">
        <style:list-level-properties text:space-before="0.60069in"/>
      </text:list-level-style-number>
      <text:list-level-style-number text:level="4" style:num-format="">
        <style:list-level-properties text:space-before="0.90104in"/>
      </text:list-level-style-number>
      <text:list-level-style-number text:level="5" style:num-format="">
        <style:list-level-properties text:space-before="1.20139in"/>
      </text:list-level-style-number>
      <text:list-level-style-number text:level="6" style:num-format="">
        <style:list-level-properties text:space-before="1.50139in"/>
      </text:list-level-style-number>
      <text:list-level-style-number text:level="7" style:num-format="">
        <style:list-level-properties text:space-before="1.80139in"/>
      </text:list-level-style-number>
      <text:list-level-style-number text:level="8" style:num-format="">
        <style:list-level-properties text:space-before="2.10139in"/>
      </text:list-level-style-number>
      <text:list-level-style-number text:level="9" style:num-format="">
        <style:list-level-properties text:space-before="2.40139in"/>
      </text:list-level-style-number>
    </text:list-style>
    <text:list-style style:name="a1065">
      <text:list-level-style-number text:level="1" style:num-format="">
        <style:list-level-properties text:space-before="0in"/>
      </text:list-level-style-number>
      <text:list-level-style-number text:level="2" style:num-format="">
        <style:list-level-properties text:space-before="0.30035in"/>
      </text:list-level-style-number>
      <text:list-level-style-number text:level="3" style:num-format="">
        <style:list-level-properties text:space-before="0.60069in"/>
      </text:list-level-style-number>
      <text:list-level-style-number text:level="4" style:num-format="">
        <style:list-level-properties text:space-before="0.90104in"/>
      </text:list-level-style-number>
      <text:list-level-style-number text:level="5" style:num-format="">
        <style:list-level-properties text:space-before="1.20139in"/>
      </text:list-level-style-number>
      <text:list-level-style-number text:level="6" style:num-format="">
        <style:list-level-properties text:space-before="1.50139in"/>
      </text:list-level-style-number>
      <text:list-level-style-number text:level="7" style:num-format="">
        <style:list-level-properties text:space-before="1.80139in"/>
      </text:list-level-style-number>
      <text:list-level-style-number text:level="8" style:num-format="">
        <style:list-level-properties text:space-before="2.10139in"/>
      </text:list-level-style-number>
      <text:list-level-style-number text:level="9" style:num-format="">
        <style:list-level-properties text:space-before="2.40139in"/>
      </text:list-level-style-number>
    </text:list-style>
    <text:list-style style:name="a1310">
      <text:list-level-style-number text:level="1" style:num-format="">
        <style:list-level-properties text:space-before="0in"/>
      </text:list-level-style-number>
      <text:list-level-style-number text:level="2" style:num-format="">
        <style:list-level-properties text:space-before="0.30035in"/>
      </text:list-level-style-number>
      <text:list-level-style-number text:level="3" style:num-format="">
        <style:list-level-properties text:space-before="0.60069in"/>
      </text:list-level-style-number>
      <text:list-level-style-number text:level="4" style:num-format="">
        <style:list-level-properties text:space-before="0.90104in"/>
      </text:list-level-style-number>
      <text:list-level-style-number text:level="5" style:num-format="">
        <style:list-level-properties text:space-before="1.20139in"/>
      </text:list-level-style-number>
      <text:list-level-style-number text:level="6" style:num-format="">
        <style:list-level-properties text:space-before="1.50139in"/>
      </text:list-level-style-number>
      <text:list-level-style-number text:level="7" style:num-format="">
        <style:list-level-properties text:space-before="1.80139in"/>
      </text:list-level-style-number>
      <text:list-level-style-number text:level="8" style:num-format="">
        <style:list-level-properties text:space-before="2.10139in"/>
      </text:list-level-style-number>
      <text:list-level-style-number text:level="9" style:num-format="">
        <style:list-level-properties text:space-before="2.40139in"/>
      </text:list-level-style-number>
    </text:list-style>
    <text:list-style style:name="a1546">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595">
      <text:list-level-style-number text:level="1" style:num-format="">
        <style:list-level-properties text:space-before="0in"/>
      </text:list-level-style-number>
      <text:list-level-style-number text:level="2" style:num-format="">
        <style:list-level-properties text:space-before="0.30035in"/>
      </text:list-level-style-number>
      <text:list-level-style-number text:level="3" style:num-format="">
        <style:list-level-properties text:space-before="0.60069in"/>
      </text:list-level-style-number>
      <text:list-level-style-number text:level="4" style:num-format="">
        <style:list-level-properties text:space-before="0.90104in"/>
      </text:list-level-style-number>
      <text:list-level-style-number text:level="5" style:num-format="">
        <style:list-level-properties text:space-before="1.20139in"/>
      </text:list-level-style-number>
      <text:list-level-style-number text:level="6" style:num-format="">
        <style:list-level-properties text:space-before="1.50139in"/>
      </text:list-level-style-number>
      <text:list-level-style-number text:level="7" style:num-format="">
        <style:list-level-properties text:space-before="1.80139in"/>
      </text:list-level-style-number>
      <text:list-level-style-number text:level="8" style:num-format="">
        <style:list-level-properties text:space-before="2.10139in"/>
      </text:list-level-style-number>
      <text:list-level-style-number text:level="9" style:num-format="">
        <style:list-level-properties text:space-before="2.40139in"/>
      </text:list-level-style-number>
    </text:list-style>
    <text:list-style style:name="a1068">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934">
      <text:list-level-style-number text:level="1" style:num-format="">
        <style:list-level-properties text:space-before="0in" text:min-label-width="0.29861in"/>
      </text:list-level-style-number>
      <text:list-level-style-number text:level="2" style:num-format="">
        <style:list-level-properties text:space-before="0.30035in" text:min-label-width="0.29861in"/>
      </text:list-level-style-number>
      <text:list-level-style-number text:level="3" style:num-format="">
        <style:list-level-properties text:space-before="0.60069in" text:min-label-width="0.29861in"/>
      </text:list-level-style-number>
      <text:list-level-style-number text:level="4" style:num-format="">
        <style:list-level-properties text:space-before="0.90104in" text:min-label-width="0.29861in"/>
      </text:list-level-style-number>
      <text:list-level-style-number text:level="5" style:num-format="">
        <style:list-level-properties text:space-before="1.20139in" text:min-label-width="0.29861in"/>
      </text:list-level-style-number>
      <text:list-level-style-number text:level="6" style:num-format="">
        <style:list-level-properties text:space-before="1.50139in" text:min-label-width="0.29861in"/>
      </text:list-level-style-number>
      <text:list-level-style-number text:level="7" style:num-format="">
        <style:list-level-properties text:space-before="1.80139in" text:min-label-width="0.29861in"/>
      </text:list-level-style-number>
      <text:list-level-style-number text:level="8" style:num-format="">
        <style:list-level-properties text:space-before="2.10139in" text:min-label-width="0.29861in"/>
      </text:list-level-style-number>
      <text:list-level-style-number text:level="9" style:num-format="">
        <style:list-level-properties text:space-before="2.40139in" text:min-label-width="0.29861in"/>
      </text:list-level-style-number>
    </text:list-style>
    <text:list-style style:name="a1661">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369">
      <text:list-level-style-number text:level="1" style:num-format="">
        <style:list-level-properties text:space-before="0in"/>
      </text:list-level-style-number>
      <text:list-level-style-number text:level="2" style:num-format="">
        <style:list-level-properties text:space-before="0.30035in"/>
      </text:list-level-style-number>
      <text:list-level-style-number text:level="3" style:num-format="">
        <style:list-level-properties text:space-before="0.60069in"/>
      </text:list-level-style-number>
      <text:list-level-style-number text:level="4" style:num-format="">
        <style:list-level-properties text:space-before="0.90104in"/>
      </text:list-level-style-number>
      <text:list-level-style-number text:level="5" style:num-format="">
        <style:list-level-properties text:space-before="1.20139in"/>
      </text:list-level-style-number>
      <text:list-level-style-number text:level="6" style:num-format="">
        <style:list-level-properties text:space-before="1.50139in"/>
      </text:list-level-style-number>
      <text:list-level-style-number text:level="7" style:num-format="">
        <style:list-level-properties text:space-before="1.80139in"/>
      </text:list-level-style-number>
      <text:list-level-style-number text:level="8" style:num-format="">
        <style:list-level-properties text:space-before="2.10139in"/>
      </text:list-level-style-number>
      <text:list-level-style-number text:level="9" style:num-format="">
        <style:list-level-properties text:space-before="2.40139in"/>
      </text:list-level-style-number>
    </text:list-style>
    <text:list-style style:name="a983">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937">
      <text:list-level-style-number text:level="1" style:num-format="">
        <style:list-level-properties text:space-before="0in" text:min-label-width="0.29861in"/>
      </text:list-level-style-number>
      <text:list-level-style-number text:level="2" style:num-format="">
        <style:list-level-properties text:space-before="0.30035in" text:min-label-width="0.29861in"/>
      </text:list-level-style-number>
      <text:list-level-style-number text:level="3" style:num-format="">
        <style:list-level-properties text:space-before="0.60069in" text:min-label-width="0.29861in"/>
      </text:list-level-style-number>
      <text:list-level-style-number text:level="4" style:num-format="">
        <style:list-level-properties text:space-before="0.90104in" text:min-label-width="0.29861in"/>
      </text:list-level-style-number>
      <text:list-level-style-number text:level="5" style:num-format="">
        <style:list-level-properties text:space-before="1.20139in" text:min-label-width="0.29861in"/>
      </text:list-level-style-number>
      <text:list-level-style-number text:level="6" style:num-format="">
        <style:list-level-properties text:space-before="1.50139in" text:min-label-width="0.29861in"/>
      </text:list-level-style-number>
      <text:list-level-style-number text:level="7" style:num-format="">
        <style:list-level-properties text:space-before="1.80139in" text:min-label-width="0.29861in"/>
      </text:list-level-style-number>
      <text:list-level-style-number text:level="8" style:num-format="">
        <style:list-level-properties text:space-before="2.10139in" text:min-label-width="0.29861in"/>
      </text:list-level-style-number>
      <text:list-level-style-number text:level="9" style:num-format="">
        <style:list-level-properties text:space-before="2.40139in" text:min-label-width="0.29861in"/>
      </text:list-level-style-number>
    </text:list-style>
    <text:list-style style:name="a1136">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986">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186">
      <text:list-level-style-number text:level="1" style:num-format="">
        <style:list-level-properties text:space-before="0in" text:min-label-width="0.3in"/>
      </text:list-level-style-number>
      <text:list-level-style-number text:level="2" style:num-format="">
        <style:list-level-properties text:space-before="0.00035in" text:min-label-width="0.3in"/>
      </text:list-level-style-number>
      <text:list-level-style-number text:level="3" style:num-format="">
        <style:list-level-properties text:space-before="0.30069in" text:min-label-width="0.3in"/>
      </text:list-level-style-number>
      <text:list-level-style-number text:level="4" style:num-format="">
        <style:list-level-properties text:space-before="0.60104in" text:min-label-width="0.3in"/>
      </text:list-level-style-number>
      <text:list-level-style-number text:level="5" style:num-format="">
        <style:list-level-properties text:space-before="0.90139in" text:min-label-width="0.3in"/>
      </text:list-level-style-number>
      <text:list-level-style-number text:level="6" style:num-format="">
        <style:list-level-properties text:space-before="1.20139in" text:min-label-width="0.3in"/>
      </text:list-level-style-number>
      <text:list-level-style-number text:level="7" style:num-format="">
        <style:list-level-properties text:space-before="1.50139in" text:min-label-width="0.3in"/>
      </text:list-level-style-number>
      <text:list-level-style-number text:level="8" style:num-format="">
        <style:list-level-properties text:space-before="1.80139in" text:min-label-width="0.3in"/>
      </text:list-level-style-number>
      <text:list-level-style-number text:level="9" style:num-format="">
        <style:list-level-properties text:space-before="2.10139in" text:min-label-width="0.3in"/>
      </text:list-level-style-number>
    </text:list-style>
    <text:list-style style:name="a1431">
      <text:list-level-style-bullet text:level="1" text:bullet-char="">
        <style:list-level-properties text:space-before="0in" text:min-label-width="0.5in"/>
        <style:text-properties fo:color="#d34817" fo:font-family="Wingdings 2" style:font-family-generic="roman" style:font-pitch="variable" style:font-charset="x-symbol" fo:font-size="85%"/>
      </text:list-level-style-bullet>
      <text:list-level-style-bullet text:level="2" text:bullet-char="">
        <style:list-level-properties text:space-before="0.00035in" text:min-label-width="0.5in"/>
        <style:text-properties fo:color="#d34817" fo:font-family="Wingdings 2" style:font-family-generic="roman" style:font-pitch="variable" style:font-charset="x-symbol" fo:font-size="85%"/>
      </text:list-level-style-bullet>
      <text:list-level-style-bullet text:level="3" text:bullet-char="">
        <style:list-level-properties text:space-before="0.30069in" text:min-label-width="0.5in"/>
        <style:text-properties fo:color="#d34817" fo:font-family="Wingdings 2" style:font-family-generic="roman" style:font-pitch="variable" style:font-charset="x-symbol" fo:font-size="85%"/>
      </text:list-level-style-bullet>
      <text:list-level-style-bullet text:level="4" text:bullet-char="">
        <style:list-level-properties text:space-before="0.60104in" text:min-label-width="0.5in"/>
        <style:text-properties fo:color="#d34817" fo:font-family="Wingdings 2" style:font-family-generic="roman" style:font-pitch="variable" style:font-charset="x-symbol" fo:font-size="85%"/>
      </text:list-level-style-bullet>
      <text:list-level-style-bullet text:level="5" text:bullet-char="">
        <style:list-level-properties text:space-before="0.90139in" text:min-label-width="0.5in"/>
        <style:text-properties fo:color="#d34817" fo:font-family="Wingdings 2" style:font-family-generic="roman" style:font-pitch="variable" style:font-charset="x-symbol" fo:font-size="85%"/>
      </text:list-level-style-bullet>
      <text:list-level-style-bullet text:level="6" text:bullet-char="">
        <style:list-level-properties text:space-before="1.20139in" text:min-label-width="0.5in"/>
        <style:text-properties fo:color="#d34817" fo:font-family="Wingdings 2" style:font-family-generic="roman" style:font-pitch="variable" style:font-charset="x-symbol" fo:font-size="85%"/>
      </text:list-level-style-bullet>
      <text:list-level-style-bullet text:level="7" text:bullet-char="">
        <style:list-level-properties text:space-before="1.50139in" text:min-label-width="0.5in"/>
        <style:text-properties fo:color="#d34817" fo:font-family="Wingdings 2" style:font-family-generic="roman" style:font-pitch="variable" style:font-charset="x-symbol" fo:font-size="85%"/>
      </text:list-level-style-bullet>
      <text:list-level-style-bullet text:level="8" text:bullet-char="">
        <style:list-level-properties text:space-before="1.80139in" text:min-label-width="0.5in"/>
        <style:text-properties fo:color="#d34817" fo:font-family="Wingdings 2" style:font-family-generic="roman" style:font-pitch="variable" style:font-charset="x-symbol" fo:font-size="85%"/>
      </text:list-level-style-bullet>
      <text:list-level-style-bullet text:level="9" text:bullet-char="">
        <style:list-level-properties text:space-before="2.10139in" text:min-label-width="0.5in"/>
        <style:text-properties fo:color="#d34817" fo:font-family="Wingdings 2" style:font-family-generic="roman" style:font-pitch="variable" style:font-charset="x-symbol" fo:font-size="85%"/>
      </text:list-level-style-bullet>
    </text:list-style>
    <text:list-style style:name="a989">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435">
      <text:list-level-style-bullet text:level="1" text:bullet-char="">
        <style:list-level-properties text:space-before="0in" text:min-label-width="0.5in"/>
        <style:text-properties fo:color="#d34817" fo:font-family="Wingdings 2" style:font-family-generic="roman" style:font-pitch="variable" style:font-charset="x-symbol" fo:font-size="85%"/>
      </text:list-level-style-bullet>
      <text:list-level-style-bullet text:level="2" text:bullet-char="">
        <style:list-level-properties text:space-before="0.00035in" text:min-label-width="0.5in"/>
        <style:text-properties fo:color="#d34817" fo:font-family="Wingdings 2" style:font-family-generic="roman" style:font-pitch="variable" style:font-charset="x-symbol" fo:font-size="85%"/>
      </text:list-level-style-bullet>
      <text:list-level-style-bullet text:level="3" text:bullet-char="">
        <style:list-level-properties text:space-before="0.30069in" text:min-label-width="0.5in"/>
        <style:text-properties fo:color="#d34817" fo:font-family="Wingdings 2" style:font-family-generic="roman" style:font-pitch="variable" style:font-charset="x-symbol" fo:font-size="85%"/>
      </text:list-level-style-bullet>
      <text:list-level-style-bullet text:level="4" text:bullet-char="">
        <style:list-level-properties text:space-before="0.60104in" text:min-label-width="0.5in"/>
        <style:text-properties fo:color="#d34817" fo:font-family="Wingdings 2" style:font-family-generic="roman" style:font-pitch="variable" style:font-charset="x-symbol" fo:font-size="85%"/>
      </text:list-level-style-bullet>
      <text:list-level-style-bullet text:level="5" text:bullet-char="">
        <style:list-level-properties text:space-before="0.90139in" text:min-label-width="0.5in"/>
        <style:text-properties fo:color="#d34817" fo:font-family="Wingdings 2" style:font-family-generic="roman" style:font-pitch="variable" style:font-charset="x-symbol" fo:font-size="85%"/>
      </text:list-level-style-bullet>
      <text:list-level-style-bullet text:level="6" text:bullet-char="">
        <style:list-level-properties text:space-before="1.20139in" text:min-label-width="0.5in"/>
        <style:text-properties fo:color="#d34817" fo:font-family="Wingdings 2" style:font-family-generic="roman" style:font-pitch="variable" style:font-charset="x-symbol" fo:font-size="85%"/>
      </text:list-level-style-bullet>
      <text:list-level-style-bullet text:level="7" text:bullet-char="">
        <style:list-level-properties text:space-before="1.50139in" text:min-label-width="0.5in"/>
        <style:text-properties fo:color="#d34817" fo:font-family="Wingdings 2" style:font-family-generic="roman" style:font-pitch="variable" style:font-charset="x-symbol" fo:font-size="85%"/>
      </text:list-level-style-bullet>
      <text:list-level-style-bullet text:level="8" text:bullet-char="">
        <style:list-level-properties text:space-before="1.80139in" text:min-label-width="0.5in"/>
        <style:text-properties fo:color="#d34817" fo:font-family="Wingdings 2" style:font-family-generic="roman" style:font-pitch="variable" style:font-charset="x-symbol" fo:font-size="85%"/>
      </text:list-level-style-bullet>
      <text:list-level-style-bullet text:level="9" text:bullet-char="">
        <style:list-level-properties text:space-before="2.10139in" text:min-label-width="0.5in"/>
        <style:text-properties fo:color="#d34817" fo:font-family="Wingdings 2" style:font-family-generic="roman" style:font-pitch="variable" style:font-charset="x-symbol" fo:font-size="85%"/>
      </text:list-level-style-bullet>
    </text:list-style>
    <text:list-style style:name="a1251">
      <text:list-level-style-number text:level="1" style:num-format="">
        <style:list-level-properties text:space-before="0in"/>
      </text:list-level-style-number>
      <text:list-level-style-number text:level="2" style:num-format="">
        <style:list-level-properties text:space-before="0.30035in"/>
      </text:list-level-style-number>
      <text:list-level-style-number text:level="3" style:num-format="">
        <style:list-level-properties text:space-before="0.60069in"/>
      </text:list-level-style-number>
      <text:list-level-style-number text:level="4" style:num-format="">
        <style:list-level-properties text:space-before="0.90104in"/>
      </text:list-level-style-number>
      <text:list-level-style-number text:level="5" style:num-format="">
        <style:list-level-properties text:space-before="1.20139in"/>
      </text:list-level-style-number>
      <text:list-level-style-number text:level="6" style:num-format="">
        <style:list-level-properties text:space-before="1.50139in"/>
      </text:list-level-style-number>
      <text:list-level-style-number text:level="7" style:num-format="">
        <style:list-level-properties text:space-before="1.80139in"/>
      </text:list-level-style-number>
      <text:list-level-style-number text:level="8" style:num-format="">
        <style:list-level-properties text:space-before="2.10139in"/>
      </text:list-level-style-number>
      <text:list-level-style-number text:level="9" style:num-format="">
        <style:list-level-properties text:space-before="2.40139in"/>
      </text:list-level-style-number>
    </text:list-style>
    <text:list-style style:name="a1438">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487">
      <text:list-level-style-number text:level="1" style:num-format="">
        <style:list-level-properties text:space-before="0in"/>
      </text:list-level-style-number>
      <text:list-level-style-number text:level="2" style:num-format="">
        <style:list-level-properties text:space-before="0.30035in"/>
      </text:list-level-style-number>
      <text:list-level-style-number text:level="3" style:num-format="">
        <style:list-level-properties text:space-before="0.60069in"/>
      </text:list-level-style-number>
      <text:list-level-style-number text:level="4" style:num-format="">
        <style:list-level-properties text:space-before="0.90104in"/>
      </text:list-level-style-number>
      <text:list-level-style-number text:level="5" style:num-format="">
        <style:list-level-properties text:space-before="1.20139in"/>
      </text:list-level-style-number>
      <text:list-level-style-number text:level="6" style:num-format="">
        <style:list-level-properties text:space-before="1.50139in"/>
      </text:list-level-style-number>
      <text:list-level-style-number text:level="7" style:num-format="">
        <style:list-level-properties text:space-before="1.80139in"/>
      </text:list-level-style-number>
      <text:list-level-style-number text:level="8" style:num-format="">
        <style:list-level-properties text:space-before="2.10139in"/>
      </text:list-level-style-number>
      <text:list-level-style-number text:level="9" style:num-format="">
        <style:list-level-properties text:space-before="2.40139in"/>
      </text:list-level-style-number>
    </text:list-style>
    <text:list-style style:name="a870">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502">
      <text:list-level-style-number text:level="1" style:num-format="">
        <style:list-level-properties text:space-before="0in" text:min-label-width="0.29861in"/>
      </text:list-level-style-number>
      <text:list-level-style-number text:level="2" style:num-format="">
        <style:list-level-properties text:space-before="0.30035in" text:min-label-width="0.29861in"/>
      </text:list-level-style-number>
      <text:list-level-style-number text:level="3" style:num-format="">
        <style:list-level-properties text:space-before="0.60069in" text:min-label-width="0.29861in"/>
      </text:list-level-style-number>
      <text:list-level-style-number text:level="4" style:num-format="">
        <style:list-level-properties text:space-before="0.90104in" text:min-label-width="0.29861in"/>
      </text:list-level-style-number>
      <text:list-level-style-number text:level="5" style:num-format="">
        <style:list-level-properties text:space-before="1.20139in" text:min-label-width="0.29861in"/>
      </text:list-level-style-number>
      <text:list-level-style-number text:level="6" style:num-format="">
        <style:list-level-properties text:space-before="1.50139in" text:min-label-width="0.29861in"/>
      </text:list-level-style-number>
      <text:list-level-style-number text:level="7" style:num-format="">
        <style:list-level-properties text:space-before="1.80139in" text:min-label-width="0.29861in"/>
      </text:list-level-style-number>
      <text:list-level-style-number text:level="8" style:num-format="">
        <style:list-level-properties text:space-before="2.10139in" text:min-label-width="0.29861in"/>
      </text:list-level-style-number>
      <text:list-level-style-number text:level="9" style:num-format="">
        <style:list-level-properties text:space-before="2.40139in" text:min-label-width="0.29861in"/>
      </text:list-level-style-number>
    </text:list-style>
    <text:list-style style:name="a1550">
      <text:list-level-style-number text:level="1" style:num-format="">
        <style:list-level-properties text:space-before="0in"/>
      </text:list-level-style-number>
      <text:list-level-style-number text:level="2" style:num-format="">
        <style:list-level-properties text:space-before="0.30035in"/>
      </text:list-level-style-number>
      <text:list-level-style-number text:level="3" style:num-format="">
        <style:list-level-properties text:space-before="0.60069in"/>
      </text:list-level-style-number>
      <text:list-level-style-number text:level="4" style:num-format="">
        <style:list-level-properties text:space-before="0.90104in"/>
      </text:list-level-style-number>
      <text:list-level-style-number text:level="5" style:num-format="">
        <style:list-level-properties text:space-before="1.20139in"/>
      </text:list-level-style-number>
      <text:list-level-style-number text:level="6" style:num-format="">
        <style:list-level-properties text:space-before="1.50139in"/>
      </text:list-level-style-number>
      <text:list-level-style-number text:level="7" style:num-format="">
        <style:list-level-properties text:space-before="1.80139in"/>
      </text:list-level-style-number>
      <text:list-level-style-number text:level="8" style:num-format="">
        <style:list-level-properties text:space-before="2.10139in"/>
      </text:list-level-style-number>
      <text:list-level-style-number text:level="9" style:num-format="">
        <style:list-level-properties text:space-before="2.40139in"/>
      </text:list-level-style-number>
    </text:list-style>
    <text:list-style style:name="a873">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075">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800">
      <text:list-level-style-number text:level="1" style:num-format="">
        <style:list-level-properties text:space-before="0in" text:min-label-width="0.29861in"/>
      </text:list-level-style-number>
      <text:list-level-style-number text:level="2" style:num-format="">
        <style:list-level-properties text:space-before="0.30035in" text:min-label-width="0.29861in"/>
      </text:list-level-style-number>
      <text:list-level-style-number text:level="3" style:num-format="">
        <style:list-level-properties text:space-before="0.60069in" text:min-label-width="0.29861in"/>
      </text:list-level-style-number>
      <text:list-level-style-number text:level="4" style:num-format="">
        <style:list-level-properties text:space-before="0.90104in" text:min-label-width="0.29861in"/>
      </text:list-level-style-number>
      <text:list-level-style-number text:level="5" style:num-format="">
        <style:list-level-properties text:space-before="1.20139in" text:min-label-width="0.29861in"/>
      </text:list-level-style-number>
      <text:list-level-style-number text:level="6" style:num-format="">
        <style:list-level-properties text:space-before="1.50139in" text:min-label-width="0.29861in"/>
      </text:list-level-style-number>
      <text:list-level-style-number text:level="7" style:num-format="">
        <style:list-level-properties text:space-before="1.80139in" text:min-label-width="0.29861in"/>
      </text:list-level-style-number>
      <text:list-level-style-number text:level="8" style:num-format="">
        <style:list-level-properties text:space-before="2.10139in" text:min-label-width="0.29861in"/>
      </text:list-level-style-number>
      <text:list-level-style-number text:level="9" style:num-format="">
        <style:list-level-properties text:space-before="2.40139in" text:min-label-width="0.29861in"/>
      </text:list-level-style-number>
    </text:list-style>
    <text:list-style style:name="a876">
      <text:list-level-style-number text:level="1" style:num-format="">
        <style:list-level-properties text:space-before="0in"/>
      </text:list-level-style-number>
      <text:list-level-style-number text:level="2" style:num-format="">
        <style:list-level-properties text:space-before="0.30035in"/>
      </text:list-level-style-number>
      <text:list-level-style-number text:level="3" style:num-format="">
        <style:list-level-properties text:space-before="0.60069in"/>
      </text:list-level-style-number>
      <text:list-level-style-number text:level="4" style:num-format="">
        <style:list-level-properties text:space-before="0.90104in"/>
      </text:list-level-style-number>
      <text:list-level-style-number text:level="5" style:num-format="">
        <style:list-level-properties text:space-before="1.20139in"/>
      </text:list-level-style-number>
      <text:list-level-style-number text:level="6" style:num-format="">
        <style:list-level-properties text:space-before="1.50139in"/>
      </text:list-level-style-number>
      <text:list-level-style-number text:level="7" style:num-format="">
        <style:list-level-properties text:space-before="1.80139in"/>
      </text:list-level-style-number>
      <text:list-level-style-number text:level="8" style:num-format="">
        <style:list-level-properties text:space-before="2.10139in"/>
      </text:list-level-style-number>
      <text:list-level-style-number text:level="9" style:num-format="">
        <style:list-level-properties text:space-before="2.40139in"/>
      </text:list-level-style-number>
    </text:list-style>
    <text:list-style style:name="a1557">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078">
      <text:list-level-style-number text:level="1" style:num-format="">
        <style:list-level-properties text:space-before="0in"/>
      </text:list-level-style-number>
      <text:list-level-style-number text:level="2" style:num-format="">
        <style:list-level-properties text:space-before="0.30035in"/>
      </text:list-level-style-number>
      <text:list-level-style-number text:level="3" style:num-format="">
        <style:list-level-properties text:space-before="0.60069in"/>
      </text:list-level-style-number>
      <text:list-level-style-number text:level="4" style:num-format="">
        <style:list-level-properties text:space-before="0.90104in"/>
      </text:list-level-style-number>
      <text:list-level-style-number text:level="5" style:num-format="">
        <style:list-level-properties text:space-before="1.20139in"/>
      </text:list-level-style-number>
      <text:list-level-style-number text:level="6" style:num-format="">
        <style:list-level-properties text:space-before="1.50139in"/>
      </text:list-level-style-number>
      <text:list-level-style-number text:level="7" style:num-format="">
        <style:list-level-properties text:space-before="1.80139in"/>
      </text:list-level-style-number>
      <text:list-level-style-number text:level="8" style:num-format="">
        <style:list-level-properties text:space-before="2.10139in"/>
      </text:list-level-style-number>
      <text:list-level-style-number text:level="9" style:num-format="">
        <style:list-level-properties text:space-before="2.40139in"/>
      </text:list-level-style-number>
    </text:list-style>
    <text:list-style style:name="a1803">
      <text:list-level-style-number text:level="1" style:num-format="">
        <style:list-level-properties text:space-before="0in" text:min-label-width="0.29861in"/>
      </text:list-level-style-number>
      <text:list-level-style-number text:level="2" style:num-format="">
        <style:list-level-properties text:space-before="0.30035in" text:min-label-width="0.29861in"/>
      </text:list-level-style-number>
      <text:list-level-style-number text:level="3" style:num-format="">
        <style:list-level-properties text:space-before="0.60069in" text:min-label-width="0.29861in"/>
      </text:list-level-style-number>
      <text:list-level-style-number text:level="4" style:num-format="">
        <style:list-level-properties text:space-before="0.90104in" text:min-label-width="0.29861in"/>
      </text:list-level-style-number>
      <text:list-level-style-number text:level="5" style:num-format="">
        <style:list-level-properties text:space-before="1.20139in" text:min-label-width="0.29861in"/>
      </text:list-level-style-number>
      <text:list-level-style-number text:level="6" style:num-format="">
        <style:list-level-properties text:space-before="1.50139in" text:min-label-width="0.29861in"/>
      </text:list-level-style-number>
      <text:list-level-style-number text:level="7" style:num-format="">
        <style:list-level-properties text:space-before="1.80139in" text:min-label-width="0.29861in"/>
      </text:list-level-style-number>
      <text:list-level-style-number text:level="8" style:num-format="">
        <style:list-level-properties text:space-before="2.10139in" text:min-label-width="0.29861in"/>
      </text:list-level-style-number>
      <text:list-level-style-number text:level="9" style:num-format="">
        <style:list-level-properties text:space-before="2.40139in" text:min-label-width="0.29861in"/>
      </text:list-level-style-number>
    </text:list-style>
    <text:list-style style:name="a879">
      <text:list-level-style-number text:level="1" style:num-format="">
        <style:list-level-properties text:space-before="0in"/>
      </text:list-level-style-number>
      <text:list-level-style-number text:level="2" style:num-format="">
        <style:list-level-properties text:space-before="0.30035in"/>
      </text:list-level-style-number>
      <text:list-level-style-number text:level="3" style:num-format="">
        <style:list-level-properties text:space-before="0.60069in"/>
      </text:list-level-style-number>
      <text:list-level-style-number text:level="4" style:num-format="">
        <style:list-level-properties text:space-before="0.90104in"/>
      </text:list-level-style-number>
      <text:list-level-style-number text:level="5" style:num-format="">
        <style:list-level-properties text:space-before="1.20139in"/>
      </text:list-level-style-number>
      <text:list-level-style-number text:level="6" style:num-format="">
        <style:list-level-properties text:space-before="1.50139in"/>
      </text:list-level-style-number>
      <text:list-level-style-number text:level="7" style:num-format="">
        <style:list-level-properties text:space-before="1.80139in"/>
      </text:list-level-style-number>
      <text:list-level-style-number text:level="8" style:num-format="">
        <style:list-level-properties text:space-before="2.10139in"/>
      </text:list-level-style-number>
      <text:list-level-style-number text:level="9" style:num-format="">
        <style:list-level-properties text:space-before="2.40139in"/>
      </text:list-level-style-number>
    </text:list-style>
    <text:list-style style:name="a1373">
      <text:list-level-style-number text:level="1" style:num-format="">
        <style:list-level-properties text:space-before="0in"/>
      </text:list-level-style-number>
      <text:list-level-style-number text:level="2" style:num-format="">
        <style:list-level-properties text:space-before="0.30035in"/>
      </text:list-level-style-number>
      <text:list-level-style-number text:level="3" style:num-format="">
        <style:list-level-properties text:space-before="0.60069in"/>
      </text:list-level-style-number>
      <text:list-level-style-number text:level="4" style:num-format="">
        <style:list-level-properties text:space-before="0.90104in"/>
      </text:list-level-style-number>
      <text:list-level-style-number text:level="5" style:num-format="">
        <style:list-level-properties text:space-before="1.20139in"/>
      </text:list-level-style-number>
      <text:list-level-style-number text:level="6" style:num-format="">
        <style:list-level-properties text:space-before="1.50139in"/>
      </text:list-level-style-number>
      <text:list-level-style-number text:level="7" style:num-format="">
        <style:list-level-properties text:space-before="1.80139in"/>
      </text:list-level-style-number>
      <text:list-level-style-number text:level="8" style:num-format="">
        <style:list-level-properties text:space-before="2.10139in"/>
      </text:list-level-style-number>
      <text:list-level-style-number text:level="9" style:num-format="">
        <style:list-level-properties text:space-before="2.40139in"/>
      </text:list-level-style-number>
    </text:list-style>
    <text:list-style style:name="a1325">
      <text:list-level-style-number text:level="1" style:num-format="">
        <style:list-level-properties text:space-before="0in"/>
      </text:list-level-style-number>
      <text:list-level-style-number text:level="2" style:num-format="">
        <style:list-level-properties text:space-before="0.30035in"/>
      </text:list-level-style-number>
      <text:list-level-style-number text:level="3" style:num-format="">
        <style:list-level-properties text:space-before="0.60069in"/>
      </text:list-level-style-number>
      <text:list-level-style-number text:level="4" style:num-format="">
        <style:list-level-properties text:space-before="0.90104in"/>
      </text:list-level-style-number>
      <text:list-level-style-number text:level="5" style:num-format="">
        <style:list-level-properties text:space-before="1.20139in"/>
      </text:list-level-style-number>
      <text:list-level-style-number text:level="6" style:num-format="">
        <style:list-level-properties text:space-before="1.50139in"/>
      </text:list-level-style-number>
      <text:list-level-style-number text:level="7" style:num-format="">
        <style:list-level-properties text:space-before="1.80139in"/>
      </text:list-level-style-number>
      <text:list-level-style-number text:level="8" style:num-format="">
        <style:list-level-properties text:space-before="2.10139in"/>
      </text:list-level-style-number>
      <text:list-level-style-number text:level="9" style:num-format="">
        <style:list-level-properties text:space-before="2.40139in"/>
      </text:list-level-style-number>
    </text:list-style>
    <text:list-style style:name="a940">
      <text:list-level-style-number text:level="1" style:num-format="">
        <style:list-level-properties text:space-before="0in" text:min-label-width="0.29861in"/>
      </text:list-level-style-number>
      <text:list-level-style-number text:level="2" style:num-format="">
        <style:list-level-properties text:space-before="0.30035in" text:min-label-width="0.29861in"/>
      </text:list-level-style-number>
      <text:list-level-style-number text:level="3" style:num-format="">
        <style:list-level-properties text:space-before="0.60069in" text:min-label-width="0.29861in"/>
      </text:list-level-style-number>
      <text:list-level-style-number text:level="4" style:num-format="">
        <style:list-level-properties text:space-before="0.90104in" text:min-label-width="0.29861in"/>
      </text:list-level-style-number>
      <text:list-level-style-number text:level="5" style:num-format="">
        <style:list-level-properties text:space-before="1.20139in" text:min-label-width="0.29861in"/>
      </text:list-level-style-number>
      <text:list-level-style-number text:level="6" style:num-format="">
        <style:list-level-properties text:space-before="1.50139in" text:min-label-width="0.29861in"/>
      </text:list-level-style-number>
      <text:list-level-style-number text:level="7" style:num-format="">
        <style:list-level-properties text:space-before="1.80139in" text:min-label-width="0.29861in"/>
      </text:list-level-style-number>
      <text:list-level-style-number text:level="8" style:num-format="">
        <style:list-level-properties text:space-before="2.10139in" text:min-label-width="0.29861in"/>
      </text:list-level-style-number>
      <text:list-level-style-number text:level="9" style:num-format="">
        <style:list-level-properties text:space-before="2.40139in" text:min-label-width="0.29861in"/>
      </text:list-level-style-number>
    </text:list-style>
    <text:list-style style:name="a1806">
      <text:list-level-style-number text:level="1" style:num-format="">
        <style:list-level-properties text:space-before="0in" text:min-label-width="0.29861in"/>
      </text:list-level-style-number>
      <text:list-level-style-number text:level="2" style:num-format="">
        <style:list-level-properties text:space-before="0.30035in" text:min-label-width="0.29861in"/>
      </text:list-level-style-number>
      <text:list-level-style-number text:level="3" style:num-format="">
        <style:list-level-properties text:space-before="0.60069in" text:min-label-width="0.29861in"/>
      </text:list-level-style-number>
      <text:list-level-style-number text:level="4" style:num-format="">
        <style:list-level-properties text:space-before="0.90104in" text:min-label-width="0.29861in"/>
      </text:list-level-style-number>
      <text:list-level-style-number text:level="5" style:num-format="">
        <style:list-level-properties text:space-before="1.20139in" text:min-label-width="0.29861in"/>
      </text:list-level-style-number>
      <text:list-level-style-number text:level="6" style:num-format="">
        <style:list-level-properties text:space-before="1.50139in" text:min-label-width="0.29861in"/>
      </text:list-level-style-number>
      <text:list-level-style-number text:level="7" style:num-format="">
        <style:list-level-properties text:space-before="1.80139in" text:min-label-width="0.29861in"/>
      </text:list-level-style-number>
      <text:list-level-style-number text:level="8" style:num-format="">
        <style:list-level-properties text:space-before="2.10139in" text:min-label-width="0.29861in"/>
      </text:list-level-style-number>
      <text:list-level-style-number text:level="9" style:num-format="">
        <style:list-level-properties text:space-before="2.40139in" text:min-label-width="0.29861in"/>
      </text:list-level-style-number>
    </text:list-style>
    <text:list-style style:name="a1141">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621">
      <text:list-level-style-number text:level="1" style:num-format="">
        <style:list-level-properties text:space-before="0in"/>
      </text:list-level-style-number>
      <text:list-level-style-number text:level="2" style:num-format="">
        <style:list-level-properties text:space-before="0.30035in"/>
      </text:list-level-style-number>
      <text:list-level-style-number text:level="3" style:num-format="">
        <style:list-level-properties text:space-before="0.60069in"/>
      </text:list-level-style-number>
      <text:list-level-style-number text:level="4" style:num-format="">
        <style:list-level-properties text:space-before="0.90104in"/>
      </text:list-level-style-number>
      <text:list-level-style-number text:level="5" style:num-format="">
        <style:list-level-properties text:space-before="1.20139in"/>
      </text:list-level-style-number>
      <text:list-level-style-number text:level="6" style:num-format="">
        <style:list-level-properties text:space-before="1.50139in"/>
      </text:list-level-style-number>
      <text:list-level-style-number text:level="7" style:num-format="">
        <style:list-level-properties text:space-before="1.80139in"/>
      </text:list-level-style-number>
      <text:list-level-style-number text:level="8" style:num-format="">
        <style:list-level-properties text:space-before="2.10139in"/>
      </text:list-level-style-number>
      <text:list-level-style-number text:level="9" style:num-format="">
        <style:list-level-properties text:space-before="2.40139in"/>
      </text:list-level-style-number>
    </text:list-style>
    <text:list-style style:name="a1376">
      <text:list-level-style-number text:level="1" style:num-format="">
        <style:list-level-properties text:space-before="0in"/>
      </text:list-level-style-number>
      <text:list-level-style-number text:level="2" style:num-format="">
        <style:list-level-properties text:space-before="0.30035in"/>
      </text:list-level-style-number>
      <text:list-level-style-number text:level="3" style:num-format="">
        <style:list-level-properties text:space-before="0.60069in"/>
      </text:list-level-style-number>
      <text:list-level-style-number text:level="4" style:num-format="">
        <style:list-level-properties text:space-before="0.90104in"/>
      </text:list-level-style-number>
      <text:list-level-style-number text:level="5" style:num-format="">
        <style:list-level-properties text:space-before="1.20139in"/>
      </text:list-level-style-number>
      <text:list-level-style-number text:level="6" style:num-format="">
        <style:list-level-properties text:space-before="1.50139in"/>
      </text:list-level-style-number>
      <text:list-level-style-number text:level="7" style:num-format="">
        <style:list-level-properties text:space-before="1.80139in"/>
      </text:list-level-style-number>
      <text:list-level-style-number text:level="8" style:num-format="">
        <style:list-level-properties text:space-before="2.10139in"/>
      </text:list-level-style-number>
      <text:list-level-style-number text:level="9" style:num-format="">
        <style:list-level-properties text:space-before="2.40139in"/>
      </text:list-level-style-number>
    </text:list-style>
    <text:list-style style:name="a943">
      <text:list-level-style-number text:level="1" style:num-format="">
        <style:list-level-properties text:space-before="0in" text:min-label-width="0.29861in"/>
      </text:list-level-style-number>
      <text:list-level-style-number text:level="2" style:num-format="">
        <style:list-level-properties text:space-before="0.30035in" text:min-label-width="0.29861in"/>
      </text:list-level-style-number>
      <text:list-level-style-number text:level="3" style:num-format="">
        <style:list-level-properties text:space-before="0.60069in" text:min-label-width="0.29861in"/>
      </text:list-level-style-number>
      <text:list-level-style-number text:level="4" style:num-format="">
        <style:list-level-properties text:space-before="0.90104in" text:min-label-width="0.29861in"/>
      </text:list-level-style-number>
      <text:list-level-style-number text:level="5" style:num-format="">
        <style:list-level-properties text:space-before="1.20139in" text:min-label-width="0.29861in"/>
      </text:list-level-style-number>
      <text:list-level-style-number text:level="6" style:num-format="">
        <style:list-level-properties text:space-before="1.50139in" text:min-label-width="0.29861in"/>
      </text:list-level-style-number>
      <text:list-level-style-number text:level="7" style:num-format="">
        <style:list-level-properties text:space-before="1.80139in" text:min-label-width="0.29861in"/>
      </text:list-level-style-number>
      <text:list-level-style-number text:level="8" style:num-format="">
        <style:list-level-properties text:space-before="2.10139in" text:min-label-width="0.29861in"/>
      </text:list-level-style-number>
      <text:list-level-style-number text:level="9" style:num-format="">
        <style:list-level-properties text:space-before="2.40139in" text:min-label-width="0.29861in"/>
      </text:list-level-style-number>
    </text:list-style>
    <text:list-style style:name="a1190">
      <text:list-level-style-number text:level="1" style:num-format="i" style:num-prefix="(" style:num-suffix=")">
        <style:list-level-properties text:space-before="0in" text:min-label-width="0.625in"/>
        <style:text-properties fo:color="#d34817" fo:font-family="Arial" fo:font-size="85%"/>
      </text:list-level-style-number>
      <text:list-level-style-number text:level="2" style:num-format="i" style:num-prefix="(" style:num-suffix=")">
        <style:list-level-properties text:space-before="0in" text:min-label-width="0.625in"/>
        <style:text-properties fo:color="#d34817" fo:font-family="Arial" fo:font-size="85%"/>
      </text:list-level-style-number>
      <text:list-level-style-number text:level="3" style:num-format="i" style:num-prefix="(" style:num-suffix=")">
        <style:list-level-properties text:space-before="0.22569in" text:min-label-width="0.625in"/>
        <style:text-properties fo:color="#d34817" fo:font-family="Arial" fo:font-size="85%"/>
      </text:list-level-style-number>
      <text:list-level-style-number text:level="4" style:num-format="i" style:num-prefix="(" style:num-suffix=")">
        <style:list-level-properties text:space-before="0.52604in" text:min-label-width="0.625in"/>
        <style:text-properties fo:color="#d34817" fo:font-family="Arial" fo:font-size="85%"/>
      </text:list-level-style-number>
      <text:list-level-style-number text:level="5" style:num-format="i" style:num-prefix="(" style:num-suffix=")">
        <style:list-level-properties text:space-before="0.82639in" text:min-label-width="0.625in"/>
        <style:text-properties fo:color="#d34817" fo:font-family="Arial" fo:font-size="85%"/>
      </text:list-level-style-number>
      <text:list-level-style-number text:level="6" style:num-format="i" style:num-prefix="(" style:num-suffix=")">
        <style:list-level-properties text:space-before="1.12639in" text:min-label-width="0.625in"/>
        <style:text-properties fo:color="#d34817" fo:font-family="Arial" fo:font-size="85%"/>
      </text:list-level-style-number>
      <text:list-level-style-number text:level="7" style:num-format="i" style:num-prefix="(" style:num-suffix=")">
        <style:list-level-properties text:space-before="1.42639in" text:min-label-width="0.625in"/>
        <style:text-properties fo:color="#d34817" fo:font-family="Arial" fo:font-size="85%"/>
      </text:list-level-style-number>
      <text:list-level-style-number text:level="8" style:num-format="i" style:num-prefix="(" style:num-suffix=")">
        <style:list-level-properties text:space-before="1.72639in" text:min-label-width="0.625in"/>
        <style:text-properties fo:color="#d34817" fo:font-family="Arial" fo:font-size="85%"/>
      </text:list-level-style-number>
      <text:list-level-style-number text:level="9" style:num-format="i" style:num-prefix="(" style:num-suffix=")">
        <style:list-level-properties text:space-before="2.02639in" text:min-label-width="0.625in"/>
        <style:text-properties fo:color="#d34817" fo:font-family="Arial" fo:font-size="85%"/>
      </text:list-level-style-number>
    </text:list-style>
    <text:list-style style:name="a992">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379">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624">
      <text:list-level-style-number text:level="1" style:num-format="">
        <style:list-level-properties text:space-before="0in"/>
      </text:list-level-style-number>
      <text:list-level-style-number text:level="2" style:num-format="">
        <style:list-level-properties text:space-before="0.30035in"/>
      </text:list-level-style-number>
      <text:list-level-style-number text:level="3" style:num-format="">
        <style:list-level-properties text:space-before="0.60069in"/>
      </text:list-level-style-number>
      <text:list-level-style-number text:level="4" style:num-format="">
        <style:list-level-properties text:space-before="0.90104in"/>
      </text:list-level-style-number>
      <text:list-level-style-number text:level="5" style:num-format="">
        <style:list-level-properties text:space-before="1.20139in"/>
      </text:list-level-style-number>
      <text:list-level-style-number text:level="6" style:num-format="">
        <style:list-level-properties text:space-before="1.50139in"/>
      </text:list-level-style-number>
      <text:list-level-style-number text:level="7" style:num-format="">
        <style:list-level-properties text:space-before="1.80139in"/>
      </text:list-level-style-number>
      <text:list-level-style-number text:level="8" style:num-format="">
        <style:list-level-properties text:space-before="2.10139in"/>
      </text:list-level-style-number>
      <text:list-level-style-number text:level="9" style:num-format="">
        <style:list-level-properties text:space-before="2.40139in"/>
      </text:list-level-style-number>
    </text:list-style>
    <text:list-style style:name="a946">
      <text:list-level-style-number text:level="1" style:num-format="">
        <style:list-level-properties text:space-before="0in" text:min-label-width="0.29861in"/>
      </text:list-level-style-number>
      <text:list-level-style-number text:level="2" style:num-format="">
        <style:list-level-properties text:space-before="0.30035in" text:min-label-width="0.29861in"/>
      </text:list-level-style-number>
      <text:list-level-style-number text:level="3" style:num-format="">
        <style:list-level-properties text:space-before="0.60069in" text:min-label-width="0.29861in"/>
      </text:list-level-style-number>
      <text:list-level-style-number text:level="4" style:num-format="">
        <style:list-level-properties text:space-before="0.90104in" text:min-label-width="0.29861in"/>
      </text:list-level-style-number>
      <text:list-level-style-number text:level="5" style:num-format="">
        <style:list-level-properties text:space-before="1.20139in" text:min-label-width="0.29861in"/>
      </text:list-level-style-number>
      <text:list-level-style-number text:level="6" style:num-format="">
        <style:list-level-properties text:space-before="1.50139in" text:min-label-width="0.29861in"/>
      </text:list-level-style-number>
      <text:list-level-style-number text:level="7" style:num-format="">
        <style:list-level-properties text:space-before="1.80139in" text:min-label-width="0.29861in"/>
      </text:list-level-style-number>
      <text:list-level-style-number text:level="8" style:num-format="">
        <style:list-level-properties text:space-before="2.10139in" text:min-label-width="0.29861in"/>
      </text:list-level-style-number>
      <text:list-level-style-number text:level="9" style:num-format="">
        <style:list-level-properties text:space-before="2.40139in" text:min-label-width="0.29861in"/>
      </text:list-level-style-number>
    </text:list-style>
    <text:list-style style:name="a1193">
      <text:list-level-style-number text:level="1" style:num-format="">
        <style:list-level-properties text:space-before="0in" text:min-label-width="0.625in"/>
      </text:list-level-style-number>
      <text:list-level-style-number text:level="2" style:num-format="">
        <style:list-level-properties text:space-before="0in" text:min-label-width="0.625in"/>
      </text:list-level-style-number>
      <text:list-level-style-number text:level="3" style:num-format="">
        <style:list-level-properties text:space-before="0.22569in" text:min-label-width="0.625in"/>
      </text:list-level-style-number>
      <text:list-level-style-number text:level="4" style:num-format="">
        <style:list-level-properties text:space-before="0.52604in" text:min-label-width="0.625in"/>
      </text:list-level-style-number>
      <text:list-level-style-number text:level="5" style:num-format="">
        <style:list-level-properties text:space-before="0.82639in" text:min-label-width="0.625in"/>
      </text:list-level-style-number>
      <text:list-level-style-number text:level="6" style:num-format="">
        <style:list-level-properties text:space-before="1.12639in" text:min-label-width="0.625in"/>
      </text:list-level-style-number>
      <text:list-level-style-number text:level="7" style:num-format="">
        <style:list-level-properties text:space-before="1.42639in" text:min-label-width="0.625in"/>
      </text:list-level-style-number>
      <text:list-level-style-number text:level="8" style:num-format="">
        <style:list-level-properties text:space-before="1.72639in" text:min-label-width="0.625in"/>
      </text:list-level-style-number>
      <text:list-level-style-number text:level="9" style:num-format="">
        <style:list-level-properties text:space-before="2.02639in" text:min-label-width="0.625in"/>
      </text:list-level-style-number>
    </text:list-style>
    <text:list-style style:name="a995">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441">
      <text:list-level-style-number text:level="1" style:num-format="">
        <style:list-level-properties text:space-before="0in"/>
      </text:list-level-style-number>
      <text:list-level-style-number text:level="2" style:num-format="">
        <style:list-level-properties text:space-before="0.30035in"/>
      </text:list-level-style-number>
      <text:list-level-style-number text:level="3" style:num-format="">
        <style:list-level-properties text:space-before="0.60069in"/>
      </text:list-level-style-number>
      <text:list-level-style-number text:level="4" style:num-format="">
        <style:list-level-properties text:space-before="0.90104in"/>
      </text:list-level-style-number>
      <text:list-level-style-number text:level="5" style:num-format="">
        <style:list-level-properties text:space-before="1.20139in"/>
      </text:list-level-style-number>
      <text:list-level-style-number text:level="6" style:num-format="">
        <style:list-level-properties text:space-before="1.50139in"/>
      </text:list-level-style-number>
      <text:list-level-style-number text:level="7" style:num-format="">
        <style:list-level-properties text:space-before="1.80139in"/>
      </text:list-level-style-number>
      <text:list-level-style-number text:level="8" style:num-format="">
        <style:list-level-properties text:space-before="2.10139in"/>
      </text:list-level-style-number>
      <text:list-level-style-number text:level="9" style:num-format="">
        <style:list-level-properties text:space-before="2.40139in"/>
      </text:list-level-style-number>
    </text:list-style>
    <text:list-style style:name="a1196">
      <text:list-level-style-bullet text:level="1" text:bullet-char="">
        <style:list-level-properties text:space-before="0in" text:min-label-width="0.3in"/>
        <style:text-properties fo:color="#d34817" fo:font-family="Wingdings 2" style:font-charset="x-symbol" fo:font-size="85%"/>
      </text:list-level-style-bullet>
      <text:list-level-style-bullet text:level="2" text:bullet-char="">
        <style:list-level-properties text:space-before="0.30035in" text:min-label-width="0.3in"/>
        <style:text-properties fo:color="#d34817" fo:font-family="Wingdings 2" style:font-charset="x-symbol" fo:font-size="85%"/>
      </text:list-level-style-bullet>
      <text:list-level-style-bullet text:level="3" text:bullet-char="">
        <style:list-level-properties text:space-before="0.60069in" text:min-label-width="0.3in"/>
        <style:text-properties fo:color="#d34817" fo:font-family="Wingdings 2" style:font-charset="x-symbol" fo:font-size="85%"/>
      </text:list-level-style-bullet>
      <text:list-level-style-bullet text:level="4" text:bullet-char="">
        <style:list-level-properties text:space-before="0.90104in" text:min-label-width="0.3in"/>
        <style:text-properties fo:color="#d34817" fo:font-family="Wingdings 2" style:font-charset="x-symbol" fo:font-size="85%"/>
      </text:list-level-style-bullet>
      <text:list-level-style-bullet text:level="5" text:bullet-char="">
        <style:list-level-properties text:space-before="1.20139in" text:min-label-width="0.3in"/>
        <style:text-properties fo:color="#d34817" fo:font-family="Wingdings 2" style:font-charset="x-symbol" fo:font-size="85%"/>
      </text:list-level-style-bullet>
      <text:list-level-style-bullet text:level="6" text:bullet-char="">
        <style:list-level-properties text:space-before="1.50139in" text:min-label-width="0.3in"/>
        <style:text-properties fo:color="#d34817" fo:font-family="Wingdings 2" style:font-charset="x-symbol" fo:font-size="85%"/>
      </text:list-level-style-bullet>
      <text:list-level-style-bullet text:level="7" text:bullet-char="">
        <style:list-level-properties text:space-before="1.80139in" text:min-label-width="0.3in"/>
        <style:text-properties fo:color="#d34817" fo:font-family="Wingdings 2" style:font-charset="x-symbol" fo:font-size="85%"/>
      </text:list-level-style-bullet>
      <text:list-level-style-bullet text:level="8" text:bullet-char="">
        <style:list-level-properties text:space-before="2.10139in" text:min-label-width="0.3in"/>
        <style:text-properties fo:color="#d34817" fo:font-family="Wingdings 2" style:font-charset="x-symbol" fo:font-size="85%"/>
      </text:list-level-style-bullet>
      <text:list-level-style-bullet text:level="9" text:bullet-char="">
        <style:list-level-properties text:space-before="2.40139in" text:min-label-width="0.3in"/>
        <style:text-properties fo:color="#d34817" fo:font-family="Wingdings 2" style:font-charset="x-symbol" fo:font-size="85%"/>
      </text:list-level-style-bullet>
    </text:list-style>
    <text:list-style style:name="a949">
      <text:list-level-style-number text:level="1" style:num-format="">
        <style:list-level-properties text:space-before="0in" text:min-label-width="0.29861in"/>
      </text:list-level-style-number>
      <text:list-level-style-number text:level="2" style:num-format="">
        <style:list-level-properties text:space-before="0.30035in" text:min-label-width="0.29861in"/>
      </text:list-level-style-number>
      <text:list-level-style-number text:level="3" style:num-format="">
        <style:list-level-properties text:space-before="0.60069in" text:min-label-width="0.29861in"/>
      </text:list-level-style-number>
      <text:list-level-style-number text:level="4" style:num-format="">
        <style:list-level-properties text:space-before="0.90104in" text:min-label-width="0.29861in"/>
      </text:list-level-style-number>
      <text:list-level-style-number text:level="5" style:num-format="">
        <style:list-level-properties text:space-before="1.20139in" text:min-label-width="0.29861in"/>
      </text:list-level-style-number>
      <text:list-level-style-number text:level="6" style:num-format="">
        <style:list-level-properties text:space-before="1.50139in" text:min-label-width="0.29861in"/>
      </text:list-level-style-number>
      <text:list-level-style-number text:level="7" style:num-format="">
        <style:list-level-properties text:space-before="1.80139in" text:min-label-width="0.29861in"/>
      </text:list-level-style-number>
      <text:list-level-style-number text:level="8" style:num-format="">
        <style:list-level-properties text:space-before="2.10139in" text:min-label-width="0.29861in"/>
      </text:list-level-style-number>
      <text:list-level-style-number text:level="9" style:num-format="">
        <style:list-level-properties text:space-before="2.40139in" text:min-label-width="0.29861in"/>
      </text:list-level-style-number>
    </text:list-style>
    <text:list-style style:name="a998">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490">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493">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210">
      <text:list-level-style-number text:level="1" style:num-format="">
        <style:list-level-properties text:space-before="0in" text:min-label-width="0.29861in"/>
      </text:list-level-style-number>
      <text:list-level-style-number text:level="2" style:num-format="">
        <style:list-level-properties text:space-before="0.30035in" text:min-label-width="0.29861in"/>
      </text:list-level-style-number>
      <text:list-level-style-number text:level="3" style:num-format="">
        <style:list-level-properties text:space-before="0.60069in" text:min-label-width="0.29861in"/>
      </text:list-level-style-number>
      <text:list-level-style-number text:level="4" style:num-format="">
        <style:list-level-properties text:space-before="0.90104in" text:min-label-width="0.29861in"/>
      </text:list-level-style-number>
      <text:list-level-style-number text:level="5" style:num-format="">
        <style:list-level-properties text:space-before="1.20139in" text:min-label-width="0.29861in"/>
      </text:list-level-style-number>
      <text:list-level-style-number text:level="6" style:num-format="">
        <style:list-level-properties text:space-before="1.50139in" text:min-label-width="0.29861in"/>
      </text:list-level-style-number>
      <text:list-level-style-number text:level="7" style:num-format="">
        <style:list-level-properties text:space-before="1.80139in" text:min-label-width="0.29861in"/>
      </text:list-level-style-number>
      <text:list-level-style-number text:level="8" style:num-format="">
        <style:list-level-properties text:space-before="2.10139in" text:min-label-width="0.29861in"/>
      </text:list-level-style-number>
      <text:list-level-style-number text:level="9" style:num-format="">
        <style:list-level-properties text:space-before="2.40139in" text:min-label-width="0.29861in"/>
      </text:list-level-style-number>
    </text:list-style>
    <text:list-style style:name="a1496">
      <text:list-level-style-number text:level="1" style:num-format="">
        <style:list-level-properties text:space-before="0in"/>
      </text:list-level-style-number>
      <text:list-level-style-number text:level="2" style:num-format="">
        <style:list-level-properties text:space-before="0.30035in"/>
      </text:list-level-style-number>
      <text:list-level-style-number text:level="3" style:num-format="">
        <style:list-level-properties text:space-before="0.60069in"/>
      </text:list-level-style-number>
      <text:list-level-style-number text:level="4" style:num-format="">
        <style:list-level-properties text:space-before="0.90104in"/>
      </text:list-level-style-number>
      <text:list-level-style-number text:level="5" style:num-format="">
        <style:list-level-properties text:space-before="1.20139in"/>
      </text:list-level-style-number>
      <text:list-level-style-number text:level="6" style:num-format="">
        <style:list-level-properties text:space-before="1.50139in"/>
      </text:list-level-style-number>
      <text:list-level-style-number text:level="7" style:num-format="">
        <style:list-level-properties text:space-before="1.80139in"/>
      </text:list-level-style-number>
      <text:list-level-style-number text:level="8" style:num-format="">
        <style:list-level-properties text:space-before="2.10139in"/>
      </text:list-level-style-number>
      <text:list-level-style-number text:level="9" style:num-format="">
        <style:list-level-properties text:space-before="2.40139in"/>
      </text:list-level-style-number>
    </text:list-style>
    <text:list-style style:name="a1741">
      <text:list-level-style-number text:level="1" style:num-format="">
        <style:list-level-properties text:space-before="0in" text:min-label-width="0.3in"/>
      </text:list-level-style-number>
      <text:list-level-style-number text:level="2" style:num-format="">
        <style:list-level-properties text:space-before="0.00035in" text:min-label-width="0.3in"/>
      </text:list-level-style-number>
      <text:list-level-style-number text:level="3" style:num-format="">
        <style:list-level-properties text:space-before="0.30069in" text:min-label-width="0.3in"/>
      </text:list-level-style-number>
      <text:list-level-style-number text:level="4" style:num-format="">
        <style:list-level-properties text:space-before="0.60104in" text:min-label-width="0.3in"/>
      </text:list-level-style-number>
      <text:list-level-style-number text:level="5" style:num-format="">
        <style:list-level-properties text:space-before="0.90139in" text:min-label-width="0.3in"/>
      </text:list-level-style-number>
      <text:list-level-style-number text:level="6" style:num-format="">
        <style:list-level-properties text:space-before="1.20139in" text:min-label-width="0.3in"/>
      </text:list-level-style-number>
      <text:list-level-style-number text:level="7" style:num-format="">
        <style:list-level-properties text:space-before="1.50139in" text:min-label-width="0.3in"/>
      </text:list-level-style-number>
      <text:list-level-style-number text:level="8" style:num-format="">
        <style:list-level-properties text:space-before="1.80139in" text:min-label-width="0.3in"/>
      </text:list-level-style-number>
      <text:list-level-style-number text:level="9" style:num-format="">
        <style:list-level-properties text:space-before="2.10139in" text:min-label-width="0.3in"/>
      </text:list-level-style-number>
    </text:list-style>
    <text:list-style style:name="a1213">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264">
      <text:list-level-style-number text:level="1" style:num-format="">
        <style:list-level-properties text:space-before="0in"/>
      </text:list-level-style-number>
      <text:list-level-style-number text:level="2" style:num-format="">
        <style:list-level-properties text:space-before="0.30035in"/>
      </text:list-level-style-number>
      <text:list-level-style-number text:level="3" style:num-format="">
        <style:list-level-properties text:space-before="0.60069in"/>
      </text:list-level-style-number>
      <text:list-level-style-number text:level="4" style:num-format="">
        <style:list-level-properties text:space-before="0.90104in"/>
      </text:list-level-style-number>
      <text:list-level-style-number text:level="5" style:num-format="">
        <style:list-level-properties text:space-before="1.20139in"/>
      </text:list-level-style-number>
      <text:list-level-style-number text:level="6" style:num-format="">
        <style:list-level-properties text:space-before="1.50139in"/>
      </text:list-level-style-number>
      <text:list-level-style-number text:level="7" style:num-format="">
        <style:list-level-properties text:space-before="1.80139in"/>
      </text:list-level-style-number>
      <text:list-level-style-number text:level="8" style:num-format="">
        <style:list-level-properties text:space-before="2.10139in"/>
      </text:list-level-style-number>
      <text:list-level-style-number text:level="9" style:num-format="">
        <style:list-level-properties text:space-before="2.40139in"/>
      </text:list-level-style-number>
    </text:list-style>
    <text:list-style style:name="a1744">
      <text:list-level-style-number text:level="1" style:num-format="">
        <style:list-level-properties text:space-before="0in" text:min-label-width="0.3in"/>
      </text:list-level-style-number>
      <text:list-level-style-number text:level="2" style:num-format="">
        <style:list-level-properties text:space-before="0.00035in" text:min-label-width="0.3in"/>
      </text:list-level-style-number>
      <text:list-level-style-number text:level="3" style:num-format="">
        <style:list-level-properties text:space-before="0.30069in" text:min-label-width="0.3in"/>
      </text:list-level-style-number>
      <text:list-level-style-number text:level="4" style:num-format="">
        <style:list-level-properties text:space-before="0.60104in" text:min-label-width="0.3in"/>
      </text:list-level-style-number>
      <text:list-level-style-number text:level="5" style:num-format="">
        <style:list-level-properties text:space-before="0.90139in" text:min-label-width="0.3in"/>
      </text:list-level-style-number>
      <text:list-level-style-number text:level="6" style:num-format="">
        <style:list-level-properties text:space-before="1.20139in" text:min-label-width="0.3in"/>
      </text:list-level-style-number>
      <text:list-level-style-number text:level="7" style:num-format="">
        <style:list-level-properties text:space-before="1.50139in" text:min-label-width="0.3in"/>
      </text:list-level-style-number>
      <text:list-level-style-number text:level="8" style:num-format="">
        <style:list-level-properties text:space-before="1.80139in" text:min-label-width="0.3in"/>
      </text:list-level-style-number>
      <text:list-level-style-number text:level="9" style:num-format="">
        <style:list-level-properties text:space-before="2.10139in" text:min-label-width="0.3in"/>
      </text:list-level-style-number>
    </text:list-style>
    <text:list-style style:name="a1216">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499">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794">
      <text:list-level-style-number text:level="1" style:num-format="">
        <style:list-level-properties text:space-before="0in" text:min-label-width="0.29861in"/>
      </text:list-level-style-number>
      <text:list-level-style-number text:level="2" style:num-format="">
        <style:list-level-properties text:space-before="0.30035in" text:min-label-width="0.29861in"/>
      </text:list-level-style-number>
      <text:list-level-style-number text:level="3" style:num-format="">
        <style:list-level-properties text:space-before="0.60069in" text:min-label-width="0.29861in"/>
      </text:list-level-style-number>
      <text:list-level-style-number text:level="4" style:num-format="">
        <style:list-level-properties text:space-before="0.90104in" text:min-label-width="0.29861in"/>
      </text:list-level-style-number>
      <text:list-level-style-number text:level="5" style:num-format="">
        <style:list-level-properties text:space-before="1.20139in" text:min-label-width="0.29861in"/>
      </text:list-level-style-number>
      <text:list-level-style-number text:level="6" style:num-format="">
        <style:list-level-properties text:space-before="1.50139in" text:min-label-width="0.29861in"/>
      </text:list-level-style-number>
      <text:list-level-style-number text:level="7" style:num-format="">
        <style:list-level-properties text:space-before="1.80139in" text:min-label-width="0.29861in"/>
      </text:list-level-style-number>
      <text:list-level-style-number text:level="8" style:num-format="">
        <style:list-level-properties text:space-before="2.10139in" text:min-label-width="0.29861in"/>
      </text:list-level-style-number>
      <text:list-level-style-number text:level="9" style:num-format="">
        <style:list-level-properties text:space-before="2.40139in" text:min-label-width="0.29861in"/>
      </text:list-level-style-number>
    </text:list-style>
    <text:list-style style:name="a1560">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747">
      <text:list-level-style-bullet text:level="1" text:bullet-char="">
        <style:list-level-properties text:space-before="0in" text:min-label-width="0.3in"/>
        <style:text-properties fo:color="#d34817" fo:font-family="Wingdings 2" style:font-charset="x-symbol" fo:font-size="85%"/>
      </text:list-level-style-bullet>
      <text:list-level-style-bullet text:level="2" text:bullet-char="">
        <style:list-level-properties text:space-before="0.30035in" text:min-label-width="0.3in"/>
        <style:text-properties fo:color="#d34817" fo:font-family="Wingdings 2" style:font-charset="x-symbol" fo:font-size="85%"/>
      </text:list-level-style-bullet>
      <text:list-level-style-bullet text:level="3" text:bullet-char="">
        <style:list-level-properties text:space-before="0.60069in" text:min-label-width="0.3in"/>
        <style:text-properties fo:color="#d34817" fo:font-family="Wingdings 2" style:font-charset="x-symbol" fo:font-size="85%"/>
      </text:list-level-style-bullet>
      <text:list-level-style-bullet text:level="4" text:bullet-char="">
        <style:list-level-properties text:space-before="0.90104in" text:min-label-width="0.3in"/>
        <style:text-properties fo:color="#d34817" fo:font-family="Wingdings 2" style:font-charset="x-symbol" fo:font-size="85%"/>
      </text:list-level-style-bullet>
      <text:list-level-style-bullet text:level="5" text:bullet-char="">
        <style:list-level-properties text:space-before="1.20139in" text:min-label-width="0.3in"/>
        <style:text-properties fo:color="#d34817" fo:font-family="Wingdings 2" style:font-charset="x-symbol" fo:font-size="85%"/>
      </text:list-level-style-bullet>
      <text:list-level-style-bullet text:level="6" text:bullet-char="">
        <style:list-level-properties text:space-before="1.50139in" text:min-label-width="0.3in"/>
        <style:text-properties fo:color="#d34817" fo:font-family="Wingdings 2" style:font-charset="x-symbol" fo:font-size="85%"/>
      </text:list-level-style-bullet>
      <text:list-level-style-bullet text:level="7" text:bullet-char="">
        <style:list-level-properties text:space-before="1.80139in" text:min-label-width="0.3in"/>
        <style:text-properties fo:color="#d34817" fo:font-family="Wingdings 2" style:font-charset="x-symbol" fo:font-size="85%"/>
      </text:list-level-style-bullet>
      <text:list-level-style-bullet text:level="8" text:bullet-char="">
        <style:list-level-properties text:space-before="2.10139in" text:min-label-width="0.3in"/>
        <style:text-properties fo:color="#d34817" fo:font-family="Wingdings 2" style:font-charset="x-symbol" fo:font-size="85%"/>
      </text:list-level-style-bullet>
      <text:list-level-style-bullet text:level="9" text:bullet-char="">
        <style:list-level-properties text:space-before="2.40139in" text:min-label-width="0.3in"/>
        <style:text-properties fo:color="#d34817" fo:font-family="Wingdings 2" style:font-charset="x-symbol" fo:font-size="85%"/>
      </text:list-level-style-bullet>
    </text:list-style>
    <text:list-style style:name="a1219">
      <text:list-level-style-number text:level="1" style:num-format="">
        <style:list-level-properties text:space-before="0in"/>
      </text:list-level-style-number>
      <text:list-level-style-number text:level="2" style:num-format="">
        <style:list-level-properties text:space-before="0.30035in"/>
      </text:list-level-style-number>
      <text:list-level-style-number text:level="3" style:num-format="">
        <style:list-level-properties text:space-before="0.60069in"/>
      </text:list-level-style-number>
      <text:list-level-style-number text:level="4" style:num-format="">
        <style:list-level-properties text:space-before="0.90104in"/>
      </text:list-level-style-number>
      <text:list-level-style-number text:level="5" style:num-format="">
        <style:list-level-properties text:space-before="1.20139in"/>
      </text:list-level-style-number>
      <text:list-level-style-number text:level="6" style:num-format="">
        <style:list-level-properties text:space-before="1.50139in"/>
      </text:list-level-style-number>
      <text:list-level-style-number text:level="7" style:num-format="">
        <style:list-level-properties text:space-before="1.80139in"/>
      </text:list-level-style-number>
      <text:list-level-style-number text:level="8" style:num-format="">
        <style:list-level-properties text:space-before="2.10139in"/>
      </text:list-level-style-number>
      <text:list-level-style-number text:level="9" style:num-format="">
        <style:list-level-properties text:space-before="2.40139in"/>
      </text:list-level-style-number>
    </text:list-style>
    <text:list-style style:name="a882">
      <text:list-level-style-number text:level="1" style:num-format="">
        <style:list-level-properties text:space-before="0in"/>
      </text:list-level-style-number>
      <text:list-level-style-number text:level="2" style:num-format="">
        <style:list-level-properties text:space-before="0.30035in"/>
      </text:list-level-style-number>
      <text:list-level-style-number text:level="3" style:num-format="">
        <style:list-level-properties text:space-before="0.60069in"/>
      </text:list-level-style-number>
      <text:list-level-style-number text:level="4" style:num-format="">
        <style:list-level-properties text:space-before="0.90104in"/>
      </text:list-level-style-number>
      <text:list-level-style-number text:level="5" style:num-format="">
        <style:list-level-properties text:space-before="1.20139in"/>
      </text:list-level-style-number>
      <text:list-level-style-number text:level="6" style:num-format="">
        <style:list-level-properties text:space-before="1.50139in"/>
      </text:list-level-style-number>
      <text:list-level-style-number text:level="7" style:num-format="">
        <style:list-level-properties text:space-before="1.80139in"/>
      </text:list-level-style-number>
      <text:list-level-style-number text:level="8" style:num-format="">
        <style:list-level-properties text:space-before="2.10139in"/>
      </text:list-level-style-number>
      <text:list-level-style-number text:level="9" style:num-format="">
        <style:list-level-properties text:space-before="2.40139in"/>
      </text:list-level-style-number>
    </text:list-style>
    <text:list-style style:name="a1081">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269">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797">
      <text:list-level-style-number text:level="1" style:num-format="">
        <style:list-level-properties text:space-before="0in" text:min-label-width="0.29861in"/>
      </text:list-level-style-number>
      <text:list-level-style-number text:level="2" style:num-format="">
        <style:list-level-properties text:space-before="0.30035in" text:min-label-width="0.29861in"/>
      </text:list-level-style-number>
      <text:list-level-style-number text:level="3" style:num-format="">
        <style:list-level-properties text:space-before="0.60069in" text:min-label-width="0.29861in"/>
      </text:list-level-style-number>
      <text:list-level-style-number text:level="4" style:num-format="">
        <style:list-level-properties text:space-before="0.90104in" text:min-label-width="0.29861in"/>
      </text:list-level-style-number>
      <text:list-level-style-number text:level="5" style:num-format="">
        <style:list-level-properties text:space-before="1.20139in" text:min-label-width="0.29861in"/>
      </text:list-level-style-number>
      <text:list-level-style-number text:level="6" style:num-format="">
        <style:list-level-properties text:space-before="1.50139in" text:min-label-width="0.29861in"/>
      </text:list-level-style-number>
      <text:list-level-style-number text:level="7" style:num-format="">
        <style:list-level-properties text:space-before="1.80139in" text:min-label-width="0.29861in"/>
      </text:list-level-style-number>
      <text:list-level-style-number text:level="8" style:num-format="">
        <style:list-level-properties text:space-before="2.10139in" text:min-label-width="0.29861in"/>
      </text:list-level-style-number>
      <text:list-level-style-number text:level="9" style:num-format="">
        <style:list-level-properties text:space-before="2.40139in" text:min-label-width="0.29861in"/>
      </text:list-level-style-number>
    </text:list-style>
    <text:list-style style:name="a1035">
      <text:list-level-style-number text:level="1" style:num-format="">
        <style:list-level-properties text:space-before="0in" text:min-label-width="0.25in"/>
      </text:list-level-style-number>
      <text:list-level-style-number text:level="2" style:num-format="">
        <style:list-level-properties text:space-before="0.30035in" text:min-label-width="0.25in"/>
      </text:list-level-style-number>
      <text:list-level-style-number text:level="3" style:num-format="">
        <style:list-level-properties text:space-before="0.60069in" text:min-label-width="0.25in"/>
      </text:list-level-style-number>
      <text:list-level-style-number text:level="4" style:num-format="">
        <style:list-level-properties text:space-before="0.90104in" text:min-label-width="0.25in"/>
      </text:list-level-style-number>
      <text:list-level-style-number text:level="5" style:num-format="">
        <style:list-level-properties text:space-before="1.20139in" text:min-label-width="0.25in"/>
      </text:list-level-style-number>
      <text:list-level-style-number text:level="6" style:num-format="">
        <style:list-level-properties text:space-before="1.50139in" text:min-label-width="0.25in"/>
      </text:list-level-style-number>
      <text:list-level-style-number text:level="7" style:num-format="">
        <style:list-level-properties text:space-before="1.80139in" text:min-label-width="0.25in"/>
      </text:list-level-style-number>
      <text:list-level-style-number text:level="8" style:num-format="">
        <style:list-level-properties text:space-before="2.10139in" text:min-label-width="0.25in"/>
      </text:list-level-style-number>
      <text:list-level-style-number text:level="9" style:num-format="">
        <style:list-level-properties text:space-before="2.40139in" text:min-label-width="0.25in"/>
      </text:list-level-style-number>
    </text:list-style>
    <text:list-style style:name="a1515">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563">
      <text:list-level-style-number text:level="1" style:num-format="">
        <style:list-level-properties text:space-before="0in"/>
      </text:list-level-style-number>
      <text:list-level-style-number text:level="2" style:num-format="">
        <style:list-level-properties text:space-before="0.30035in"/>
      </text:list-level-style-number>
      <text:list-level-style-number text:level="3" style:num-format="">
        <style:list-level-properties text:space-before="0.60069in"/>
      </text:list-level-style-number>
      <text:list-level-style-number text:level="4" style:num-format="">
        <style:list-level-properties text:space-before="0.90104in"/>
      </text:list-level-style-number>
      <text:list-level-style-number text:level="5" style:num-format="">
        <style:list-level-properties text:space-before="1.20139in"/>
      </text:list-level-style-number>
      <text:list-level-style-number text:level="6" style:num-format="">
        <style:list-level-properties text:space-before="1.50139in"/>
      </text:list-level-style-number>
      <text:list-level-style-number text:level="7" style:num-format="">
        <style:list-level-properties text:space-before="1.80139in"/>
      </text:list-level-style-number>
      <text:list-level-style-number text:level="8" style:num-format="">
        <style:list-level-properties text:space-before="2.10139in"/>
      </text:list-level-style-number>
      <text:list-level-style-number text:level="9" style:num-format="">
        <style:list-level-properties text:space-before="2.40139in"/>
      </text:list-level-style-number>
    </text:list-style>
    <text:list-style style:name="a885">
      <text:list-level-style-number text:level="1" style:num-format="">
        <style:list-level-properties text:space-before="0.04861in" text:min-label-width="0.25in"/>
      </text:list-level-style-number>
      <text:list-level-style-number text:level="2" style:num-format="">
        <style:list-level-properties text:space-before="0.34896in" text:min-label-width="0.25in"/>
      </text:list-level-style-number>
      <text:list-level-style-number text:level="3" style:num-format="">
        <style:list-level-properties text:space-before="0.64931in" text:min-label-width="0.25in"/>
      </text:list-level-style-number>
      <text:list-level-style-number text:level="4" style:num-format="">
        <style:list-level-properties text:space-before="0.94965in" text:min-label-width="0.25in"/>
      </text:list-level-style-number>
      <text:list-level-style-number text:level="5" style:num-format="">
        <style:list-level-properties text:space-before="1.25in" text:min-label-width="0.25in"/>
      </text:list-level-style-number>
      <text:list-level-style-number text:level="6" style:num-format="">
        <style:list-level-properties text:space-before="1.55in" text:min-label-width="0.25in"/>
      </text:list-level-style-number>
      <text:list-level-style-number text:level="7" style:num-format="">
        <style:list-level-properties text:space-before="1.85in" text:min-label-width="0.25in"/>
      </text:list-level-style-number>
      <text:list-level-style-number text:level="8" style:num-format="">
        <style:list-level-properties text:space-before="2.15in" text:min-label-width="0.25in"/>
      </text:list-level-style-number>
      <text:list-level-style-number text:level="9" style:num-format="">
        <style:list-level-properties text:space-before="2.45in" text:min-label-width="0.25in"/>
      </text:list-level-style-number>
    </text:list-style>
    <text:list-style style:name="a1084">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038">
      <text:list-level-style-number text:level="1" style:num-format="i" style:num-prefix="(" style:num-suffix=")">
        <style:list-level-properties text:space-before="0in" text:min-label-width="0.625in"/>
        <style:text-properties fo:color="#d34817" fo:font-family="Arial" fo:font-size="85%"/>
      </text:list-level-style-number>
      <text:list-level-style-number text:level="2" style:num-format="i" style:num-prefix="(" style:num-suffix=")">
        <style:list-level-properties text:space-before="0.30035in" text:min-label-width="0.625in"/>
        <style:text-properties fo:color="#d34817" fo:font-family="Arial" fo:font-size="85%"/>
      </text:list-level-style-number>
      <text:list-level-style-number text:level="3" style:num-format="i" style:num-prefix="(" style:num-suffix=")">
        <style:list-level-properties text:space-before="0.60069in" text:min-label-width="0.625in"/>
        <style:text-properties fo:color="#d34817" fo:font-family="Arial" fo:font-size="85%"/>
      </text:list-level-style-number>
      <text:list-level-style-number text:level="4" style:num-format="i" style:num-prefix="(" style:num-suffix=")">
        <style:list-level-properties text:space-before="0.90104in" text:min-label-width="0.625in"/>
        <style:text-properties fo:color="#d34817" fo:font-family="Arial" fo:font-size="85%"/>
      </text:list-level-style-number>
      <text:list-level-style-number text:level="5" style:num-format="i" style:num-prefix="(" style:num-suffix=")">
        <style:list-level-properties text:space-before="1.20139in" text:min-label-width="0.625in"/>
        <style:text-properties fo:color="#d34817" fo:font-family="Arial" fo:font-size="85%"/>
      </text:list-level-style-number>
      <text:list-level-style-number text:level="6" style:num-format="i" style:num-prefix="(" style:num-suffix=")">
        <style:list-level-properties text:space-before="1.50139in" text:min-label-width="0.625in"/>
        <style:text-properties fo:color="#d34817" fo:font-family="Arial" fo:font-size="85%"/>
      </text:list-level-style-number>
      <text:list-level-style-number text:level="7" style:num-format="i" style:num-prefix="(" style:num-suffix=")">
        <style:list-level-properties text:space-before="1.80139in" text:min-label-width="0.625in"/>
        <style:text-properties fo:color="#d34817" fo:font-family="Arial" fo:font-size="85%"/>
      </text:list-level-style-number>
      <text:list-level-style-number text:level="8" style:num-format="i" style:num-prefix="(" style:num-suffix=")">
        <style:list-level-properties text:space-before="2.10139in" text:min-label-width="0.625in"/>
        <style:text-properties fo:color="#d34817" fo:font-family="Arial" fo:font-size="85%"/>
      </text:list-level-style-number>
      <text:list-level-style-number text:level="9" style:num-format="i" style:num-prefix="(" style:num-suffix=")">
        <style:list-level-properties text:space-before="2.40139in" text:min-label-width="0.625in"/>
        <style:text-properties fo:color="#d34817" fo:font-family="Arial" fo:font-size="85%"/>
      </text:list-level-style-number>
    </text:list-style>
    <text:list-style style:name="a888">
      <text:list-level-style-number text:level="1" style:num-format="">
        <style:list-level-properties text:space-before="0in" text:min-label-width="0.29861in"/>
      </text:list-level-style-number>
      <text:list-level-style-number text:level="2" style:num-format="">
        <style:list-level-properties text:space-before="0.30035in" text:min-label-width="0.29861in"/>
      </text:list-level-style-number>
      <text:list-level-style-number text:level="3" style:num-format="">
        <style:list-level-properties text:space-before="0.60069in" text:min-label-width="0.29861in"/>
      </text:list-level-style-number>
      <text:list-level-style-number text:level="4" style:num-format="">
        <style:list-level-properties text:space-before="0.90104in" text:min-label-width="0.29861in"/>
      </text:list-level-style-number>
      <text:list-level-style-number text:level="5" style:num-format="">
        <style:list-level-properties text:space-before="1.20139in" text:min-label-width="0.29861in"/>
      </text:list-level-style-number>
      <text:list-level-style-number text:level="6" style:num-format="">
        <style:list-level-properties text:space-before="1.50139in" text:min-label-width="0.29861in"/>
      </text:list-level-style-number>
      <text:list-level-style-number text:level="7" style:num-format="">
        <style:list-level-properties text:space-before="1.80139in" text:min-label-width="0.29861in"/>
      </text:list-level-style-number>
      <text:list-level-style-number text:level="8" style:num-format="">
        <style:list-level-properties text:space-before="2.10139in" text:min-label-width="0.29861in"/>
      </text:list-level-style-number>
      <text:list-level-style-number text:level="9" style:num-format="">
        <style:list-level-properties text:space-before="2.40139in" text:min-label-width="0.29861in"/>
      </text:list-level-style-number>
    </text:list-style>
    <text:list-style style:name="a1087">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332">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382">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903">
      <text:list-level-style-number text:level="1" style:num-format="">
        <style:list-level-properties text:space-before="0in"/>
      </text:list-level-style-number>
      <text:list-level-style-number text:level="2" style:num-format="">
        <style:list-level-properties text:space-before="0.30035in"/>
      </text:list-level-style-number>
      <text:list-level-style-number text:level="3" style:num-format="">
        <style:list-level-properties text:space-before="0.60069in"/>
      </text:list-level-style-number>
      <text:list-level-style-number text:level="4" style:num-format="">
        <style:list-level-properties text:space-before="0.90104in"/>
      </text:list-level-style-number>
      <text:list-level-style-number text:level="5" style:num-format="">
        <style:list-level-properties text:space-before="1.20139in"/>
      </text:list-level-style-number>
      <text:list-level-style-number text:level="6" style:num-format="">
        <style:list-level-properties text:space-before="1.50139in"/>
      </text:list-level-style-number>
      <text:list-level-style-number text:level="7" style:num-format="">
        <style:list-level-properties text:space-before="1.80139in"/>
      </text:list-level-style-number>
      <text:list-level-style-number text:level="8" style:num-format="">
        <style:list-level-properties text:space-before="2.10139in"/>
      </text:list-level-style-number>
      <text:list-level-style-number text:level="9" style:num-format="">
        <style:list-level-properties text:space-before="2.40139in"/>
      </text:list-level-style-number>
    </text:list-style>
    <text:list-style style:name="a952">
      <text:list-level-style-number text:level="1" style:num-format="">
        <style:list-level-properties text:space-before="0in" text:min-label-width="0.29861in"/>
      </text:list-level-style-number>
      <text:list-level-style-number text:level="2" style:num-format="">
        <style:list-level-properties text:space-before="0.30035in" text:min-label-width="0.29861in"/>
      </text:list-level-style-number>
      <text:list-level-style-number text:level="3" style:num-format="">
        <style:list-level-properties text:space-before="0.60069in" text:min-label-width="0.29861in"/>
      </text:list-level-style-number>
      <text:list-level-style-number text:level="4" style:num-format="">
        <style:list-level-properties text:space-before="0.90104in" text:min-label-width="0.29861in"/>
      </text:list-level-style-number>
      <text:list-level-style-number text:level="5" style:num-format="">
        <style:list-level-properties text:space-before="1.20139in" text:min-label-width="0.29861in"/>
      </text:list-level-style-number>
      <text:list-level-style-number text:level="6" style:num-format="">
        <style:list-level-properties text:space-before="1.50139in" text:min-label-width="0.29861in"/>
      </text:list-level-style-number>
      <text:list-level-style-number text:level="7" style:num-format="">
        <style:list-level-properties text:space-before="1.80139in" text:min-label-width="0.29861in"/>
      </text:list-level-style-number>
      <text:list-level-style-number text:level="8" style:num-format="">
        <style:list-level-properties text:space-before="2.10139in" text:min-label-width="0.29861in"/>
      </text:list-level-style-number>
      <text:list-level-style-number text:level="9" style:num-format="">
        <style:list-level-properties text:space-before="2.40139in" text:min-label-width="0.29861in"/>
      </text:list-level-style-number>
    </text:list-style>
    <text:list-style style:name="a906">
      <text:list-level-style-bullet text:level="1" text:bullet-char="">
        <style:list-level-properties text:space-before="0.04861in" text:min-label-width="0.25in"/>
        <style:text-properties fo:color="#9b2d1f" fo:font-family="Wingdings 2" style:font-family-generic="roman" style:font-pitch="variable" style:font-charset="x-symbol" fo:font-size="85%"/>
      </text:list-level-style-bullet>
      <text:list-level-style-bullet text:level="2" text:bullet-char="">
        <style:list-level-properties text:space-before="0.34896in" text:min-label-width="0.25in"/>
        <style:text-properties fo:color="#9b2d1f" fo:font-family="Wingdings 2" style:font-family-generic="roman" style:font-pitch="variable" style:font-charset="x-symbol" fo:font-size="85%"/>
      </text:list-level-style-bullet>
      <text:list-level-style-bullet text:level="3" text:bullet-char="">
        <style:list-level-properties text:space-before="0.64931in" text:min-label-width="0.25in"/>
        <style:text-properties fo:color="#9b2d1f" fo:font-family="Wingdings 2" style:font-family-generic="roman" style:font-pitch="variable" style:font-charset="x-symbol" fo:font-size="85%"/>
      </text:list-level-style-bullet>
      <text:list-level-style-bullet text:level="4" text:bullet-char="">
        <style:list-level-properties text:space-before="0.94965in" text:min-label-width="0.25in"/>
        <style:text-properties fo:color="#9b2d1f" fo:font-family="Wingdings 2" style:font-family-generic="roman" style:font-pitch="variable" style:font-charset="x-symbol" fo:font-size="85%"/>
      </text:list-level-style-bullet>
      <text:list-level-style-bullet text:level="5" text:bullet-char="">
        <style:list-level-properties text:space-before="1.25in" text:min-label-width="0.25in"/>
        <style:text-properties fo:color="#9b2d1f" fo:font-family="Wingdings 2" style:font-family-generic="roman" style:font-pitch="variable" style:font-charset="x-symbol" fo:font-size="85%"/>
      </text:list-level-style-bullet>
      <text:list-level-style-bullet text:level="6" text:bullet-char="">
        <style:list-level-properties text:space-before="1.55in" text:min-label-width="0.25in"/>
        <style:text-properties fo:color="#9b2d1f" fo:font-family="Wingdings 2" style:font-family-generic="roman" style:font-pitch="variable" style:font-charset="x-symbol" fo:font-size="85%"/>
      </text:list-level-style-bullet>
      <text:list-level-style-bullet text:level="7" text:bullet-char="">
        <style:list-level-properties text:space-before="1.85in" text:min-label-width="0.25in"/>
        <style:text-properties fo:color="#9b2d1f" fo:font-family="Wingdings 2" style:font-family-generic="roman" style:font-pitch="variable" style:font-charset="x-symbol" fo:font-size="85%"/>
      </text:list-level-style-bullet>
      <text:list-level-style-bullet text:level="8" text:bullet-char="">
        <style:list-level-properties text:space-before="2.15in" text:min-label-width="0.25in"/>
        <style:text-properties fo:color="#9b2d1f" fo:font-family="Wingdings 2" style:font-family-generic="roman" style:font-pitch="variable" style:font-charset="x-symbol" fo:font-size="85%"/>
      </text:list-level-style-bullet>
      <text:list-level-style-bullet text:level="9" text:bullet-char="">
        <style:list-level-properties text:space-before="2.45in" text:min-label-width="0.25in"/>
        <style:text-properties fo:color="#9b2d1f" fo:font-family="Wingdings 2" style:font-family-generic="roman" style:font-pitch="variable" style:font-charset="x-symbol" fo:font-size="85%"/>
      </text:list-level-style-bullet>
    </text:list-style>
    <text:list-style style:name="a955">
      <text:list-level-style-number text:level="1" style:num-format="">
        <style:list-level-properties text:space-before="0in" text:min-label-width="0.29861in"/>
      </text:list-level-style-number>
      <text:list-level-style-number text:level="2" style:num-format="">
        <style:list-level-properties text:space-before="0.30035in" text:min-label-width="0.29861in"/>
      </text:list-level-style-number>
      <text:list-level-style-number text:level="3" style:num-format="">
        <style:list-level-properties text:space-before="0.60069in" text:min-label-width="0.29861in"/>
      </text:list-level-style-number>
      <text:list-level-style-number text:level="4" style:num-format="">
        <style:list-level-properties text:space-before="0.90104in" text:min-label-width="0.29861in"/>
      </text:list-level-style-number>
      <text:list-level-style-number text:level="5" style:num-format="">
        <style:list-level-properties text:space-before="1.20139in" text:min-label-width="0.29861in"/>
      </text:list-level-style-number>
      <text:list-level-style-number text:level="6" style:num-format="">
        <style:list-level-properties text:space-before="1.50139in" text:min-label-width="0.29861in"/>
      </text:list-level-style-number>
      <text:list-level-style-number text:level="7" style:num-format="">
        <style:list-level-properties text:space-before="1.80139in" text:min-label-width="0.29861in"/>
      </text:list-level-style-number>
      <text:list-level-style-number text:level="8" style:num-format="">
        <style:list-level-properties text:space-before="2.10139in" text:min-label-width="0.29861in"/>
      </text:list-level-style-number>
      <text:list-level-style-number text:level="9" style:num-format="">
        <style:list-level-properties text:space-before="2.40139in" text:min-label-width="0.29861in"/>
      </text:list-level-style-number>
    </text:list-style>
    <text:list-style style:name="a1635">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156">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684">
      <text:list-level-style-number text:level="1" style:num-format="">
        <style:list-level-properties text:space-before="0in" text:min-label-width="0.3in"/>
      </text:list-level-style-number>
      <text:list-level-style-number text:level="2" style:num-format="">
        <style:list-level-properties text:space-before="0.00035in" text:min-label-width="0.3in"/>
      </text:list-level-style-number>
      <text:list-level-style-number text:level="3" style:num-format="">
        <style:list-level-properties text:space-before="0.30069in" text:min-label-width="0.3in"/>
      </text:list-level-style-number>
      <text:list-level-style-number text:level="4" style:num-format="">
        <style:list-level-properties text:space-before="0.60104in" text:min-label-width="0.3in"/>
      </text:list-level-style-number>
      <text:list-level-style-number text:level="5" style:num-format="">
        <style:list-level-properties text:space-before="0.90139in" text:min-label-width="0.3in"/>
      </text:list-level-style-number>
      <text:list-level-style-number text:level="6" style:num-format="">
        <style:list-level-properties text:space-before="1.20139in" text:min-label-width="0.3in"/>
      </text:list-level-style-number>
      <text:list-level-style-number text:level="7" style:num-format="">
        <style:list-level-properties text:space-before="1.50139in" text:min-label-width="0.3in"/>
      </text:list-level-style-number>
      <text:list-level-style-number text:level="8" style:num-format="">
        <style:list-level-properties text:space-before="1.80139in" text:min-label-width="0.3in"/>
      </text:list-level-style-number>
      <text:list-level-style-number text:level="9" style:num-format="">
        <style:list-level-properties text:space-before="2.10139in" text:min-label-width="0.3in"/>
      </text:list-level-style-number>
    </text:list-style>
    <text:list-style style:name="a958">
      <text:list-level-style-number text:level="1" style:num-format="">
        <style:list-level-properties text:space-before="0in" text:min-label-width="0.29861in"/>
      </text:list-level-style-number>
      <text:list-level-style-number text:level="2" style:num-format="">
        <style:list-level-properties text:space-before="0.30035in" text:min-label-width="0.29861in"/>
      </text:list-level-style-number>
      <text:list-level-style-number text:level="3" style:num-format="">
        <style:list-level-properties text:space-before="0.60069in" text:min-label-width="0.29861in"/>
      </text:list-level-style-number>
      <text:list-level-style-number text:level="4" style:num-format="">
        <style:list-level-properties text:space-before="0.90104in" text:min-label-width="0.29861in"/>
      </text:list-level-style-number>
      <text:list-level-style-number text:level="5" style:num-format="">
        <style:list-level-properties text:space-before="1.20139in" text:min-label-width="0.29861in"/>
      </text:list-level-style-number>
      <text:list-level-style-number text:level="6" style:num-format="">
        <style:list-level-properties text:space-before="1.50139in" text:min-label-width="0.29861in"/>
      </text:list-level-style-number>
      <text:list-level-style-number text:level="7" style:num-format="">
        <style:list-level-properties text:space-before="1.80139in" text:min-label-width="0.29861in"/>
      </text:list-level-style-number>
      <text:list-level-style-number text:level="8" style:num-format="">
        <style:list-level-properties text:space-before="2.10139in" text:min-label-width="0.29861in"/>
      </text:list-level-style-number>
      <text:list-level-style-number text:level="9" style:num-format="">
        <style:list-level-properties text:space-before="2.40139in" text:min-label-width="0.29861in"/>
      </text:list-level-style-number>
    </text:list-style>
    <text:list-style style:name="a1638">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687">
      <text:list-level-style-number text:level="1" style:num-format="">
        <style:list-level-properties text:space-before="0in" text:min-label-width="0.3in"/>
      </text:list-level-style-number>
      <text:list-level-style-number text:level="2" style:num-format="">
        <style:list-level-properties text:space-before="0.00035in" text:min-label-width="0.3in"/>
      </text:list-level-style-number>
      <text:list-level-style-number text:level="3" style:num-format="">
        <style:list-level-properties text:space-before="0.30069in" text:min-label-width="0.3in"/>
      </text:list-level-style-number>
      <text:list-level-style-number text:level="4" style:num-format="">
        <style:list-level-properties text:space-before="0.60104in" text:min-label-width="0.3in"/>
      </text:list-level-style-number>
      <text:list-level-style-number text:level="5" style:num-format="">
        <style:list-level-properties text:space-before="0.90139in" text:min-label-width="0.3in"/>
      </text:list-level-style-number>
      <text:list-level-style-number text:level="6" style:num-format="">
        <style:list-level-properties text:space-before="1.20139in" text:min-label-width="0.3in"/>
      </text:list-level-style-number>
      <text:list-level-style-number text:level="7" style:num-format="">
        <style:list-level-properties text:space-before="1.50139in" text:min-label-width="0.3in"/>
      </text:list-level-style-number>
      <text:list-level-style-number text:level="8" style:num-format="">
        <style:list-level-properties text:space-before="1.80139in" text:min-label-width="0.3in"/>
      </text:list-level-style-number>
      <text:list-level-style-number text:level="9" style:num-format="">
        <style:list-level-properties text:space-before="2.10139in" text:min-label-width="0.3in"/>
      </text:list-level-style-number>
    </text:list-style>
    <text:list-style style:name="a1408">
      <text:list-level-style-number text:level="1" style:num-format="">
        <style:list-level-properties text:space-before="0in" text:min-label-width="0.3in"/>
      </text:list-level-style-number>
      <text:list-level-style-number text:level="2" style:num-format="">
        <style:list-level-properties text:space-before="0.00035in" text:min-label-width="0.3in"/>
      </text:list-level-style-number>
      <text:list-level-style-number text:level="3" style:num-format="">
        <style:list-level-properties text:space-before="0.30069in" text:min-label-width="0.3in"/>
      </text:list-level-style-number>
      <text:list-level-style-number text:level="4" style:num-format="">
        <style:list-level-properties text:space-before="0.60104in" text:min-label-width="0.3in"/>
      </text:list-level-style-number>
      <text:list-level-style-number text:level="5" style:num-format="">
        <style:list-level-properties text:space-before="0.90139in" text:min-label-width="0.3in"/>
      </text:list-level-style-number>
      <text:list-level-style-number text:level="6" style:num-format="">
        <style:list-level-properties text:space-before="1.20139in" text:min-label-width="0.3in"/>
      </text:list-level-style-number>
      <text:list-level-style-number text:level="7" style:num-format="">
        <style:list-level-properties text:space-before="1.50139in" text:min-label-width="0.3in"/>
      </text:list-level-style-number>
      <text:list-level-style-number text:level="8" style:num-format="">
        <style:list-level-properties text:space-before="1.80139in" text:min-label-width="0.3in"/>
      </text:list-level-style-number>
      <text:list-level-style-number text:level="9" style:num-format="">
        <style:list-level-properties text:space-before="2.10139in" text:min-label-width="0.3in"/>
      </text:list-level-style-number>
    </text:list-style>
    <text:list-style style:name="a1222">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225">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705">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274">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228">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708">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041">
      <text:list-level-style-number text:level="1" style:num-format="i" style:num-prefix="(" style:num-suffix=")">
        <style:list-level-properties text:space-before="0in" text:min-label-width="0.625in"/>
        <style:text-properties fo:color="#d34817" fo:font-family="Arial" fo:font-size="85%"/>
      </text:list-level-style-number>
      <text:list-level-style-number text:level="2" style:num-format="i" style:num-prefix="(" style:num-suffix=")">
        <style:list-level-properties text:space-before="0.30035in" text:min-label-width="0.625in"/>
        <style:text-properties fo:color="#d34817" fo:font-family="Arial" fo:font-size="85%"/>
      </text:list-level-style-number>
      <text:list-level-style-number text:level="3" style:num-format="i" style:num-prefix="(" style:num-suffix=")">
        <style:list-level-properties text:space-before="0.60069in" text:min-label-width="0.625in"/>
        <style:text-properties fo:color="#d34817" fo:font-family="Arial" fo:font-size="85%"/>
      </text:list-level-style-number>
      <text:list-level-style-number text:level="4" style:num-format="i" style:num-prefix="(" style:num-suffix=")">
        <style:list-level-properties text:space-before="0.90104in" text:min-label-width="0.625in"/>
        <style:text-properties fo:color="#d34817" fo:font-family="Arial" fo:font-size="85%"/>
      </text:list-level-style-number>
      <text:list-level-style-number text:level="5" style:num-format="i" style:num-prefix="(" style:num-suffix=")">
        <style:list-level-properties text:space-before="1.20139in" text:min-label-width="0.625in"/>
        <style:text-properties fo:color="#d34817" fo:font-family="Arial" fo:font-size="85%"/>
      </text:list-level-style-number>
      <text:list-level-style-number text:level="6" style:num-format="i" style:num-prefix="(" style:num-suffix=")">
        <style:list-level-properties text:space-before="1.50139in" text:min-label-width="0.625in"/>
        <style:text-properties fo:color="#d34817" fo:font-family="Arial" fo:font-size="85%"/>
      </text:list-level-style-number>
      <text:list-level-style-number text:level="7" style:num-format="i" style:num-prefix="(" style:num-suffix=")">
        <style:list-level-properties text:space-before="1.80139in" text:min-label-width="0.625in"/>
        <style:text-properties fo:color="#d34817" fo:font-family="Arial" fo:font-size="85%"/>
      </text:list-level-style-number>
      <text:list-level-style-number text:level="8" style:num-format="i" style:num-prefix="(" style:num-suffix=")">
        <style:list-level-properties text:space-before="2.10139in" text:min-label-width="0.625in"/>
        <style:text-properties fo:color="#d34817" fo:font-family="Arial" fo:font-size="85%"/>
      </text:list-level-style-number>
      <text:list-level-style-number text:level="9" style:num-format="i" style:num-prefix="(" style:num-suffix=")">
        <style:list-level-properties text:space-before="2.40139in" text:min-label-width="0.625in"/>
        <style:text-properties fo:color="#d34817" fo:font-family="Arial" fo:font-size="85%"/>
      </text:list-level-style-number>
    </text:list-style>
    <text:list-style style:name="a891">
      <text:list-level-style-number text:level="1" style:num-format="">
        <style:list-level-properties text:space-before="0in" text:min-label-width="0.29861in"/>
      </text:list-level-style-number>
      <text:list-level-style-number text:level="2" style:num-format="">
        <style:list-level-properties text:space-before="0.30035in" text:min-label-width="0.29861in"/>
      </text:list-level-style-number>
      <text:list-level-style-number text:level="3" style:num-format="">
        <style:list-level-properties text:space-before="0.60069in" text:min-label-width="0.29861in"/>
      </text:list-level-style-number>
      <text:list-level-style-number text:level="4" style:num-format="">
        <style:list-level-properties text:space-before="0.90104in" text:min-label-width="0.29861in"/>
      </text:list-level-style-number>
      <text:list-level-style-number text:level="5" style:num-format="">
        <style:list-level-properties text:space-before="1.20139in" text:min-label-width="0.29861in"/>
      </text:list-level-style-number>
      <text:list-level-style-number text:level="6" style:num-format="">
        <style:list-level-properties text:space-before="1.50139in" text:min-label-width="0.29861in"/>
      </text:list-level-style-number>
      <text:list-level-style-number text:level="7" style:num-format="">
        <style:list-level-properties text:space-before="1.80139in" text:min-label-width="0.29861in"/>
      </text:list-level-style-number>
      <text:list-level-style-number text:level="8" style:num-format="">
        <style:list-level-properties text:space-before="2.10139in" text:min-label-width="0.29861in"/>
      </text:list-level-style-number>
      <text:list-level-style-number text:level="9" style:num-format="">
        <style:list-level-properties text:space-before="2.40139in" text:min-label-width="0.29861in"/>
      </text:list-level-style-number>
    </text:list-style>
    <text:list-style style:name="a1090">
      <text:list-level-style-number text:level="1" style:num-format="">
        <style:list-level-properties text:space-before="0in" text:min-label-width="0.29861in"/>
      </text:list-level-style-number>
      <text:list-level-style-number text:level="2" style:num-format="">
        <style:list-level-properties text:space-before="0.30035in" text:min-label-width="0.29861in"/>
      </text:list-level-style-number>
      <text:list-level-style-number text:level="3" style:num-format="">
        <style:list-level-properties text:space-before="0.60069in" text:min-label-width="0.29861in"/>
      </text:list-level-style-number>
      <text:list-level-style-number text:level="4" style:num-format="">
        <style:list-level-properties text:space-before="0.90104in" text:min-label-width="0.29861in"/>
      </text:list-level-style-number>
      <text:list-level-style-number text:level="5" style:num-format="">
        <style:list-level-properties text:space-before="1.20139in" text:min-label-width="0.29861in"/>
      </text:list-level-style-number>
      <text:list-level-style-number text:level="6" style:num-format="">
        <style:list-level-properties text:space-before="1.50139in" text:min-label-width="0.29861in"/>
      </text:list-level-style-number>
      <text:list-level-style-number text:level="7" style:num-format="">
        <style:list-level-properties text:space-before="1.80139in" text:min-label-width="0.29861in"/>
      </text:list-level-style-number>
      <text:list-level-style-number text:level="8" style:num-format="">
        <style:list-level-properties text:space-before="2.10139in" text:min-label-width="0.29861in"/>
      </text:list-level-style-number>
      <text:list-level-style-number text:level="9" style:num-format="">
        <style:list-level-properties text:space-before="2.40139in" text:min-label-width="0.29861in"/>
      </text:list-level-style-number>
    </text:list-style>
    <text:list-style style:name="a1044">
      <text:list-level-style-bullet text:level="1" text:bullet-char="">
        <style:list-level-properties text:space-before="0in" text:min-label-width="0.3in"/>
        <style:text-properties fo:color="#d34817" fo:font-family="Wingdings 2" style:font-charset="x-symbol" fo:font-size="85%"/>
      </text:list-level-style-bullet>
      <text:list-level-style-bullet text:level="2" text:bullet-char="">
        <style:list-level-properties text:space-before="0.30035in" text:min-label-width="0.3in"/>
        <style:text-properties fo:color="#d34817" fo:font-family="Wingdings 2" style:font-charset="x-symbol" fo:font-size="85%"/>
      </text:list-level-style-bullet>
      <text:list-level-style-bullet text:level="3" text:bullet-char="">
        <style:list-level-properties text:space-before="0.60069in" text:min-label-width="0.3in"/>
        <style:text-properties fo:color="#d34817" fo:font-family="Wingdings 2" style:font-charset="x-symbol" fo:font-size="85%"/>
      </text:list-level-style-bullet>
      <text:list-level-style-bullet text:level="4" text:bullet-char="">
        <style:list-level-properties text:space-before="0.90104in" text:min-label-width="0.3in"/>
        <style:text-properties fo:color="#d34817" fo:font-family="Wingdings 2" style:font-charset="x-symbol" fo:font-size="85%"/>
      </text:list-level-style-bullet>
      <text:list-level-style-bullet text:level="5" text:bullet-char="">
        <style:list-level-properties text:space-before="1.20139in" text:min-label-width="0.3in"/>
        <style:text-properties fo:color="#d34817" fo:font-family="Wingdings 2" style:font-charset="x-symbol" fo:font-size="85%"/>
      </text:list-level-style-bullet>
      <text:list-level-style-bullet text:level="6" text:bullet-char="">
        <style:list-level-properties text:space-before="1.50139in" text:min-label-width="0.3in"/>
        <style:text-properties fo:color="#d34817" fo:font-family="Wingdings 2" style:font-charset="x-symbol" fo:font-size="85%"/>
      </text:list-level-style-bullet>
      <text:list-level-style-bullet text:level="7" text:bullet-char="">
        <style:list-level-properties text:space-before="1.80139in" text:min-label-width="0.3in"/>
        <style:text-properties fo:color="#d34817" fo:font-family="Wingdings 2" style:font-charset="x-symbol" fo:font-size="85%"/>
      </text:list-level-style-bullet>
      <text:list-level-style-bullet text:level="8" text:bullet-char="">
        <style:list-level-properties text:space-before="2.10139in" text:min-label-width="0.3in"/>
        <style:text-properties fo:color="#d34817" fo:font-family="Wingdings 2" style:font-charset="x-symbol" fo:font-size="85%"/>
      </text:list-level-style-bullet>
      <text:list-level-style-bullet text:level="9" text:bullet-char="">
        <style:list-level-properties text:space-before="2.40139in" text:min-label-width="0.3in"/>
        <style:text-properties fo:color="#d34817" fo:font-family="Wingdings 2" style:font-charset="x-symbol" fo:font-size="85%"/>
      </text:list-level-style-bullet>
    </text:list-style>
    <text:list-style style:name="a1279">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525">
      <text:list-level-style-number text:level="1" style:num-format="">
        <style:list-level-properties text:space-before="0in"/>
      </text:list-level-style-number>
      <text:list-level-style-number text:level="2" style:num-format="">
        <style:list-level-properties text:space-before="0.30035in"/>
      </text:list-level-style-number>
      <text:list-level-style-number text:level="3" style:num-format="">
        <style:list-level-properties text:space-before="0.60069in"/>
      </text:list-level-style-number>
      <text:list-level-style-number text:level="4" style:num-format="">
        <style:list-level-properties text:space-before="0.90104in"/>
      </text:list-level-style-number>
      <text:list-level-style-number text:level="5" style:num-format="">
        <style:list-level-properties text:space-before="1.20139in"/>
      </text:list-level-style-number>
      <text:list-level-style-number text:level="6" style:num-format="">
        <style:list-level-properties text:space-before="1.50139in"/>
      </text:list-level-style-number>
      <text:list-level-style-number text:level="7" style:num-format="">
        <style:list-level-properties text:space-before="1.80139in"/>
      </text:list-level-style-number>
      <text:list-level-style-number text:level="8" style:num-format="">
        <style:list-level-properties text:space-before="2.10139in"/>
      </text:list-level-style-number>
      <text:list-level-style-number text:level="9" style:num-format="">
        <style:list-level-properties text:space-before="2.40139in"/>
      </text:list-level-style-number>
    </text:list-style>
    <text:list-style style:name="a848">
      <text:list-level-style-bullet text:level="1" text:bullet-char="v">
        <style:list-level-properties text:space-before="0.19965in" text:min-label-width="0.5625in"/>
        <style:text-properties fo:color="#9b2d1f" fo:font-family="Wingdings" style:font-pitch="variable" fo:font-size="85%"/>
      </text:list-level-style-bullet>
      <text:list-level-style-bullet text:level="2" text:bullet-char="v">
        <style:list-level-properties text:space-before="0.5in" text:min-label-width="0.5625in"/>
        <style:text-properties fo:color="#9b2d1f" fo:font-family="Wingdings" style:font-pitch="variable" fo:font-size="85%"/>
      </text:list-level-style-bullet>
      <text:list-level-style-bullet text:level="3" text:bullet-char="v">
        <style:list-level-properties text:space-before="0.80035in" text:min-label-width="0.5625in"/>
        <style:text-properties fo:color="#9b2d1f" fo:font-family="Wingdings" style:font-pitch="variable" fo:font-size="85%"/>
      </text:list-level-style-bullet>
      <text:list-level-style-bullet text:level="4" text:bullet-char="v">
        <style:list-level-properties text:space-before="1.10069in" text:min-label-width="0.5625in"/>
        <style:text-properties fo:color="#9b2d1f" fo:font-family="Wingdings" style:font-pitch="variable" fo:font-size="85%"/>
      </text:list-level-style-bullet>
      <text:list-level-style-bullet text:level="5" text:bullet-char="v">
        <style:list-level-properties text:space-before="1.40104in" text:min-label-width="0.5625in"/>
        <style:text-properties fo:color="#9b2d1f" fo:font-family="Wingdings" style:font-pitch="variable" fo:font-size="85%"/>
      </text:list-level-style-bullet>
      <text:list-level-style-bullet text:level="6" text:bullet-char="v">
        <style:list-level-properties text:space-before="1.70104in" text:min-label-width="0.5625in"/>
        <style:text-properties fo:color="#9b2d1f" fo:font-family="Wingdings" style:font-pitch="variable" fo:font-size="85%"/>
      </text:list-level-style-bullet>
      <text:list-level-style-bullet text:level="7" text:bullet-char="v">
        <style:list-level-properties text:space-before="2.00104in" text:min-label-width="0.5625in"/>
        <style:text-properties fo:color="#9b2d1f" fo:font-family="Wingdings" style:font-pitch="variable" fo:font-size="85%"/>
      </text:list-level-style-bullet>
      <text:list-level-style-bullet text:level="8" text:bullet-char="v">
        <style:list-level-properties text:space-before="2.30104in" text:min-label-width="0.5625in"/>
        <style:text-properties fo:color="#9b2d1f" fo:font-family="Wingdings" style:font-pitch="variable" fo:font-size="85%"/>
      </text:list-level-style-bullet>
      <text:list-level-style-bullet text:level="9" text:bullet-char="v">
        <style:list-level-properties text:space-before="2.60104in" text:min-label-width="0.5625in"/>
        <style:text-properties fo:color="#9b2d1f" fo:font-family="Wingdings" style:font-pitch="variable" fo:font-size="85%"/>
      </text:list-level-style-bullet>
    </text:list-style>
    <text:list-style style:name="a1578">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099">
      <text:list-level-style-number text:level="1" style:num-format="">
        <style:list-level-properties text:space-before="0in"/>
      </text:list-level-style-number>
      <text:list-level-style-number text:level="2" style:num-format="">
        <style:list-level-properties text:space-before="0.30035in"/>
      </text:list-level-style-number>
      <text:list-level-style-number text:level="3" style:num-format="">
        <style:list-level-properties text:space-before="0.60069in"/>
      </text:list-level-style-number>
      <text:list-level-style-number text:level="4" style:num-format="">
        <style:list-level-properties text:space-before="0.90104in"/>
      </text:list-level-style-number>
      <text:list-level-style-number text:level="5" style:num-format="">
        <style:list-level-properties text:space-before="1.20139in"/>
      </text:list-level-style-number>
      <text:list-level-style-number text:level="6" style:num-format="">
        <style:list-level-properties text:space-before="1.50139in"/>
      </text:list-level-style-number>
      <text:list-level-style-number text:level="7" style:num-format="">
        <style:list-level-properties text:space-before="1.80139in"/>
      </text:list-level-style-number>
      <text:list-level-style-number text:level="8" style:num-format="">
        <style:list-level-properties text:space-before="2.10139in"/>
      </text:list-level-style-number>
      <text:list-level-style-number text:level="9" style:num-format="">
        <style:list-level-properties text:space-before="2.40139in"/>
      </text:list-level-style-number>
    </text:list-style>
    <text:list-style style:name="a910">
      <text:list-level-style-number text:level="1" style:num-format="">
        <style:list-level-properties text:space-before="0.04861in"/>
      </text:list-level-style-number>
      <text:list-level-style-number text:level="2" style:num-format="">
        <style:list-level-properties text:space-before="0.34896in"/>
      </text:list-level-style-number>
      <text:list-level-style-number text:level="3" style:num-format="">
        <style:list-level-properties text:space-before="0.64931in"/>
      </text:list-level-style-number>
      <text:list-level-style-number text:level="4" style:num-format="">
        <style:list-level-properties text:space-before="0.94965in"/>
      </text:list-level-style-number>
      <text:list-level-style-number text:level="5" style:num-format="">
        <style:list-level-properties text:space-before="1.25in"/>
      </text:list-level-style-number>
      <text:list-level-style-number text:level="6" style:num-format="">
        <style:list-level-properties text:space-before="1.55in"/>
      </text:list-level-style-number>
      <text:list-level-style-number text:level="7" style:num-format="">
        <style:list-level-properties text:space-before="1.85in"/>
      </text:list-level-style-number>
      <text:list-level-style-number text:level="8" style:num-format="">
        <style:list-level-properties text:space-before="2.15in"/>
      </text:list-level-style-number>
      <text:list-level-style-number text:level="9" style:num-format="">
        <style:list-level-properties text:space-before="2.45in"/>
      </text:list-level-style-number>
    </text:list-style>
    <text:list-style style:name="a1347">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914">
      <text:list-level-style-bullet text:level="1" text:bullet-char="">
        <style:list-level-properties text:space-before="0.04861in" text:min-label-width="0.25in"/>
        <style:text-properties fo:color="#9b2d1f" fo:font-family="Wingdings 2" style:font-family-generic="roman" style:font-pitch="variable" style:font-charset="x-symbol" fo:font-size="85%"/>
      </text:list-level-style-bullet>
      <text:list-level-style-bullet text:level="2" text:bullet-char="">
        <style:list-level-properties text:space-before="0.34896in" text:min-label-width="0.25in"/>
        <style:text-properties fo:color="#9b2d1f" fo:font-family="Wingdings 2" style:font-family-generic="roman" style:font-pitch="variable" style:font-charset="x-symbol" fo:font-size="85%"/>
      </text:list-level-style-bullet>
      <text:list-level-style-bullet text:level="3" text:bullet-char="">
        <style:list-level-properties text:space-before="0.64931in" text:min-label-width="0.25in"/>
        <style:text-properties fo:color="#9b2d1f" fo:font-family="Wingdings 2" style:font-family-generic="roman" style:font-pitch="variable" style:font-charset="x-symbol" fo:font-size="85%"/>
      </text:list-level-style-bullet>
      <text:list-level-style-bullet text:level="4" text:bullet-char="">
        <style:list-level-properties text:space-before="0.94965in" text:min-label-width="0.25in"/>
        <style:text-properties fo:color="#9b2d1f" fo:font-family="Wingdings 2" style:font-family-generic="roman" style:font-pitch="variable" style:font-charset="x-symbol" fo:font-size="85%"/>
      </text:list-level-style-bullet>
      <text:list-level-style-bullet text:level="5" text:bullet-char="">
        <style:list-level-properties text:space-before="1.25in" text:min-label-width="0.25in"/>
        <style:text-properties fo:color="#9b2d1f" fo:font-family="Wingdings 2" style:font-family-generic="roman" style:font-pitch="variable" style:font-charset="x-symbol" fo:font-size="85%"/>
      </text:list-level-style-bullet>
      <text:list-level-style-bullet text:level="6" text:bullet-char="">
        <style:list-level-properties text:space-before="1.55in" text:min-label-width="0.25in"/>
        <style:text-properties fo:color="#9b2d1f" fo:font-family="Wingdings 2" style:font-family-generic="roman" style:font-pitch="variable" style:font-charset="x-symbol" fo:font-size="85%"/>
      </text:list-level-style-bullet>
      <text:list-level-style-bullet text:level="7" text:bullet-char="">
        <style:list-level-properties text:space-before="1.85in" text:min-label-width="0.25in"/>
        <style:text-properties fo:color="#9b2d1f" fo:font-family="Wingdings 2" style:font-family-generic="roman" style:font-pitch="variable" style:font-charset="x-symbol" fo:font-size="85%"/>
      </text:list-level-style-bullet>
      <text:list-level-style-bullet text:level="8" text:bullet-char="">
        <style:list-level-properties text:space-before="2.15in" text:min-label-width="0.25in"/>
        <style:text-properties fo:color="#9b2d1f" fo:font-family="Wingdings 2" style:font-family-generic="roman" style:font-pitch="variable" style:font-charset="x-symbol" fo:font-size="85%"/>
      </text:list-level-style-bullet>
      <text:list-level-style-bullet text:level="9" text:bullet-char="">
        <style:list-level-properties text:space-before="2.45in" text:min-label-width="0.25in"/>
        <style:text-properties fo:color="#9b2d1f" fo:font-family="Wingdings 2" style:font-family-generic="roman" style:font-pitch="variable" style:font-charset="x-symbol" fo:font-size="85%"/>
      </text:list-level-style-bullet>
    </text:list-style>
    <text:list-style style:name="a1114">
      <text:list-level-style-bullet text:level="1" text:bullet-char="">
        <style:list-level-properties text:space-before="0.04861in" text:min-label-width="0.25in"/>
        <style:text-properties fo:color="#9b2d1f" fo:font-family="Wingdings 2" style:font-family-generic="roman" style:font-pitch="variable" style:font-charset="x-symbol" fo:font-size="85%"/>
      </text:list-level-style-bullet>
      <text:list-level-style-bullet text:level="2" text:bullet-char="">
        <style:list-level-properties text:space-before="0.34896in" text:min-label-width="0.25in"/>
        <style:text-properties fo:color="#9b2d1f" fo:font-family="Wingdings 2" style:font-family-generic="roman" style:font-pitch="variable" style:font-charset="x-symbol" fo:font-size="85%"/>
      </text:list-level-style-bullet>
      <text:list-level-style-bullet text:level="3" text:bullet-char="">
        <style:list-level-properties text:space-before="0.64931in" text:min-label-width="0.25in"/>
        <style:text-properties fo:color="#9b2d1f" fo:font-family="Wingdings 2" style:font-family-generic="roman" style:font-pitch="variable" style:font-charset="x-symbol" fo:font-size="85%"/>
      </text:list-level-style-bullet>
      <text:list-level-style-bullet text:level="4" text:bullet-char="">
        <style:list-level-properties text:space-before="0.94965in" text:min-label-width="0.25in"/>
        <style:text-properties fo:color="#9b2d1f" fo:font-family="Wingdings 2" style:font-family-generic="roman" style:font-pitch="variable" style:font-charset="x-symbol" fo:font-size="85%"/>
      </text:list-level-style-bullet>
      <text:list-level-style-bullet text:level="5" text:bullet-char="">
        <style:list-level-properties text:space-before="1.25in" text:min-label-width="0.25in"/>
        <style:text-properties fo:color="#9b2d1f" fo:font-family="Wingdings 2" style:font-family-generic="roman" style:font-pitch="variable" style:font-charset="x-symbol" fo:font-size="85%"/>
      </text:list-level-style-bullet>
      <text:list-level-style-bullet text:level="6" text:bullet-char="">
        <style:list-level-properties text:space-before="1.55in" text:min-label-width="0.25in"/>
        <style:text-properties fo:color="#9b2d1f" fo:font-family="Wingdings 2" style:font-family-generic="roman" style:font-pitch="variable" style:font-charset="x-symbol" fo:font-size="85%"/>
      </text:list-level-style-bullet>
      <text:list-level-style-bullet text:level="7" text:bullet-char="">
        <style:list-level-properties text:space-before="1.85in" text:min-label-width="0.25in"/>
        <style:text-properties fo:color="#9b2d1f" fo:font-family="Wingdings 2" style:font-family-generic="roman" style:font-pitch="variable" style:font-charset="x-symbol" fo:font-size="85%"/>
      </text:list-level-style-bullet>
      <text:list-level-style-bullet text:level="8" text:bullet-char="">
        <style:list-level-properties text:space-before="2.15in" text:min-label-width="0.25in"/>
        <style:text-properties fo:color="#9b2d1f" fo:font-family="Wingdings 2" style:font-family-generic="roman" style:font-pitch="variable" style:font-charset="x-symbol" fo:font-size="85%"/>
      </text:list-level-style-bullet>
      <text:list-level-style-bullet text:level="9" text:bullet-char="">
        <style:list-level-properties text:space-before="2.45in" text:min-label-width="0.25in"/>
        <style:text-properties fo:color="#9b2d1f" fo:font-family="Wingdings 2" style:font-family-generic="roman" style:font-pitch="variable" style:font-charset="x-symbol" fo:font-size="85%"/>
      </text:list-level-style-bullet>
    </text:list-style>
    <text:list-style style:name="a1690">
      <text:list-level-style-number text:level="1" style:num-format="">
        <style:list-level-properties text:space-before="0in" text:min-label-width="0.3in"/>
      </text:list-level-style-number>
      <text:list-level-style-number text:level="2" style:num-format="">
        <style:list-level-properties text:space-before="0.00035in" text:min-label-width="0.3in"/>
      </text:list-level-style-number>
      <text:list-level-style-number text:level="3" style:num-format="">
        <style:list-level-properties text:space-before="0.30069in" text:min-label-width="0.3in"/>
      </text:list-level-style-number>
      <text:list-level-style-number text:level="4" style:num-format="">
        <style:list-level-properties text:space-before="0.60104in" text:min-label-width="0.3in"/>
      </text:list-level-style-number>
      <text:list-level-style-number text:level="5" style:num-format="">
        <style:list-level-properties text:space-before="0.90139in" text:min-label-width="0.3in"/>
      </text:list-level-style-number>
      <text:list-level-style-number text:level="6" style:num-format="">
        <style:list-level-properties text:space-before="1.20139in" text:min-label-width="0.3in"/>
      </text:list-level-style-number>
      <text:list-level-style-number text:level="7" style:num-format="">
        <style:list-level-properties text:space-before="1.50139in" text:min-label-width="0.3in"/>
      </text:list-level-style-number>
      <text:list-level-style-number text:level="8" style:num-format="">
        <style:list-level-properties text:space-before="1.80139in" text:min-label-width="0.3in"/>
      </text:list-level-style-number>
      <text:list-level-style-number text:level="9" style:num-format="">
        <style:list-level-properties text:space-before="2.10139in" text:min-label-width="0.3in"/>
      </text:list-level-style-number>
    </text:list-style>
    <text:list-style style:name="a1162">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693">
      <text:list-level-style-number text:level="1" style:num-format="">
        <style:list-level-properties text:space-before="0in" text:min-label-width="0.3in"/>
      </text:list-level-style-number>
      <text:list-level-style-number text:level="2" style:num-format="">
        <style:list-level-properties text:space-before="0.00035in" text:min-label-width="0.3in"/>
      </text:list-level-style-number>
      <text:list-level-style-number text:level="3" style:num-format="">
        <style:list-level-properties text:space-before="0.30069in" text:min-label-width="0.3in"/>
      </text:list-level-style-number>
      <text:list-level-style-number text:level="4" style:num-format="">
        <style:list-level-properties text:space-before="0.60104in" text:min-label-width="0.3in"/>
      </text:list-level-style-number>
      <text:list-level-style-number text:level="5" style:num-format="">
        <style:list-level-properties text:space-before="0.90139in" text:min-label-width="0.3in"/>
      </text:list-level-style-number>
      <text:list-level-style-number text:level="6" style:num-format="">
        <style:list-level-properties text:space-before="1.20139in" text:min-label-width="0.3in"/>
      </text:list-level-style-number>
      <text:list-level-style-number text:level="7" style:num-format="">
        <style:list-level-properties text:space-before="1.50139in" text:min-label-width="0.3in"/>
      </text:list-level-style-number>
      <text:list-level-style-number text:level="8" style:num-format="">
        <style:list-level-properties text:space-before="1.80139in" text:min-label-width="0.3in"/>
      </text:list-level-style-number>
      <text:list-level-style-number text:level="9" style:num-format="">
        <style:list-level-properties text:space-before="2.10139in" text:min-label-width="0.3in"/>
      </text:list-level-style-number>
    </text:list-style>
    <text:list-style style:name="a1411">
      <text:list-level-style-number text:level="1" style:num-format="">
        <style:list-level-properties text:space-before="0in" text:min-label-width="0.3in"/>
      </text:list-level-style-number>
      <text:list-level-style-number text:level="2" style:num-format="">
        <style:list-level-properties text:space-before="0.00035in" text:min-label-width="0.3in"/>
      </text:list-level-style-number>
      <text:list-level-style-number text:level="3" style:num-format="">
        <style:list-level-properties text:space-before="0.30069in" text:min-label-width="0.3in"/>
      </text:list-level-style-number>
      <text:list-level-style-number text:level="4" style:num-format="">
        <style:list-level-properties text:space-before="0.60104in" text:min-label-width="0.3in"/>
      </text:list-level-style-number>
      <text:list-level-style-number text:level="5" style:num-format="">
        <style:list-level-properties text:space-before="0.90139in" text:min-label-width="0.3in"/>
      </text:list-level-style-number>
      <text:list-level-style-number text:level="6" style:num-format="">
        <style:list-level-properties text:space-before="1.20139in" text:min-label-width="0.3in"/>
      </text:list-level-style-number>
      <text:list-level-style-number text:level="7" style:num-format="">
        <style:list-level-properties text:space-before="1.50139in" text:min-label-width="0.3in"/>
      </text:list-level-style-number>
      <text:list-level-style-number text:level="8" style:num-format="">
        <style:list-level-properties text:space-before="1.80139in" text:min-label-width="0.3in"/>
      </text:list-level-style-number>
      <text:list-level-style-number text:level="9" style:num-format="">
        <style:list-level-properties text:space-before="2.10139in" text:min-label-width="0.3in"/>
      </text:list-level-style-number>
    </text:list-style>
    <text:list-style style:name="a1118">
      <text:list-level-style-bullet text:level="1" text:bullet-char="">
        <style:list-level-properties text:space-before="0.04861in" text:min-label-width="0.25in"/>
        <style:text-properties fo:color="#9b2d1f" fo:font-family="Wingdings 2" style:font-family-generic="roman" style:font-pitch="variable" style:font-charset="x-symbol" fo:font-size="85%"/>
      </text:list-level-style-bullet>
      <text:list-level-style-bullet text:level="2" text:bullet-char="">
        <style:list-level-properties text:space-before="0.34896in" text:min-label-width="0.25in"/>
        <style:text-properties fo:color="#9b2d1f" fo:font-family="Wingdings 2" style:font-family-generic="roman" style:font-pitch="variable" style:font-charset="x-symbol" fo:font-size="85%"/>
      </text:list-level-style-bullet>
      <text:list-level-style-bullet text:level="3" text:bullet-char="">
        <style:list-level-properties text:space-before="0.64931in" text:min-label-width="0.25in"/>
        <style:text-properties fo:color="#9b2d1f" fo:font-family="Wingdings 2" style:font-family-generic="roman" style:font-pitch="variable" style:font-charset="x-symbol" fo:font-size="85%"/>
      </text:list-level-style-bullet>
      <text:list-level-style-bullet text:level="4" text:bullet-char="">
        <style:list-level-properties text:space-before="0.94965in" text:min-label-width="0.25in"/>
        <style:text-properties fo:color="#9b2d1f" fo:font-family="Wingdings 2" style:font-family-generic="roman" style:font-pitch="variable" style:font-charset="x-symbol" fo:font-size="85%"/>
      </text:list-level-style-bullet>
      <text:list-level-style-bullet text:level="5" text:bullet-char="">
        <style:list-level-properties text:space-before="1.25in" text:min-label-width="0.25in"/>
        <style:text-properties fo:color="#9b2d1f" fo:font-family="Wingdings 2" style:font-family-generic="roman" style:font-pitch="variable" style:font-charset="x-symbol" fo:font-size="85%"/>
      </text:list-level-style-bullet>
      <text:list-level-style-bullet text:level="6" text:bullet-char="">
        <style:list-level-properties text:space-before="1.55in" text:min-label-width="0.25in"/>
        <style:text-properties fo:color="#9b2d1f" fo:font-family="Wingdings 2" style:font-family-generic="roman" style:font-pitch="variable" style:font-charset="x-symbol" fo:font-size="85%"/>
      </text:list-level-style-bullet>
      <text:list-level-style-bullet text:level="7" text:bullet-char="">
        <style:list-level-properties text:space-before="1.85in" text:min-label-width="0.25in"/>
        <style:text-properties fo:color="#9b2d1f" fo:font-family="Wingdings 2" style:font-family-generic="roman" style:font-pitch="variable" style:font-charset="x-symbol" fo:font-size="85%"/>
      </text:list-level-style-bullet>
      <text:list-level-style-bullet text:level="8" text:bullet-char="">
        <style:list-level-properties text:space-before="2.15in" text:min-label-width="0.25in"/>
        <style:text-properties fo:color="#9b2d1f" fo:font-family="Wingdings 2" style:font-family-generic="roman" style:font-pitch="variable" style:font-charset="x-symbol" fo:font-size="85%"/>
      </text:list-level-style-bullet>
      <text:list-level-style-bullet text:level="9" text:bullet-char="">
        <style:list-level-properties text:space-before="2.45in" text:min-label-width="0.25in"/>
        <style:text-properties fo:color="#9b2d1f" fo:font-family="Wingdings 2" style:font-family-generic="roman" style:font-pitch="variable" style:font-charset="x-symbol" fo:font-size="85%"/>
      </text:list-level-style-bullet>
    </text:list-style>
    <text:list-style style:name="a1696">
      <text:list-level-style-number text:level="1" style:num-format="">
        <style:list-level-properties text:space-before="0in" text:min-label-width="0.3in"/>
      </text:list-level-style-number>
      <text:list-level-style-number text:level="2" style:num-format="">
        <style:list-level-properties text:space-before="0.30035in" text:min-label-width="0.3in"/>
      </text:list-level-style-number>
      <text:list-level-style-number text:level="3" style:num-format="">
        <style:list-level-properties text:space-before="0.60069in" text:min-label-width="0.3in"/>
      </text:list-level-style-number>
      <text:list-level-style-number text:level="4" style:num-format="">
        <style:list-level-properties text:space-before="0.90104in" text:min-label-width="0.3in"/>
      </text:list-level-style-number>
      <text:list-level-style-number text:level="5" style:num-format="">
        <style:list-level-properties text:space-before="1.20139in" text:min-label-width="0.3in"/>
      </text:list-level-style-number>
      <text:list-level-style-number text:level="6" style:num-format="">
        <style:list-level-properties text:space-before="1.50139in" text:min-label-width="0.3in"/>
      </text:list-level-style-number>
      <text:list-level-style-number text:level="7" style:num-format="">
        <style:list-level-properties text:space-before="1.80139in" text:min-label-width="0.3in"/>
      </text:list-level-style-number>
      <text:list-level-style-number text:level="8" style:num-format="">
        <style:list-level-properties text:space-before="2.10139in" text:min-label-width="0.3in"/>
      </text:list-level-style-number>
      <text:list-level-style-number text:level="9" style:num-format="">
        <style:list-level-properties text:space-before="2.40139in" text:min-label-width="0.3in"/>
      </text:list-level-style-number>
    </text:list-style>
    <text:list-style style:name="a1414">
      <text:list-level-style-bullet text:level="1" text:bullet-char="">
        <style:list-level-properties text:space-before="0in" text:min-label-width="0.3in"/>
        <style:text-properties fo:color="#d34817" fo:font-family="Wingdings 2" style:font-charset="x-symbol" fo:font-size="85%"/>
      </text:list-level-style-bullet>
      <text:list-level-style-bullet text:level="2" text:bullet-char="">
        <style:list-level-properties text:space-before="0.30035in" text:min-label-width="0.3in"/>
        <style:text-properties fo:color="#d34817" fo:font-family="Wingdings 2" style:font-charset="x-symbol" fo:font-size="85%"/>
      </text:list-level-style-bullet>
      <text:list-level-style-bullet text:level="3" text:bullet-char="">
        <style:list-level-properties text:space-before="0.60069in" text:min-label-width="0.3in"/>
        <style:text-properties fo:color="#d34817" fo:font-family="Wingdings 2" style:font-charset="x-symbol" fo:font-size="85%"/>
      </text:list-level-style-bullet>
      <text:list-level-style-bullet text:level="4" text:bullet-char="">
        <style:list-level-properties text:space-before="0.90104in" text:min-label-width="0.3in"/>
        <style:text-properties fo:color="#d34817" fo:font-family="Wingdings 2" style:font-charset="x-symbol" fo:font-size="85%"/>
      </text:list-level-style-bullet>
      <text:list-level-style-bullet text:level="5" text:bullet-char="">
        <style:list-level-properties text:space-before="1.20139in" text:min-label-width="0.3in"/>
        <style:text-properties fo:color="#d34817" fo:font-family="Wingdings 2" style:font-charset="x-symbol" fo:font-size="85%"/>
      </text:list-level-style-bullet>
      <text:list-level-style-bullet text:level="6" text:bullet-char="">
        <style:list-level-properties text:space-before="1.50139in" text:min-label-width="0.3in"/>
        <style:text-properties fo:color="#d34817" fo:font-family="Wingdings 2" style:font-charset="x-symbol" fo:font-size="85%"/>
      </text:list-level-style-bullet>
      <text:list-level-style-bullet text:level="7" text:bullet-char="">
        <style:list-level-properties text:space-before="1.80139in" text:min-label-width="0.3in"/>
        <style:text-properties fo:color="#d34817" fo:font-family="Wingdings 2" style:font-charset="x-symbol" fo:font-size="85%"/>
      </text:list-level-style-bullet>
      <text:list-level-style-bullet text:level="8" text:bullet-char="">
        <style:list-level-properties text:space-before="2.10139in" text:min-label-width="0.3in"/>
        <style:text-properties fo:color="#d34817" fo:font-family="Wingdings 2" style:font-charset="x-symbol" fo:font-size="85%"/>
      </text:list-level-style-bullet>
      <text:list-level-style-bullet text:level="9" text:bullet-char="">
        <style:list-level-properties text:space-before="2.40139in" text:min-label-width="0.3in"/>
        <style:text-properties fo:color="#d34817" fo:font-family="Wingdings 2" style:font-charset="x-symbol" fo:font-size="85%"/>
      </text:list-level-style-bullet>
    </text:list-style>
    <text:list-style style:name="a1231">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711">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761">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234">
      <text:list-level-style-number text:level="1" style:num-format="">
        <style:list-level-properties text:space-before="0in" text:min-label-width="0.29861in"/>
      </text:list-level-style-number>
      <text:list-level-style-number text:level="2" style:num-format="">
        <style:list-level-properties text:space-before="0.30035in" text:min-label-width="0.29861in"/>
      </text:list-level-style-number>
      <text:list-level-style-number text:level="3" style:num-format="">
        <style:list-level-properties text:space-before="0.60069in" text:min-label-width="0.29861in"/>
      </text:list-level-style-number>
      <text:list-level-style-number text:level="4" style:num-format="">
        <style:list-level-properties text:space-before="0.90104in" text:min-label-width="0.29861in"/>
      </text:list-level-style-number>
      <text:list-level-style-number text:level="5" style:num-format="">
        <style:list-level-properties text:space-before="1.20139in" text:min-label-width="0.29861in"/>
      </text:list-level-style-number>
      <text:list-level-style-number text:level="6" style:num-format="">
        <style:list-level-properties text:space-before="1.50139in" text:min-label-width="0.29861in"/>
      </text:list-level-style-number>
      <text:list-level-style-number text:level="7" style:num-format="">
        <style:list-level-properties text:space-before="1.80139in" text:min-label-width="0.29861in"/>
      </text:list-level-style-number>
      <text:list-level-style-number text:level="8" style:num-format="">
        <style:list-level-properties text:space-before="2.10139in" text:min-label-width="0.29861in"/>
      </text:list-level-style-number>
      <text:list-level-style-number text:level="9" style:num-format="">
        <style:list-level-properties text:space-before="2.40139in" text:min-label-width="0.29861in"/>
      </text:list-level-style-number>
    </text:list-style>
    <text:list-style style:name="a1714">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283">
      <text:list-level-style-number text:level="1" style:num-format="">
        <style:list-level-properties text:space-before="0in"/>
      </text:list-level-style-number>
      <text:list-level-style-number text:level="2" style:num-format="">
        <style:list-level-properties text:space-before="0.30035in"/>
      </text:list-level-style-number>
      <text:list-level-style-number text:level="3" style:num-format="">
        <style:list-level-properties text:space-before="0.60069in"/>
      </text:list-level-style-number>
      <text:list-level-style-number text:level="4" style:num-format="">
        <style:list-level-properties text:space-before="0.90104in"/>
      </text:list-level-style-number>
      <text:list-level-style-number text:level="5" style:num-format="">
        <style:list-level-properties text:space-before="1.20139in"/>
      </text:list-level-style-number>
      <text:list-level-style-number text:level="6" style:num-format="">
        <style:list-level-properties text:space-before="1.50139in"/>
      </text:list-level-style-number>
      <text:list-level-style-number text:level="7" style:num-format="">
        <style:list-level-properties text:space-before="1.80139in"/>
      </text:list-level-style-number>
      <text:list-level-style-number text:level="8" style:num-format="">
        <style:list-level-properties text:space-before="2.10139in"/>
      </text:list-level-style-number>
      <text:list-level-style-number text:level="9" style:num-format="">
        <style:list-level-properties text:space-before="2.40139in"/>
      </text:list-level-style-number>
    </text:list-style>
    <text:list-style style:name="a1764">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851">
      <text:list-level-style-bullet text:level="1" text:bullet-char="v">
        <style:list-level-properties text:space-before="0.19965in" text:min-label-width="0.5625in"/>
        <style:text-properties fo:color="#9b2d1f" fo:font-family="Wingdings" style:font-pitch="variable" fo:font-size="85%"/>
      </text:list-level-style-bullet>
      <text:list-level-style-bullet text:level="2" text:bullet-char="v">
        <style:list-level-properties text:space-before="0.5in" text:min-label-width="0.5625in"/>
        <style:text-properties fo:color="#9b2d1f" fo:font-family="Wingdings" style:font-pitch="variable" fo:font-size="85%"/>
      </text:list-level-style-bullet>
      <text:list-level-style-bullet text:level="3" text:bullet-char="v">
        <style:list-level-properties text:space-before="0.80035in" text:min-label-width="0.5625in"/>
        <style:text-properties fo:color="#9b2d1f" fo:font-family="Wingdings" style:font-pitch="variable" fo:font-size="85%"/>
      </text:list-level-style-bullet>
      <text:list-level-style-bullet text:level="4" text:bullet-char="v">
        <style:list-level-properties text:space-before="1.10069in" text:min-label-width="0.5625in"/>
        <style:text-properties fo:color="#9b2d1f" fo:font-family="Wingdings" style:font-pitch="variable" fo:font-size="85%"/>
      </text:list-level-style-bullet>
      <text:list-level-style-bullet text:level="5" text:bullet-char="v">
        <style:list-level-properties text:space-before="1.40104in" text:min-label-width="0.5625in"/>
        <style:text-properties fo:color="#9b2d1f" fo:font-family="Wingdings" style:font-pitch="variable" fo:font-size="85%"/>
      </text:list-level-style-bullet>
      <text:list-level-style-bullet text:level="6" text:bullet-char="v">
        <style:list-level-properties text:space-before="1.70104in" text:min-label-width="0.5625in"/>
        <style:text-properties fo:color="#9b2d1f" fo:font-family="Wingdings" style:font-pitch="variable" fo:font-size="85%"/>
      </text:list-level-style-bullet>
      <text:list-level-style-bullet text:level="7" text:bullet-char="v">
        <style:list-level-properties text:space-before="2.00104in" text:min-label-width="0.5625in"/>
        <style:text-properties fo:color="#9b2d1f" fo:font-family="Wingdings" style:font-pitch="variable" fo:font-size="85%"/>
      </text:list-level-style-bullet>
      <text:list-level-style-bullet text:level="8" text:bullet-char="v">
        <style:list-level-properties text:space-before="2.30104in" text:min-label-width="0.5625in"/>
        <style:text-properties fo:color="#9b2d1f" fo:font-family="Wingdings" style:font-pitch="variable" fo:font-size="85%"/>
      </text:list-level-style-bullet>
      <text:list-level-style-bullet text:level="9" text:bullet-char="v">
        <style:list-level-properties text:space-before="2.60104in" text:min-label-width="0.5625in"/>
        <style:text-properties fo:color="#9b2d1f" fo:font-family="Wingdings" style:font-pitch="variable" fo:font-size="85%"/>
      </text:list-level-style-bullet>
    </text:list-style>
    <text:list-style style:name="a1717">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office:automatic-styles>
  <office:body>
    <office:presentation>
      <draw:page draw:name="Slide1" draw:style-name="a822" draw:master-page-name="Master1-Layout1-title-Title-Slide" presentation:presentation-page-layout-name="Master1-PPL1" draw:id="Slide-256">
        <draw:frame draw:id="id104" presentation:style-name="a832" draw:name="Subtitle 2" svg:x="1.41667in" svg:y="3.5in" svg:width="7in" svg:height="1.75in" presentation:class="subtitle" presentation:placeholder="false">
          <draw:text-box>
            <text:p text:style-name="a826" text:class-names="" text:cond-style-name=""><text:span text:style-name="a823" text:class-names=""><text:a xlink:href="#Slide40" text:style-name="" text:visited-style-name="">Tasha<text:s text:c="1"/></text:a></text:span><text:span text:style-name="a824" text:class-names=""><text:a xlink:href="#Slide40" text:style-name="" text:visited-style-name="">Osafo</text:a></text:span><text:span text:style-name="a825" text:class-names=""><text:a xlink:href="#Slide40" text:style-name="" text:visited-style-name="">, CIP</text:a></text:span></text:p>
            <text:p text:style-name="a828" text:class-names="" text:cond-style-name=""><text:span text:style-name="a827" text:class-names=""><text:a xlink:href="#Slide40" text:style-name="" text:visited-style-name="">Assistant Director</text:a></text:span></text:p>
            <text:p text:style-name="a831" text:class-names="" text:cond-style-name=""><text:span text:style-name="a829" text:class-names=""><text:a xlink:href="#Slide40" text:style-name="" text:visited-style-name="">IRB Office</text:a></text:span><text:span text:style-name="a830" text:class-names=""><text:tab/></text:span></text:p>
          </draw:text-box>
          <svg:title/>
          <svg:desc/>
        </draw:frame>
        <draw:frame draw:id="id105" presentation:style-name="a835" draw:name="Title 1" svg:x="0.5in" svg:y="1.64757in" svg:width="9in" svg:height="1.60764in" presentation:class="title" presentation:placeholder="false">
          <draw:text-box>
            <text:p text:style-name="a834" text:class-names="" text:cond-style-name=""><text:span text:style-name="a833" text:class-names="">Exempt Review</text:span></text:p>
          </draw:text-box>
          <svg:title/>
          <svg:desc/>
        </draw:frame>
      </draw:page>
      <draw:page draw:name="Slide7" draw:style-name="a836" draw:master-page-name="Master1-Layout2-obj-Title-and-Content" presentation:presentation-page-layout-name="Master1-PPL2" draw:id="Slide-262">
        <draw:frame draw:id="id106" presentation:style-name="a839" draw:name="Title 1" svg:x="1in" svg:y="0.30035in" svg:width="8.5in" svg:height="1.25in" presentation:class="title" presentation:placeholder="false">
          <draw:text-box>
            <text:p text:style-name="a838" text:class-names="" text:cond-style-name=""><text:span text:style-name="a837" text:class-names="">OBJECTIVES</text:span></text:p>
          </draw:text-box>
          <svg:title/>
          <svg:desc/>
        </draw:frame>
        <draw:frame draw:id="id107" draw:style-name="a842" draw:name="Date Placeholder 3" svg:x="6.75in" svg:y="6.77083in" svg:width="3in" svg:height="0.52083in">
          <draw:text-box>
            <text:p text:style-name="a841" text:class-names="" text:cond-style-name=""><text:span text:style-name="a840" text:class-names="">10/14/2011 IRB Retreat</text:span></text:p>
          </draw:text-box>
          <svg:title/>
          <svg:desc/>
        </draw:frame>
        <draw:frame draw:id="id108" draw:style-name="a845" draw:name="Footer Placeholder 4" svg:x="1in" svg:y="6.75in" svg:width="4.33333in" svg:height="0.5in">
          <draw:text-box>
            <text:p text:style-name="a844" text:class-names="" text:cond-style-name=""><text:span text:style-name="a843" text:class-names="">TKO</text:span></text:p>
          </draw:text-box>
          <svg:title/>
          <svg:desc/>
        </draw:frame>
        <draw:frame draw:id="id109" presentation:style-name="a855" draw:name="Content Placeholder 2" svg:x="1in" svg:y="1.75in" svg:width="8.5in" svg:height="4.83333in" presentation:class="outline" presentation:placeholder="false">
          <draw:text-box>
            <text:list text:style-name="a848">
              <text:list-item>
                <text:list text:style-name="a848">
                  <text:list-item>
                    <text:p text:style-name="a847" text:class-names="" text:cond-style-name=""><text:span text:style-name="a846" text:class-names="">Review Basic IRB Concepts</text:span></text:p>
                  </text:list-item>
                </text:list>
              </text:list-item>
            </text:list>
            <text:list text:style-name="a851">
              <text:list-item>
                <text:list text:style-name="a851">
                  <text:list-item>
                    <text:p text:style-name="a850" text:class-names="" text:cond-style-name=""><text:span text:style-name="a849" text:class-names="">Overview of Exempt Categories</text:span></text:p>
                  </text:list-item>
                </text:list>
              </text:list-item>
            </text:list>
            <text:list text:style-name="a854">
              <text:list-item>
                <text:list text:style-name="a854">
                  <text:list-item>
                    <text:p text:style-name="a853" text:class-names="" text:cond-style-name=""><text:span text:style-name="a852" text:class-names=""/></text:p>
                  </text:list-item>
                </text:list>
              </text:list-item>
            </text:list>
          </draw:text-box>
          <svg:title/>
          <svg:desc/>
        </draw:frame>
      </draw:page>
      <draw:page draw:name="Slide8" draw:style-name="a856" draw:master-page-name="Master1-Layout2-obj-Title-and-Content" presentation:presentation-page-layout-name="Master1-PPL2" draw:id="Slide-263">
        <draw:frame draw:id="id110" draw:style-name="a859" draw:name="Date Placeholder 3" svg:x="6.75in" svg:y="6.77083in" svg:width="2.70833in" svg:height="0.52083in">
          <draw:text-box>
            <text:p text:style-name="a858" text:class-names="" text:cond-style-name=""><text:span text:style-name="a857" text:class-names="">10/14/2011 IRB Retreat</text:span></text:p>
          </draw:text-box>
          <svg:title/>
          <svg:desc/>
        </draw:frame>
        <draw:frame draw:id="id111" draw:style-name="a862" draw:name="Footer Placeholder 4" svg:x="1in" svg:y="6.75in" svg:width="4.33333in" svg:height="0.5in">
          <draw:text-box>
            <text:p text:style-name="a861" text:class-names="" text:cond-style-name=""><text:span text:style-name="a860" text:class-names="">TKO</text:span></text:p>
          </draw:text-box>
          <svg:title/>
          <svg:desc/>
        </draw:frame>
        <draw:frame draw:id="id112" presentation:style-name="a892" draw:name="Content Placeholder 2" svg:x="0.5in" svg:y="1.83333in" svg:width="9.16667in" svg:height="4.91667in" presentation:class="outline" presentation:placeholder="false">
          <draw:text-box>
            <text:list text:style-name="a865">
              <text:list-item>
                <text:p text:style-name="a864" text:class-names="" text:cond-style-name=""><text:span text:style-name="a863" text:class-names="">“I’m not interacting with humans. My project is exempt from the IRB.”<text:s text:c="1"/></text:span></text:p>
              </text:list-item>
            </text:list>
            <text:list text:style-name="a870">
              <text:list-item>
                <text:p text:style-name="a869" text:class-names="" text:cond-style-name=""><text:span text:style-name="a866" text:class-names="">“The PI is receiving de-identified data; her project is<text:s text:c="1"/></text:span><text:span text:style-name="a867" text:class-names="">e</text:span><text:span text:style-name="a868" text:class-names="">xempt.”<text:s text:c="1"/></text:span></text:p>
              </text:list-item>
            </text:list>
            <text:list text:style-name="a873">
              <text:list-item>
                <text:p text:style-name="a872" text:class-names="" text:cond-style-name=""><text:span text:style-name="a871" text:class-names="">“I’m doing a QI project; is my project exempt?”<text:s text:c="1"/></text:span></text:p>
              </text:list-item>
            </text:list>
            <text:list text:style-name="a876">
              <text:list-item>
                <text:p text:style-name="a875" text:class-names="" text:cond-style-name=""><text:span text:style-name="a874" text:class-names=""/></text:p>
              </text:list-item>
            </text:list>
            <text:list text:style-name="a879">
              <text:list-item>
                <text:p text:style-name="a878" text:class-names="" text:cond-style-name=""><text:span text:style-name="a877" text:class-names="">WHAT IS WRONG HERE? <text:s text:c="1"/></text:span></text:p>
              </text:list-item>
            </text:list>
            <text:list text:style-name="a882">
              <text:list-item>
                <text:p text:style-name="a881" text:class-names="" text:cond-style-name=""><text:span text:style-name="a880" text:class-names=""/></text:p>
              </text:list-item>
            </text:list>
            <text:list text:style-name="a885">
              <text:list-item>
                <text:list text:style-name="a885">
                  <text:list-item>
                    <text:p text:style-name="a884" text:class-names="" text:cond-style-name=""><text:span text:style-name="a883" text:class-names=""/></text:p>
                  </text:list-item>
                </text:list>
              </text:list-item>
            </text:list>
            <text:list text:style-name="a888">
              <text:list-item>
                <text:p text:style-name="a887" text:class-names="" text:cond-style-name=""><text:span text:style-name="a886" text:class-names=""/></text:p>
              </text:list-item>
            </text:list>
            <text:list text:style-name="a891">
              <text:list-item>
                <text:p text:style-name="a890" text:class-names="" text:cond-style-name=""><text:span text:style-name="a889" text:class-names=""/></text:p>
              </text:list-item>
            </text:list>
          </draw:text-box>
          <svg:title/>
          <svg:desc/>
        </draw:frame>
        <draw:frame draw:id="id113" presentation:style-name="a895" draw:name="Title 1" svg:x="0.91667in" svg:y="0.30035in" svg:width="8.58333in" svg:height="1.11632in" presentation:class="title" presentation:placeholder="false">
          <draw:text-box>
            <text:p text:style-name="a894" text:class-names="" text:cond-style-name=""><text:span text:style-name="a893" text:class-names="">COMMON EXPRESSIONS</text:span></text:p>
          </draw:text-box>
          <svg:title/>
          <svg:desc/>
        </draw:frame>
      </draw:page>
      <draw:page draw:name="Slide43" draw:style-name="a896" draw:master-page-name="Master1-Layout2-obj-Title-and-Content" presentation:presentation-page-layout-name="Master1-PPL2" draw:id="Slide-298">
        <draw:frame draw:id="id114" presentation:style-name="a900" draw:name="Title 1" svg:x="0.41667in" svg:y="0.30035in" svg:width="9.08333in" svg:height="2.28299in" presentation:class="title" presentation:placeholder="false">
          <draw:text-box>
            <text:p text:style-name="a899" text:class-names="" text:cond-style-name=""><text:span text:style-name="a897" text:class-names="">Misuse of the term “Exempt” when referring to “Non-human subjects research”</text:span><text:span text:style-name="a898" text:class-names=""/></text:p>
          </draw:text-box>
          <svg:title/>
          <svg:desc/>
        </draw:frame>
        <draw:frame draw:id="id115" presentation:style-name="a915" draw:name="Content Placeholder 2" svg:x="0.5in" svg:y="2.75in" svg:width="9in" svg:height="3.83333in" presentation:class="outline" presentation:placeholder="false">
          <draw:text-box>
            <text:list text:style-name="a903">
              <text:list-item>
                <text:p text:style-name="a902" text:class-names="" text:cond-style-name=""><text:span text:style-name="a901" text:class-names="">From IRB perspective, the project is either</text:span></text:p>
              </text:list-item>
            </text:list>
            <text:list text:style-name="a906">
              <text:list-item>
                <text:list text:style-name="a906">
                  <text:list-item>
                    <text:p text:style-name="a905" text:class-names="" text:cond-style-name=""><text:span text:style-name="a904" text:class-names="">Non-human subjects research</text:span></text:p>
                  </text:list-item>
                </text:list>
              </text:list-item>
            </text:list>
            <text:list text:style-name="a910">
              <text:list-item>
                <text:list text:style-name="a910">
                  <text:list-item>
                    <text:p text:style-name="a909" text:class-names="" text:cond-style-name=""><text:span text:style-name="a907" text:class-names="">or</text:span><text:span text:style-name="a908" text:class-names=""><text:s text:c="1"/></text:span></text:p>
                  </text:list-item>
                </text:list>
              </text:list-item>
            </text:list>
            <text:list text:style-name="a914">
              <text:list-item>
                <text:list text:style-name="a914">
                  <text:list-item>
                    <text:p text:style-name="a913" text:class-names="" text:cond-style-name=""><text:span text:style-name="a911" text:class-names="">Human subjects research that meets Exempt, Expedited, or Full Board review criteria</text:span><text:span text:style-name="a912" text:class-names=""/></text:p>
                  </text:list-item>
                </text:list>
              </text:list-item>
            </text:list>
          </draw:text-box>
          <svg:title/>
          <svg:desc/>
        </draw:frame>
        <draw:frame draw:id="id116" draw:style-name="a918" draw:name="Date Placeholder 3" svg:x="6.75in" svg:y="6.77083in" svg:width="2.70833in" svg:height="0.52083in">
          <draw:text-box>
            <text:p text:style-name="a917" text:class-names="" text:cond-style-name=""><text:span text:style-name="a916" text:class-names="">10/14/2011 IRB Retreat</text:span></text:p>
          </draw:text-box>
          <svg:title/>
          <svg:desc/>
        </draw:frame>
        <draw:frame draw:id="id117" draw:style-name="a921" draw:name="Footer Placeholder 4" svg:x="1in" svg:y="6.75in" svg:width="4.33333in" svg:height="0.5in">
          <draw:text-box>
            <text:p text:style-name="a920" text:class-names="" text:cond-style-name=""><text:span text:style-name="a919" text:class-names="">TKO</text:span></text:p>
          </draw:text-box>
          <svg:title/>
          <svg:desc/>
        </draw:frame>
      </draw:page>
      <draw:page draw:name="Slide9" draw:style-name="a922" draw:master-page-name="Master1-Layout2-obj-Title-and-Content" presentation:presentation-page-layout-name="Master1-PPL2" draw:id="Slide-264">
        <draw:frame draw:id="id118" presentation:style-name="a925" draw:name="Title 1" svg:x="1in" svg:y="0.30035in" svg:width="8.5in" svg:height="0.94965in" presentation:class="title" presentation:placeholder="false">
          <draw:text-box>
            <text:p text:style-name="a924" text:class-names="" text:cond-style-name=""><text:span text:style-name="a923" text:class-names="">Basic Decision Tree</text:span></text:p>
          </draw:text-box>
          <svg:title/>
          <svg:desc/>
        </draw:frame>
        <draw:frame draw:id="id119" draw:style-name="a928" draw:name="Date Placeholder 9" svg:x="6.75in" svg:y="6.77083in" svg:width="2.70833in" svg:height="0.52083in">
          <draw:text-box>
            <text:p text:style-name="a927" text:class-names="" text:cond-style-name=""><text:span text:style-name="a926" text:class-names="">10/14/2011 IRB Retreat</text:span></text:p>
          </draw:text-box>
          <svg:title/>
          <svg:desc/>
        </draw:frame>
        <draw:frame draw:id="id120" draw:style-name="a931" draw:name="Footer Placeholder 11" svg:x="1in" svg:y="6.75in" svg:width="4.33333in" svg:height="0.5in">
          <draw:text-box>
            <text:p text:style-name="a930" text:class-names="" text:cond-style-name=""><text:span text:style-name="a929" text:class-names="">TKO</text:span></text:p>
          </draw:text-box>
          <svg:title/>
          <svg:desc/>
        </draw:frame>
        <draw:frame draw:id="id121" presentation:style-name="a959" draw:name="Content Placeholder 2" svg:x="1in" svg:y="1.58333in" svg:width="8.5in" svg:height="5in" presentation:class="outline" presentation:placeholder="false">
          <draw:text-box>
            <text:list text:style-name="a934">
              <text:list-item>
                <text:p text:style-name="a933" text:class-names="" text:cond-style-name=""><text:span text:style-name="a932" text:class-names="">Step 1: Research? <text:s text:c="2"/><text:tab/><text:tab/>Yes <text:s text:c="5"/>No <text:s text:c="6"/>No IRB</text:span></text:p>
              </text:list-item>
            </text:list>
            <text:list text:style-name="a937">
              <text:list-item>
                <text:p text:style-name="a936" text:class-names="" text:cond-style-name=""><text:span text:style-name="a935" text:class-names=""><text:tab/><text:tab/><text:tab/><text:tab/><text:tab/><text:tab/></text:span></text:p>
              </text:list-item>
            </text:list>
            <text:list text:style-name="a940">
              <text:list-item>
                <text:p text:style-name="a939" text:class-names="" text:cond-style-name=""><text:span text:style-name="a938" text:class-names="">Step 2: Human Subjects? <text:tab/>Yes <text:s text:c="5"/>No <text:s text:c="6"/>No IRB</text:span></text:p>
              </text:list-item>
            </text:list>
            <text:list text:style-name="a943">
              <text:list-item>
                <text:p text:style-name="a942" text:class-names="" text:cond-style-name=""><text:span text:style-name="a941" text:class-names=""><text:tab/><text:tab/><text:tab/><text:tab/><text:tab/><text:tab/><text:tab/></text:span></text:p>
              </text:list-item>
            </text:list>
            <text:list text:style-name="a946">
              <text:list-item>
                <text:p text:style-name="a945" text:class-names="" text:cond-style-name=""><text:span text:style-name="a944" text:class-names="">Step 3: <text:s text:c="1"/>Exempt, Expedited or Full Board?</text:span></text:p>
              </text:list-item>
            </text:list>
            <text:list text:style-name="a949">
              <text:list-item>
                <text:p text:style-name="a948" text:class-names="" text:cond-style-name=""><text:span text:style-name="a947" text:class-names=""/></text:p>
              </text:list-item>
            </text:list>
            <text:list text:style-name="a952">
              <text:list-item>
                <text:p text:style-name="a951" text:class-names="" text:cond-style-name=""><text:span text:style-name="a950" text:class-names="">Step 4: <text:s text:c="1"/>Submit to IRB for final determination<text:s text:c="1"/></text:span></text:p>
              </text:list-item>
            </text:list>
            <text:list text:style-name="a955">
              <text:list-item>
                <text:p text:style-name="a954" text:class-names="" text:cond-style-name=""><text:span text:style-name="a953" text:class-names=""/></text:p>
              </text:list-item>
            </text:list>
            <text:list text:style-name="a958">
              <text:list-item>
                <text:p text:style-name="a957" text:class-names="" text:cond-style-name=""><text:span text:style-name="a956" text:class-names=""/></text:p>
              </text:list-item>
            </text:list>
          </draw:text-box>
          <svg:title/>
          <svg:desc/>
        </draw:frame>
        <draw:connector draw:type="line" svg:x1="6.5in" svg:y1="1.83333in" svg:x2="7in" svg:y2="1.83507in" draw:id="id122" draw:style-name="a961" draw:name="Straight Arrow Connector 7">
          <svg:title/>
          <svg:desc/>
        </draw:connector>
        <draw:connector draw:type="line" svg:x1="5.0842in" svg:y1="2.33247in" svg:x2="5.5842in" svg:y2="2.3342in" draw:id="id123" draw:style-name="a963" draw:transform="translate(-5.3342in -2.33333in) rotate(-1.5708) translate(5.3342in 2.33333in)" draw:name="Straight Arrow Connector 10">
          <svg:title/>
          <svg:desc/>
        </draw:connector>
        <draw:connector draw:type="line" svg:x1="6.5in" svg:y1="2.83333in" svg:x2="7in" svg:y2="2.83507in" draw:id="id124" draw:style-name="a965" draw:name="Straight Arrow Connector 12">
          <svg:title/>
          <svg:desc/>
        </draw:connector>
        <draw:connector draw:type="line" svg:x1="5.0842in" svg:y1="3.33247in" svg:x2="5.5842in" svg:y2="3.3342in" draw:id="id125" draw:style-name="a967" draw:transform="translate(-5.3342in -3.33333in) rotate(-1.5708) translate(5.3342in 3.33333in)" draw:name="Straight Arrow Connector 13">
          <svg:title/>
          <svg:desc/>
        </draw:connector>
        <draw:connector draw:type="line" svg:x1="5.0842in" svg:y1="4.49913in" svg:x2="5.5842in" svg:y2="4.50087in" draw:id="id126" draw:style-name="a969" draw:transform="translate(-5.3342in -4.5in) rotate(-1.5708) translate(5.3342in 4.5in)" draw:name="Straight Arrow Connector 15">
          <svg:title/>
          <svg:desc/>
        </draw:connector>
        <draw:connector draw:type="line" svg:x1="2.25in" svg:y1="4.16667in" svg:x2="8.25in" svg:y2="4.16667in" draw:id="id127" draw:style-name="a970" draw:name="Straight Connector 17">
          <svg:title/>
          <svg:desc/>
        </draw:connector>
      </draw:page>
      <draw:page draw:name="Slide10" draw:style-name="a971" draw:master-page-name="Master1-Layout2-obj-Title-and-Content" presentation:presentation-page-layout-name="Master1-PPL2" draw:id="Slide-265">
        <draw:frame draw:id="id128" presentation:style-name="a974" draw:name="Title 1" svg:x="0.58333in" svg:y="0.30035in" svg:width="8.91667in" svg:height="0.86632in" presentation:class="title" presentation:placeholder="false">
          <draw:text-box>
            <text:p text:style-name="a973" text:class-names="" text:cond-style-name=""><text:span text:style-name="a972" text:class-names="">Quick Facts about Exempt Research</text:span></text:p>
          </draw:text-box>
          <svg:title/>
          <svg:desc/>
        </draw:frame>
        <draw:frame draw:id="id129" draw:style-name="a977" draw:name="Date Placeholder 3" svg:x="6.75in" svg:y="6.77083in" svg:width="2.70833in" svg:height="0.52083in">
          <draw:text-box>
            <text:p text:style-name="a976" text:class-names="" text:cond-style-name=""><text:span text:style-name="a975" text:class-names="">10/14/2011 IRB Retreat</text:span></text:p>
          </draw:text-box>
          <svg:title/>
          <svg:desc/>
        </draw:frame>
        <draw:frame draw:id="id130" draw:style-name="a980" draw:name="Footer Placeholder 4" svg:x="1in" svg:y="6.75in" svg:width="4.33333in" svg:height="0.5in">
          <draw:text-box>
            <text:p text:style-name="a979" text:class-names="" text:cond-style-name=""><text:span text:style-name="a978" text:class-names="">TKO</text:span></text:p>
          </draw:text-box>
          <svg:title/>
          <svg:desc/>
        </draw:frame>
        <draw:frame draw:id="id131" presentation:style-name="a999" draw:name="Content Placeholder 2" svg:x="0.5in" svg:y="1.41667in" svg:width="9in" svg:height="5.33333in" presentation:class="outline" presentation:placeholder="false">
          <draw:text-box>
            <text:list text:style-name="a983">
              <text:list-item>
                <text:p text:style-name="a982" text:class-names="" text:cond-style-name=""><text:span text:style-name="a981" text:class-names="">No continuing review required</text:span></text:p>
              </text:list-item>
            </text:list>
            <text:list text:style-name="a986">
              <text:list-item>
                <text:p text:style-name="a985" text:class-names="" text:cond-style-name=""><text:span text:style-name="a984" text:class-names="">At NU, IRB Reviewer makes Exempt determination</text:span></text:p>
              </text:list-item>
            </text:list>
            <text:list text:style-name="a989">
              <text:list-item>
                <text:p text:style-name="a988" text:class-names="" text:cond-style-name=""><text:span text:style-name="a987" text:class-names="">6 OHRP &amp; 4 FDA categories(1 category overlaps)<text:s text:c="1"/></text:span></text:p>
              </text:list-item>
            </text:list>
            <text:list text:style-name="a992">
              <text:list-item>
                <text:p text:style-name="a991" text:class-names="" text:cond-style-name=""><text:span text:style-name="a990" text:class-names="">No prisoners; pregnant women allowed; minors allowed, but restrictions apply (Subpart B &amp; D determination not needed)</text:span></text:p>
              </text:list-item>
            </text:list>
            <text:list text:style-name="a995">
              <text:list-item>
                <text:p text:style-name="a994" text:class-names="" text:cond-style-name=""><text:span text:style-name="a993" text:class-names="">HIPAA requirements apply if PHI used or disclosed</text:span></text:p>
              </text:list-item>
            </text:list>
            <text:list text:style-name="a998">
              <text:list-item>
                <text:p text:style-name="a997" text:class-names="" text:cond-style-name=""><text:span text:style-name="a996" text:class-names=""/></text:p>
              </text:list-item>
            </text:list>
          </draw:text-box>
          <svg:title/>
          <svg:desc/>
        </draw:frame>
      </draw:page>
      <draw:page draw:name="Slide23" draw:style-name="a1000" draw:master-page-name="Master1-Layout2-obj-Title-and-Content" presentation:presentation-page-layout-name="Master1-PPL2" draw:id="Slide-278">
        <draw:frame draw:id="id132" presentation:style-name="a1003" draw:name="Title 1" svg:x="1in" svg:y="0.30035in" svg:width="8.5in" svg:height="1.25in" presentation:class="title" presentation:placeholder="false">
          <draw:text-box>
            <text:p text:style-name="a1002" text:class-names="" text:cond-style-name=""><text:span text:style-name="a1001" text:class-names="">OVERVIEW OF EXEMPT CATEGORIES</text:span></text:p>
          </draw:text-box>
          <svg:title/>
          <svg:desc/>
        </draw:frame>
        <draw:frame draw:id="id133" draw:style-name="a1006" draw:name="Date Placeholder 3" svg:x="6.75in" svg:y="6.77083in" svg:width="2.70833in" svg:height="0.52083in">
          <draw:text-box>
            <text:p text:style-name="a1005" text:class-names="" text:cond-style-name=""><text:span text:style-name="a1004" text:class-names="">10/14/2011 IRB Retreat</text:span></text:p>
          </draw:text-box>
          <svg:title/>
          <svg:desc/>
        </draw:frame>
        <draw:frame draw:id="id134" draw:style-name="a1009" draw:name="Footer Placeholder 4" svg:x="1in" svg:y="6.75in" svg:width="4.33333in" svg:height="0.5in">
          <draw:text-box>
            <text:p text:style-name="a1008" text:class-names="" text:cond-style-name=""><text:span text:style-name="a1007" text:class-names="">TKO</text:span></text:p>
          </draw:text-box>
          <svg:title/>
          <svg:desc/>
        </draw:frame>
        <draw:frame draw:id="id135" presentation:style-name="a1016" draw:name="Content Placeholder 2" svg:x="1in" svg:y="2in" svg:width="8.5in" svg:height="4.58333in" presentation:class="outline" presentation:placeholder="false">
          <draw:text-box>
            <text:list text:style-name="a1012">
              <text:list-item>
                <text:p text:style-name="a1011" text:class-names="" text:cond-style-name=""><text:span text:style-name="a1010" text:class-names="">Review the Exempt Categories and overlapping Expedited Categories.</text:span></text:p>
              </text:list-item>
            </text:list>
            <text:list text:style-name="a1015">
              <text:list-item>
                <text:p text:style-name="a1014" text:class-names="" text:cond-style-name=""><text:span text:style-name="a1013" text:class-names="">Case Scenarios</text:span></text:p>
              </text:list-item>
            </text:list>
          </draw:text-box>
          <svg:title/>
          <svg:desc/>
        </draw:frame>
      </draw:page>
      <draw:page draw:name="Slide24" draw:style-name="a1017" draw:master-page-name="Master1-Layout2-obj-Title-and-Content" presentation:presentation-page-layout-name="Master1-PPL2" draw:id="Slide-279">
        <draw:frame draw:id="id136" presentation:style-name="a1020" draw:name="Title 1" svg:x="1in" svg:y="0.30035in" svg:width="8.5in" svg:height="1.25in" presentation:class="title" presentation:placeholder="false">
          <draw:text-box>
            <text:p text:style-name="a1019" text:class-names="" text:cond-style-name=""><text:span text:style-name="a1018" text:class-names="">Exempt Category 1</text:span></text:p>
          </draw:text-box>
          <svg:title/>
          <svg:desc/>
        </draw:frame>
        <draw:frame draw:id="id137" draw:style-name="a1023" draw:name="Date Placeholder 3" svg:x="6.75in" svg:y="6.77083in" svg:width="2.70833in" svg:height="0.52083in">
          <draw:text-box>
            <text:p text:style-name="a1022" text:class-names="" text:cond-style-name=""><text:span text:style-name="a1021" text:class-names="">10/14/2011 IRB Retreat</text:span></text:p>
          </draw:text-box>
          <svg:title/>
          <svg:desc/>
        </draw:frame>
        <draw:frame draw:id="id138" draw:style-name="a1026" draw:name="Footer Placeholder 4" svg:x="1in" svg:y="6.75in" svg:width="4.33333in" svg:height="0.5in">
          <draw:text-box>
            <text:p text:style-name="a1025" text:class-names="" text:cond-style-name=""><text:span text:style-name="a1024" text:class-names="">TKO</text:span></text:p>
          </draw:text-box>
          <svg:title/>
          <svg:desc/>
        </draw:frame>
        <draw:frame draw:id="id139" presentation:style-name="a1045" draw:name="Content Placeholder 2" svg:x="1in" svg:y="1.58333in" svg:width="8.5in" svg:height="5in" presentation:class="outline" presentation:placeholder="false">
          <draw:text-box>
            <text:list text:style-name="a1035">
              <text:list-item>
                <text:p text:style-name="a1034" text:class-names="" text:cond-style-name=""><text:span text:style-name="a1027" text:class-names="">Research conducted in<text:s text:c="1"/></text:span><text:span text:style-name="a1028" text:class-names="">established</text:span><text:span text:style-name="a1029" text:class-names=""><text:s text:c="1"/>or<text:s text:c="1"/></text:span><text:span text:style-name="a1030" text:class-names="">commonly accepted educational settings</text:span><text:span text:style-name="a1031" text:class-names="">, involving<text:s text:c="1"/></text:span><text:span text:style-name="a1032" text:class-names="">normal educational practices</text:span><text:span text:style-name="a1033" text:class-names="">, such as<text:s text:c="1"/></text:span></text:p>
              </text:list-item>
            </text:list>
            <text:list text:style-name="a1038">
              <text:list-item>
                <text:p text:style-name="a1037" text:class-names="" text:cond-style-name=""><text:span text:style-name="a1036" text:class-names="">research on regular and special education instructional strategies, or<text:s text:c="1"/></text:span></text:p>
              </text:list-item>
            </text:list>
            <text:list text:style-name="a1041">
              <text:list-item>
                <text:p text:style-name="a1040" text:class-names="" text:cond-style-name=""><text:span text:style-name="a1039" text:class-names="">research on the effectiveness of or the comparison among instructional techniques, curricula, or classroom management methods.</text:span></text:p>
              </text:list-item>
            </text:list>
            <text:list text:style-name="a1044">
              <text:list-item>
                <text:p text:style-name="a1043" text:class-names="" text:cond-style-name=""><text:span text:style-name="a1042" text:class-names=""/></text:p>
              </text:list-item>
            </text:list>
          </draw:text-box>
          <svg:title/>
          <svg:desc/>
        </draw:frame>
        <presentation:notes draw:style-name="a1051">
          <draw:page-thumbnail draw:page-number="8" svg:x="1.25in" svg:y="0.75in" svg:width="5in" svg:height="3.75in" presentation:class="page" draw:id="id140" presentation:style-name="a1046" draw:name="Slide Image Placeholder 1">
            <svg:title/>
            <svg:desc/>
          </draw:page-thumbnail>
          <draw:frame draw:id="id141" presentation:style-name="a1047" draw:name="Notes Placeholder 2" svg:x="0.75in" svg:y="4.75in" svg:width="6in" svg:height="4.5in" presentation:class="notes" presentation:placeholder="true">
            <draw:text-box/>
            <svg:title/>
            <svg:desc/>
          </draw:frame>
          <draw:frame draw:id="id142" draw:style-name="a1050" draw:name="Slide Number Placeholder 3" svg:x="4.24826in" svg:y="9.49826in" svg:width="3.25in" svg:height="0.5in">
            <draw:text-box>
              <text:p text:style-name="a1049" text:class-names="" text:cond-style-name=""><text:span text:style-name="a1048" text:class-names=""><text:page-number style:num-format="1" text:fixed="false"/></text:span></text:p>
            </draw:text-box>
            <svg:title/>
            <svg:desc/>
          </draw:frame>
        </presentation:notes>
      </draw:page>
      <draw:page draw:name="Slide31" draw:style-name="a1052" draw:master-page-name="Master1-Layout2-obj-Title-and-Content" presentation:presentation-page-layout-name="Master1-PPL2" draw:id="Slide-286">
        <draw:frame draw:id="id143" presentation:style-name="a1056" draw:name="Title 1" svg:x="0.41667in" svg:y="0.25in" svg:width="9in" svg:height="1.08333in" presentation:class="title" presentation:placeholder="false">
          <draw:text-box>
            <text:p text:style-name="a1055" text:class-names="" text:cond-style-name=""><text:span text:style-name="a1053" text:class-names="">Exempt Category 1</text:span><text:span text:style-name="a1054" text:class-names=""/></text:p>
          </draw:text-box>
          <svg:title/>
          <svg:desc/>
        </draw:frame>
        <draw:frame draw:id="id144" draw:style-name="a1059" draw:name="Date Placeholder 3" svg:x="6.75in" svg:y="6.77083in" svg:width="2.70833in" svg:height="0.52083in">
          <draw:text-box>
            <text:p text:style-name="a1058" text:class-names="" text:cond-style-name=""><text:span text:style-name="a1057" text:class-names="">10/14/2011 IRB Retreat</text:span></text:p>
          </draw:text-box>
          <svg:title/>
          <svg:desc/>
        </draw:frame>
        <draw:frame draw:id="id145" draw:style-name="a1062" draw:name="Footer Placeholder 4" svg:x="1in" svg:y="6.75in" svg:width="4.33333in" svg:height="0.5in">
          <draw:text-box>
            <text:p text:style-name="a1061" text:class-names="" text:cond-style-name=""><text:span text:style-name="a1060" text:class-names="">TKO</text:span></text:p>
          </draw:text-box>
          <svg:title/>
          <svg:desc/>
        </draw:frame>
        <draw:frame draw:id="id146" presentation:style-name="a1091" draw:name="Content Placeholder 2" svg:x="0.5in" svg:y="1.33333in" svg:width="9in" svg:height="5.36632in" presentation:class="outline" presentation:placeholder="false">
          <draw:text-box>
            <text:list text:style-name="a1065">
              <text:list-item>
                <text:p text:style-name="a1064" text:class-names="" text:cond-style-name=""><text:span text:style-name="a1063" text:class-names="">Key Points:<text:s text:c="1"/></text:span></text:p>
              </text:list-item>
            </text:list>
            <text:list text:style-name="a1068">
              <text:list-item>
                <text:p text:style-name="a1067" text:class-names="" text:cond-style-name=""><text:span text:style-name="a1066" text:class-names="">Research in established or commonly accepted educational settings, and<text:s text:c="1"/></text:span></text:p>
              </text:list-item>
            </text:list>
            <text:list text:style-name="a1075">
              <text:list-item>
                <text:p text:style-name="a1074" text:class-names="" text:cond-style-name=""><text:span text:style-name="a1069" text:class-names="">Research of normal<text:s text:c="1"/></text:span><text:span text:style-name="a1070" text:class-names="">e</text:span><text:span text:style-name="a1071" text:class-names="">ducation<text:s text:c="1"/></text:span><text:span text:style-name="a1072" text:class-names="">p</text:span><text:span text:style-name="a1073" text:class-names="">ractices<text:s text:c="1"/></text:span></text:p>
              </text:list-item>
            </text:list>
            <text:list text:style-name="a1078">
              <text:list-item>
                <text:p text:style-name="a1077" text:class-names="" text:cond-style-name=""><text:span text:style-name="a1076" text:class-names="">Examples:<text:s text:c="1"/></text:span></text:p>
              </text:list-item>
            </text:list>
            <text:list text:style-name="a1081">
              <text:list-item>
                <text:p text:style-name="a1080" text:class-names="" text:cond-style-name=""><text:span text:style-name="a1079" text:class-names="">Evaluating the use of accepted or revised standardized tests<text:s text:c="1"/></text:span></text:p>
              </text:list-item>
            </text:list>
            <text:list text:style-name="a1084">
              <text:list-item>
                <text:p text:style-name="a1083" text:class-names="" text:cond-style-name=""><text:span text:style-name="a1082" text:class-names="">A program evaluation of pharmacy continuing education<text:s text:c="1"/></text:span></text:p>
              </text:list-item>
            </text:list>
            <text:list text:style-name="a1087">
              <text:list-item>
                <text:p text:style-name="a1086" text:class-names="" text:cond-style-name=""><text:span text:style-name="a1085" text:class-names=""/></text:p>
              </text:list-item>
            </text:list>
            <text:list text:style-name="a1090">
              <text:list-item>
                <text:p text:style-name="a1089" text:class-names="" text:cond-style-name=""><text:span text:style-name="a1088" text:class-names=""/></text:p>
              </text:list-item>
            </text:list>
          </draw:text-box>
          <svg:title/>
          <svg:desc/>
        </draw:frame>
      </draw:page>
      <draw:page draw:name="Slide52" draw:style-name="a1092" draw:master-page-name="Master1-Layout2-obj-Title-and-Content" presentation:presentation-page-layout-name="Master1-PPL2" draw:id="Slide-307">
        <draw:frame draw:id="id147" presentation:style-name="a1096" draw:name="Title 1" svg:x="0.5in" svg:y="0.30035in" svg:width="9in" svg:height="1.03299in" presentation:class="title" presentation:placeholder="false">
          <draw:text-box>
            <text:p text:style-name="a1095" text:class-names="" text:cond-style-name=""><text:span text:style-name="a1093" text:class-names="">Case Scenario</text:span><text:span text:style-name="a1094" text:class-names=""/></text:p>
          </draw:text-box>
          <svg:title/>
          <svg:desc/>
        </draw:frame>
        <draw:frame draw:id="id148" presentation:style-name="a1100" draw:name="Content Placeholder 2" svg:x="0.5in" svg:y="1.41667in" svg:width="9in" svg:height="5.16667in" presentation:class="outline" presentation:placeholder="false">
          <draw:text-box>
            <text:list text:style-name="a1099">
              <text:list-item>
                <text:p text:style-name="a1098" text:class-names="" text:cond-style-name=""><text:span text:style-name="a1097" text:class-names="">Chicago public schools have offered SAT preparation workshops to its students for the last 10 years. The school tracks SAT results for its own purposes. <text:s text:c="1"/>Professor Kim from NU wishes to study the impact of these workshops on SAT scores in the schools.<text:s text:c="1"/></text:span></text:p>
              </text:list-item>
            </text:list>
          </draw:text-box>
          <svg:title/>
          <svg:desc/>
        </draw:frame>
        <draw:frame draw:id="id149" draw:style-name="a1103" draw:name="Date Placeholder 3" svg:x="6.75in" svg:y="6.77083in" svg:width="2.70833in" svg:height="0.52083in">
          <draw:text-box>
            <text:p text:style-name="a1102" text:class-names="" text:cond-style-name=""><text:span text:style-name="a1101" text:class-names="">10/14/2011 IRB Retreat</text:span></text:p>
          </draw:text-box>
          <svg:title/>
          <svg:desc/>
        </draw:frame>
        <draw:frame draw:id="id150" draw:style-name="a1106" draw:name="Footer Placeholder 4" svg:x="1in" svg:y="6.75in" svg:width="4.33333in" svg:height="0.5in">
          <draw:text-box>
            <text:p text:style-name="a1105" text:class-names="" text:cond-style-name=""><text:span text:style-name="a1104" text:class-names="">TKO</text:span></text:p>
          </draw:text-box>
          <svg:title/>
          <svg:desc/>
        </draw:frame>
      </draw:page>
      <draw:page draw:name="Slide53" draw:style-name="a1107" draw:master-page-name="Master1-Layout2-obj-Title-and-Content" presentation:presentation-page-layout-name="Master1-PPL2" draw:id="Slide-308">
        <draw:frame draw:id="id151" presentation:style-name="a1111" draw:name="Title 1" svg:x="0.41667in" svg:y="0.30035in" svg:width="9.08333in" svg:height="0.78299in" presentation:class="title" presentation:placeholder="false">
          <draw:text-box>
            <text:p text:style-name="a1110" text:class-names="" text:cond-style-name=""><text:span text:style-name="a1108" text:class-names="">Not Human Subjects Research Scenario</text:span><text:span text:style-name="a1109" text:class-names=""/></text:p>
          </draw:text-box>
          <svg:title/>
          <svg:desc/>
        </draw:frame>
        <draw:frame draw:id="id152" presentation:style-name="a1122" draw:name="Content Placeholder 2" svg:x="0.33333in" svg:y="1.25in" svg:width="9.33333in" svg:height="5.58333in" presentation:class="outline" presentation:placeholder="false">
          <draw:text-box>
            <text:list text:style-name="a1114">
              <text:list-item>
                <text:list text:style-name="a1114">
                  <text:list-item>
                    <text:p text:style-name="a1113" text:class-names="" text:cond-style-name=""><text:span text:style-name="a1112" text:class-names="">The schools will give Dr. Kim de-identified SAT scores from 2006 to 2011 for her research. <text:s text:c="3"/>Neither Dr. Kim or the schools will be able to link the scores back to the students. <text:s text:c="1"/>She will collect basic demographics about the school from their websites.</text:span></text:p>
                  </text:list-item>
                </text:list>
              </text:list-item>
            </text:list>
            <text:list text:style-name="a1118">
              <text:list-item>
                <text:list text:style-name="a1118">
                  <text:list-item>
                    <text:p text:style-name="a1117" text:class-names="" text:cond-style-name=""><text:span text:style-name="a1115" text:class-names="">KEY POINTS: <text:s text:c="1"/></text:span><text:span text:style-name="a1116" text:class-names="">Dr. Kim is receiving a de-identified dataset that was not originally collected for her study. Human subjects are not involved; therefore, IRB review is not required.<text:s text:c="1"/></text:span></text:p>
                  </text:list-item>
                </text:list>
              </text:list-item>
            </text:list>
            <text:list text:style-name="a1121">
              <text:list-item>
                <text:list text:style-name="a1121">
                  <text:list-item>
                    <text:p text:style-name="a1120" text:class-names="" text:cond-style-name=""><text:span text:style-name="a1119" text:class-names=""/></text:p>
                  </text:list-item>
                </text:list>
              </text:list-item>
            </text:list>
          </draw:text-box>
          <svg:title/>
          <svg:desc/>
        </draw:frame>
        <draw:frame draw:id="id153" draw:style-name="a1125" draw:name="Date Placeholder 3" svg:x="6.75in" svg:y="6.77083in" svg:width="2.70833in" svg:height="0.52083in">
          <draw:text-box>
            <text:p text:style-name="a1124" text:class-names="" text:cond-style-name=""><text:span text:style-name="a1123" text:class-names="">10/14/2011 IRB Retreat</text:span></text:p>
          </draw:text-box>
          <svg:title/>
          <svg:desc/>
        </draw:frame>
        <draw:frame draw:id="id154" draw:style-name="a1128" draw:name="Footer Placeholder 4" svg:x="1in" svg:y="6.75in" svg:width="4.33333in" svg:height="0.5in">
          <draw:text-box>
            <text:p text:style-name="a1127" text:class-names="" text:cond-style-name=""><text:span text:style-name="a1126" text:class-names="">TKO</text:span></text:p>
          </draw:text-box>
          <svg:title/>
          <svg:desc/>
        </draw:frame>
      </draw:page>
      <draw:page draw:name="Slide54" draw:style-name="a1129" draw:master-page-name="Master1-Layout2-obj-Title-and-Content" presentation:presentation-page-layout-name="Master1-PPL2" draw:id="Slide-309">
        <draw:frame draw:id="id155" presentation:style-name="a1133" draw:name="Title 1" svg:x="1in" svg:y="0.30035in" svg:width="8.5in" svg:height="0.94965in" presentation:class="title" presentation:placeholder="false">
          <draw:text-box>
            <text:p text:style-name="a1132" text:class-names="" text:cond-style-name=""><text:span text:style-name="a1130" text:class-names="">Exempt Scenario</text:span><text:span text:style-name="a1131" text:class-names=""/></text:p>
          </draw:text-box>
          <svg:title/>
          <svg:desc/>
        </draw:frame>
        <draw:frame draw:id="id156" presentation:style-name="a1142" draw:name="Content Placeholder 2" svg:x="0.5in" svg:y="1.16667in" svg:width="9in" svg:height="5.41667in" presentation:class="outline" presentation:placeholder="false">
          <draw:text-box>
            <text:list text:style-name="a1136">
              <text:list-item>
                <text:p text:style-name="a1135" text:class-names="" text:cond-style-name=""><text:span text:style-name="a1134" text:class-names="">Dr. Kim plans to administer a pre and post workshop survey to participating students to measure satisfaction and effectiveness of the workshop.</text:span></text:p>
              </text:list-item>
            </text:list>
            <text:list text:style-name="a1141">
              <text:list-item>
                <text:p text:style-name="a1140" text:class-names="" text:cond-style-name=""><text:span text:style-name="a1137" text:class-names="">Key Points: <text:s text:c="1"/></text:span><text:span text:style-name="a1138" text:class-names="">Dr. Kim is conducting research with human subjects due to administration of the survey. <text:s text:c="1"/>However, it meets Exempt category 1 as it is in a commonly accepted education setting (high school) and is studying the effectiveness of standard instruction techniques (the workshops).</text:span><text:span text:style-name="a1139" text:class-names=""/></text:p>
              </text:list-item>
            </text:list>
          </draw:text-box>
          <svg:title/>
          <svg:desc/>
        </draw:frame>
        <draw:frame draw:id="id157" draw:style-name="a1145" draw:name="Date Placeholder 3" svg:x="6.75in" svg:y="6.77083in" svg:width="2.70833in" svg:height="0.52083in">
          <draw:text-box>
            <text:p text:style-name="a1144" text:class-names="" text:cond-style-name=""><text:span text:style-name="a1143" text:class-names="">10/14/2011 IRB Retreat</text:span></text:p>
          </draw:text-box>
          <svg:title/>
          <svg:desc/>
        </draw:frame>
        <draw:frame draw:id="id158" draw:style-name="a1148" draw:name="Footer Placeholder 4" svg:x="1in" svg:y="6.75in" svg:width="4.33333in" svg:height="0.5in">
          <draw:text-box>
            <text:p text:style-name="a1147" text:class-names="" text:cond-style-name=""><text:span text:style-name="a1146" text:class-names="">TKO</text:span></text:p>
          </draw:text-box>
          <svg:title/>
          <svg:desc/>
        </draw:frame>
      </draw:page>
      <draw:page draw:name="Slide55" draw:style-name="a1149" draw:master-page-name="Master1-Layout2-obj-Title-and-Content" presentation:presentation-page-layout-name="Master1-PPL2" draw:id="Slide-310">
        <draw:frame draw:id="id159" presentation:style-name="a1153" draw:name="Title 1" svg:x="1in" svg:y="0.30035in" svg:width="8.5in" svg:height="0.86632in" presentation:class="title" presentation:placeholder="false">
          <draw:text-box>
            <text:p text:style-name="a1152" text:class-names="" text:cond-style-name=""><text:span text:style-name="a1150" text:class-names="">Not Exempt Scenario<text:s text:c="1"/></text:span><text:span text:style-name="a1151" text:class-names=""/></text:p>
          </draw:text-box>
          <svg:title/>
          <svg:desc/>
        </draw:frame>
        <draw:frame draw:id="id160" presentation:style-name="a1163" draw:name="Content Placeholder 2" svg:x="0.33333in" svg:y="1.08333in" svg:width="9.16667in" svg:height="5.5in" presentation:class="outline" presentation:placeholder="false">
          <draw:text-box>
            <text:list text:style-name="a1156">
              <text:list-item>
                <text:p text:style-name="a1155" text:class-names="" text:cond-style-name=""><text:span text:style-name="a1154" text:class-names="">Dr. Kim will assess if the workshops would be more effective if held outdoors by randomizing ½ the students to the normal workshop in the classroom; the other ½ are randomized to the woods. <text:s text:c="1"/></text:span></text:p>
              </text:list-item>
            </text:list>
            <text:list text:style-name="a1162">
              <text:list-item>
                <text:p text:style-name="a1161" text:class-names="" text:cond-style-name=""><text:span text:style-name="a1157" text:class-names="">Key Points: <text:s text:c="1"/></text:span><text:span text:style-name="a1158" text:class-names="">While Dr. Kim is still studying a <text:s text:c="1"/>normal educational practice (the workshops), the setting in the woods is not considered a<text:s text:c="1"/></text:span><text:span text:style-name="a1159" text:class-names="">commonly accepted educational setting and the research does not qualify for Exempt status. Expedited review or Full Board review is required.<text:s text:c="1"/></text:span><text:span text:style-name="a1160" text:class-names=""/></text:p>
              </text:list-item>
            </text:list>
          </draw:text-box>
          <svg:title/>
          <svg:desc/>
        </draw:frame>
        <draw:frame draw:id="id161" draw:style-name="a1166" draw:name="Date Placeholder 3" svg:x="6.75in" svg:y="6.77083in" svg:width="2.70833in" svg:height="0.52083in">
          <draw:text-box>
            <text:p text:style-name="a1165" text:class-names="" text:cond-style-name=""><text:span text:style-name="a1164" text:class-names="">10/14/2011 IRB Retreat</text:span></text:p>
          </draw:text-box>
          <svg:title/>
          <svg:desc/>
        </draw:frame>
        <draw:frame draw:id="id162" draw:style-name="a1169" draw:name="Footer Placeholder 4" svg:x="1in" svg:y="6.75in" svg:width="4.33333in" svg:height="0.5in">
          <draw:text-box>
            <text:p text:style-name="a1168" text:class-names="" text:cond-style-name=""><text:span text:style-name="a1167" text:class-names="">TKO</text:span></text:p>
          </draw:text-box>
          <svg:title/>
          <svg:desc/>
        </draw:frame>
      </draw:page>
      <draw:page draw:name="Slide25" draw:style-name="a1170" draw:master-page-name="Master1-Layout2-obj-Title-and-Content" presentation:presentation-page-layout-name="Master1-PPL2" draw:id="Slide-280">
        <draw:frame draw:id="id163" presentation:style-name="a1177" draw:name="Title 1" svg:x="0.5in" svg:y="0.30035in" svg:width="8.75in" svg:height="0.78299in" presentation:class="title" presentation:placeholder="false">
          <draw:text-box>
            <text:p text:style-name="a1176" text:class-names="" text:cond-style-name=""><text:span text:style-name="a1171" text:class-names=""><text:line-break/><text:line-break/><text:line-break/><text:line-break/></text:span><text:span text:style-name="a1172" text:class-names=""><text:line-break/></text:span><text:span text:style-name="a1173" text:class-names=""><text:s text:c="1"/></text:span><text:span text:style-name="a1174" text:class-names="">Exempt Category 2</text:span><text:span text:style-name="a1175" text:class-names=""/></text:p>
          </draw:text-box>
          <svg:title/>
          <svg:desc/>
        </draw:frame>
        <draw:frame draw:id="id164" draw:style-name="a1180" draw:name="Date Placeholder 3" svg:x="6.75in" svg:y="6.77083in" svg:width="2.70833in" svg:height="0.52083in">
          <draw:text-box>
            <text:p text:style-name="a1179" text:class-names="" text:cond-style-name=""><text:span text:style-name="a1178" text:class-names="">10/14/2011 IRB Retreat</text:span></text:p>
          </draw:text-box>
          <svg:title/>
          <svg:desc/>
        </draw:frame>
        <draw:frame draw:id="id165" draw:style-name="a1183" draw:name="Footer Placeholder 4" svg:x="1in" svg:y="6.75in" svg:width="4.33333in" svg:height="0.5in">
          <draw:text-box>
            <text:p text:style-name="a1182" text:class-names="" text:cond-style-name=""><text:span text:style-name="a1181" text:class-names="">TKO</text:span></text:p>
          </draw:text-box>
          <svg:title/>
          <svg:desc/>
        </draw:frame>
        <draw:frame draw:id="id166" presentation:style-name="a1197" draw:name="Content Placeholder 2" svg:x="0.5in" svg:y="1.08333in" svg:width="9in" svg:height="5.61632in" presentation:class="outline" presentation:placeholder="false">
          <draw:text-box>
            <text:list text:style-name="a1186">
              <text:list-item>
                <text:p text:style-name="a1185" text:class-names="" text:cond-style-name=""><text:span text:style-name="a1184" text:class-names="">Research involving the use of educational tests (cognitive, diagnostic, aptitude, achievement), survey procedures, interview procedures or observation of public behavior, unless:<text:s text:c="1"/></text:span></text:p>
              </text:list-item>
            </text:list>
            <text:list text:style-name="a1190">
              <text:list-item>
                <text:p text:style-name="a1189" text:class-names="" text:cond-style-name=""><text:span text:style-name="a1187" text:class-names="">information obtained is recorded in such a manner that human subjects can be identified, directly or through identifiers linked to the subjects;<text:s text:c="1"/></text:span><text:span text:style-name="a1188" text:class-names="">and<text:s text:c="1"/></text:span></text:p>
              </text:list-item>
            </text:list>
            <text:list text:style-name="a1193">
              <text:list-item>
                <text:p text:style-name="a1192" text:class-names="" text:cond-style-name=""><text:span text:style-name="a1191" text:class-names="">(ii) any disclosure of the human subjects' responses outside the research could reasonably place the subjects at risk of criminal or civil liability or be damaging to the subjects' financial standing, employability, or reputation.</text:span></text:p>
              </text:list-item>
            </text:list>
            <text:list text:style-name="a1196">
              <text:list-item>
                <text:p text:style-name="a1195" text:class-names="" text:cond-style-name=""><text:span text:style-name="a1194" text:class-names=""/></text:p>
              </text:list-item>
            </text:list>
          </draw:text-box>
          <svg:title/>
          <svg:desc/>
        </draw:frame>
      </draw:page>
      <draw:page draw:name="Slide36" draw:style-name="a1198" draw:master-page-name="Master1-Layout2-obj-Title-and-Content" presentation:presentation-page-layout-name="Master1-PPL2" draw:id="Slide-291">
        <draw:frame draw:id="id167" presentation:style-name="a1201" draw:name="Title 1" svg:x="0.5in" svg:y="0.30035in" svg:width="9in" svg:height="0.94965in" presentation:class="title" presentation:placeholder="false">
          <draw:text-box>
            <text:p text:style-name="a1200" text:class-names="" text:cond-style-name=""><text:span text:style-name="a1199" text:class-names="">Exempt Category 2</text:span></text:p>
          </draw:text-box>
          <svg:title/>
          <svg:desc/>
        </draw:frame>
        <draw:frame draw:id="id168" draw:style-name="a1204" draw:name="Date Placeholder 3" svg:x="6.75in" svg:y="6.77083in" svg:width="2.70833in" svg:height="0.52083in">
          <draw:text-box>
            <text:p text:style-name="a1203" text:class-names="" text:cond-style-name=""><text:span text:style-name="a1202" text:class-names="">10/14/2011 IRB Retreat</text:span></text:p>
          </draw:text-box>
          <svg:title/>
          <svg:desc/>
        </draw:frame>
        <draw:frame draw:id="id169" draw:style-name="a1207" draw:name="Footer Placeholder 4" svg:x="1in" svg:y="6.75in" svg:width="4.33333in" svg:height="0.5in">
          <draw:text-box>
            <text:p text:style-name="a1206" text:class-names="" text:cond-style-name=""><text:span text:style-name="a1205" text:class-names="">TKO</text:span></text:p>
          </draw:text-box>
          <svg:title/>
          <svg:desc/>
        </draw:frame>
        <draw:frame draw:id="id170" presentation:style-name="a1235" draw:name="Content Placeholder 2" svg:x="0.5in" svg:y="1.41667in" svg:width="9in" svg:height="5.28299in" presentation:class="outline" presentation:placeholder="false">
          <draw:text-box>
            <text:list text:style-name="a1210">
              <text:list-item>
                <text:p text:style-name="a1209" text:class-names="" text:cond-style-name=""><text:span text:style-name="a1208" text:class-names="">Key Points:</text:span></text:p>
              </text:list-item>
            </text:list>
            <text:list text:style-name="a1213">
              <text:list-item>
                <text:p text:style-name="a1212" text:class-names="" text:cond-style-name=""><text:span text:style-name="a1211" text:class-names="">Minors cannot be surveyed or interviewed. <text:s text:c="1"/>Investigator may observe public behavior of children, but cannot participate in that behavior or activity.<text:s text:c="1"/></text:span></text:p>
              </text:list-item>
            </text:list>
            <text:list text:style-name="a1216">
              <text:list-item>
                <text:p text:style-name="a1215" text:class-names="" text:cond-style-name=""><text:span text:style-name="a1214" text:class-names="">Identifiers can be recorded if disclosure of the subject’s responses will not place them at risk<text:s text:c="1"/></text:span></text:p>
              </text:list-item>
            </text:list>
            <text:list text:style-name="a1219">
              <text:list-item>
                <text:p text:style-name="a1218" text:class-names="" text:cond-style-name=""><text:span text:style-name="a1217" text:class-names="">Examples:</text:span></text:p>
              </text:list-item>
            </text:list>
            <text:list text:style-name="a1222">
              <text:list-item>
                <text:p text:style-name="a1221" text:class-names="" text:cond-style-name=""><text:span text:style-name="a1220" text:class-names="">Survey of physicians regarding new pt. triage process</text:span></text:p>
              </text:list-item>
            </text:list>
            <text:list text:style-name="a1225">
              <text:list-item>
                <text:p text:style-name="a1224" text:class-names="" text:cond-style-name=""><text:span text:style-name="a1223" text:class-names="">Focus group to study impact of exercise on QOL<text:s text:c="1"/></text:span></text:p>
              </text:list-item>
            </text:list>
            <text:list text:style-name="a1228">
              <text:list-item>
                <text:p text:style-name="a1227" text:class-names="" text:cond-style-name=""><text:span text:style-name="a1226" text:class-names=""/></text:p>
              </text:list-item>
            </text:list>
            <text:list text:style-name="a1231">
              <text:list-item>
                <text:p text:style-name="a1230" text:class-names="" text:cond-style-name=""><text:span text:style-name="a1229" text:class-names=""/></text:p>
              </text:list-item>
            </text:list>
            <text:list text:style-name="a1234">
              <text:list-item>
                <text:p text:style-name="a1233" text:class-names="" text:cond-style-name=""><text:span text:style-name="a1232" text:class-names=""/></text:p>
              </text:list-item>
            </text:list>
          </draw:text-box>
          <svg:title/>
          <svg:desc/>
        </draw:frame>
      </draw:page>
      <draw:page draw:name="Slide45" draw:style-name="a1236" draw:master-page-name="Master1-Layout2-obj-Title-and-Content" presentation:presentation-page-layout-name="Master1-PPL2" draw:id="Slide-300">
        <draw:frame draw:id="id171" presentation:style-name="a1242" draw:name="Title 1" svg:x="0.16667in" svg:y="0.25in" svg:width="9.5in" svg:height="0.91667in" presentation:class="title" presentation:placeholder="false">
          <draw:text-box>
            <text:p text:style-name="a1241" text:class-names="" text:cond-style-name=""><text:span text:style-name="a1237" text:class-names="">Exempt Category 2<text:s text:c="1"/></text:span><text:span text:style-name="a1238" text:class-names="">v</text:span><text:span text:style-name="a1239" text:class-names=""><text:s text:c="1"/>Expedited Category 7</text:span><text:span text:style-name="a1240" text:class-names=""/></text:p>
          </draw:text-box>
          <svg:title/>
          <svg:desc/>
        </draw:frame>
        <draw:frame draw:id="id172" presentation:style-name="a1252" draw:name="Content Placeholder 2" svg:x="0.33333in" svg:y="1.25in" svg:width="9.16667in" svg:height="5.33333in" presentation:class="outline" presentation:placeholder="false">
          <draw:text-box>
            <text:list text:style-name="a1245">
              <text:list-item>
                <text:p text:style-name="a1244" text:class-names="" text:cond-style-name=""><text:span text:style-name="a1243" text:class-names="">Expedited Category 7</text:span></text:p>
              </text:list-item>
            </text:list>
            <text:list text:style-name="a1251">
              <text:list-item>
                <text:p text:style-name="a1250" text:class-names="" text:cond-style-name=""><text:span text:style-name="a1246" text:class-names="">Research<text:s text:c="1"/></text:span><text:span text:style-name="a1247" text:class-names="">on individual or group characteristics or behavior (including, but not limited to, research on perception, cognition, motivation, identity, language, communication, cultural beliefs or practices, and social behavior) or research employing<text:s text:c="1"/></text:span><text:span text:style-name="a1248" text:class-names="">survey, interview</text:span><text:span text:style-name="a1249" text:class-names="">, oral history, focus group, program evaluation, human factors evaluation, or quality assurance methodologies.</text:span></text:p>
              </text:list-item>
            </text:list>
          </draw:text-box>
          <svg:title/>
          <svg:desc/>
        </draw:frame>
        <draw:frame draw:id="id173" draw:style-name="a1255" draw:name="Date Placeholder 3" svg:x="6.75in" svg:y="6.77083in" svg:width="2.70833in" svg:height="0.52083in">
          <draw:text-box>
            <text:p text:style-name="a1254" text:class-names="" text:cond-style-name=""><text:span text:style-name="a1253" text:class-names="">10/14/2011 IRB Retreat</text:span></text:p>
          </draw:text-box>
          <svg:title/>
          <svg:desc/>
        </draw:frame>
        <draw:frame draw:id="id174" draw:style-name="a1258" draw:name="Footer Placeholder 4" svg:x="1in" svg:y="6.75in" svg:width="4.33333in" svg:height="0.5in">
          <draw:text-box>
            <text:p text:style-name="a1257" text:class-names="" text:cond-style-name=""><text:span text:style-name="a1256" text:class-names="">TKO</text:span></text:p>
          </draw:text-box>
          <svg:title/>
          <svg:desc/>
        </draw:frame>
      </draw:page>
      <draw:page draw:name="Slide46" draw:style-name="a1259" draw:master-page-name="Master1-Layout2-obj-Title-and-Content" presentation:presentation-page-layout-name="Master1-PPL2" draw:id="Slide-301">
        <draw:frame draw:id="id175" presentation:style-name="a1296" draw:name="Content Placeholder 2" svg:x="0.33333in" svg:y="0.41667in" svg:width="9.33333in" svg:height="6.41667in" presentation:class="outline" presentation:placeholder="false">
          <draw:text-box>
            <text:list text:style-name="a1264">
              <text:list-item>
                <text:p text:style-name="a1263" text:class-names="" text:cond-style-name=""><text:span text:style-name="a1260" text:class-names="">Exemption applies<text:s text:c="1"/></text:span><text:span text:style-name="a1261" text:class-names="">if</text:span><text:span text:style-name="a1262" text:class-names=""/></text:p>
              </text:list-item>
            </text:list>
            <text:list text:style-name="a1269">
              <text:list-item>
                <text:p text:style-name="a1268" text:class-names="" text:cond-style-name=""><text:span text:style-name="a1265" text:class-names="">Data is identifiable but not<text:s text:c="1"/></text:span><text:span text:style-name="a1266" text:class-names="">sensitive</text:span><text:span text:style-name="a1267" text:class-names=""/></text:p>
              </text:list-item>
            </text:list>
            <text:list text:style-name="a1274">
              <text:list-item>
                <text:p text:style-name="a1273" text:class-names="" text:cond-style-name=""><text:span text:style-name="a1270" text:class-names="">Data is sensitive but<text:s text:c="1"/></text:span><text:span text:style-name="a1271" text:class-names="">recorded without identifiers</text:span><text:span text:style-name="a1272" text:class-names=""/></text:p>
              </text:list-item>
            </text:list>
            <text:list text:style-name="a1279">
              <text:list-item>
                <text:p text:style-name="a1278" text:class-names="" text:cond-style-name=""><text:span text:style-name="a1275" text:class-names="">Children are only undergoing educational tests or observation of public behavior without<text:s text:c="1"/></text:span><text:span text:style-name="a1276" text:class-names="">interaction with the investigator<text:s text:c="1"/></text:span><text:span text:style-name="a1277" text:class-names=""/></text:p>
              </text:list-item>
            </text:list>
            <text:list text:style-name="a1283">
              <text:list-item>
                <text:p text:style-name="a1282" text:class-names="" text:cond-style-name=""><text:span text:style-name="a1280" text:class-names="">Expedited applies if:</text:span><text:span text:style-name="a1281" text:class-names=""/></text:p>
              </text:list-item>
            </text:list>
            <text:list text:style-name="a1290">
              <text:list-item>
                <text:p text:style-name="a1289" text:class-names="" text:cond-style-name=""><text:span text:style-name="a1284" text:class-names="">Data is<text:s text:c="1"/></text:span><text:span text:style-name="a1285" text:class-names="">identifiable and sensitive but measures<text:s text:c="1"/></text:span><text:span text:style-name="a1286" text:class-names="">are in place to protect<text:s text:c="1"/></text:span><text:span text:style-name="a1287" text:class-names="">confidentiality</text:span><text:span text:style-name="a1288" text:class-names=""/></text:p>
              </text:list-item>
            </text:list>
            <text:list text:style-name="a1295">
              <text:list-item>
                <text:p text:style-name="a1294" text:class-names="" text:cond-style-name=""><text:span text:style-name="a1291" text:class-names="">Children are to be surveyed, interviewed, or observed with<text:s text:c="1"/></text:span><text:span text:style-name="a1292" text:class-names="">interaction by the investigator</text:span><text:span text:style-name="a1293" text:class-names=""/></text:p>
              </text:list-item>
            </text:list>
          </draw:text-box>
          <svg:title/>
          <svg:desc/>
        </draw:frame>
        <draw:frame draw:id="id176" draw:style-name="a1299" draw:name="Date Placeholder 3" svg:x="6.75in" svg:y="6.77083in" svg:width="2.70833in" svg:height="0.52083in">
          <draw:text-box>
            <text:p text:style-name="a1298" text:class-names="" text:cond-style-name=""><text:span text:style-name="a1297" text:class-names="">10/14/2011 IRB Retreat</text:span></text:p>
          </draw:text-box>
          <svg:title/>
          <svg:desc/>
        </draw:frame>
        <draw:frame draw:id="id177" draw:style-name="a1302" draw:name="Footer Placeholder 4" svg:x="1in" svg:y="6.75in" svg:width="4.33333in" svg:height="0.5in">
          <draw:text-box>
            <text:p text:style-name="a1301" text:class-names="" text:cond-style-name=""><text:span text:style-name="a1300" text:class-names="">TKO</text:span></text:p>
          </draw:text-box>
          <svg:title/>
          <svg:desc/>
        </draw:frame>
      </draw:page>
      <draw:page draw:name="Slide47" draw:style-name="a1303" draw:master-page-name="Master1-Layout2-obj-Title-and-Content" presentation:presentation-page-layout-name="Master1-PPL2" draw:id="Slide-302">
        <draw:frame draw:id="id178" presentation:style-name="a1307" draw:name="Title 1" svg:x="1in" svg:y="0.30035in" svg:width="8.5in" svg:height="0.78299in" presentation:class="title" presentation:placeholder="false">
          <draw:text-box>
            <text:p text:style-name="a1306" text:class-names="" text:cond-style-name=""><text:span text:style-name="a1304" text:class-names="">CASE SCENARIO</text:span><text:span text:style-name="a1305" text:class-names=""/></text:p>
          </draw:text-box>
          <svg:title/>
          <svg:desc/>
        </draw:frame>
        <draw:frame draw:id="id179" presentation:style-name="a1311" draw:name="Content Placeholder 2" svg:x="0.5in" svg:y="1.08333in" svg:width="9in" svg:height="5.5in" presentation:class="outline" presentation:placeholder="false">
          <draw:text-box>
            <text:list text:style-name="a1310">
              <text:list-item>
                <text:p text:style-name="a1309" text:class-names="" text:cond-style-name=""><text:span text:style-name="a1308" text:class-names="">Dr. Jones, the Chair of the IRB, plans to survey researchers at his institution to assess satisfaction with the IRB review process. <text:s text:c="1"/>Approximately 50 researchers will be randomly selected to complete an online survey.<text:s text:c="1"/></text:span></text:p>
              </text:list-item>
            </text:list>
          </draw:text-box>
          <svg:title/>
          <svg:desc/>
        </draw:frame>
        <draw:frame draw:id="id180" draw:style-name="a1314" draw:name="Date Placeholder 3" svg:x="6.75in" svg:y="6.77083in" svg:width="2.70833in" svg:height="0.52083in">
          <draw:text-box>
            <text:p text:style-name="a1313" text:class-names="" text:cond-style-name=""><text:span text:style-name="a1312" text:class-names="">10/14/2011 IRB Retreat</text:span></text:p>
          </draw:text-box>
          <svg:title/>
          <svg:desc/>
        </draw:frame>
        <draw:frame draw:id="id181" draw:style-name="a1317" draw:name="Footer Placeholder 4" svg:x="1in" svg:y="6.75in" svg:width="4.33333in" svg:height="0.5in">
          <draw:text-box>
            <text:p text:style-name="a1316" text:class-names="" text:cond-style-name=""><text:span text:style-name="a1315" text:class-names="">TKO</text:span></text:p>
          </draw:text-box>
          <svg:title/>
          <svg:desc/>
        </draw:frame>
      </draw:page>
      <draw:page draw:name="Slide56" draw:style-name="a1318" draw:master-page-name="Master1-Layout2-obj-Title-and-Content" presentation:presentation-page-layout-name="Master1-PPL2" draw:id="Slide-311">
        <draw:frame draw:id="id182" presentation:style-name="a1322" draw:name="Title 1" svg:x="0.33333in" svg:y="0.30035in" svg:width="9.16667in" svg:height="0.78299in" presentation:class="title" presentation:placeholder="false">
          <draw:text-box>
            <text:p text:style-name="a1321" text:class-names="" text:cond-style-name=""><text:span text:style-name="a1319" text:class-names="">Not Human Subjects Research Scenario</text:span><text:span text:style-name="a1320" text:class-names=""/></text:p>
          </draw:text-box>
          <svg:title/>
          <svg:desc/>
        </draw:frame>
        <draw:frame draw:id="id183" presentation:style-name="a1333" draw:name="Content Placeholder 2" svg:x="0.41667in" svg:y="1.25in" svg:width="9.08333in" svg:height="5.33333in" presentation:class="outline" presentation:placeholder="false">
          <draw:text-box>
            <text:list text:style-name="a1325">
              <text:list-item>
                <text:p text:style-name="a1324" text:class-names="" text:cond-style-name=""><text:span text:style-name="a1323" text:class-names="">Dr. Jones does not plan to disseminate the results of his interviews. <text:s text:c="1"/>The results will be used within the IRB Office to assess what changes can be made to improve the review process.<text:s text:c="1"/></text:span></text:p>
              </text:list-item>
            </text:list>
            <text:list text:style-name="a1332">
              <text:list-item>
                <text:p text:style-name="a1331" text:class-names="" text:cond-style-name=""><text:span text:style-name="a1326" text:class-names="">Key Points: <text:s text:c="1"/></text:span><text:span text:style-name="a1327" text:class-names=""><text:s text:c="1"/></text:span><text:span text:style-name="a1328" text:class-names="">While Dr. Jones is interacting with individuals, this is not research (a systematic investigation designed to develop or contribute to generalizable knowledge). It is a QI project and does not need<text:s text:c="1"/></text:span><text:span text:style-name="a1329" text:class-names="">IRB review.</text:span><text:span text:style-name="a1330" text:class-names=""/></text:p>
              </text:list-item>
            </text:list>
          </draw:text-box>
          <svg:title/>
          <svg:desc/>
        </draw:frame>
        <draw:frame draw:id="id184" draw:style-name="a1336" draw:name="Date Placeholder 3" svg:x="6.75in" svg:y="6.77083in" svg:width="2.70833in" svg:height="0.52083in">
          <draw:text-box>
            <text:p text:style-name="a1335" text:class-names="" text:cond-style-name=""><text:span text:style-name="a1334" text:class-names="">10/14/2011 IRB Retreat</text:span></text:p>
          </draw:text-box>
          <svg:title/>
          <svg:desc/>
        </draw:frame>
        <draw:frame draw:id="id185" draw:style-name="a1339" draw:name="Footer Placeholder 4" svg:x="1in" svg:y="6.75in" svg:width="4.33333in" svg:height="0.5in">
          <draw:text-box>
            <text:p text:style-name="a1338" text:class-names="" text:cond-style-name=""><text:span text:style-name="a1337" text:class-names="">TKO</text:span></text:p>
          </draw:text-box>
          <svg:title/>
          <svg:desc/>
        </draw:frame>
      </draw:page>
      <draw:page draw:name="Slide57" draw:style-name="a1340" draw:master-page-name="Master1-Layout2-obj-Title-and-Content" presentation:presentation-page-layout-name="Master1-PPL2" draw:id="Slide-312">
        <draw:frame draw:id="id186" presentation:style-name="a1344" draw:name="Title 1" svg:x="1in" svg:y="0.30035in" svg:width="8.5in" svg:height="0.78299in" presentation:class="title" presentation:placeholder="false">
          <draw:text-box>
            <text:p text:style-name="a1343" text:class-names="" text:cond-style-name=""><text:span text:style-name="a1341" text:class-names="">Exempt Scenario</text:span><text:span text:style-name="a1342" text:class-names=""/></text:p>
          </draw:text-box>
          <svg:title/>
          <svg:desc/>
        </draw:frame>
        <draw:frame draw:id="id187" presentation:style-name="a1355" draw:name="Content Placeholder 2" svg:x="0.41667in" svg:y="1.08333in" svg:width="9.25in" svg:height="5.5in" presentation:class="outline" presentation:placeholder="false">
          <draw:text-box>
            <text:list text:style-name="a1347">
              <text:list-item>
                <text:p text:style-name="a1346" text:class-names="" text:cond-style-name=""><text:span text:style-name="a1345" text:class-names="">Dr. Jones and his colleagues at other sites believe there is a correlation between satisfaction with the IRB and departmental support. <text:s text:c="1"/>Each site will send surveys to 50 researchers. <text:s text:c="1"/>The surveys will be anonymous.<text:s text:c="1"/></text:span></text:p>
              </text:list-item>
            </text:list>
            <text:list text:style-name="a1351">
              <text:list-item>
                <text:p text:style-name="a1350" text:class-names="" text:cond-style-name=""><text:span text:style-name="a1348" text:class-names="">Key Points: <text:s text:c="1"/></text:span><text:span text:style-name="a1349" text:class-names="">Dr. Jones is engaged in research with human subjects and IRB review is required. Even though the survey may ask sensitive information, he meets Exempt Category 2 because results are recorded without identifiers. <text:s text:c="1"/></text:span></text:p>
              </text:list-item>
            </text:list>
            <text:list text:style-name="a1354">
              <text:list-item>
                <text:p text:style-name="a1353" text:class-names="" text:cond-style-name=""><text:span text:style-name="a1352" text:class-names=""/></text:p>
              </text:list-item>
            </text:list>
          </draw:text-box>
          <svg:title/>
          <svg:desc/>
        </draw:frame>
        <draw:frame draw:id="id188" draw:style-name="a1358" draw:name="Date Placeholder 3" svg:x="6.75in" svg:y="6.77083in" svg:width="2.70833in" svg:height="0.52083in">
          <draw:text-box>
            <text:p text:style-name="a1357" text:class-names="" text:cond-style-name=""><text:span text:style-name="a1356" text:class-names="">10/14/2011 IRB Retreat</text:span></text:p>
          </draw:text-box>
          <svg:title/>
          <svg:desc/>
        </draw:frame>
        <draw:frame draw:id="id189" draw:style-name="a1361" draw:name="Footer Placeholder 4" svg:x="1in" svg:y="6.75in" svg:width="4.33333in" svg:height="0.5in">
          <draw:text-box>
            <text:p text:style-name="a1360" text:class-names="" text:cond-style-name=""><text:span text:style-name="a1359" text:class-names="">TKO</text:span></text:p>
          </draw:text-box>
          <svg:title/>
          <svg:desc/>
        </draw:frame>
      </draw:page>
      <draw:page draw:name="Slide58" draw:style-name="a1362" draw:master-page-name="Master1-Layout2-obj-Title-and-Content" presentation:presentation-page-layout-name="Master1-PPL2" draw:id="Slide-313">
        <draw:frame draw:id="id190" presentation:style-name="a1366" draw:name="Title 1" svg:x="1in" svg:y="0.30035in" svg:width="8.5in" svg:height="0.94965in" presentation:class="title" presentation:placeholder="false">
          <draw:text-box>
            <text:p text:style-name="a1365" text:class-names="" text:cond-style-name=""><text:span text:style-name="a1363" text:class-names="">Not Exempt Scenario</text:span><text:span text:style-name="a1364" text:class-names=""/></text:p>
          </draw:text-box>
          <svg:title/>
          <svg:desc/>
        </draw:frame>
        <draw:frame draw:id="id191" presentation:style-name="a1383" draw:name="Content Placeholder 2" svg:x="0.5in" svg:y="1.33333in" svg:width="9in" svg:height="5.25in" presentation:class="outline" presentation:placeholder="false">
          <draw:text-box>
            <text:list text:style-name="a1369">
              <text:list-item>
                <text:p text:style-name="a1368" text:class-names="" text:cond-style-name=""><text:span text:style-name="a1367" text:class-names="">Dr. Jones plans to retain identifiers on the surveys so that he can send out a second survey to those researchers who score extremely high on the dissatisfaction scale.<text:s text:c="1"/></text:span></text:p>
              </text:list-item>
            </text:list>
            <text:list text:style-name="a1373">
              <text:list-item>
                <text:p text:style-name="a1372" text:class-names="" text:cond-style-name=""><text:span text:style-name="a1370" text:class-names="">Key Points: <text:s text:c="1"/></text:span><text:span text:style-name="a1371" text:class-names=""><text:s text:c="1"/>This project does not qualify for Exempt review due to retention of identifiers. <text:s text:c="1"/>Expedited Category 7 may apply if the IRB reviewer believes there are adequate measures in place to protect confidentiality and the risk is minimal.</text:span></text:p>
              </text:list-item>
            </text:list>
            <text:list text:style-name="a1376">
              <text:list-item>
                <text:p text:style-name="a1375" text:class-names="" text:cond-style-name=""><text:span text:style-name="a1374" text:class-names=""/></text:p>
              </text:list-item>
            </text:list>
            <text:list text:style-name="a1379">
              <text:list-item>
                <text:p text:style-name="a1378" text:class-names="" text:cond-style-name=""><text:span text:style-name="a1377" text:class-names=""/></text:p>
              </text:list-item>
            </text:list>
            <text:list text:style-name="a1382">
              <text:list-item>
                <text:p text:style-name="a1381" text:class-names="" text:cond-style-name=""><text:span text:style-name="a1380" text:class-names=""/></text:p>
              </text:list-item>
            </text:list>
          </draw:text-box>
          <svg:title/>
          <svg:desc/>
        </draw:frame>
        <draw:frame draw:id="id192" draw:style-name="a1386" draw:name="Date Placeholder 3" svg:x="6.75in" svg:y="6.77083in" svg:width="2.70833in" svg:height="0.52083in">
          <draw:text-box>
            <text:p text:style-name="a1385" text:class-names="" text:cond-style-name=""><text:span text:style-name="a1384" text:class-names="">10/14/2011 IRB Retreat</text:span></text:p>
          </draw:text-box>
          <svg:title/>
          <svg:desc/>
        </draw:frame>
        <draw:frame draw:id="id193" draw:style-name="a1389" draw:name="Footer Placeholder 4" svg:x="1in" svg:y="6.75in" svg:width="4.33333in" svg:height="0.5in">
          <draw:text-box>
            <text:p text:style-name="a1388" text:class-names="" text:cond-style-name=""><text:span text:style-name="a1387" text:class-names="">TKO</text:span></text:p>
          </draw:text-box>
          <svg:title/>
          <svg:desc/>
        </draw:frame>
      </draw:page>
      <draw:page draw:name="Slide26" draw:style-name="a1390" draw:master-page-name="Master1-Layout2-obj-Title-and-Content" presentation:presentation-page-layout-name="Master1-PPL2" draw:id="Slide-281">
        <draw:frame draw:id="id194" presentation:style-name="a1397" draw:name="Title 1" svg:x="0.5in" svg:y="0.30035in" svg:width="9in" svg:height="0.78299in" presentation:class="title" presentation:placeholder="false">
          <draw:text-box>
            <text:p text:style-name="a1396" text:class-names="" text:cond-style-name=""><text:span text:style-name="a1391" text:class-names=""><text:line-break/></text:span><text:span text:style-name="a1392" text:class-names=""><text:line-break/></text:span><text:span text:style-name="a1393" text:class-names=""><text:s text:c="1"/></text:span><text:span text:style-name="a1394" text:class-names="">Exempt Category 3</text:span><text:span text:style-name="a1395" text:class-names=""/></text:p>
          </draw:text-box>
          <svg:title/>
          <svg:desc/>
        </draw:frame>
        <draw:frame draw:id="id195" draw:style-name="a1400" draw:name="Date Placeholder 3" svg:x="6.75in" svg:y="6.77083in" svg:width="2.70833in" svg:height="0.52083in">
          <draw:text-box>
            <text:p text:style-name="a1399" text:class-names="" text:cond-style-name=""><text:span text:style-name="a1398" text:class-names="">10/14/2011 IRB Retreat</text:span></text:p>
          </draw:text-box>
          <svg:title/>
          <svg:desc/>
        </draw:frame>
        <draw:frame draw:id="id196" draw:style-name="a1403" draw:name="Footer Placeholder 4" svg:x="1in" svg:y="6.75in" svg:width="4.33333in" svg:height="0.5in">
          <draw:text-box>
            <text:p text:style-name="a1402" text:class-names="" text:cond-style-name=""><text:span text:style-name="a1401" text:class-names="">TKO</text:span></text:p>
          </draw:text-box>
          <svg:title/>
          <svg:desc/>
        </draw:frame>
        <draw:frame draw:id="id197" presentation:style-name="a1415" draw:name="Content Placeholder 2" svg:x="0.5in" svg:y="1.16667in" svg:width="9in" svg:height="5.53299in" presentation:class="outline" presentation:placeholder="false">
          <draw:text-box>
            <text:list text:style-name="a1408">
              <text:list-item>
                <text:p text:style-name="a1407" text:class-names="" text:cond-style-name=""><text:span text:style-name="a1404" text:class-names="">Research involving the use of educational tests (cognitive, diagnostic, aptitude, achievement), survey procedures, interview procedures, or observation of public behavior that is not exempt under paragraph<text:s text:c="1"/></text:span><text:span text:style-name="a1405" text:class-names=""><text:a xlink:href="http://www.hhs.gov/ohrp/humansubjects/guidance/45cfr46.html#46.101(b)" text:style-name="" text:visited-style-name="">(b)(2)</text:a></text:span><text:span text:style-name="a1406" text:class-names=""><text:s text:c="1"/>of this section, if:<text:line-break/>(i) the human subjects are elected or appointed public officials or candidates for public office; or</text:span></text:p>
              </text:list-item>
            </text:list>
            <text:list text:style-name="a1411">
              <text:list-item>
                <text:p text:style-name="a1410" text:class-names="" text:cond-style-name=""><text:span text:style-name="a1409" text:class-names="">(ii) federal statute(s) require(s) without exception that the confidentiality of the personally identifiable information will be maintained throughout the research and thereafter.</text:span></text:p>
              </text:list-item>
            </text:list>
            <text:list text:style-name="a1414">
              <text:list-item>
                <text:p text:style-name="a1413" text:class-names="" text:cond-style-name=""><text:span text:style-name="a1412" text:class-names=""/></text:p>
              </text:list-item>
            </text:list>
          </draw:text-box>
          <svg:title/>
          <svg:desc/>
        </draw:frame>
      </draw:page>
      <draw:page draw:name="Slide48" draw:style-name="a1416" draw:master-page-name="Master1-Layout2-obj-Title-and-Content" presentation:presentation-page-layout-name="Master1-PPL2" draw:id="Slide-303">
        <draw:frame draw:id="id198" presentation:style-name="a1420" draw:name="Title 1" svg:x="0.58333in" svg:y="0.30035in" svg:width="8.91667in" svg:height="0.86632in" presentation:class="title" presentation:placeholder="false">
          <draw:text-box>
            <text:p text:style-name="a1419" text:class-names="" text:cond-style-name=""><text:span text:style-name="a1417" text:class-names="">Exempt Category 3</text:span><text:span text:style-name="a1418" text:class-names=""/></text:p>
          </draw:text-box>
          <svg:title/>
          <svg:desc/>
        </draw:frame>
        <draw:frame draw:id="id199" presentation:style-name="a1442" draw:name="Content Placeholder 2" svg:x="0.41667in" svg:y="1.25in" svg:width="9.08333in" svg:height="5.33333in" presentation:class="outline" presentation:placeholder="false">
          <draw:text-box>
            <text:list text:style-name="a1426">
              <text:list-item>
                <text:p text:style-name="a1425" text:class-names="" text:cond-style-name=""><text:span text:style-name="a1421" text:class-names="">Key Points: <text:s text:c="2"/></text:span><text:span text:style-name="a1422" text:class-names="">Research that otherwise doesn’t qualify for exemption under Category 2 due to collection of identifiable information that could place subjects at risk, qualifies under this category<text:s text:c="1"/></text:span><text:span text:style-name="a1423" text:class-names="">if<text:s text:c="1"/></text:span><text:span text:style-name="a1424" text:class-names=""/></text:p>
              </text:list-item>
            </text:list>
            <text:list text:style-name="a1431">
              <text:list-item>
                <text:p text:style-name="a1430" text:class-names="" text:cond-style-name=""><text:span text:style-name="a1427" text:class-names="">the<text:s text:c="1"/></text:span><text:span text:style-name="a1428" text:class-names="">human subjects are elected or appointed public officials or candidates for public office;<text:s text:c="1"/></text:span><text:span text:style-name="a1429" text:class-names="">or</text:span></text:p>
              </text:list-item>
            </text:list>
            <text:list text:style-name="a1435">
              <text:list-item>
                <text:p text:style-name="a1434" text:class-names="" text:cond-style-name=""><text:span text:style-name="a1432" text:class-names="">federal<text:s text:c="1"/></text:span><text:span text:style-name="a1433" text:class-names="">statute(s) require(s) without exception that the confidentiality of the personally identifiable information will be maintained throughout the research and thereafter.</text:span></text:p>
              </text:list-item>
            </text:list>
            <text:list text:style-name="a1438">
              <text:list-item>
                <text:p text:style-name="a1437" text:class-names="" text:cond-style-name=""><text:span text:style-name="a1436" text:class-names=""/></text:p>
              </text:list-item>
            </text:list>
            <text:list text:style-name="a1441">
              <text:list-item>
                <text:p text:style-name="a1440" text:class-names="" text:cond-style-name=""><text:span text:style-name="a1439" text:class-names=""/></text:p>
              </text:list-item>
            </text:list>
          </draw:text-box>
          <svg:title/>
          <svg:desc/>
        </draw:frame>
        <draw:frame draw:id="id200" draw:style-name="a1445" draw:name="Date Placeholder 3" svg:x="6.75in" svg:y="6.77083in" svg:width="2.70833in" svg:height="0.52083in">
          <draw:text-box>
            <text:p text:style-name="a1444" text:class-names="" text:cond-style-name=""><text:span text:style-name="a1443" text:class-names="">10/14/2011 IRB Retreat</text:span></text:p>
          </draw:text-box>
          <svg:title/>
          <svg:desc/>
        </draw:frame>
        <draw:frame draw:id="id201" draw:style-name="a1448" draw:name="Footer Placeholder 4" svg:x="1in" svg:y="6.75in" svg:width="4.33333in" svg:height="0.5in">
          <draw:text-box>
            <text:p text:style-name="a1447" text:class-names="" text:cond-style-name=""><text:span text:style-name="a1446" text:class-names="">TKO</text:span></text:p>
          </draw:text-box>
          <svg:title/>
          <svg:desc/>
        </draw:frame>
      </draw:page>
      <draw:page draw:name="Slide27" draw:style-name="a1449" draw:master-page-name="Master1-Layout2-obj-Title-and-Content" presentation:presentation-page-layout-name="Master1-PPL2" draw:id="Slide-282">
        <draw:frame draw:id="id202" presentation:style-name="a1456" draw:name="Title 1" svg:x="0.5in" svg:y="0.30035in" svg:width="9in" svg:height="0.78299in" presentation:class="title" presentation:placeholder="false">
          <draw:text-box>
            <text:p text:style-name="a1455" text:class-names="" text:cond-style-name=""><text:span text:style-name="a1450" text:class-names=""><text:line-break/></text:span><text:span text:style-name="a1451" text:class-names=""><text:line-break/></text:span><text:span text:style-name="a1452" text:class-names=""><text:s text:c="1"/></text:span><text:span text:style-name="a1453" text:class-names="">Exempt Category 4</text:span><text:span text:style-name="a1454" text:class-names=""/></text:p>
          </draw:text-box>
          <svg:title/>
          <svg:desc/>
        </draw:frame>
        <draw:frame draw:id="id203" draw:style-name="a1459" draw:name="Date Placeholder 3" svg:x="6.75in" svg:y="6.77083in" svg:width="2.70833in" svg:height="0.52083in">
          <draw:text-box>
            <text:p text:style-name="a1458" text:class-names="" text:cond-style-name=""><text:span text:style-name="a1457" text:class-names="">10/14/2011 IRB Retreat</text:span></text:p>
          </draw:text-box>
          <svg:title/>
          <svg:desc/>
        </draw:frame>
        <draw:frame draw:id="id204" draw:style-name="a1462" draw:name="Footer Placeholder 4" svg:x="1in" svg:y="6.75in" svg:width="4.33333in" svg:height="0.5in">
          <draw:text-box>
            <text:p text:style-name="a1461" text:class-names="" text:cond-style-name=""><text:span text:style-name="a1460" text:class-names="">TKO</text:span></text:p>
          </draw:text-box>
          <svg:title/>
          <svg:desc/>
        </draw:frame>
        <draw:frame draw:id="id205" presentation:style-name="a1474" draw:name="Content Placeholder 2" svg:x="0.5in" svg:y="1.25in" svg:width="9in" svg:height="5.44965in" presentation:class="outline" presentation:placeholder="false">
          <draw:text-box>
            <text:list text:style-name="a1470">
              <text:list-item>
                <text:p text:style-name="a1469" text:class-names="" text:cond-style-name=""><text:span text:style-name="a1463" text:class-names="">Research involving the collection or study of<text:s text:c="1"/></text:span><text:span text:style-name="a1464" text:class-names="">existing</text:span><text:span text:style-name="a1465" text:class-names=""><text:s text:c="1"/>data, documents, records, pathological specimens, or diagnostic specimens, if these<text:s text:c="1"/></text:span><text:span text:style-name="a1466" text:class-names="">sources are publicly available<text:s text:c="1"/></text:span><text:span text:style-name="a1467" text:class-names="">or<text:s text:c="1"/></text:span><text:span text:style-name="a1468" text:class-names="">if the information is recorded by the investigator in such a manner that subjects cannot be identified, directly or through identifiers linked to the subjects.</text:span></text:p>
              </text:list-item>
            </text:list>
            <text:list text:style-name="a1473">
              <text:list-item>
                <text:p text:style-name="a1472" text:class-names="" text:cond-style-name=""><text:span text:style-name="a1471" text:class-names=""/></text:p>
              </text:list-item>
            </text:list>
          </draw:text-box>
          <svg:title/>
          <svg:desc/>
        </draw:frame>
      </draw:page>
      <draw:page draw:name="Slide37" draw:style-name="a1475" draw:master-page-name="Master1-Layout2-obj-Title-and-Content" presentation:presentation-page-layout-name="Master1-PPL2" draw:id="Slide-292">
        <draw:frame draw:id="id206" presentation:style-name="a1478" draw:name="Title 1" svg:x="1in" svg:y="0.30035in" svg:width="8.5in" svg:height="0.86632in" presentation:class="title" presentation:placeholder="false">
          <draw:text-box>
            <text:p text:style-name="a1477" text:class-names="" text:cond-style-name=""><text:span text:style-name="a1476" text:class-names="">Exempt Category 4</text:span></text:p>
          </draw:text-box>
          <svg:title/>
          <svg:desc/>
        </draw:frame>
        <draw:frame draw:id="id207" draw:style-name="a1481" draw:name="Date Placeholder 3" svg:x="6.75in" svg:y="6.77083in" svg:width="2.70833in" svg:height="0.52083in">
          <draw:text-box>
            <text:p text:style-name="a1480" text:class-names="" text:cond-style-name=""><text:span text:style-name="a1479" text:class-names="">10/14/2011 IRB Retreat</text:span></text:p>
          </draw:text-box>
          <svg:title/>
          <svg:desc/>
        </draw:frame>
        <draw:frame draw:id="id208" draw:style-name="a1484" draw:name="Footer Placeholder 4" svg:x="1in" svg:y="6.75in" svg:width="4.33333in" svg:height="0.5in">
          <draw:text-box>
            <text:p text:style-name="a1483" text:class-names="" text:cond-style-name=""><text:span text:style-name="a1482" text:class-names="">TKO</text:span></text:p>
          </draw:text-box>
          <svg:title/>
          <svg:desc/>
        </draw:frame>
        <draw:frame draw:id="id209" presentation:style-name="a1503" draw:name="Content Placeholder 2" svg:x="1in" svg:y="1.25in" svg:width="8.5in" svg:height="5.33333in" presentation:class="outline" presentation:placeholder="false">
          <draw:text-box>
            <text:list text:style-name="a1487">
              <text:list-item>
                <text:p text:style-name="a1486" text:class-names="" text:cond-style-name=""><text:span text:style-name="a1485" text:class-names="">Key Points:</text:span></text:p>
              </text:list-item>
            </text:list>
            <text:list text:style-name="a1490">
              <text:list-item>
                <text:p text:style-name="a1489" text:class-names="" text:cond-style-name=""><text:span text:style-name="a1488" text:class-names="">Existing is defined as “on the shelf” at the time of initial IRB review.</text:span></text:p>
              </text:list-item>
            </text:list>
            <text:list text:style-name="a1493">
              <text:list-item>
                <text:p text:style-name="a1492" text:class-names="" text:cond-style-name=""><text:span text:style-name="a1491" text:class-names="">Information must be immediately recorded without identifiers &amp; codes. Nobody should be able to link the data back to the subjects.</text:span></text:p>
              </text:list-item>
            </text:list>
            <text:list text:style-name="a1496">
              <text:list-item>
                <text:p text:style-name="a1495" text:class-names="" text:cond-style-name=""><text:span text:style-name="a1494" text:class-names="">Examples:</text:span></text:p>
              </text:list-item>
            </text:list>
            <text:list text:style-name="a1499">
              <text:list-item>
                <text:p text:style-name="a1498" text:class-names="" text:cond-style-name=""><text:span text:style-name="a1497" text:class-names="">Analysis of existing dataset in which the PI immediately removes MR#<text:s text:c="1"/></text:span></text:p>
              </text:list-item>
            </text:list>
            <text:list text:style-name="a1502">
              <text:list-item>
                <text:p text:style-name="a1501" text:class-names="" text:cond-style-name=""><text:span text:style-name="a1500" text:class-names=""/></text:p>
              </text:list-item>
            </text:list>
          </draw:text-box>
          <svg:title/>
          <svg:desc/>
        </draw:frame>
      </draw:page>
      <draw:page draw:name="Slide50" draw:style-name="a1504" draw:master-page-name="Master1-Layout2-obj-Title-and-Content" presentation:presentation-page-layout-name="Master1-PPL2" draw:id="Slide-305">
        <draw:frame draw:id="id210" presentation:style-name="a1510" draw:name="Title 1" svg:x="0.41667in" svg:y="0.30035in" svg:width="9.33333in" svg:height="0.94965in" presentation:class="title" presentation:placeholder="false">
          <draw:text-box>
            <text:p text:style-name="a1509" text:class-names="" text:cond-style-name=""><text:span text:style-name="a1505" text:class-names="">Exempt Category 4<text:s text:c="1"/></text:span><text:span text:style-name="a1506" text:class-names="">v</text:span><text:span text:style-name="a1507" text:class-names=""><text:s text:c="1"/>Expedited Category 5</text:span><text:span text:style-name="a1508" text:class-names=""/></text:p>
          </draw:text-box>
          <svg:title/>
          <svg:desc/>
        </draw:frame>
        <draw:frame draw:id="id211" presentation:style-name="a1526" draw:name="Content Placeholder 2" svg:x="0.75in" svg:y="1.66667in" svg:width="8.75in" svg:height="4.83333in" presentation:class="outline" presentation:placeholder="false">
          <draw:text-box>
            <text:list text:style-name="a1515">
              <text:list-item>
                <text:p text:style-name="a1514" text:class-names="" text:cond-style-name=""><text:span text:style-name="a1511" text:class-names="">Expedited Category<text:s text:c="1"/></text:span><text:span text:style-name="a1512" text:class-names="">5: <text:s text:c="1"/></text:span><text:span text:style-name="a1513" text:class-names=""/></text:p>
              </text:list-item>
            </text:list>
            <text:list text:style-name="a1525">
              <text:list-item>
                <text:p text:style-name="a1524" text:class-names="" text:cond-style-name=""><text:span text:style-name="a1516" text:class-names="">Research<text:s text:c="1"/></text:span><text:span text:style-name="a1517" text:class-names="">involving materials (data, documents, records, or specimens) that<text:s text:c="1"/></text:span><text:span text:style-name="a1518" text:class-names="">have been collected</text:span><text:span text:style-name="a1519" text:class-names="">, or<text:s text:c="1"/></text:span><text:span text:style-name="a1520" text:class-names="">will be collected solely for<text:s text:c="1"/></text:span><text:span text:style-name="a1521" text:class-names="">non-research<text:s text:c="1"/></text:span><text:span text:style-name="a1522" text:class-names="">purposes<text:s text:c="1"/></text:span><text:span text:style-name="a1523" text:class-names="">(such as medical treatment or diagnosis).<text:s text:c="1"/></text:span></text:p>
              </text:list-item>
            </text:list>
          </draw:text-box>
          <svg:title/>
          <svg:desc/>
        </draw:frame>
        <draw:frame draw:id="id212" draw:style-name="a1529" draw:name="Date Placeholder 3" svg:x="6.75in" svg:y="6.77083in" svg:width="2.70833in" svg:height="0.52083in">
          <draw:text-box>
            <text:p text:style-name="a1528" text:class-names="" text:cond-style-name=""><text:span text:style-name="a1527" text:class-names="">10/14/2011 IRB Retreat</text:span></text:p>
          </draw:text-box>
          <svg:title/>
          <svg:desc/>
        </draw:frame>
        <draw:frame draw:id="id213" draw:style-name="a1532" draw:name="Footer Placeholder 4" svg:x="1in" svg:y="6.75in" svg:width="4.33333in" svg:height="0.5in">
          <draw:text-box>
            <text:p text:style-name="a1531" text:class-names="" text:cond-style-name=""><text:span text:style-name="a1530" text:class-names="">TKO</text:span></text:p>
          </draw:text-box>
          <svg:title/>
          <svg:desc/>
        </draw:frame>
      </draw:page>
      <draw:page draw:name="Slide51" draw:style-name="a1533" draw:master-page-name="Master1-Layout2-obj-Title-and-Content" presentation:presentation-page-layout-name="Master1-PPL2" draw:id="Slide-306">
        <draw:frame draw:id="id214" presentation:style-name="a1564" draw:name="Content Placeholder 2" svg:x="0.41667in" svg:y="0.58333in" svg:width="9.08333in" svg:height="6in" presentation:class="outline" presentation:placeholder="false">
          <draw:text-box>
            <text:list text:style-name="a1537">
              <text:list-item>
                <text:p text:style-name="a1536" text:class-names="" text:cond-style-name=""><text:span text:style-name="a1534" text:class-names="">Exemption applies if:</text:span><text:span text:style-name="a1535" text:class-names=""/></text:p>
              </text:list-item>
            </text:list>
            <text:list text:style-name="a1540">
              <text:list-item>
                <text:p text:style-name="a1539" text:class-names="" text:cond-style-name=""><text:span text:style-name="a1538" text:class-names="">All data is existing, and</text:span></text:p>
              </text:list-item>
            </text:list>
            <text:list text:style-name="a1546">
              <text:list-item>
                <text:p text:style-name="a1545" text:class-names="" text:cond-style-name=""><text:span text:style-name="a1541" text:class-names="">Immediately recorded<text:s text:c="1"/></text:span><text:span text:style-name="a1542" text:class-names="">without identifiers or<text:s text:c="1"/></text:span><text:span text:style-name="a1543" text:class-names="">codes</text:span><text:span text:style-name="a1544" text:class-names=""/></text:p>
              </text:list-item>
            </text:list>
            <text:list text:style-name="a1550">
              <text:list-item>
                <text:p text:style-name="a1549" text:class-names="" text:cond-style-name=""><text:span text:style-name="a1547" text:class-names="">Expedited applies if:</text:span><text:span text:style-name="a1548" text:class-names=""/></text:p>
              </text:list-item>
            </text:list>
            <text:list text:style-name="a1557">
              <text:list-item>
                <text:p text:style-name="a1556" text:class-names="" text:cond-style-name=""><text:span text:style-name="a1551" text:class-names="">Data is existing<text:s text:c="1"/></text:span><text:span text:style-name="a1552" text:class-names="">but<text:s text:c="1"/></text:span><text:span text:style-name="a1553" text:class-names="">identifiers retained,<text:s text:c="1"/></text:span><text:span text:style-name="a1554" text:class-names="">and/or</text:span><text:span text:style-name="a1555" text:class-names=""/></text:p>
              </text:list-item>
            </text:list>
            <text:list text:style-name="a1560">
              <text:list-item>
                <text:p text:style-name="a1559" text:class-names="" text:cond-style-name=""><text:span text:style-name="a1558" text:class-names="">Data will be prospectively collected for non-research purposes (identifiers can be kept)</text:span></text:p>
              </text:list-item>
            </text:list>
            <text:list text:style-name="a1563">
              <text:list-item>
                <text:p text:style-name="a1562" text:class-names="" text:cond-style-name=""><text:span text:style-name="a1561" text:class-names=""/></text:p>
              </text:list-item>
            </text:list>
          </draw:text-box>
          <svg:title/>
          <svg:desc/>
        </draw:frame>
        <draw:frame draw:id="id215" draw:style-name="a1567" draw:name="Date Placeholder 3" svg:x="6.75in" svg:y="6.77083in" svg:width="2.70833in" svg:height="0.52083in">
          <draw:text-box>
            <text:p text:style-name="a1566" text:class-names="" text:cond-style-name=""><text:span text:style-name="a1565" text:class-names="">10/14/2011 IRB Retreat</text:span></text:p>
          </draw:text-box>
          <svg:title/>
          <svg:desc/>
        </draw:frame>
        <draw:frame draw:id="id216" draw:style-name="a1570" draw:name="Footer Placeholder 4" svg:x="1in" svg:y="6.75in" svg:width="4.33333in" svg:height="0.5in">
          <draw:text-box>
            <text:p text:style-name="a1569" text:class-names="" text:cond-style-name=""><text:span text:style-name="a1568" text:class-names="">TKO</text:span></text:p>
          </draw:text-box>
          <svg:title/>
          <svg:desc/>
        </draw:frame>
      </draw:page>
      <draw:page draw:name="Slide49" draw:style-name="a1571" draw:master-page-name="Master1-Layout2-obj-Title-and-Content" presentation:presentation-page-layout-name="Master1-PPL2" draw:id="Slide-304">
        <draw:frame draw:id="id217" presentation:style-name="a1575" draw:name="Title 1" svg:x="1in" svg:y="0.30035in" svg:width="8.5in" svg:height="1.25in" presentation:class="title" presentation:placeholder="false">
          <draw:text-box>
            <text:p text:style-name="a1574" text:class-names="" text:cond-style-name=""><text:span text:style-name="a1572" text:class-names="">Case Scenario</text:span><text:span text:style-name="a1573" text:class-names=""/></text:p>
          </draw:text-box>
          <svg:title/>
          <svg:desc/>
        </draw:frame>
        <draw:frame draw:id="id218" presentation:style-name="a1579" draw:name="Content Placeholder 2" svg:x="0.41667in" svg:y="1.58333in" svg:width="9.08333in" svg:height="5in" presentation:class="outline" presentation:placeholder="false">
          <draw:text-box>
            <text:list text:style-name="a1578">
              <text:list-item>
                <text:p text:style-name="a1577" text:class-names="" text:cond-style-name=""><text:span text:style-name="a1576" text:class-names="">Dr. Adams has a freezer of blood samples that were originally collected for a research study which ended several years ago. <text:s text:c="1"/>Patient codes (which can be linked to the Medical Record) remain on the samples. The consent form originally signed by the subjects of Dr. Adams indicated whether or not their stored blood could be used for future research.<text:s text:c="1"/></text:span></text:p>
              </text:list-item>
            </text:list>
          </draw:text-box>
          <svg:title/>
          <svg:desc/>
        </draw:frame>
        <draw:frame draw:id="id219" draw:style-name="a1582" draw:name="Date Placeholder 3" svg:x="6.75in" svg:y="6.77083in" svg:width="2.70833in" svg:height="0.52083in">
          <draw:text-box>
            <text:p text:style-name="a1581" text:class-names="" text:cond-style-name=""><text:span text:style-name="a1580" text:class-names="">10/14/2011 IRB Retreat</text:span></text:p>
          </draw:text-box>
          <svg:title/>
          <svg:desc/>
        </draw:frame>
        <draw:frame draw:id="id220" draw:style-name="a1585" draw:name="Footer Placeholder 4" svg:x="1in" svg:y="6.75in" svg:width="4.33333in" svg:height="0.5in">
          <draw:text-box>
            <text:p text:style-name="a1584" text:class-names="" text:cond-style-name=""><text:span text:style-name="a1583" text:class-names="">TKO</text:span></text:p>
          </draw:text-box>
          <svg:title/>
          <svg:desc/>
        </draw:frame>
      </draw:page>
      <draw:page draw:name="Slide59" draw:style-name="a1586" draw:master-page-name="Master1-Layout2-obj-Title-and-Content" presentation:presentation-page-layout-name="Master1-PPL2" draw:id="Slide-314">
        <draw:frame draw:id="id221" presentation:style-name="a1590" draw:name="Title 1" svg:x="0.41667in" svg:y="0.30035in" svg:width="9.08333in" svg:height="0.86632in" presentation:class="title" presentation:placeholder="false">
          <draw:text-box>
            <text:p text:style-name="a1589" text:class-names="" text:cond-style-name=""><text:span text:style-name="a1587" text:class-names="">Not Human Subjects Research Scenario</text:span><text:span text:style-name="a1588" text:class-names=""/></text:p>
          </draw:text-box>
          <svg:title/>
          <svg:desc/>
        </draw:frame>
        <draw:frame draw:id="id222" presentation:style-name="a1607" draw:name="Content Placeholder 2" svg:x="0.58333in" svg:y="1.16667in" svg:width="8.91667in" svg:height="5.41667in" presentation:class="outline" presentation:placeholder="false">
          <draw:text-box>
            <text:list text:style-name="a1595">
              <text:list-item>
                <text:p text:style-name="a1594" text:class-names="" text:cond-style-name=""><text:span text:style-name="a1591" text:class-names="">A researcher wishes to use<text:s text:c="1"/></text:span><text:span text:style-name="a1592" text:class-names="">the samples for his own study (non-FDA regulated). <text:s text:c="1"/>Dr. Adams removes the patient code from the samples before giving the samples to the researcher. <text:s text:c="1"/></text:span><text:span text:style-name="a1593" text:class-names=""/></text:p>
              </text:list-item>
            </text:list>
            <text:list text:style-name="a1606">
              <text:list-item>
                <text:p text:style-name="a1605" text:class-names="" text:cond-style-name=""><text:span text:style-name="a1596" text:class-names="">Key Points: <text:s text:c="1"/></text:span><text:span text:style-name="a1597" text:class-names="">The researcher<text:s text:c="1"/></text:span><text:span text:style-name="a1598" text:class-names="">is conducting research. However,<text:s text:c="1"/></text:span><text:span text:style-name="a1599" text:class-names="">the samples were not originally collected for his project, and he is not receiving identifiable information.<text:s text:c="1"/></text:span><text:span text:style-name="a1600" text:class-names="">Therefore, he is not conducting human subjects<text:s text:c="1"/></text:span><text:span text:style-name="a1601" text:class-names="">research</text:span><text:span text:style-name="a1602" text:class-names=""><text:s text:c="1"/></text:span><text:span text:style-name="a1603" text:class-names="">and does not need IRB review.<text:s text:c="1"/></text:span><text:span text:style-name="a1604" text:class-names=""/></text:p>
              </text:list-item>
            </text:list>
          </draw:text-box>
          <svg:title/>
          <svg:desc/>
        </draw:frame>
        <draw:frame draw:id="id223" draw:style-name="a1610" draw:name="Date Placeholder 3" svg:x="6.75in" svg:y="6.77083in" svg:width="2.70833in" svg:height="0.52083in">
          <draw:text-box>
            <text:p text:style-name="a1609" text:class-names="" text:cond-style-name=""><text:span text:style-name="a1608" text:class-names="">10/14/2011 IRB Retreat</text:span></text:p>
          </draw:text-box>
          <svg:title/>
          <svg:desc/>
        </draw:frame>
        <draw:frame draw:id="id224" draw:style-name="a1613" draw:name="Footer Placeholder 4" svg:x="1in" svg:y="6.75in" svg:width="4.33333in" svg:height="0.5in">
          <draw:text-box>
            <text:p text:style-name="a1612" text:class-names="" text:cond-style-name=""><text:span text:style-name="a1611" text:class-names="">TKO</text:span></text:p>
          </draw:text-box>
          <svg:title/>
          <svg:desc/>
        </draw:frame>
      </draw:page>
      <draw:page draw:name="Slide60" draw:style-name="a1614" draw:master-page-name="Master1-Layout2-obj-Title-and-Content" presentation:presentation-page-layout-name="Master1-PPL2" draw:id="Slide-315">
        <draw:frame draw:id="id225" presentation:style-name="a1618" draw:name="Title 1" svg:x="1in" svg:y="0.30035in" svg:width="8.5in" svg:height="0.78299in" presentation:class="title" presentation:placeholder="false">
          <draw:text-box>
            <text:p text:style-name="a1617" text:class-names="" text:cond-style-name=""><text:span text:style-name="a1615" text:class-names="">Exempt Scenario</text:span><text:span text:style-name="a1616" text:class-names=""/></text:p>
          </draw:text-box>
          <svg:title/>
          <svg:desc/>
        </draw:frame>
        <draw:frame draw:id="id226" presentation:style-name="a1639" draw:name="Content Placeholder 2" svg:x="0.5in" svg:y="1.16667in" svg:width="9in" svg:height="5.41667in" presentation:class="outline" presentation:placeholder="false">
          <draw:text-box>
            <text:list text:style-name="a1621">
              <text:list-item>
                <text:p text:style-name="a1620" text:class-names="" text:cond-style-name=""><text:span text:style-name="a1619" text:class-names="">Dr. Adams gives the researcher the samples with the patient code. The researcher immediately removes the code upon receipt of the samples.</text:span></text:p>
              </text:list-item>
            </text:list>
            <text:list text:style-name="a1624">
              <text:list-item>
                <text:p text:style-name="a1623" text:class-names="" text:cond-style-name=""><text:span text:style-name="a1622" text:class-names=""/></text:p>
              </text:list-item>
            </text:list>
            <text:list text:style-name="a1635">
              <text:list-item>
                <text:p text:style-name="a1634" text:class-names="" text:cond-style-name=""><text:span text:style-name="a1625" text:class-names="">Key<text:s text:c="1"/></text:span><text:span text:style-name="a1626" text:class-names="">Points: <text:s text:c="1"/></text:span><text:span text:style-name="a1627" text:class-names="">Because<text:s text:c="1"/></text:span><text:span text:style-name="a1628" text:class-names="">he is given samples<text:s text:c="1"/></text:span><text:span text:style-name="a1629" text:class-names="">with the patient code, the researcher is engaged in human subjects research. However</text:span><text:span text:style-name="a1630" text:class-names="">,<text:s text:c="1"/></text:span><text:span text:style-name="a1631" text:class-names="">Exempt Category<text:s text:c="1"/></text:span><text:span text:style-name="a1632" text:class-names="">4<text:s text:c="1"/></text:span><text:span text:style-name="a1633" text:class-names="">applies as he is using existing samples and he plans to immediately remove the patient code. <text:s text:c="1"/></text:span></text:p>
              </text:list-item>
            </text:list>
            <text:list text:style-name="a1638">
              <text:list-item>
                <text:p text:style-name="a1637" text:class-names="" text:cond-style-name=""><text:span text:style-name="a1636" text:class-names=""/></text:p>
              </text:list-item>
            </text:list>
          </draw:text-box>
          <svg:title/>
          <svg:desc/>
        </draw:frame>
        <draw:frame draw:id="id227" draw:style-name="a1642" draw:name="Date Placeholder 3" svg:x="6.75in" svg:y="6.77083in" svg:width="2.70833in" svg:height="0.52083in">
          <draw:text-box>
            <text:p text:style-name="a1641" text:class-names="" text:cond-style-name=""><text:span text:style-name="a1640" text:class-names="">10/14/2011 IRB Retreat</text:span></text:p>
          </draw:text-box>
          <svg:title/>
          <svg:desc/>
        </draw:frame>
        <draw:frame draw:id="id228" draw:style-name="a1645" draw:name="Footer Placeholder 4" svg:x="1in" svg:y="6.75in" svg:width="4.33333in" svg:height="0.5in">
          <draw:text-box>
            <text:p text:style-name="a1644" text:class-names="" text:cond-style-name=""><text:span text:style-name="a1643" text:class-names="">TKO</text:span></text:p>
          </draw:text-box>
          <svg:title/>
          <svg:desc/>
        </draw:frame>
      </draw:page>
      <draw:page draw:name="Slide61" draw:style-name="a1646" draw:master-page-name="Master1-Layout2-obj-Title-and-Content" presentation:presentation-page-layout-name="Master1-PPL2" draw:id="Slide-316">
        <draw:frame draw:id="id229" presentation:style-name="a1650" draw:name="Title 1" svg:x="1in" svg:y="0.30035in" svg:width="8.5in" svg:height="0.94965in" presentation:class="title" presentation:placeholder="false">
          <draw:text-box>
            <text:p text:style-name="a1649" text:class-names="" text:cond-style-name=""><text:span text:style-name="a1647" text:class-names="">Non-Exempt Scenario</text:span><text:span text:style-name="a1648" text:class-names=""/></text:p>
          </draw:text-box>
          <svg:title/>
          <svg:desc/>
        </draw:frame>
        <draw:frame draw:id="id230" presentation:style-name="a1662" draw:name="Content Placeholder 2" svg:x="0.41667in" svg:y="1.58333in" svg:width="9.08333in" svg:height="5in" presentation:class="outline" presentation:placeholder="false">
          <draw:text-box>
            <text:list text:style-name="a1656">
              <text:list-item>
                <text:p text:style-name="a1655" text:class-names="" text:cond-style-name=""><text:span text:style-name="a1651" text:class-names="">The researcher retains the<text:s text:c="1"/></text:span><text:span text:style-name="a1652" text:class-names="">patient code just<text:s text:c="1"/></text:span><text:span text:style-name="a1653" text:class-names="">in case he needs to contact the patient for follow-up<text:s text:c="1"/></text:span><text:span text:style-name="a1654" text:class-names="">information.<text:s text:c="1"/></text:span></text:p>
              </text:list-item>
            </text:list>
            <text:list text:style-name="a1661">
              <text:list-item>
                <text:p text:style-name="a1660" text:class-names="" text:cond-style-name=""><text:span text:style-name="a1657" text:class-names="">Key Points: <text:s text:c="1"/></text:span><text:span text:style-name="a1658" text:class-names="">Exempt Category 4 does not apply as the researcher retains the patient code. <text:s text:c="1"/>The study may qualify for Expedited Category 5 (research involving materials that have been collected), as well as Expedited Category 7 if he eventually contacts subjects for follow-up information.<text:s text:c="1"/></text:span><text:span text:style-name="a1659" text:class-names=""/></text:p>
              </text:list-item>
            </text:list>
          </draw:text-box>
          <svg:title/>
          <svg:desc/>
        </draw:frame>
        <draw:frame draw:id="id231" draw:style-name="a1665" draw:name="Date Placeholder 3" svg:x="6.75in" svg:y="6.77083in" svg:width="2.70833in" svg:height="0.52083in">
          <draw:text-box>
            <text:p text:style-name="a1664" text:class-names="" text:cond-style-name=""><text:span text:style-name="a1663" text:class-names="">10/14/2011 IRB Retreat</text:span></text:p>
          </draw:text-box>
          <svg:title/>
          <svg:desc/>
        </draw:frame>
        <draw:frame draw:id="id232" draw:style-name="a1668" draw:name="Footer Placeholder 4" svg:x="1in" svg:y="6.75in" svg:width="4.33333in" svg:height="0.5in">
          <draw:text-box>
            <text:p text:style-name="a1667" text:class-names="" text:cond-style-name=""><text:span text:style-name="a1666" text:class-names="">TKO</text:span></text:p>
          </draw:text-box>
          <svg:title/>
          <svg:desc/>
        </draw:frame>
      </draw:page>
      <draw:page draw:name="Slide28" draw:style-name="a1669" draw:master-page-name="Master1-Layout2-obj-Title-and-Content" presentation:presentation-page-layout-name="Master1-PPL2" draw:id="Slide-283">
        <draw:frame draw:id="id233" presentation:style-name="a1675" draw:name="Title 1" svg:x="0.5in" svg:y="0.30035in" svg:width="9in" svg:height="0.78299in" presentation:class="title" presentation:placeholder="false">
          <draw:text-box>
            <text:p text:style-name="a1674" text:class-names="" text:cond-style-name=""><text:span text:style-name="a1670" text:class-names=""><text:line-break/><text:line-break/></text:span><text:span text:style-name="a1671" text:class-names=""><text:s text:c="1"/></text:span><text:span text:style-name="a1672" text:class-names="">Exempt Category 5</text:span><text:span text:style-name="a1673" text:class-names=""/></text:p>
          </draw:text-box>
          <svg:title/>
          <svg:desc/>
        </draw:frame>
        <draw:frame draw:id="id234" draw:style-name="a1678" draw:name="Date Placeholder 3" svg:x="6.75in" svg:y="6.77083in" svg:width="2.70833in" svg:height="0.52083in">
          <draw:text-box>
            <text:p text:style-name="a1677" text:class-names="" text:cond-style-name=""><text:span text:style-name="a1676" text:class-names="">10/14/2011 IRB Retreat</text:span></text:p>
          </draw:text-box>
          <svg:title/>
          <svg:desc/>
        </draw:frame>
        <draw:frame draw:id="id235" draw:style-name="a1681" draw:name="Footer Placeholder 4" svg:x="1in" svg:y="6.75in" svg:width="4.33333in" svg:height="0.5in">
          <draw:text-box>
            <text:p text:style-name="a1680" text:class-names="" text:cond-style-name=""><text:span text:style-name="a1679" text:class-names="">TKO</text:span></text:p>
          </draw:text-box>
          <svg:title/>
          <svg:desc/>
        </draw:frame>
        <draw:frame draw:id="id236" presentation:style-name="a1697" draw:name="Content Placeholder 2" svg:x="0.5in" svg:y="1.08333in" svg:width="9in" svg:height="5.61632in" presentation:class="outline" presentation:placeholder="false">
          <draw:text-box>
            <text:list text:style-name="a1684">
              <text:list-item>
                <text:p text:style-name="a1683" text:class-names="" text:cond-style-name=""><text:span text:style-name="a1682" text:class-names="">Research and demonstration projects which are conducted by or subject to the approval of department or agency heads, and which are designed to study, evaluate, or otherwise examine:<text:line-break/>(i) Public benefit or service programs;<text:s text:c="1"/></text:span></text:p>
              </text:list-item>
            </text:list>
            <text:list text:style-name="a1687">
              <text:list-item>
                <text:p text:style-name="a1686" text:class-names="" text:cond-style-name=""><text:span text:style-name="a1685" text:class-names="">(ii) procedures for obtaining benefits or services under those programs;<text:s text:c="1"/></text:span></text:p>
              </text:list-item>
            </text:list>
            <text:list text:style-name="a1690">
              <text:list-item>
                <text:p text:style-name="a1689" text:class-names="" text:cond-style-name=""><text:span text:style-name="a1688" text:class-names="">(iii) possible changes in or alternatives to those programs or procedures; or<text:s text:c="1"/></text:span></text:p>
              </text:list-item>
            </text:list>
            <text:list text:style-name="a1693">
              <text:list-item>
                <text:p text:style-name="a1692" text:class-names="" text:cond-style-name=""><text:span text:style-name="a1691" text:class-names="">(iv) possible changes in methods or levels of payment for benefits or services under those programs.</text:span></text:p>
              </text:list-item>
            </text:list>
            <text:list text:style-name="a1696">
              <text:list-item>
                <text:p text:style-name="a1695" text:class-names="" text:cond-style-name=""><text:span text:style-name="a1694" text:class-names=""/></text:p>
              </text:list-item>
            </text:list>
          </draw:text-box>
          <svg:title/>
          <svg:desc/>
        </draw:frame>
      </draw:page>
      <draw:page draw:name="Slide44" draw:style-name="a1698" draw:master-page-name="Master1-Layout2-obj-Title-and-Content" presentation:presentation-page-layout-name="Master1-PPL2" draw:id="Slide-299">
        <draw:frame draw:id="id237" presentation:style-name="a1702" draw:name="Title 1" svg:x="0.5in" svg:y="0.33333in" svg:width="9.08333in" svg:height="0.91667in" presentation:class="title" presentation:placeholder="false">
          <draw:text-box>
            <text:p text:style-name="a1701" text:class-names="" text:cond-style-name=""><text:span text:style-name="a1699" text:class-names="">Exempt Category 5 requirements<text:s text:c="1"/></text:span><text:span text:style-name="a1700" text:class-names=""/></text:p>
          </draw:text-box>
          <svg:title/>
          <svg:desc/>
        </draw:frame>
        <draw:frame draw:id="id238" presentation:style-name="a1718" draw:name="Content Placeholder 2" svg:x="0.58333in" svg:y="1.25in" svg:width="9.08333in" svg:height="5.5in" presentation:class="outline" presentation:placeholder="false">
          <draw:text-box>
            <text:list text:style-name="a1705">
              <text:list-item>
                <text:p text:style-name="a1704" text:class-names="" text:cond-style-name=""><text:span text:style-name="a1703" text:class-names="">The program under study must deliver a public benefit (e.g., financial or medical benefits as provided under the Social Security Act) or service (e.g., social, supportive, or nutrition services as provided under the Older Americans Act).</text:span></text:p>
              </text:list-item>
            </text:list>
            <text:list text:style-name="a1708">
              <text:list-item>
                <text:p text:style-name="a1707" text:class-names="" text:cond-style-name=""><text:span text:style-name="a1706" text:class-names="">The research or demonstration project must be conducted pursuant to specific federal statutory authority.</text:span></text:p>
              </text:list-item>
            </text:list>
            <text:list text:style-name="a1711">
              <text:list-item>
                <text:p text:style-name="a1710" text:class-names="" text:cond-style-name=""><text:span text:style-name="a1709" text:class-names="">There must be no statutory requirement that the project be reviewed by an Institutional Review Board (IRB).</text:span></text:p>
              </text:list-item>
            </text:list>
            <text:list text:style-name="a1714">
              <text:list-item>
                <text:p text:style-name="a1713" text:class-names="" text:cond-style-name=""><text:span text:style-name="a1712" text:class-names="">The project must not involve significant physical invasions or intrusions upon the privacy of participants.</text:span></text:p>
              </text:list-item>
            </text:list>
            <text:list text:style-name="a1717">
              <text:list-item>
                <text:p text:style-name="a1716" text:class-names="" text:cond-style-name=""><text:span text:style-name="a1715" text:class-names=""/></text:p>
              </text:list-item>
            </text:list>
          </draw:text-box>
          <svg:title/>
          <svg:desc/>
        </draw:frame>
        <draw:frame draw:id="id239" draw:style-name="a1721" draw:name="Date Placeholder 3" svg:x="6.75in" svg:y="6.77083in" svg:width="2.70833in" svg:height="0.52083in">
          <draw:text-box>
            <text:p text:style-name="a1720" text:class-names="" text:cond-style-name=""><text:span text:style-name="a1719" text:class-names="">10/14/2011 IRB Retreat</text:span></text:p>
          </draw:text-box>
          <svg:title/>
          <svg:desc/>
        </draw:frame>
        <draw:frame draw:id="id240" draw:style-name="a1724" draw:name="Footer Placeholder 4" svg:x="1in" svg:y="6.75in" svg:width="4.33333in" svg:height="0.5in">
          <draw:text-box>
            <text:p text:style-name="a1723" text:class-names="" text:cond-style-name=""><text:span text:style-name="a1722" text:class-names="">TKO</text:span></text:p>
          </draw:text-box>
          <svg:title/>
          <svg:desc/>
        </draw:frame>
      </draw:page>
      <draw:page draw:name="Slide29" draw:style-name="a1725" draw:master-page-name="Master1-Layout2-obj-Title-and-Content" presentation:presentation-page-layout-name="Master1-PPL2" draw:id="Slide-284">
        <draw:frame draw:id="id241" presentation:style-name="a1732" draw:name="Title 1" svg:x="0.41667in" svg:y="0.30035in" svg:width="9.08333in" svg:height="0.94965in" presentation:class="title" presentation:placeholder="false">
          <draw:text-box>
            <text:p text:style-name="a1731" text:class-names="" text:cond-style-name=""><text:span text:style-name="a1726" text:class-names=""><text:line-break/></text:span><text:span text:style-name="a1727" text:class-names=""><text:line-break/></text:span><text:span text:style-name="a1728" text:class-names=""><text:line-break/></text:span><text:span text:style-name="a1729" text:class-names="">Exempt Category 6 (overlaps with FDA)</text:span><text:span text:style-name="a1730" text:class-names=""/></text:p>
          </draw:text-box>
          <svg:title/>
          <svg:desc/>
        </draw:frame>
        <draw:frame draw:id="id242" draw:style-name="a1735" draw:name="Date Placeholder 3" svg:x="6.75in" svg:y="6.77083in" svg:width="2.70833in" svg:height="0.52083in">
          <draw:text-box>
            <text:p text:style-name="a1734" text:class-names="" text:cond-style-name=""><text:span text:style-name="a1733" text:class-names="">10/14/2011 IRB Retreat</text:span></text:p>
          </draw:text-box>
          <svg:title/>
          <svg:desc/>
        </draw:frame>
        <draw:frame draw:id="id243" draw:style-name="a1738" draw:name="Footer Placeholder 4" svg:x="1in" svg:y="6.75in" svg:width="4.33333in" svg:height="0.5in">
          <draw:text-box>
            <text:p text:style-name="a1737" text:class-names="" text:cond-style-name=""><text:span text:style-name="a1736" text:class-names="">TKO</text:span></text:p>
          </draw:text-box>
          <svg:title/>
          <svg:desc/>
        </draw:frame>
        <draw:frame draw:id="id244" presentation:style-name="a1748" draw:name="Content Placeholder 2" svg:x="0.5in" svg:y="1.58333in" svg:width="9in" svg:height="5.11632in" presentation:class="outline" presentation:placeholder="false">
          <draw:text-box>
            <text:list text:style-name="a1741">
              <text:list-item>
                <text:p text:style-name="a1740" text:class-names="" text:cond-style-name=""><text:span text:style-name="a1739" text:class-names="">Taste and food quality evaluation and consumer acceptance studies,<text:s text:c="1"/></text:span></text:p>
              </text:list-item>
            </text:list>
            <text:list text:style-name="a1744">
              <text:list-item>
                <text:p text:style-name="a1743" text:class-names="" text:cond-style-name=""><text:span text:style-name="a1742" text:class-names="">(i) if wholesome foods without additives are consumed or (ii) if a food is consumed that contains a food ingredient at or below the level and for a use found to be safe, or agricultural chemical or environmental contaminant at or below the level found to be safe, by the FDA or approved by the EPA or the Food Safety and Inspection Service of the U.S. Department of Agriculture.</text:span></text:p>
              </text:list-item>
            </text:list>
            <text:list text:style-name="a1747">
              <text:list-item>
                <text:p text:style-name="a1746" text:class-names="" text:cond-style-name=""><text:span text:style-name="a1745" text:class-names=""/></text:p>
              </text:list-item>
            </text:list>
          </draw:text-box>
          <svg:title/>
          <svg:desc/>
        </draw:frame>
      </draw:page>
      <draw:page draw:name="Slide35" draw:style-name="a1749" draw:master-page-name="Master1-Layout2-obj-Title-and-Content" presentation:presentation-page-layout-name="Master1-PPL2" draw:id="Slide-290">
        <draw:frame draw:id="id245" presentation:style-name="a1752" draw:name="Title 1" svg:x="1in" svg:y="0.30035in" svg:width="8.5in" svg:height="1.25in" presentation:class="title" presentation:placeholder="false">
          <draw:text-box>
            <text:p text:style-name="a1751" text:class-names="" text:cond-style-name=""><text:span text:style-name="a1750" text:class-names="">Exempt Category 6 Examples</text:span></text:p>
          </draw:text-box>
          <svg:title/>
          <svg:desc/>
        </draw:frame>
        <draw:frame draw:id="id246" draw:style-name="a1755" draw:name="Date Placeholder 3" svg:x="6.75in" svg:y="6.77083in" svg:width="2.70833in" svg:height="0.52083in">
          <draw:text-box>
            <text:p text:style-name="a1754" text:class-names="" text:cond-style-name=""><text:span text:style-name="a1753" text:class-names="">10/14/2011 IRB Retreat</text:span></text:p>
          </draw:text-box>
          <svg:title/>
          <svg:desc/>
        </draw:frame>
        <draw:frame draw:id="id247" draw:style-name="a1758" draw:name="Footer Placeholder 4" svg:x="1in" svg:y="6.75in" svg:width="4.33333in" svg:height="0.5in">
          <draw:text-box>
            <text:p text:style-name="a1757" text:class-names="" text:cond-style-name=""><text:span text:style-name="a1756" text:class-names="">TKO</text:span></text:p>
          </draw:text-box>
          <svg:title/>
          <svg:desc/>
        </draw:frame>
        <draw:frame draw:id="id248" presentation:style-name="a1768" draw:name="Content Placeholder 2" svg:x="1in" svg:y="1.58333in" svg:width="8.5in" svg:height="5in" presentation:class="outline" presentation:placeholder="false">
          <draw:text-box>
            <text:list text:style-name="a1761">
              <text:list-item>
                <text:p text:style-name="a1760" text:class-names="" text:cond-style-name=""><text:span text:style-name="a1759" text:class-names="">Taste testing whole grain food products<text:s text:c="1"/></text:span></text:p>
              </text:list-item>
            </text:list>
            <text:list text:style-name="a1764">
              <text:list-item>
                <text:p text:style-name="a1763" text:class-names="" text:cond-style-name=""><text:span text:style-name="a1762" text:class-names="">Comparing taste or smell of molasses, cheese or milk<text:s text:c="1"/></text:span></text:p>
              </text:list-item>
            </text:list>
            <text:list text:style-name="a1767">
              <text:list-item>
                <text:p text:style-name="a1766" text:class-names="" text:cond-style-name=""><text:span text:style-name="a1765" text:class-names="">Sampling texture of ice cream<text:s text:c="1"/></text:span></text:p>
              </text:list-item>
            </text:list>
          </draw:text-box>
          <svg:title/>
          <svg:desc/>
        </draw:frame>
      </draw:page>
      <draw:page draw:name="Slide41" draw:style-name="a1769" draw:master-page-name="Master1-Layout2-obj-Title-and-Content" presentation:presentation-page-layout-name="Master1-PPL2" draw:id="Slide-296">
        <draw:frame draw:id="id249" draw:style-name="a1772" draw:name="Date Placeholder 4" svg:x="6.75in" svg:y="6.77083in" svg:width="2.70833in" svg:height="0.52083in">
          <draw:text-box>
            <text:p text:style-name="a1771" text:class-names="" text:cond-style-name=""><text:span text:style-name="a1770" text:class-names="">10/14/2011 IRB Retreat</text:span></text:p>
          </draw:text-box>
          <svg:title/>
          <svg:desc/>
        </draw:frame>
        <draw:frame draw:id="id250" draw:style-name="a1775" draw:name="Footer Placeholder 5" svg:x="1in" svg:y="6.75in" svg:width="4.33333in" svg:height="0.5in">
          <draw:text-box>
            <text:p text:style-name="a1774" text:class-names="" text:cond-style-name=""><text:span text:style-name="a1773" text:class-names="">TKO</text:span></text:p>
          </draw:text-box>
          <svg:title/>
          <svg:desc/>
        </draw:frame>
        <draw:frame draw:id="id251" presentation:style-name="a1780" draw:name="Content Placeholder 1" svg:x="0.95833in" svg:y="1.08333in" svg:width="8.5in" svg:height="5in" presentation:class="outline" presentation:placeholder="false">
          <draw:text-box>
            <text:list text:style-name="a1779">
              <text:list-item>
                <text:p text:style-name="a1778" text:class-names="" text:cond-style-name=""><text:span text:style-name="a1776" text:class-names=""><text:a xlink:href="#Slide40" text:style-name="" text:visited-style-name="">Questions?</text:a></text:span><text:span text:style-name="a1777" text:class-names=""/></text:p>
              </text:list-item>
            </text:list>
          </draw:text-box>
          <svg:title/>
          <svg:desc/>
        </draw:frame>
      </draw:page>
      <draw:page draw:name="Slide40" draw:style-name="a1781" draw:master-page-name="Master1-Layout2-obj-Title-and-Content" presentation:presentation-page-layout-name="Master1-PPL2" draw:id="Slide-295">
        <draw:frame draw:id="id252" presentation:style-name="a1784" draw:name="Title 1" svg:x="1in" svg:y="0.30035in" svg:width="8.5in" svg:height="1.25in" presentation:class="title" presentation:placeholder="false">
          <draw:text-box>
            <text:p text:style-name="a1783" text:class-names="" text:cond-style-name=""><text:span text:style-name="a1782" text:class-names="">Contact Information</text:span></text:p>
          </draw:text-box>
          <svg:title/>
          <svg:desc/>
        </draw:frame>
        <draw:frame draw:id="id253" draw:style-name="a1787" draw:name="Date Placeholder 3" svg:x="6.75in" svg:y="6.77083in" svg:width="2.70833in" svg:height="0.52083in">
          <draw:text-box>
            <text:p text:style-name="a1786" text:class-names="" text:cond-style-name=""><text:span text:style-name="a1785" text:class-names="">10/14/2011 IRB Retreat</text:span></text:p>
          </draw:text-box>
          <svg:title/>
          <svg:desc/>
        </draw:frame>
        <draw:frame draw:id="id254" draw:style-name="a1790" draw:name="Footer Placeholder 4" svg:x="1in" svg:y="6.75in" svg:width="4.33333in" svg:height="0.5in">
          <draw:text-box>
            <text:p text:style-name="a1789" text:class-names="" text:cond-style-name=""><text:span text:style-name="a1788" text:class-names="">TKO</text:span></text:p>
          </draw:text-box>
          <svg:title/>
          <svg:desc/>
        </draw:frame>
        <draw:frame draw:id="id255" presentation:style-name="a1807" draw:name="Content Placeholder 2" svg:x="1in" svg:y="1.58333in" svg:width="8.5in" svg:height="5in" presentation:class="outline" presentation:placeholder="false">
          <draw:text-box>
            <text:list text:style-name="a1794">
              <text:list-item>
                <text:p text:style-name="a1793" text:class-names="" text:cond-style-name=""><text:span text:style-name="a1791" text:class-names=""><text:tab/></text:span><text:span text:style-name="a1792" text:class-names="">Tasha K Osafo, BA, CIP</text:span></text:p>
              </text:list-item>
            </text:list>
            <text:list text:style-name="a1797">
              <text:list-item>
                <text:p text:style-name="a1796" text:class-names="" text:cond-style-name=""><text:span text:style-name="a1795" text:class-names=""><text:tab/>Assistant Director</text:span></text:p>
              </text:list-item>
            </text:list>
            <text:list text:style-name="a1800">
              <text:list-item>
                <text:p text:style-name="a1799" text:class-names="" text:cond-style-name=""><text:span text:style-name="a1798" text:class-names=""><text:tab/>Institutional Review Board Office</text:span></text:p>
              </text:list-item>
            </text:list>
            <text:list text:style-name="a1803">
              <text:list-item>
                <text:p text:style-name="a1802" text:class-names="" text:cond-style-name=""><text:span text:style-name="a1801" text:class-names=""><text:line-break/>Email: t-osafo@northwestern.edu<text:line-break/>Phone: 312-503-4225<text:line-break/>Fax: 312-503-0555<text:s text:c="1"/></text:span></text:p>
              </text:list-item>
            </text:list>
            <text:list text:style-name="a1806">
              <text:list-item>
                <text:p text:style-name="a1805" text:class-names="" text:cond-style-name=""><text:span text:style-name="a1804"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subtitle" svg:x="1.41667in" svg:y="3.5in" svg:width="7in" svg:height="1.75in"/>
      <presentation:placeholder presentation:object="title" svg:x="0.5in" svg:y="1.64691in" svg:width="9in" svg:height="1.60764in"/>
      <presentation:placeholder presentation:object="date-time" svg:x="6.75in" svg:y="6.77083in" svg:width="2.70833in" svg:height="0.52083in"/>
      <presentation:placeholder presentation:object="footer" svg:x="1in" svg:y="6.75in" svg:width="4.33333in" svg:height="0.5in"/>
      <presentation:placeholder presentation:object="page-number" svg:x="0.15972in" svg:y="6.79167in" svg:width="0.5in" svg:height="0.5in"/>
    </style:presentation-page-layout>
    <style:presentation-page-layout style:name="Master1-PPL2" style:display-name="Title and Content">
      <presentation:placeholder presentation:object="title" svg:x="1in" svg:y="0.30035in" svg:width="8.5in" svg:height="1.25in"/>
      <presentation:placeholder presentation:object="object" svg:x="1in" svg:y="1.58333in" svg:width="8.5in" svg:height="5in"/>
      <presentation:placeholder presentation:object="date-time" svg:x="6.75in" svg:y="6.77083in" svg:width="2.70833in" svg:height="0.52083in"/>
      <presentation:placeholder presentation:object="footer" svg:x="1in" svg:y="6.75in" svg:width="4.33333in" svg:height="0.5in"/>
      <presentation:placeholder presentation:object="page-number" svg:x="0.15972in" svg:y="6.79167in" svg:width="0.5in" svg:height="0.5in"/>
    </style:presentation-page-layout>
    <style:presentation-page-layout style:name="Master1-PPL3" style:display-name="Section Header">
      <presentation:placeholder presentation:object="title" svg:x="0.78993in" svg:y="1.04167in" svg:width="8.5in" svg:height="1.48958in"/>
      <presentation:placeholder presentation:object="outline" svg:x="0.78993in" svg:y="2.78646in" svg:width="8.5in" svg:height="1.46354in"/>
      <presentation:placeholder presentation:object="date-time" svg:x="6.75in" svg:y="6.77083in" svg:width="2.70833in" svg:height="0.52083in"/>
      <presentation:placeholder presentation:object="footer" svg:x="0.875in" svg:y="6.75in" svg:width="4.375in" svg:height="0.5in"/>
      <presentation:placeholder presentation:object="page-number" svg:x="0.15972in" svg:y="6.78993in" svg:width="0.5in" svg:height="0.5in"/>
    </style:presentation-page-layout>
    <style:presentation-page-layout style:name="Master1-PPL4" style:display-name="Two Content">
      <presentation:placeholder presentation:object="title" svg:x="1in" svg:y="0.30035in" svg:width="8.5in" svg:height="1.25in"/>
      <presentation:placeholder presentation:object="object" svg:x="1in" svg:y="1.58333in" svg:width="4.1in" svg:height="5in"/>
      <presentation:placeholder presentation:object="object" svg:x="5.39583in" svg:y="1.58333in" svg:width="4.1in" svg:height="5in"/>
      <presentation:placeholder presentation:object="date-time" svg:x="6.75in" svg:y="6.77083in" svg:width="2.70833in" svg:height="0.52083in"/>
      <presentation:placeholder presentation:object="footer" svg:x="1in" svg:y="6.75in" svg:width="4.33333in" svg:height="0.5in"/>
      <presentation:placeholder presentation:object="page-number" svg:x="0.15972in" svg:y="6.79167in" svg:width="0.5in" svg:height="0.5in"/>
    </style:presentation-page-layout>
    <style:presentation-page-layout style:name="Master1-PPL5" style:display-name="Comparison">
      <presentation:placeholder presentation:object="title" svg:x="1in" svg:y="0.29861in" svg:width="8.5in" svg:height="1.25in"/>
      <presentation:placeholder presentation:object="outline" svg:x="1in" svg:y="1.58333in" svg:width="4.08333in" svg:height="0.83333in"/>
      <presentation:placeholder presentation:object="outline" svg:x="5.41667in" svg:y="1.58333in" svg:width="4.08333in" svg:height="0.83333in"/>
      <presentation:placeholder presentation:object="object" svg:x="1in" svg:y="2.45833in" svg:width="4.08333in" svg:height="4.25in"/>
      <presentation:placeholder presentation:object="object" svg:x="5.41667in" svg:y="2.45833in" svg:width="4.08333in" svg:height="4.25in"/>
      <presentation:placeholder presentation:object="date-time" svg:x="6.75in" svg:y="6.77083in" svg:width="2.70833in" svg:height="0.52083in"/>
      <presentation:placeholder presentation:object="footer" svg:x="1in" svg:y="6.75in" svg:width="4.33333in" svg:height="0.5in"/>
      <presentation:placeholder presentation:object="page-number" svg:x="0.15972in" svg:y="6.79167in" svg:width="0.5in" svg:height="0.5in"/>
    </style:presentation-page-layout>
    <style:presentation-page-layout style:name="Master1-PPL6" style:display-name="Title Only">
      <presentation:placeholder presentation:object="title" svg:x="1in" svg:y="0.30035in" svg:width="8.5in" svg:height="1.25in"/>
      <presentation:placeholder presentation:object="date-time" svg:x="6.75in" svg:y="6.77083in" svg:width="2.70833in" svg:height="0.52083in"/>
      <presentation:placeholder presentation:object="footer" svg:x="1in" svg:y="6.75in" svg:width="4.33333in" svg:height="0.5in"/>
      <presentation:placeholder presentation:object="page-number" svg:x="0.15972in" svg:y="6.79167in" svg:width="0.5in" svg:height="0.5in"/>
    </style:presentation-page-layout>
    <style:presentation-page-layout style:name="Master1-PPL7" style:display-name="Blank">
      <presentation:placeholder presentation:object="date-time" svg:x="6.75in" svg:y="6.77083in" svg:width="2.70833in" svg:height="0.52083in"/>
      <presentation:placeholder presentation:object="footer" svg:x="1in" svg:y="6.75in" svg:width="4.33333in" svg:height="0.5in"/>
      <presentation:placeholder presentation:object="page-number" svg:x="0.15972in" svg:y="6.79167in" svg:width="0.5in" svg:height="0.5in"/>
    </style:presentation-page-layout>
    <style:presentation-page-layout style:name="Master1-PPL8" style:display-name="Content with Caption">
      <presentation:placeholder presentation:object="title" svg:x="1in" svg:y="0.29861in" svg:width="8.5in" svg:height="1.25in"/>
      <presentation:placeholder presentation:object="outline" svg:x="1in" svg:y="1.75in" svg:width="2.08333in" svg:height="4.91667in"/>
      <presentation:placeholder presentation:object="object" svg:x="3.25in" svg:y="1.75in" svg:width="6.25in" svg:height="4.91667in"/>
      <presentation:placeholder presentation:object="date-time" svg:x="6.75in" svg:y="6.77083in" svg:width="2.70833in" svg:height="0.52083in"/>
      <presentation:placeholder presentation:object="footer" svg:x="1in" svg:y="6.75in" svg:width="4.33333in" svg:height="0.5in"/>
      <presentation:placeholder presentation:object="page-number" svg:x="0.15972in" svg:y="6.79167in" svg:width="0.5in" svg:height="0.5in"/>
    </style:presentation-page-layout>
    <style:presentation-page-layout style:name="Master1-PPL9" style:display-name="Picture with Caption">
      <presentation:placeholder presentation:object="title" svg:x="1in" svg:y="5.35931in" svg:width="8in" svg:height="0.57118in"/>
      <presentation:placeholder presentation:object="outline" svg:x="1in" svg:y="5.95563in" svg:width="8in" svg:height="0.75in"/>
      <presentation:placeholder presentation:object="graphic" svg:x="0.0747in" svg:y="0.07292in" svg:width="9.84457in" svg:height="5.01042in"/>
      <presentation:placeholder presentation:object="date-time" svg:x="6.75in" svg:y="6.77083in" svg:width="2.70833in" svg:height="0.52083in"/>
      <presentation:placeholder presentation:object="footer" svg:x="1in" svg:y="6.75in" svg:width="4.25in" svg:height="0.5in"/>
      <presentation:placeholder presentation:object="page-number" svg:x="0.15972in" svg:y="6.78993in" svg:width="0.5in" svg:height="0.5in"/>
    </style:presentation-page-layout>
    <style:presentation-page-layout style:name="Master1-PPL10" style:display-name="Title and Vertical Text">
      <presentation:placeholder presentation:object="title" svg:x="1in" svg:y="0.30035in" svg:width="8.5in" svg:height="1.25in"/>
      <presentation:placeholder presentation:object="outline" svg:x="1in" svg:y="1.58333in" svg:width="8.5in" svg:height="5in"/>
      <presentation:placeholder presentation:object="date-time" svg:x="6.75in" svg:y="6.77083in" svg:width="2.70833in" svg:height="0.52083in"/>
      <presentation:placeholder presentation:object="footer" svg:x="1in" svg:y="6.75in" svg:width="4.33333in" svg:height="0.5in"/>
      <presentation:placeholder presentation:object="page-number" svg:x="0.15972in" svg:y="6.79167in" svg:width="0.5in" svg:height="0.5in"/>
    </style:presentation-page-layout>
    <style:presentation-page-layout style:name="Master1-PPL11" style:display-name="Vertical Title and Text">
      <presentation:placeholder presentation:object="title" svg:x="7.25in" svg:y="0.30035in" svg:width="2.2in" svg:height="6.39931in"/>
      <presentation:placeholder presentation:object="outline" svg:x="1in" svg:y="0.30035in" svg:width="6.08333in" svg:height="6.39931in"/>
      <presentation:placeholder presentation:object="date-time" svg:x="6.75in" svg:y="6.77083in" svg:width="2.70833in" svg:height="0.52083in"/>
      <presentation:placeholder presentation:object="footer" svg:x="1in" svg:y="6.75in" svg:width="4.33333in" svg:height="0.5in"/>
      <presentation:placeholder presentation:object="page-number" svg:x="0.15972in" svg:y="6.79167in" svg:width="0.5in" svg:height="0.5in"/>
    </style:presentation-page-layout>
    <style:style style:family="table-cell" style:name="a817">
      <style:table-cell-properties fo:background-color="#4f81bd" fo:border-bottom="0.04167in solid #ffffff"/>
      <style:text-properties fo:color="#ffffff" fo:font-family="+mn-lt" style:font-family-asian="+mn-ea" style:font-family-complex="+mn-cs" fo:font-weight="bold" style:font-weight-asian="bold" style:font-weight-complex="bold"/>
    </style:style>
    <style:style style:family="table-cell" style:name="a818">
      <style:table-cell-properties fo:background-color="#4f81bd" fo:border-top="0.04167in solid #ffffff"/>
      <style:text-properties fo:color="#ffffff" fo:font-family="+mn-lt" style:font-family-asian="+mn-ea" style:font-family-complex="+mn-cs" fo:font-weight="bold" style:font-weight-asian="bold" style:font-weight-complex="bold"/>
    </style:style>
    <style:style style:family="table-cell" style:name="a812">
      <style:table-cell-properties fo:background-color="#e9edf4"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19">
      <style:table-cell-properties fo:background-color="#4f81bd"/>
      <style:text-properties fo:color="#ffffff" fo:font-family="+mn-lt" style:font-family-asian="+mn-ea" style:font-family-complex="+mn-cs" fo:font-weight="bold" style:font-weight-asian="bold" style:font-weight-complex="bold"/>
    </style:style>
    <style:style style:family="table-cell" style:name="a813">
      <style:table-cell-properties/>
    </style:style>
    <style:style style:family="table-cell" style:name="a814">
      <style:table-cell-properties fo:background-color="#d0d8e8"/>
    </style:style>
    <style:style style:family="table-cell" style:name="a815">
      <style:table-cell-properties/>
    </style:style>
    <style:style style:family="table-cell" style:name="a820">
      <style:table-cell-properties fo:background-color="#4f81bd"/>
      <style:text-properties fo:color="#ffffff" fo:font-family="+mn-lt" style:font-family-asian="+mn-ea" style:font-family-complex="+mn-cs" fo:font-weight="bold" style:font-weight-asian="bold" style:font-weight-complex="bold"/>
    </style:style>
    <style:style style:family="table-cell" style:name="a816">
      <style:table-cell-properties fo:background-color="#d0d8e8"/>
    </style:style>
    <style:default-style style:family="graphic">
      <style:graphic-properties draw:fill="solid" draw:fill-color="#d34817" draw:opacity="100%" draw:stroke="solid" svg:stroke-width="0.01389in" svg:stroke-color="#9b320e" svg:stroke-opacity="100%" svg:stroke-linecap="butt"/>
    </style:default-style>
    <draw:fill-image draw:name="a204" xlink:href="media/image1.jpeg" xlink:show="embed" xlink:actuate="onLoad"/>
    <draw:fill-image draw:name="a65" xlink:href="media/image1.jpeg" xlink:show="embed" xlink:actuate="onLoad"/>
    <draw:fill-image draw:name="a197" xlink:href="media/image1.jpeg" xlink:show="embed" xlink:actuate="onLoad"/>
    <draw:fill-image draw:name="a72" xlink:href="media/image1.jpeg" xlink:show="embed" xlink:actuate="onLoad"/>
    <draw:fill-image draw:name="a821" xlink:href="media/image1.jpeg" xlink:show="embed" xlink:actuate="onLoad"/>
    <draw:marker draw:name="a966" svg:viewBox="0 0 20 30" svg:d="m10 0-10 30h20z"/>
    <draw:marker draw:name="a960" svg:viewBox="0 0 20 30" svg:d="m10 0-10 30h20z"/>
    <draw:marker draw:name="a968" svg:viewBox="0 0 20 30" svg:d="m10 0-10 30h20z"/>
    <draw:marker draw:name="a962" svg:viewBox="0 0 20 30" svg:d="m10 0-10 30h20z"/>
    <draw:marker draw:name="a964" svg:viewBox="0 0 20 30" svg:d="m10 0-10 30h20z"/>
    <table:table-template table:name="{5C22544A-7EE6-4342-B048-85BDC9FD1C3A}">
      <table:first-row table:style-name="a817" table:paragraph-style-name=""/>
      <table:last-row table:style-name="a818" table:paragraph-style-name=""/>
      <table:first-column table:style-name="a819" table:paragraph-style-name=""/>
      <table:last-column table:style-name="a820" table:paragraph-style-name=""/>
      <table:body table:style-name="a812" table:paragraph-style-name=""/>
      <table:even-rows table:style-name="a815" table:paragraph-style-name=""/>
      <table:odd-rows table:style-name="a816" table:paragraph-style-name=""/>
      <table:even-columns table:style-name="a813" table:paragraph-style-name=""/>
      <table:odd-columns table:style-name="a814" table:paragraph-style-name=""/>
    </table:table-templat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
      <style:graphic-properties fo:wrap-option="wrap" fo:padding-top="0.05in" fo:padding-bottom="0.05in" fo:padding-left="0.1in" fo:padding-right="0.1in" draw:textarea-vertical-align="middle" draw:textarea-horizontal-align="center" draw:fill="solid" draw:fill-color="#e6b1ab" draw:opacity="100%" draw:stroke="none" draw:auto-grow-width="false" draw:auto-grow-height="false"/>
      <style:paragraph-properties style:font-independent-line-spacing="true" style:writing-mode="lr-tb"/>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
      <style:graphic-properties fo:wrap-option="wrap" fo:padding-top="0.05in" fo:padding-bottom="0.05in" fo:padding-left="0.1in" fo:padding-right="0.1in" draw:textarea-vertical-align="middle" draw:textarea-horizontal-align="center" draw:fill="solid" draw:fill-color="#918485" draw:opacity="100%" draw:stroke="none" draw:auto-grow-width="false" draw:auto-grow-height="false"/>
      <style:paragraph-properties style:font-independent-line-spacing="true" style:writing-mode="lr-tb"/>
    </style:style>
    <style:style style:family="graphic" style:name="a73">
      <style:graphic-properties fo:wrap-option="wrap" fo:padding-top="0.05in" fo:padding-bottom="0.05in" fo:padding-left="0.1in" fo:padding-right="0.1in" draw:textarea-vertical-align="middle" draw:textarea-horizontal-align="center" draw:fill="bitmap" draw:fill-image-name="a72" style:repeat="stretch" draw:stroke="solid" svg:stroke-width="0.00694in" svg:stroke-color="#000000" svg:stroke-opacity="100%" svg:stroke-linecap="square" draw:auto-grow-width="false" draw:auto-grow-height="false"/>
      <style:paragraph-properties style:font-independent-line-spacing="true" style:writing-mode="lr-tb"/>
    </style:style>
    <style:style style:family="text" style:name="a215">
      <style:text-properties fo:font-variant="normal" fo:text-transform="none" fo:color="#696464" style:text-line-through-type="none" style:text-line-through-style="none" style:text-line-through-width="auto" style:text-line-through-color="font-color" style:text-position="0% 100%" fo:font-family="Franklin Gothic Book"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696464" style:text-line-through-type="none" style:text-line-through-style="none" style:text-line-through-width="auto" style:text-line-through-color="font-color" style:text-position="0% 100%" fo:font-family="Franklin Gothic Book"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
      <style:graphic-properties fo:wrap-option="wrap" fo:padding-top="0.05in" fo:padding-bottom="0.05in" fo:padding-left="0.1in" fo:padding-right="0.1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graphic" style:name="a44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898989" style:text-line-through-type="none" style:text-line-through-style="none" style:text-line-through-width="auto" style:text-line-through-color="font-color" style:text-position="0% 100%" fo:font-family="Perpetu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
      <style:graphic-properties fo:wrap-option="wrap" fo:padding-top="0.05in" fo:padding-bottom="0.05in" fo:padding-left="0.1in" fo:padding-right="0.1in" draw:textarea-vertical-align="middle" draw:textarea-horizontal-align="center" draw:fill="solid" draw:fill-color="#e6b1ab" draw:opacity="100%" draw:stroke="none" draw:auto-grow-width="false" draw:auto-grow-height="false"/>
      <style:paragraph-properties style:font-independent-line-spacing="true" style:writing-mode="lr-tb"/>
    </style:style>
    <style:style style:family="graphic" style:name="a444">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svg:stroke-linecap="square" draw:auto-grow-width="false" draw:auto-grow-height="false"/>
      <style:paragraph-properties style:font-independent-line-spacing="true" style:writing-mode="lr-tb"/>
    </style:style>
    <style:style style:family="text" style:name="a445">
      <style:text-properties fo:font-variant="normal" fo:text-transform="none" fo:color="#696464" style:text-line-through-type="none" style:text-line-through-style="none" style:text-line-through-width="auto" style:text-line-through-color="font-color" style:text-position="0% 100%" fo:font-family="Franklin Gothic Book"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696464" style:text-line-through-type="none" style:text-line-through-style="none" style:text-line-through-width="auto" style:text-line-through-color="font-color" style:text-position="0% 100%" fo:font-family="Franklin Gothic Book"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69646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0798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2">
      <style:graphic-properties fo:wrap-option="wrap" fo:padding-top="0.05in" fo:padding-bottom="0.05in" fo:padding-left="0.1in" fo:padding-right="0.1in" draw:textarea-vertical-align="middle" draw:textarea-horizontal-align="center" draw:fill="solid" draw:fill-color="#918485" draw:opacity="100%" draw:stroke="none" draw:auto-grow-width="false" draw:auto-grow-height="false"/>
      <style:paragraph-properties style:font-independent-line-spacing="true" style:writing-mode="lr-tb"/>
    </style:style>
    <style:style style:family="text" style:name="a223">
      <style:text-properties fo:font-variant="normal" fo:text-transform="none" fo:color="#69646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696464"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696464"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5">
      <style:paragraph-properties fo:line-height="100%" fo:text-align="center" style:tab-stop-distance="1in" fo:margin-left="0in" fo:margin-right="0in" fo:text-indent="0in" fo:margin-top="0.0798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69646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Franklin Gothic Book"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69646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Franklin Gothic Book"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Franklin Gothic Book"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Franklin Gothic Book"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no-wrap" fo:padding-top="0in" fo:padding-bottom="0in" fo:padding-left="0in" fo:padding-right="0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graphic" style:name="a68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svg:stroke-linecap="square" draw:auto-grow-width="false" draw:auto-grow-height="false"/>
      <style:paragraph-properties style:font-independent-line-spacing="true" style:writing-mode="lr-tb"/>
    </style:style>
    <style:style style:family="text" style:name="a685">
      <style:text-properties fo:font-variant="normal" fo:text-transform="none" fo:color="#696464" style:text-line-through-type="none" style:text-line-through-style="none" style:text-line-through-width="auto" style:text-line-through-color="font-color" style:text-position="0% 100%" fo:font-family="Franklin Gothic Book"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696464" style:text-line-through-type="none" style:text-line-through-style="none" style:text-line-through-width="auto" style:text-line-through-color="font-color" style:text-position="0% 100%" fo:font-family="Franklin Gothic Book"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1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31">
      <style:graphic-properties fo:wrap-option="no-wrap" fo:padding-top="0in" fo:padding-bottom="0in" fo:padding-left="0in" fo:padding-right="0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text" style:name="a91">
      <style:text-properties fo:font-variant="normal" fo:text-transform="none" fo:color="#69646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69646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Franklin Gothic Book"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99">
      <style:graphic-properties fo:wrap-option="no-wrap" fo:padding-top="0in" fo:padding-bottom="0in" fo:padding-left="0in" fo:padding-right="0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29861in" fo:margin-right="0in" fo:text-indent="-0.29861in" fo:margin-top="0.0798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Perpetu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1in" fo:margin-left="0.59896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89931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1.19965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1.5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706">
      <style:text-properties fo:font-variant="normal" fo:text-transform="none" fo:color="#69646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9">
      <style:text-properties fo:font-variant="normal" fo:text-transform="none" fo:color="#69646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Franklin Gothic Book"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no-wrap" fo:padding-top="0in" fo:padding-bottom="0in" fo:padding-left="0in" fo:padding-right="0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268">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svg:stroke-linecap="square" draw:auto-grow-width="false" draw:auto-grow-height="false"/>
      <style:paragraph-properties style:font-independent-line-spacing="true" style:writing-mode="lr-tb"/>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696464" style:text-line-through-type="none" style:text-line-through-style="none" style:text-line-through-width="auto" style:text-line-through-color="font-color" style:text-position="0% 100%" fo:font-family="Franklin Gothic Book"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svg:stroke-linecap="square" draw:auto-grow-width="false" draw:auto-grow-height="false"/>
      <style:paragraph-properties style:font-independent-line-spacing="true" style:writing-mode="lr-tb"/>
    </style:style>
    <style:style style:family="text" style:name="a495">
      <style:text-properties fo:font-variant="normal" fo:text-transform="none" fo:color="#69646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69646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696464" style:text-line-through-type="none" style:text-line-through-style="none" style:text-line-through-width="auto" style:text-line-through-color="font-color" style:text-position="0% 100%" fo:font-family="Franklin Gothic Book"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29861in" fo:margin-right="0in" fo:text-indent="-0.29861in" fo:margin-top="0.0798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Perpetu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59896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Franklin Gothic Book"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no-wrap" fo:padding-top="0in" fo:padding-bottom="0in" fo:padding-left="0in" fo:padding-right="0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svg:stroke-linecap="square" draw:auto-grow-width="false" draw:auto-grow-height="false"/>
      <style:paragraph-properties style:font-independent-line-spacing="true" style:writing-mode="lr-tb"/>
    </style:style>
    <style:style style:family="text" style:name="a7">
      <style:text-properties fo:font-variant="normal" fo:text-transform="none" fo:color="#696464" style:text-line-through-type="none" style:text-line-through-style="none" style:text-line-through-width="auto" style:text-line-through-color="font-color" style:text-position="0% 100%" fo:font-family="Franklin Gothic Book"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80">
      <style:paragraph-properties fo:line-height="100%" fo:text-align="left" style:tab-stop-distance="1in" fo:margin-left="0.89931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1.19965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1.5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6">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29861in" fo:margin-right="0in" fo:text-indent="-0.29861in" fo:margin-top="0.0798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Perpetu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59896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89931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1">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svg:stroke-linecap="square" draw:auto-grow-width="false" draw:auto-grow-height="false"/>
      <style:paragraph-properties style:font-independent-line-spacing="true" style:writing-mode="lr-tb"/>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696464" style:text-line-through-type="none" style:text-line-through-style="none" style:text-line-through-width="auto" style:text-line-through-color="font-color" style:text-position="0% 100%" fo:font-family="Franklin Gothic Book"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3">
      <style:text-properties fo:font-variant="normal" fo:text-transform="none" fo:color="#696464" style:text-line-through-type="none" style:text-line-through-style="none" style:text-line-through-width="auto" style:text-line-through-color="font-color" style:text-position="0% 100%" fo:font-family="Franklin Gothic Book"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1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29861in" fo:margin-right="0in" fo:text-indent="-0.29861in" fo:margin-top="0.0798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Perpetu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1in" fo:margin-left="1.19965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1.5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69646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59896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0.89931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1.19965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69646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Franklin Gothic Book"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no-wrap" fo:padding-top="0in" fo:padding-bottom="0in" fo:padding-left="0in" fo:padding-right="0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0">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svg:stroke-linecap="square" draw:auto-grow-width="false" draw:auto-grow-height="false"/>
      <style:paragraph-properties style:font-independent-line-spacing="true" style:writing-mode="lr-tb"/>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svg:stroke-linecap="square" draw:auto-grow-width="false" draw:auto-grow-height="false"/>
      <style:paragraph-properties style:font-independent-line-spacing="true" style:writing-mode="lr-tb"/>
    </style:style>
    <style:style style:family="paragraph" style:name="a770">
      <style:paragraph-properties fo:line-height="100%" fo:text-align="left" style:tab-stop-distance="1in" fo:margin-left="1.5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696464" style:text-line-through-type="none" style:text-line-through-style="none" style:text-line-through-width="auto" style:text-line-through-color="font-color" style:text-position="0% 100%" fo:font-family="Franklin Gothic Book"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696464" style:text-line-through-type="none" style:text-line-through-style="none" style:text-line-through-width="auto" style:text-line-through-color="font-color" style:text-position="0% 100%" fo:font-family="Franklin Gothic Book"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2">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69646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69646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Franklin Gothic Book"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7">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0798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29861in" fo:margin-right="0in" fo:text-indent="-0.29861in" fo:margin-top="0.0798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no-wrap" fo:padding-top="0in" fo:padding-bottom="0in" fo:padding-left="0in" fo:padding-right="0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Perpetu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59896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2">
      <style:paragraph-properties fo:line-height="100%" fo:text-align="left" style:tab-stop-distance="1in" fo:margin-left="0.89931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1.19965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1.5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3">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69646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5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69646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Franklin Gothic Book"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52">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svg:stroke-linecap="square" draw:auto-grow-width="false" draw:auto-grow-height="false"/>
      <style:paragraph-properties style:font-independent-line-spacing="true" style:writing-mode="lr-tb"/>
    </style:style>
    <style:style style:family="drawing-page" style:name="a1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53">
      <style:text-properties fo:font-variant="normal" fo:text-transform="none" fo:color="#696464" style:text-line-through-type="none" style:text-line-through-style="none" style:text-line-through-width="auto" style:text-line-through-color="font-color" style:text-position="0% 100%" fo:font-family="Franklin Gothic Book"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696464" style:text-line-through-type="none" style:text-line-through-style="none" style:text-line-through-width="auto" style:text-line-through-color="font-color" style:text-position="0% 100%" fo:font-family="Franklin Gothic Book"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0">
      <style:graphic-properties fo:wrap-option="no-wrap" fo:padding-top="0in" fo:padding-bottom="0in" fo:padding-left="0in" fo:padding-right="0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text" style:name="a357">
      <style:text-properties fo:font-variant="normal" fo:text-transform="none" fo:color="#d34817"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0798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8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svg:stroke-linecap="square" draw:auto-grow-width="false" draw:auto-grow-height="false"/>
      <style:paragraph-properties style:font-independent-line-spacing="true" style:writing-mode="lr-tb"/>
    </style:style>
    <style:style style:family="presentation" style:name="a3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696464" style:text-line-through-type="none" style:text-line-through-style="none" style:text-line-through-width="auto" style:text-line-through-color="font-color" style:text-position="0% 100%" fo:font-family="Franklin Gothic Book"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d34817"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
      <style:text-properties fo:font-variant="normal" fo:text-transform="none" fo:color="#696464" style:text-line-through-type="none" style:text-line-through-style="none" style:text-line-through-width="auto" style:text-line-through-color="font-color" style:text-position="0% 100%" fo:font-family="Franklin Gothic Book"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0798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29861in" fo:margin-right="0in" fo:text-indent="-0.29861in" fo:margin-top="0.0798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Perpetu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59896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29861in" fo:margin-right="0in" fo:text-indent="-0.29861in" fo:margin-top="0.0798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Perpetu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59896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89931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0.89931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1.19965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1.5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19965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29861in" fo:margin-right="0in" fo:text-indent="-0.29861in" fo:margin-top="0.0798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1in" fo:margin-left="1.5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Perpetu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100%" fo:text-align="left" style:tab-stop-distance="1in" fo:margin-left="0.59896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69646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Perpetu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29861in" fo:margin-right="0in" fo:text-indent="-0.29861in" fo:margin-top="0.0798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0.89931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Perpetu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59896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89">
      <style:paragraph-properties fo:line-height="100%" fo:text-align="left" style:tab-stop-distance="1in" fo:margin-left="0.89931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svg:stroke-linecap="square" draw:auto-grow-width="false" draw:auto-grow-height="false"/>
      <style:paragraph-properties style:font-independent-line-spacing="true" style:writing-mode="lr-tb"/>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69646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
      <style:paragraph-properties fo:line-height="100%" fo:text-align="left" style:tab-stop-distance="1in" fo:margin-left="1.19965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Franklin Gothic Book"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no-wrap" fo:padding-top="0in" fo:padding-bottom="0in" fo:padding-left="0in" fo:padding-right="0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paragraph" style:name="a23">
      <style:paragraph-properties fo:line-height="100%" fo:text-align="left" style:tab-stop-distance="1in" fo:margin-left="1.5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left" style:tab-stop-distance="1in" fo:margin-left="1.19965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69646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Perpetu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6">
      <style:paragraph-properties fo:line-height="100%" fo:text-align="left" style:tab-stop-distance="1in" fo:margin-left="1.5in" fo:margin-right="0in" fo:text-indent="-0.25in" fo:margin-top="0.0520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69646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20">
      <style:graphic-properties fo:wrap-option="wrap" fo:padding-top="0.05in" fo:padding-bottom="0.05in" fo:padding-left="0.1in" fo:padding-right="0.1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text" style:name="a399">
      <style:text-properties fo:font-variant="normal" fo:text-transform="none" fo:color="#69646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05in" fo:padding-bottom="0.05in" fo:padding-left="0.1in" fo:padding-right="0.1in" draw:textarea-vertical-align="middle" draw:textarea-horizontal-align="center" draw:fill="solid" draw:fill-color="#e6b1ab" draw:opacity="100%" draw:stroke="none" draw:auto-grow-width="false" draw:auto-grow-height="false"/>
      <style:paragraph-properties style:font-independent-line-spacing="true" style:writing-mode="lr-tb"/>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05in" fo:padding-bottom="0.05in" fo:padding-left="0.1in" fo:padding-right="0.1in" draw:textarea-vertical-align="middle" draw:textarea-horizontal-align="center" draw:fill="solid" draw:fill-color="#918485" draw:opacity="100%" draw:stroke="none" draw:auto-grow-width="false" draw:auto-grow-height="false"/>
      <style:paragraph-properties style:font-independent-line-spacing="true" style:writing-mode="lr-tb"/>
    </style:style>
    <style:style style:family="text" style:name="a627">
      <style:text-properties fo:font-variant="normal" fo:text-transform="none" fo:color="#696464"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696464"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Franklin Gothic Book"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no-wrap" fo:padding-top="0in" fo:padding-bottom="0in" fo:padding-left="0in" fo:padding-right="0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paragraph" style:name="a178">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69646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Franklin Gothic Book"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Perpetu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no-wrap" fo:padding-top="0in" fo:padding-bottom="0in" fo:padding-left="0in" fo:padding-right="0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paragraph" style:name="a632">
      <style:paragraph-properties fo:line-height="100%" fo:text-align="left" style:tab-stop-distance="1in" fo:margin-left="0in" fo:margin-right="0in" fo:text-indent="0in" fo:margin-top="0.0798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Perpetu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0798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left" draw:fill="solid" draw:fill-color="#e9e5dc" draw:opacity="100%" draw:stroke="solid" svg:stroke-width="0.00694in" svg:stroke-color="#000000" svg:stroke-opacity="100%" draw:auto-grow-width="false" draw:auto-grow-height="false" style:shrink-to-fit="true"/>
      <style:paragraph-properties style:font-independent-line-spacing="true" style:writing-mode="lr-tb"/>
    </style:style>
    <style:style style:family="text" style:name="a639">
      <style:text-properties fo:font-variant="normal" fo:text-transform="none" fo:color="#69646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69646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Franklin Gothic Book"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no-wrap" fo:padding-top="0in" fo:padding-bottom="0in" fo:padding-left="0in" fo:padding-right="0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2">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8">
      <style:drawing-page-properties draw:fill="bitmap" draw:fill-image-name="a197" style:repeat="stretch"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55">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05">
      <style:graphic-properties fo:wrap-option="wrap" fo:padding-top="0.05in" fo:padding-bottom="0.05in" fo:padding-left="0.1in" fo:padding-right="0.1in" draw:textarea-vertical-align="middle" draw:textarea-horizontal-align="center" draw:fill="bitmap" draw:fill-image-name="a204" style:repeat="stretch" draw:stroke="solid" svg:stroke-width="0.00694in" svg:stroke-color="#000000" svg:stroke-opacity="100%" svg:stroke-linecap="square" draw:auto-grow-width="false" draw:auto-grow-height="false"/>
      <style:paragraph-properties style:font-independent-line-spacing="true" style:writing-mode="lr-tb"/>
    </style:style>
    <style:style style:family="drawing-page" style:name="a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bitmap" draw:fill-image-name="a65" style:repeat="stretch"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8">
      <style:graphic-properties fo:wrap-option="wrap" fo:padding-top="0.05in" fo:padding-bottom="0.05in" fo:padding-left="0.1in" fo:padding-right="0.1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6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Perpetu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59">
      <text:list-level-style-number text:level="1" style:num-format="">
        <style:list-level-properties text:space-before="0in"/>
      </text:list-level-style-number>
      <text:list-level-style-number text:level="2" style:num-format="">
        <style:list-level-properties text:space-before="0.59896in"/>
      </text:list-level-style-number>
      <text:list-level-style-number text:level="3" style:num-format="">
        <style:list-level-properties text:space-before="0.89931in"/>
      </text:list-level-style-number>
      <text:list-level-style-number text:level="4" style:num-format="">
        <style:list-level-properties text:space-before="1.19965in"/>
      </text:list-level-style-number>
      <text:list-level-style-number text:level="5" style:num-format="">
        <style:list-level-properties text:space-before="1.5in"/>
      </text:list-level-style-number>
      <text:list-level-style-number text:level="6" style:num-format="">
        <style:list-level-properties text:space-before="1.8in"/>
      </text:list-level-style-number>
      <text:list-level-style-number text:level="7" style:num-format="">
        <style:list-level-properties text:space-before="2.1in"/>
      </text:list-level-style-number>
      <text:list-level-style-number text:level="8" style:num-format="">
        <style:list-level-properties text:space-before="2.4in"/>
      </text:list-level-style-number>
      <text:list-level-style-number text:level="9" style:num-format="">
        <style:list-level-properties text:space-before="2.7in"/>
      </text:list-level-style-number>
    </text:list-style>
    <text:list-style style:name="a691">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700">
      <text:list-level-style-bullet text:level="1" text:bullet-char="">
        <style:list-level-properties text:space-before="0.04861in" text:min-label-width="0.25in"/>
        <style:text-properties fo:color="#a28e6a" fo:font-family="Wingdings 2" style:font-family-generic="roman" style:font-pitch="variable" style:font-charset="x-symbol" fo:font-size="80%"/>
      </text:list-level-style-bullet>
      <text:list-level-style-bullet text:level="2" text:bullet-char="">
        <style:list-level-properties text:space-before="0.34896in" text:min-label-width="0.25in"/>
        <style:text-properties fo:color="#a28e6a" fo:font-family="Wingdings 2" style:font-family-generic="roman" style:font-pitch="variable" style:font-charset="x-symbol" fo:font-size="80%"/>
      </text:list-level-style-bullet>
      <text:list-level-style-bullet text:level="3" text:bullet-char="">
        <style:list-level-properties text:space-before="0.64931in" text:min-label-width="0.25in"/>
        <style:text-properties fo:color="#a28e6a" fo:font-family="Wingdings 2" style:font-family-generic="roman" style:font-pitch="variable" style:font-charset="x-symbol" fo:font-size="80%"/>
      </text:list-level-style-bullet>
      <text:list-level-style-bullet text:level="4" text:bullet-char="">
        <style:list-level-properties text:space-before="0.94965in" text:min-label-width="0.25in"/>
        <style:text-properties fo:color="#a28e6a" fo:font-family="Wingdings 2" style:font-family-generic="roman" style:font-pitch="variable" style:font-charset="x-symbol" fo:font-size="80%"/>
      </text:list-level-style-bullet>
      <text:list-level-style-bullet text:level="5" text:bullet-char="">
        <style:list-level-properties text:space-before="1.25in" text:min-label-width="0.25in"/>
        <style:text-properties fo:color="#a28e6a" fo:font-family="Wingdings 2" style:font-family-generic="roman" style:font-pitch="variable" style:font-charset="x-symbol" fo:font-size="80%"/>
      </text:list-level-style-bullet>
      <text:list-level-style-bullet text:level="6" text:bullet-char="">
        <style:list-level-properties text:space-before="1.55in" text:min-label-width="0.25in"/>
        <style:text-properties fo:color="#a28e6a" fo:font-family="Wingdings 2" style:font-family-generic="roman" style:font-pitch="variable" style:font-charset="x-symbol" fo:font-size="80%"/>
      </text:list-level-style-bullet>
      <text:list-level-style-bullet text:level="7" text:bullet-char="">
        <style:list-level-properties text:space-before="1.85in" text:min-label-width="0.25in"/>
        <style:text-properties fo:color="#a28e6a" fo:font-family="Wingdings 2" style:font-family-generic="roman" style:font-pitch="variable" style:font-charset="x-symbol" fo:font-size="80%"/>
      </text:list-level-style-bullet>
      <text:list-level-style-bullet text:level="8" text:bullet-char="">
        <style:list-level-properties text:space-before="2.15in" text:min-label-width="0.25in"/>
        <style:text-properties fo:color="#a28e6a" fo:font-family="Wingdings 2" style:font-family-generic="roman" style:font-pitch="variable" style:font-charset="x-symbol" fo:font-size="80%"/>
      </text:list-level-style-bullet>
      <text:list-level-style-bullet text:level="9" text:bullet-char="">
        <style:list-level-properties text:space-before="2.45in" text:min-label-width="0.25in"/>
        <style:text-properties fo:color="#a28e6a" fo:font-family="Wingdings 2" style:font-family-generic="roman" style:font-pitch="variable" style:font-charset="x-symbol" fo:font-size="80%"/>
      </text:list-level-style-bullet>
    </text:list-style>
    <text:list-style style:name="a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4">
      <text:list-level-style-bullet text:level="1" text:bullet-char="">
        <style:list-level-properties text:space-before="0.04861in" text:min-label-width="0.25in"/>
        <style:text-properties fo:color="#9b2d1f" fo:font-family="Wingdings 2" style:font-family-generic="roman" style:font-pitch="variable" style:font-charset="x-symbol" fo:font-size="85%"/>
      </text:list-level-style-bullet>
      <text:list-level-style-bullet text:level="2" text:bullet-char="">
        <style:list-level-properties text:space-before="0.34896in" text:min-label-width="0.25in"/>
        <style:text-properties fo:color="#9b2d1f" fo:font-family="Wingdings 2" style:font-family-generic="roman" style:font-pitch="variable" style:font-charset="x-symbol" fo:font-size="85%"/>
      </text:list-level-style-bullet>
      <text:list-level-style-bullet text:level="3" text:bullet-char="">
        <style:list-level-properties text:space-before="0.64931in" text:min-label-width="0.25in"/>
        <style:text-properties fo:color="#9b2d1f" fo:font-family="Wingdings 2" style:font-family-generic="roman" style:font-pitch="variable" style:font-charset="x-symbol" fo:font-size="85%"/>
      </text:list-level-style-bullet>
      <text:list-level-style-bullet text:level="4" text:bullet-char="">
        <style:list-level-properties text:space-before="0.94965in" text:min-label-width="0.25in"/>
        <style:text-properties fo:color="#9b2d1f" fo:font-family="Wingdings 2" style:font-family-generic="roman" style:font-pitch="variable" style:font-charset="x-symbol" fo:font-size="85%"/>
      </text:list-level-style-bullet>
      <text:list-level-style-bullet text:level="5" text:bullet-char="">
        <style:list-level-properties text:space-before="1.25in" text:min-label-width="0.25in"/>
        <style:text-properties fo:color="#9b2d1f" fo:font-family="Wingdings 2" style:font-family-generic="roman" style:font-pitch="variable" style:font-charset="x-symbol" fo:font-size="85%"/>
      </text:list-level-style-bullet>
      <text:list-level-style-bullet text:level="6" text:bullet-char="">
        <style:list-level-properties text:space-before="1.55in" text:min-label-width="0.25in"/>
        <style:text-properties fo:color="#9b2d1f" fo:font-family="Wingdings 2" style:font-family-generic="roman" style:font-pitch="variable" style:font-charset="x-symbol" fo:font-size="85%"/>
      </text:list-level-style-bullet>
      <text:list-level-style-bullet text:level="7" text:bullet-char="">
        <style:list-level-properties text:space-before="1.85in" text:min-label-width="0.25in"/>
        <style:text-properties fo:color="#9b2d1f" fo:font-family="Wingdings 2" style:font-family-generic="roman" style:font-pitch="variable" style:font-charset="x-symbol" fo:font-size="85%"/>
      </text:list-level-style-bullet>
      <text:list-level-style-bullet text:level="8" text:bullet-char="">
        <style:list-level-properties text:space-before="2.15in" text:min-label-width="0.25in"/>
        <style:text-properties fo:color="#9b2d1f" fo:font-family="Wingdings 2" style:font-family-generic="roman" style:font-pitch="variable" style:font-charset="x-symbol" fo:font-size="85%"/>
      </text:list-level-style-bullet>
      <text:list-level-style-bullet text:level="9" text:bullet-char="">
        <style:list-level-properties text:space-before="2.45in" text:min-label-width="0.25in"/>
        <style:text-properties fo:color="#9b2d1f" fo:font-family="Wingdings 2" style:font-family-generic="roman" style:font-pitch="variable" style:font-charset="x-symbol" fo:font-size="85%"/>
      </text:list-level-style-bullet>
    </text:list-style>
    <text:list-style style:name="a704">
      <text:list-level-style-bullet text:level="1" text:bullet-char="o">
        <style:list-level-properties text:space-before="0.04861in" text:min-label-width="0.25in"/>
        <style:text-properties fo:color="#a28e6a" fo:font-size="100%"/>
      </text:list-level-style-bullet>
      <text:list-level-style-bullet text:level="2" text:bullet-char="o">
        <style:list-level-properties text:space-before="0.34896in" text:min-label-width="0.25in"/>
        <style:text-properties fo:color="#a28e6a" fo:font-size="100%"/>
      </text:list-level-style-bullet>
      <text:list-level-style-bullet text:level="3" text:bullet-char="o">
        <style:list-level-properties text:space-before="0.64931in" text:min-label-width="0.25in"/>
        <style:text-properties fo:color="#a28e6a" fo:font-size="100%"/>
      </text:list-level-style-bullet>
      <text:list-level-style-bullet text:level="4" text:bullet-char="o">
        <style:list-level-properties text:space-before="0.94965in" text:min-label-width="0.25in"/>
        <style:text-properties fo:color="#a28e6a" fo:font-size="100%"/>
      </text:list-level-style-bullet>
      <text:list-level-style-bullet text:level="5" text:bullet-char="o">
        <style:list-level-properties text:space-before="1.25in" text:min-label-width="0.25in"/>
        <style:text-properties fo:color="#a28e6a" fo:font-size="100%"/>
      </text:list-level-style-bullet>
      <text:list-level-style-bullet text:level="6" text:bullet-char="o">
        <style:list-level-properties text:space-before="1.55in" text:min-label-width="0.25in"/>
        <style:text-properties fo:color="#a28e6a" fo:font-size="100%"/>
      </text:list-level-style-bullet>
      <text:list-level-style-bullet text:level="7" text:bullet-char="o">
        <style:list-level-properties text:space-before="1.85in" text:min-label-width="0.25in"/>
        <style:text-properties fo:color="#a28e6a" fo:font-size="100%"/>
      </text:list-level-style-bullet>
      <text:list-level-style-bullet text:level="8" text:bullet-char="o">
        <style:list-level-properties text:space-before="2.15in" text:min-label-width="0.25in"/>
        <style:text-properties fo:color="#a28e6a" fo:font-size="100%"/>
      </text:list-level-style-bullet>
      <text:list-level-style-bullet text:level="9" text:bullet-char="o">
        <style:list-level-properties text:space-before="2.45in" text:min-label-width="0.25in"/>
        <style:text-properties fo:color="#a28e6a" fo:font-size="100%"/>
      </text:list-level-style-bullet>
    </text:list-style>
    <text:list-style style:name="a2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7">
      <text:list-level-style-bullet text:level="1" text:bullet-char="">
        <style:list-level-properties text:space-before="0.04861in" text:min-label-width="0.25in"/>
        <style:text-properties fo:color="#e6b1ab" fo:font-family="Wingdings 2" style:font-family-generic="roman" style:font-pitch="variable" style:font-charset="x-symbol" fo:font-size="85%"/>
      </text:list-level-style-bullet>
      <text:list-level-style-bullet text:level="2" text:bullet-char="">
        <style:list-level-properties text:space-before="0.34896in" text:min-label-width="0.25in"/>
        <style:text-properties fo:color="#e6b1ab" fo:font-family="Wingdings 2" style:font-family-generic="roman" style:font-pitch="variable" style:font-charset="x-symbol" fo:font-size="85%"/>
      </text:list-level-style-bullet>
      <text:list-level-style-bullet text:level="3" text:bullet-char="">
        <style:list-level-properties text:space-before="0.64931in" text:min-label-width="0.25in"/>
        <style:text-properties fo:color="#e6b1ab" fo:font-family="Wingdings 2" style:font-family-generic="roman" style:font-pitch="variable" style:font-charset="x-symbol" fo:font-size="85%"/>
      </text:list-level-style-bullet>
      <text:list-level-style-bullet text:level="4" text:bullet-char="">
        <style:list-level-properties text:space-before="0.94965in" text:min-label-width="0.25in"/>
        <style:text-properties fo:color="#e6b1ab" fo:font-family="Wingdings 2" style:font-family-generic="roman" style:font-pitch="variable" style:font-charset="x-symbol" fo:font-size="85%"/>
      </text:list-level-style-bullet>
      <text:list-level-style-bullet text:level="5" text:bullet-char="">
        <style:list-level-properties text:space-before="1.25in" text:min-label-width="0.25in"/>
        <style:text-properties fo:color="#e6b1ab" fo:font-family="Wingdings 2" style:font-family-generic="roman" style:font-pitch="variable" style:font-charset="x-symbol" fo:font-size="85%"/>
      </text:list-level-style-bullet>
      <text:list-level-style-bullet text:level="6" text:bullet-char="">
        <style:list-level-properties text:space-before="1.55in" text:min-label-width="0.25in"/>
        <style:text-properties fo:color="#e6b1ab" fo:font-family="Wingdings 2" style:font-family-generic="roman" style:font-pitch="variable" style:font-charset="x-symbol" fo:font-size="85%"/>
      </text:list-level-style-bullet>
      <text:list-level-style-bullet text:level="7" text:bullet-char="">
        <style:list-level-properties text:space-before="1.85in" text:min-label-width="0.25in"/>
        <style:text-properties fo:color="#e6b1ab" fo:font-family="Wingdings 2" style:font-family-generic="roman" style:font-pitch="variable" style:font-charset="x-symbol" fo:font-size="85%"/>
      </text:list-level-style-bullet>
      <text:list-level-style-bullet text:level="8" text:bullet-char="">
        <style:list-level-properties text:space-before="2.15in" text:min-label-width="0.25in"/>
        <style:text-properties fo:color="#e6b1ab" fo:font-family="Wingdings 2" style:font-family-generic="roman" style:font-pitch="variable" style:font-charset="x-symbol" fo:font-size="85%"/>
      </text:list-level-style-bullet>
      <text:list-level-style-bullet text:level="9" text:bullet-char="">
        <style:list-level-properties text:space-before="2.45in" text:min-label-width="0.25in"/>
        <style:text-properties fo:color="#e6b1ab" fo:font-family="Wingdings 2" style:font-family-generic="roman" style:font-pitch="variable" style:font-charset="x-symbol" fo:font-size="85%"/>
      </text:list-level-style-bullet>
    </text:list-style>
    <text:list-style style:name="a771">
      <text:list-level-style-bullet text:level="1" text:bullet-char="o">
        <style:list-level-properties text:space-before="0.04861in" text:min-label-width="0.25in"/>
        <style:text-properties fo:color="#a28e6a" fo:font-size="100%"/>
      </text:list-level-style-bullet>
      <text:list-level-style-bullet text:level="2" text:bullet-char="o">
        <style:list-level-properties text:space-before="0.34896in" text:min-label-width="0.25in"/>
        <style:text-properties fo:color="#a28e6a" fo:font-size="100%"/>
      </text:list-level-style-bullet>
      <text:list-level-style-bullet text:level="3" text:bullet-char="o">
        <style:list-level-properties text:space-before="0.64931in" text:min-label-width="0.25in"/>
        <style:text-properties fo:color="#a28e6a" fo:font-size="100%"/>
      </text:list-level-style-bullet>
      <text:list-level-style-bullet text:level="4" text:bullet-char="o">
        <style:list-level-properties text:space-before="0.94965in" text:min-label-width="0.25in"/>
        <style:text-properties fo:color="#a28e6a" fo:font-size="100%"/>
      </text:list-level-style-bullet>
      <text:list-level-style-bullet text:level="5" text:bullet-char="o">
        <style:list-level-properties text:space-before="1.25in" text:min-label-width="0.25in"/>
        <style:text-properties fo:color="#a28e6a" fo:font-size="100%"/>
      </text:list-level-style-bullet>
      <text:list-level-style-bullet text:level="6" text:bullet-char="o">
        <style:list-level-properties text:space-before="1.55in" text:min-label-width="0.25in"/>
        <style:text-properties fo:color="#a28e6a" fo:font-size="100%"/>
      </text:list-level-style-bullet>
      <text:list-level-style-bullet text:level="7" text:bullet-char="o">
        <style:list-level-properties text:space-before="1.85in" text:min-label-width="0.25in"/>
        <style:text-properties fo:color="#a28e6a" fo:font-size="100%"/>
      </text:list-level-style-bullet>
      <text:list-level-style-bullet text:level="8" text:bullet-char="o">
        <style:list-level-properties text:space-before="2.15in" text:min-label-width="0.25in"/>
        <style:text-properties fo:color="#a28e6a" fo:font-size="100%"/>
      </text:list-level-style-bullet>
      <text:list-level-style-bullet text:level="9" text:bullet-char="o">
        <style:list-level-properties text:space-before="2.45in" text:min-label-width="0.25in"/>
        <style:text-properties fo:color="#a28e6a" fo:font-size="100%"/>
      </text:list-level-style-bullet>
    </text:list-style>
    <text:list-style style:name="a5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0">
      <text:list-level-style-bullet text:level="1" text:bullet-char="">
        <style:list-level-properties text:space-before="0.04861in" text:min-label-width="0.25in"/>
        <style:text-properties fo:color="#e6b1ab" fo:font-family="Wingdings 2" style:font-family-generic="roman" style:font-pitch="variable" style:font-charset="x-symbol" fo:font-size="85%"/>
      </text:list-level-style-bullet>
      <text:list-level-style-bullet text:level="2" text:bullet-char="">
        <style:list-level-properties text:space-before="0.34896in" text:min-label-width="0.25in"/>
        <style:text-properties fo:color="#e6b1ab" fo:font-family="Wingdings 2" style:font-family-generic="roman" style:font-pitch="variable" style:font-charset="x-symbol" fo:font-size="85%"/>
      </text:list-level-style-bullet>
      <text:list-level-style-bullet text:level="3" text:bullet-char="">
        <style:list-level-properties text:space-before="0.64931in" text:min-label-width="0.25in"/>
        <style:text-properties fo:color="#e6b1ab" fo:font-family="Wingdings 2" style:font-family-generic="roman" style:font-pitch="variable" style:font-charset="x-symbol" fo:font-size="85%"/>
      </text:list-level-style-bullet>
      <text:list-level-style-bullet text:level="4" text:bullet-char="">
        <style:list-level-properties text:space-before="0.94965in" text:min-label-width="0.25in"/>
        <style:text-properties fo:color="#e6b1ab" fo:font-family="Wingdings 2" style:font-family-generic="roman" style:font-pitch="variable" style:font-charset="x-symbol" fo:font-size="85%"/>
      </text:list-level-style-bullet>
      <text:list-level-style-bullet text:level="5" text:bullet-char="">
        <style:list-level-properties text:space-before="1.25in" text:min-label-width="0.25in"/>
        <style:text-properties fo:color="#e6b1ab" fo:font-family="Wingdings 2" style:font-family-generic="roman" style:font-pitch="variable" style:font-charset="x-symbol" fo:font-size="85%"/>
      </text:list-level-style-bullet>
      <text:list-level-style-bullet text:level="6" text:bullet-char="">
        <style:list-level-properties text:space-before="1.55in" text:min-label-width="0.25in"/>
        <style:text-properties fo:color="#e6b1ab" fo:font-family="Wingdings 2" style:font-family-generic="roman" style:font-pitch="variable" style:font-charset="x-symbol" fo:font-size="85%"/>
      </text:list-level-style-bullet>
      <text:list-level-style-bullet text:level="7" text:bullet-char="">
        <style:list-level-properties text:space-before="1.85in" text:min-label-width="0.25in"/>
        <style:text-properties fo:color="#e6b1ab" fo:font-family="Wingdings 2" style:font-family-generic="roman" style:font-pitch="variable" style:font-charset="x-symbol" fo:font-size="85%"/>
      </text:list-level-style-bullet>
      <text:list-level-style-bullet text:level="8" text:bullet-char="">
        <style:list-level-properties text:space-before="2.15in" text:min-label-width="0.25in"/>
        <style:text-properties fo:color="#e6b1ab" fo:font-family="Wingdings 2" style:font-family-generic="roman" style:font-pitch="variable" style:font-charset="x-symbol" fo:font-size="85%"/>
      </text:list-level-style-bullet>
      <text:list-level-style-bullet text:level="9" text:bullet-char="">
        <style:list-level-properties text:space-before="2.45in" text:min-label-width="0.25in"/>
        <style:text-properties fo:color="#e6b1ab" fo:font-family="Wingdings 2" style:font-family-generic="roman" style:font-pitch="variable" style:font-charset="x-symbol" fo:font-size="85%"/>
      </text:list-level-style-bullet>
    </text:list-style>
    <text:list-style style:name="a5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bullet text:level="1" text:bullet-char="">
        <style:list-level-properties text:space-before="0.04861in" text:min-label-width="0.25in"/>
        <style:text-properties fo:color="#a28e6a" fo:font-family="Wingdings 2" style:font-family-generic="roman" style:font-pitch="variable" style:font-charset="x-symbol" fo:font-size="80%"/>
      </text:list-level-style-bullet>
      <text:list-level-style-bullet text:level="2" text:bullet-char="">
        <style:list-level-properties text:space-before="0.34896in" text:min-label-width="0.25in"/>
        <style:text-properties fo:color="#a28e6a" fo:font-family="Wingdings 2" style:font-family-generic="roman" style:font-pitch="variable" style:font-charset="x-symbol" fo:font-size="80%"/>
      </text:list-level-style-bullet>
      <text:list-level-style-bullet text:level="3" text:bullet-char="">
        <style:list-level-properties text:space-before="0.64931in" text:min-label-width="0.25in"/>
        <style:text-properties fo:color="#a28e6a" fo:font-family="Wingdings 2" style:font-family-generic="roman" style:font-pitch="variable" style:font-charset="x-symbol" fo:font-size="80%"/>
      </text:list-level-style-bullet>
      <text:list-level-style-bullet text:level="4" text:bullet-char="">
        <style:list-level-properties text:space-before="0.94965in" text:min-label-width="0.25in"/>
        <style:text-properties fo:color="#a28e6a" fo:font-family="Wingdings 2" style:font-family-generic="roman" style:font-pitch="variable" style:font-charset="x-symbol" fo:font-size="80%"/>
      </text:list-level-style-bullet>
      <text:list-level-style-bullet text:level="5" text:bullet-char="">
        <style:list-level-properties text:space-before="1.25in" text:min-label-width="0.25in"/>
        <style:text-properties fo:color="#a28e6a" fo:font-family="Wingdings 2" style:font-family-generic="roman" style:font-pitch="variable" style:font-charset="x-symbol" fo:font-size="80%"/>
      </text:list-level-style-bullet>
      <text:list-level-style-bullet text:level="6" text:bullet-char="">
        <style:list-level-properties text:space-before="1.55in" text:min-label-width="0.25in"/>
        <style:text-properties fo:color="#a28e6a" fo:font-family="Wingdings 2" style:font-family-generic="roman" style:font-pitch="variable" style:font-charset="x-symbol" fo:font-size="80%"/>
      </text:list-level-style-bullet>
      <text:list-level-style-bullet text:level="7" text:bullet-char="">
        <style:list-level-properties text:space-before="1.85in" text:min-label-width="0.25in"/>
        <style:text-properties fo:color="#a28e6a" fo:font-family="Wingdings 2" style:font-family-generic="roman" style:font-pitch="variable" style:font-charset="x-symbol" fo:font-size="80%"/>
      </text:list-level-style-bullet>
      <text:list-level-style-bullet text:level="8" text:bullet-char="">
        <style:list-level-properties text:space-before="2.15in" text:min-label-width="0.25in"/>
        <style:text-properties fo:color="#a28e6a" fo:font-family="Wingdings 2" style:font-family-generic="roman" style:font-pitch="variable" style:font-charset="x-symbol" fo:font-size="80%"/>
      </text:list-level-style-bullet>
      <text:list-level-style-bullet text:level="9" text:bullet-char="">
        <style:list-level-properties text:space-before="2.45in" text:min-label-width="0.25in"/>
        <style:text-properties fo:color="#a28e6a" fo:font-family="Wingdings 2" style:font-family-generic="roman" style:font-pitch="variable" style:font-charset="x-symbol" fo:font-size="80%"/>
      </text:list-level-style-bullet>
    </text:list-style>
    <text:list-style style:name="a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7">
      <text:list-level-style-bullet text:level="1" text:bullet-char="o">
        <style:list-level-properties text:space-before="0.04861in" text:min-label-width="0.25in"/>
        <style:text-properties fo:color="#a28e6a" fo:font-size="100%"/>
      </text:list-level-style-bullet>
      <text:list-level-style-bullet text:level="2" text:bullet-char="o">
        <style:list-level-properties text:space-before="0.34896in" text:min-label-width="0.25in"/>
        <style:text-properties fo:color="#a28e6a" fo:font-size="100%"/>
      </text:list-level-style-bullet>
      <text:list-level-style-bullet text:level="3" text:bullet-char="o">
        <style:list-level-properties text:space-before="0.64931in" text:min-label-width="0.25in"/>
        <style:text-properties fo:color="#a28e6a" fo:font-size="100%"/>
      </text:list-level-style-bullet>
      <text:list-level-style-bullet text:level="4" text:bullet-char="o">
        <style:list-level-properties text:space-before="0.94965in" text:min-label-width="0.25in"/>
        <style:text-properties fo:color="#a28e6a" fo:font-size="100%"/>
      </text:list-level-style-bullet>
      <text:list-level-style-bullet text:level="5" text:bullet-char="o">
        <style:list-level-properties text:space-before="1.25in" text:min-label-width="0.25in"/>
        <style:text-properties fo:color="#a28e6a" fo:font-size="100%"/>
      </text:list-level-style-bullet>
      <text:list-level-style-bullet text:level="6" text:bullet-char="o">
        <style:list-level-properties text:space-before="1.55in" text:min-label-width="0.25in"/>
        <style:text-properties fo:color="#a28e6a" fo:font-size="100%"/>
      </text:list-level-style-bullet>
      <text:list-level-style-bullet text:level="7" text:bullet-char="o">
        <style:list-level-properties text:space-before="1.85in" text:min-label-width="0.25in"/>
        <style:text-properties fo:color="#a28e6a" fo:font-size="100%"/>
      </text:list-level-style-bullet>
      <text:list-level-style-bullet text:level="8" text:bullet-char="o">
        <style:list-level-properties text:space-before="2.15in" text:min-label-width="0.25in"/>
        <style:text-properties fo:color="#a28e6a" fo:font-size="100%"/>
      </text:list-level-style-bullet>
      <text:list-level-style-bullet text:level="9" text:bullet-char="o">
        <style:list-level-properties text:space-before="2.45in" text:min-label-width="0.25in"/>
        <style:text-properties fo:color="#a28e6a" fo:font-size="100%"/>
      </text:list-level-style-bullet>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
      <text:list-level-style-bullet text:level="1" text:bullet-char="">
        <style:list-level-properties text:space-before="0.04861in" text:min-label-width="0.25in"/>
        <style:text-properties fo:color="#e6b1ab" fo:font-family="Wingdings 2" style:font-family-generic="roman" style:font-pitch="variable" style:font-charset="x-symbol" fo:font-size="85%"/>
      </text:list-level-style-bullet>
      <text:list-level-style-bullet text:level="2" text:bullet-char="">
        <style:list-level-properties text:space-before="0.34896in" text:min-label-width="0.25in"/>
        <style:text-properties fo:color="#e6b1ab" fo:font-family="Wingdings 2" style:font-family-generic="roman" style:font-pitch="variable" style:font-charset="x-symbol" fo:font-size="85%"/>
      </text:list-level-style-bullet>
      <text:list-level-style-bullet text:level="3" text:bullet-char="">
        <style:list-level-properties text:space-before="0.64931in" text:min-label-width="0.25in"/>
        <style:text-properties fo:color="#e6b1ab" fo:font-family="Wingdings 2" style:font-family-generic="roman" style:font-pitch="variable" style:font-charset="x-symbol" fo:font-size="85%"/>
      </text:list-level-style-bullet>
      <text:list-level-style-bullet text:level="4" text:bullet-char="">
        <style:list-level-properties text:space-before="0.94965in" text:min-label-width="0.25in"/>
        <style:text-properties fo:color="#e6b1ab" fo:font-family="Wingdings 2" style:font-family-generic="roman" style:font-pitch="variable" style:font-charset="x-symbol" fo:font-size="85%"/>
      </text:list-level-style-bullet>
      <text:list-level-style-bullet text:level="5" text:bullet-char="">
        <style:list-level-properties text:space-before="1.25in" text:min-label-width="0.25in"/>
        <style:text-properties fo:color="#e6b1ab" fo:font-family="Wingdings 2" style:font-family-generic="roman" style:font-pitch="variable" style:font-charset="x-symbol" fo:font-size="85%"/>
      </text:list-level-style-bullet>
      <text:list-level-style-bullet text:level="6" text:bullet-char="">
        <style:list-level-properties text:space-before="1.55in" text:min-label-width="0.25in"/>
        <style:text-properties fo:color="#e6b1ab" fo:font-family="Wingdings 2" style:font-family-generic="roman" style:font-pitch="variable" style:font-charset="x-symbol" fo:font-size="85%"/>
      </text:list-level-style-bullet>
      <text:list-level-style-bullet text:level="7" text:bullet-char="">
        <style:list-level-properties text:space-before="1.85in" text:min-label-width="0.25in"/>
        <style:text-properties fo:color="#e6b1ab" fo:font-family="Wingdings 2" style:font-family-generic="roman" style:font-pitch="variable" style:font-charset="x-symbol" fo:font-size="85%"/>
      </text:list-level-style-bullet>
      <text:list-level-style-bullet text:level="8" text:bullet-char="">
        <style:list-level-properties text:space-before="2.15in" text:min-label-width="0.25in"/>
        <style:text-properties fo:color="#e6b1ab" fo:font-family="Wingdings 2" style:font-family-generic="roman" style:font-pitch="variable" style:font-charset="x-symbol" fo:font-size="85%"/>
      </text:list-level-style-bullet>
      <text:list-level-style-bullet text:level="9" text:bullet-char="">
        <style:list-level-properties text:space-before="2.45in" text:min-label-width="0.25in"/>
        <style:text-properties fo:color="#e6b1ab" fo:font-family="Wingdings 2" style:font-family-generic="roman" style:font-pitch="variable" style:font-charset="x-symbol" fo:font-size="85%"/>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bullet text:level="1" text:bullet-char="">
        <style:list-level-properties text:space-before="0.04861in" text:min-label-width="0.25in"/>
        <style:text-properties fo:color="#a28e6a" fo:font-family="Wingdings 2" style:font-family-generic="roman" style:font-pitch="variable" style:font-charset="x-symbol" fo:font-size="80%"/>
      </text:list-level-style-bullet>
      <text:list-level-style-bullet text:level="2" text:bullet-char="">
        <style:list-level-properties text:space-before="0.34896in" text:min-label-width="0.25in"/>
        <style:text-properties fo:color="#a28e6a" fo:font-family="Wingdings 2" style:font-family-generic="roman" style:font-pitch="variable" style:font-charset="x-symbol" fo:font-size="80%"/>
      </text:list-level-style-bullet>
      <text:list-level-style-bullet text:level="3" text:bullet-char="">
        <style:list-level-properties text:space-before="0.64931in" text:min-label-width="0.25in"/>
        <style:text-properties fo:color="#a28e6a" fo:font-family="Wingdings 2" style:font-family-generic="roman" style:font-pitch="variable" style:font-charset="x-symbol" fo:font-size="80%"/>
      </text:list-level-style-bullet>
      <text:list-level-style-bullet text:level="4" text:bullet-char="">
        <style:list-level-properties text:space-before="0.94965in" text:min-label-width="0.25in"/>
        <style:text-properties fo:color="#a28e6a" fo:font-family="Wingdings 2" style:font-family-generic="roman" style:font-pitch="variable" style:font-charset="x-symbol" fo:font-size="80%"/>
      </text:list-level-style-bullet>
      <text:list-level-style-bullet text:level="5" text:bullet-char="">
        <style:list-level-properties text:space-before="1.25in" text:min-label-width="0.25in"/>
        <style:text-properties fo:color="#a28e6a" fo:font-family="Wingdings 2" style:font-family-generic="roman" style:font-pitch="variable" style:font-charset="x-symbol" fo:font-size="80%"/>
      </text:list-level-style-bullet>
      <text:list-level-style-bullet text:level="6" text:bullet-char="">
        <style:list-level-properties text:space-before="1.55in" text:min-label-width="0.25in"/>
        <style:text-properties fo:color="#a28e6a" fo:font-family="Wingdings 2" style:font-family-generic="roman" style:font-pitch="variable" style:font-charset="x-symbol" fo:font-size="80%"/>
      </text:list-level-style-bullet>
      <text:list-level-style-bullet text:level="7" text:bullet-char="">
        <style:list-level-properties text:space-before="1.85in" text:min-label-width="0.25in"/>
        <style:text-properties fo:color="#a28e6a" fo:font-family="Wingdings 2" style:font-family-generic="roman" style:font-pitch="variable" style:font-charset="x-symbol" fo:font-size="80%"/>
      </text:list-level-style-bullet>
      <text:list-level-style-bullet text:level="8" text:bullet-char="">
        <style:list-level-properties text:space-before="2.15in" text:min-label-width="0.25in"/>
        <style:text-properties fo:color="#a28e6a" fo:font-family="Wingdings 2" style:font-family-generic="roman" style:font-pitch="variable" style:font-charset="x-symbol" fo:font-size="80%"/>
      </text:list-level-style-bullet>
      <text:list-level-style-bullet text:level="9" text:bullet-char="">
        <style:list-level-properties text:space-before="2.45in" text:min-label-width="0.25in"/>
        <style:text-properties fo:color="#a28e6a" fo:font-family="Wingdings 2" style:font-family-generic="roman" style:font-pitch="variable" style:font-charset="x-symbol" fo:font-size="80%"/>
      </text:list-level-style-bullet>
    </text:list-style>
    <text:list-style style:name="a4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3">
      <text:list-level-style-number text:level="1" style:num-format="">
        <style:list-level-properties text:space-before="0in"/>
      </text:list-level-style-number>
      <text:list-level-style-number text:level="2" style:num-format="">
        <style:list-level-properties text:space-before="0.59896in"/>
      </text:list-level-style-number>
      <text:list-level-style-number text:level="3" style:num-format="">
        <style:list-level-properties text:space-before="0.89931in"/>
      </text:list-level-style-number>
      <text:list-level-style-number text:level="4" style:num-format="">
        <style:list-level-properties text:space-before="1.19965in"/>
      </text:list-level-style-number>
      <text:list-level-style-number text:level="5" style:num-format="">
        <style:list-level-properties text:space-before="1.5in"/>
      </text:list-level-style-number>
      <text:list-level-style-number text:level="6" style:num-format="">
        <style:list-level-properties text:space-before="1.8in"/>
      </text:list-level-style-number>
      <text:list-level-style-number text:level="7" style:num-format="">
        <style:list-level-properties text:space-before="2.1in"/>
      </text:list-level-style-number>
      <text:list-level-style-number text:level="8" style:num-format="">
        <style:list-level-properties text:space-before="2.4in"/>
      </text:list-level-style-number>
      <text:list-level-style-number text:level="9" style:num-format="">
        <style:list-level-properties text:space-before="2.7in"/>
      </text:list-level-style-number>
    </text:list-style>
    <text:list-style style:name="a4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8">
      <text:list-level-style-bullet text:level="1" text:bullet-char="o">
        <style:list-level-properties text:space-before="0.04861in" text:min-label-width="0.25in"/>
        <style:text-properties fo:color="#a28e6a" fo:font-size="100%"/>
      </text:list-level-style-bullet>
      <text:list-level-style-bullet text:level="2" text:bullet-char="o">
        <style:list-level-properties text:space-before="0.34896in" text:min-label-width="0.25in"/>
        <style:text-properties fo:color="#a28e6a" fo:font-size="100%"/>
      </text:list-level-style-bullet>
      <text:list-level-style-bullet text:level="3" text:bullet-char="o">
        <style:list-level-properties text:space-before="0.64931in" text:min-label-width="0.25in"/>
        <style:text-properties fo:color="#a28e6a" fo:font-size="100%"/>
      </text:list-level-style-bullet>
      <text:list-level-style-bullet text:level="4" text:bullet-char="o">
        <style:list-level-properties text:space-before="0.94965in" text:min-label-width="0.25in"/>
        <style:text-properties fo:color="#a28e6a" fo:font-size="100%"/>
      </text:list-level-style-bullet>
      <text:list-level-style-bullet text:level="5" text:bullet-char="o">
        <style:list-level-properties text:space-before="1.25in" text:min-label-width="0.25in"/>
        <style:text-properties fo:color="#a28e6a" fo:font-size="100%"/>
      </text:list-level-style-bullet>
      <text:list-level-style-bullet text:level="6" text:bullet-char="o">
        <style:list-level-properties text:space-before="1.55in" text:min-label-width="0.25in"/>
        <style:text-properties fo:color="#a28e6a" fo:font-size="100%"/>
      </text:list-level-style-bullet>
      <text:list-level-style-bullet text:level="7" text:bullet-char="o">
        <style:list-level-properties text:space-before="1.85in" text:min-label-width="0.25in"/>
        <style:text-properties fo:color="#a28e6a" fo:font-size="100%"/>
      </text:list-level-style-bullet>
      <text:list-level-style-bullet text:level="8" text:bullet-char="o">
        <style:list-level-properties text:space-before="2.15in" text:min-label-width="0.25in"/>
        <style:text-properties fo:color="#a28e6a" fo:font-size="100%"/>
      </text:list-level-style-bullet>
      <text:list-level-style-bullet text:level="9" text:bullet-char="o">
        <style:list-level-properties text:space-before="2.45in" text:min-label-width="0.25in"/>
        <style:text-properties fo:color="#a28e6a"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9896in"/>
      </text:list-level-style-number>
      <text:list-level-style-number text:level="3" style:num-format="">
        <style:list-level-properties text:space-before="0.89931in"/>
      </text:list-level-style-number>
      <text:list-level-style-number text:level="4" style:num-format="">
        <style:list-level-properties text:space-before="1.19965in"/>
      </text:list-level-style-number>
      <text:list-level-style-number text:level="5" style:num-format="">
        <style:list-level-properties text:space-before="1.5in"/>
      </text:list-level-style-number>
      <text:list-level-style-number text:level="6" style:num-format="">
        <style:list-level-properties text:space-before="1.8in"/>
      </text:list-level-style-number>
      <text:list-level-style-number text:level="7" style:num-format="">
        <style:list-level-properties text:space-before="2.1in"/>
      </text:list-level-style-number>
      <text:list-level-style-number text:level="8" style:num-format="">
        <style:list-level-properties text:space-before="2.4in"/>
      </text:list-level-style-number>
      <text:list-level-style-number text:level="9" style:num-format="">
        <style:list-level-properties text:space-before="2.7in"/>
      </text:list-level-style-number>
    </text:list-style>
    <text:list-style style:name="a557">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367">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633">
      <text:list-level-style-number text:level="1" style:num-format="">
        <style:list-level-properties text:space-before="0in"/>
      </text:list-level-style-number>
      <text:list-level-style-number text:level="2" style:num-format="">
        <style:list-level-properties text:space-before="0.59896in"/>
      </text:list-level-style-number>
      <text:list-level-style-number text:level="3" style:num-format="">
        <style:list-level-properties text:space-before="0.89931in"/>
      </text:list-level-style-number>
      <text:list-level-style-number text:level="4" style:num-format="">
        <style:list-level-properties text:space-before="1.19965in"/>
      </text:list-level-style-number>
      <text:list-level-style-number text:level="5" style:num-format="">
        <style:list-level-properties text:space-before="1.5in"/>
      </text:list-level-style-number>
      <text:list-level-style-number text:level="6" style:num-format="">
        <style:list-level-properties text:space-before="1.8in"/>
      </text:list-level-style-number>
      <text:list-level-style-number text:level="7" style:num-format="">
        <style:list-level-properties text:space-before="2.1in"/>
      </text:list-level-style-number>
      <text:list-level-style-number text:level="8" style:num-format="">
        <style:list-level-properties text:space-before="2.4in"/>
      </text:list-level-style-number>
      <text:list-level-style-number text:level="9" style:num-format="">
        <style:list-level-properties text:space-before="2.7in"/>
      </text:list-level-style-number>
    </text:list-style>
    <text:list-style style:name="a2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bullet text:level="1" text:bullet-char="">
        <style:list-level-properties text:space-before="0.04861in" text:min-label-width="0.25in"/>
        <style:text-properties fo:color="#9b2d1f" fo:font-family="Wingdings 2" style:font-family-generic="roman" style:font-pitch="variable" style:font-charset="x-symbol" fo:font-size="85%"/>
      </text:list-level-style-bullet>
      <text:list-level-style-bullet text:level="2" text:bullet-char="">
        <style:list-level-properties text:space-before="0.34896in" text:min-label-width="0.25in"/>
        <style:text-properties fo:color="#9b2d1f" fo:font-family="Wingdings 2" style:font-family-generic="roman" style:font-pitch="variable" style:font-charset="x-symbol" fo:font-size="85%"/>
      </text:list-level-style-bullet>
      <text:list-level-style-bullet text:level="3" text:bullet-char="">
        <style:list-level-properties text:space-before="0.64931in" text:min-label-width="0.25in"/>
        <style:text-properties fo:color="#9b2d1f" fo:font-family="Wingdings 2" style:font-family-generic="roman" style:font-pitch="variable" style:font-charset="x-symbol" fo:font-size="85%"/>
      </text:list-level-style-bullet>
      <text:list-level-style-bullet text:level="4" text:bullet-char="">
        <style:list-level-properties text:space-before="0.94965in" text:min-label-width="0.25in"/>
        <style:text-properties fo:color="#9b2d1f" fo:font-family="Wingdings 2" style:font-family-generic="roman" style:font-pitch="variable" style:font-charset="x-symbol" fo:font-size="85%"/>
      </text:list-level-style-bullet>
      <text:list-level-style-bullet text:level="5" text:bullet-char="">
        <style:list-level-properties text:space-before="1.25in" text:min-label-width="0.25in"/>
        <style:text-properties fo:color="#9b2d1f" fo:font-family="Wingdings 2" style:font-family-generic="roman" style:font-pitch="variable" style:font-charset="x-symbol" fo:font-size="85%"/>
      </text:list-level-style-bullet>
      <text:list-level-style-bullet text:level="6" text:bullet-char="">
        <style:list-level-properties text:space-before="1.55in" text:min-label-width="0.25in"/>
        <style:text-properties fo:color="#9b2d1f" fo:font-family="Wingdings 2" style:font-family-generic="roman" style:font-pitch="variable" style:font-charset="x-symbol" fo:font-size="85%"/>
      </text:list-level-style-bullet>
      <text:list-level-style-bullet text:level="7" text:bullet-char="">
        <style:list-level-properties text:space-before="1.85in" text:min-label-width="0.25in"/>
        <style:text-properties fo:color="#9b2d1f" fo:font-family="Wingdings 2" style:font-family-generic="roman" style:font-pitch="variable" style:font-charset="x-symbol" fo:font-size="85%"/>
      </text:list-level-style-bullet>
      <text:list-level-style-bullet text:level="8" text:bullet-char="">
        <style:list-level-properties text:space-before="2.15in" text:min-label-width="0.25in"/>
        <style:text-properties fo:color="#9b2d1f" fo:font-family="Wingdings 2" style:font-family-generic="roman" style:font-pitch="variable" style:font-charset="x-symbol" fo:font-size="85%"/>
      </text:list-level-style-bullet>
      <text:list-level-style-bullet text:level="9" text:bullet-char="">
        <style:list-level-properties text:space-before="2.45in" text:min-label-width="0.25in"/>
        <style:text-properties fo:color="#9b2d1f" fo:font-family="Wingdings 2" style:font-family-generic="roman" style:font-pitch="variable" style:font-charset="x-symbol" fo:font-size="85%"/>
      </text:list-level-style-bullet>
    </text:list-style>
    <text:list-style style:name="a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number text:level="1" style:num-format="">
        <style:list-level-properties text:space-before="0in"/>
      </text:list-level-style-number>
      <text:list-level-style-number text:level="2" style:num-format="">
        <style:list-level-properties text:space-before="0.59896in"/>
      </text:list-level-style-number>
      <text:list-level-style-number text:level="3" style:num-format="">
        <style:list-level-properties text:space-before="0.89931in"/>
      </text:list-level-style-number>
      <text:list-level-style-number text:level="4" style:num-format="">
        <style:list-level-properties text:space-before="1.19965in"/>
      </text:list-level-style-number>
      <text:list-level-style-number text:level="5" style:num-format="">
        <style:list-level-properties text:space-before="1.5in"/>
      </text:list-level-style-number>
      <text:list-level-style-number text:level="6" style:num-format="">
        <style:list-level-properties text:space-before="1.8in"/>
      </text:list-level-style-number>
      <text:list-level-style-number text:level="7" style:num-format="">
        <style:list-level-properties text:space-before="2.1in"/>
      </text:list-level-style-number>
      <text:list-level-style-number text:level="8" style:num-format="">
        <style:list-level-properties text:space-before="2.4in"/>
      </text:list-level-style-number>
      <text:list-level-style-number text:level="9" style:num-format="">
        <style:list-level-properties text:space-before="2.7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
      <text:list-level-style-bullet text:level="1" text:bullet-char="">
        <style:list-level-properties text:space-before="0.04861in" text:min-label-width="0.25in"/>
        <style:text-properties fo:color="#e6b1ab" fo:font-family="Wingdings 2" style:font-family-generic="roman" style:font-pitch="variable" style:font-charset="x-symbol" fo:font-size="85%"/>
      </text:list-level-style-bullet>
      <text:list-level-style-bullet text:level="2" text:bullet-char="">
        <style:list-level-properties text:space-before="0.34896in" text:min-label-width="0.25in"/>
        <style:text-properties fo:color="#e6b1ab" fo:font-family="Wingdings 2" style:font-family-generic="roman" style:font-pitch="variable" style:font-charset="x-symbol" fo:font-size="85%"/>
      </text:list-level-style-bullet>
      <text:list-level-style-bullet text:level="3" text:bullet-char="">
        <style:list-level-properties text:space-before="0.64931in" text:min-label-width="0.25in"/>
        <style:text-properties fo:color="#e6b1ab" fo:font-family="Wingdings 2" style:font-family-generic="roman" style:font-pitch="variable" style:font-charset="x-symbol" fo:font-size="85%"/>
      </text:list-level-style-bullet>
      <text:list-level-style-bullet text:level="4" text:bullet-char="">
        <style:list-level-properties text:space-before="0.94965in" text:min-label-width="0.25in"/>
        <style:text-properties fo:color="#e6b1ab" fo:font-family="Wingdings 2" style:font-family-generic="roman" style:font-pitch="variable" style:font-charset="x-symbol" fo:font-size="85%"/>
      </text:list-level-style-bullet>
      <text:list-level-style-bullet text:level="5" text:bullet-char="">
        <style:list-level-properties text:space-before="1.25in" text:min-label-width="0.25in"/>
        <style:text-properties fo:color="#e6b1ab" fo:font-family="Wingdings 2" style:font-family-generic="roman" style:font-pitch="variable" style:font-charset="x-symbol" fo:font-size="85%"/>
      </text:list-level-style-bullet>
      <text:list-level-style-bullet text:level="6" text:bullet-char="">
        <style:list-level-properties text:space-before="1.55in" text:min-label-width="0.25in"/>
        <style:text-properties fo:color="#e6b1ab" fo:font-family="Wingdings 2" style:font-family-generic="roman" style:font-pitch="variable" style:font-charset="x-symbol" fo:font-size="85%"/>
      </text:list-level-style-bullet>
      <text:list-level-style-bullet text:level="7" text:bullet-char="">
        <style:list-level-properties text:space-before="1.85in" text:min-label-width="0.25in"/>
        <style:text-properties fo:color="#e6b1ab" fo:font-family="Wingdings 2" style:font-family-generic="roman" style:font-pitch="variable" style:font-charset="x-symbol" fo:font-size="85%"/>
      </text:list-level-style-bullet>
      <text:list-level-style-bullet text:level="8" text:bullet-char="">
        <style:list-level-properties text:space-before="2.15in" text:min-label-width="0.25in"/>
        <style:text-properties fo:color="#e6b1ab" fo:font-family="Wingdings 2" style:font-family-generic="roman" style:font-pitch="variable" style:font-charset="x-symbol" fo:font-size="85%"/>
      </text:list-level-style-bullet>
      <text:list-level-style-bullet text:level="9" text:bullet-char="">
        <style:list-level-properties text:space-before="2.45in" text:min-label-width="0.25in"/>
        <style:text-properties fo:color="#e6b1ab" fo:font-family="Wingdings 2" style:font-family-generic="roman" style:font-pitch="variable" style:font-charset="x-symbol" fo:font-size="85%"/>
      </text:list-level-style-bullet>
    </text:list-style>
    <text:list-style style:name="a5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301">
      <text:list-level-style-bullet text:level="1" text:bullet-char="">
        <style:list-level-properties text:space-before="0.04861in" text:min-label-width="0.25in"/>
        <style:text-properties fo:color="#a28e6a" fo:font-family="Wingdings 2" style:font-family-generic="roman" style:font-pitch="variable" style:font-charset="x-symbol" fo:font-size="80%"/>
      </text:list-level-style-bullet>
      <text:list-level-style-bullet text:level="2" text:bullet-char="">
        <style:list-level-properties text:space-before="0.34896in" text:min-label-width="0.25in"/>
        <style:text-properties fo:color="#a28e6a" fo:font-family="Wingdings 2" style:font-family-generic="roman" style:font-pitch="variable" style:font-charset="x-symbol" fo:font-size="80%"/>
      </text:list-level-style-bullet>
      <text:list-level-style-bullet text:level="3" text:bullet-char="">
        <style:list-level-properties text:space-before="0.64931in" text:min-label-width="0.25in"/>
        <style:text-properties fo:color="#a28e6a" fo:font-family="Wingdings 2" style:font-family-generic="roman" style:font-pitch="variable" style:font-charset="x-symbol" fo:font-size="80%"/>
      </text:list-level-style-bullet>
      <text:list-level-style-bullet text:level="4" text:bullet-char="">
        <style:list-level-properties text:space-before="0.94965in" text:min-label-width="0.25in"/>
        <style:text-properties fo:color="#a28e6a" fo:font-family="Wingdings 2" style:font-family-generic="roman" style:font-pitch="variable" style:font-charset="x-symbol" fo:font-size="80%"/>
      </text:list-level-style-bullet>
      <text:list-level-style-bullet text:level="5" text:bullet-char="">
        <style:list-level-properties text:space-before="1.25in" text:min-label-width="0.25in"/>
        <style:text-properties fo:color="#a28e6a" fo:font-family="Wingdings 2" style:font-family-generic="roman" style:font-pitch="variable" style:font-charset="x-symbol" fo:font-size="80%"/>
      </text:list-level-style-bullet>
      <text:list-level-style-bullet text:level="6" text:bullet-char="">
        <style:list-level-properties text:space-before="1.55in" text:min-label-width="0.25in"/>
        <style:text-properties fo:color="#a28e6a" fo:font-family="Wingdings 2" style:font-family-generic="roman" style:font-pitch="variable" style:font-charset="x-symbol" fo:font-size="80%"/>
      </text:list-level-style-bullet>
      <text:list-level-style-bullet text:level="7" text:bullet-char="">
        <style:list-level-properties text:space-before="1.85in" text:min-label-width="0.25in"/>
        <style:text-properties fo:color="#a28e6a" fo:font-family="Wingdings 2" style:font-family-generic="roman" style:font-pitch="variable" style:font-charset="x-symbol" fo:font-size="80%"/>
      </text:list-level-style-bullet>
      <text:list-level-style-bullet text:level="8" text:bullet-char="">
        <style:list-level-properties text:space-before="2.15in" text:min-label-width="0.25in"/>
        <style:text-properties fo:color="#a28e6a" fo:font-family="Wingdings 2" style:font-family-generic="roman" style:font-pitch="variable" style:font-charset="x-symbol" fo:font-size="80%"/>
      </text:list-level-style-bullet>
      <text:list-level-style-bullet text:level="9" text:bullet-char="">
        <style:list-level-properties text:space-before="2.45in" text:min-label-width="0.25in"/>
        <style:text-properties fo:color="#a28e6a" fo:font-family="Wingdings 2" style:font-family-generic="roman" style:font-pitch="variable" style:font-charset="x-symbol" fo:font-size="80%"/>
      </text:list-level-style-bullet>
    </text:list-style>
    <text:list-style style:name="a560">
      <text:list-level-style-bullet text:level="1" text:bullet-char="">
        <style:list-level-properties text:space-before="0.04861in" text:min-label-width="0.25in"/>
        <style:text-properties fo:color="#9b2d1f" fo:font-family="Wingdings 2" style:font-family-generic="roman" style:font-pitch="variable" style:font-charset="x-symbol" fo:font-size="85%"/>
      </text:list-level-style-bullet>
      <text:list-level-style-bullet text:level="2" text:bullet-char="">
        <style:list-level-properties text:space-before="0.34896in" text:min-label-width="0.25in"/>
        <style:text-properties fo:color="#9b2d1f" fo:font-family="Wingdings 2" style:font-family-generic="roman" style:font-pitch="variable" style:font-charset="x-symbol" fo:font-size="85%"/>
      </text:list-level-style-bullet>
      <text:list-level-style-bullet text:level="3" text:bullet-char="">
        <style:list-level-properties text:space-before="0.64931in" text:min-label-width="0.25in"/>
        <style:text-properties fo:color="#9b2d1f" fo:font-family="Wingdings 2" style:font-family-generic="roman" style:font-pitch="variable" style:font-charset="x-symbol" fo:font-size="85%"/>
      </text:list-level-style-bullet>
      <text:list-level-style-bullet text:level="4" text:bullet-char="">
        <style:list-level-properties text:space-before="0.94965in" text:min-label-width="0.25in"/>
        <style:text-properties fo:color="#9b2d1f" fo:font-family="Wingdings 2" style:font-family-generic="roman" style:font-pitch="variable" style:font-charset="x-symbol" fo:font-size="85%"/>
      </text:list-level-style-bullet>
      <text:list-level-style-bullet text:level="5" text:bullet-char="">
        <style:list-level-properties text:space-before="1.25in" text:min-label-width="0.25in"/>
        <style:text-properties fo:color="#9b2d1f" fo:font-family="Wingdings 2" style:font-family-generic="roman" style:font-pitch="variable" style:font-charset="x-symbol" fo:font-size="85%"/>
      </text:list-level-style-bullet>
      <text:list-level-style-bullet text:level="6" text:bullet-char="">
        <style:list-level-properties text:space-before="1.55in" text:min-label-width="0.25in"/>
        <style:text-properties fo:color="#9b2d1f" fo:font-family="Wingdings 2" style:font-family-generic="roman" style:font-pitch="variable" style:font-charset="x-symbol" fo:font-size="85%"/>
      </text:list-level-style-bullet>
      <text:list-level-style-bullet text:level="7" text:bullet-char="">
        <style:list-level-properties text:space-before="1.85in" text:min-label-width="0.25in"/>
        <style:text-properties fo:color="#9b2d1f" fo:font-family="Wingdings 2" style:font-family-generic="roman" style:font-pitch="variable" style:font-charset="x-symbol" fo:font-size="85%"/>
      </text:list-level-style-bullet>
      <text:list-level-style-bullet text:level="8" text:bullet-char="">
        <style:list-level-properties text:space-before="2.15in" text:min-label-width="0.25in"/>
        <style:text-properties fo:color="#9b2d1f" fo:font-family="Wingdings 2" style:font-family-generic="roman" style:font-pitch="variable" style:font-charset="x-symbol" fo:font-size="85%"/>
      </text:list-level-style-bullet>
      <text:list-level-style-bullet text:level="9" text:bullet-char="">
        <style:list-level-properties text:space-before="2.45in" text:min-label-width="0.25in"/>
        <style:text-properties fo:color="#9b2d1f" fo:font-family="Wingdings 2" style:font-family-generic="roman" style:font-pitch="variable" style:font-charset="x-symbol" fo:font-size="85%"/>
      </text:list-level-style-bullet>
    </text:list-style>
    <text:list-style style:name="a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5">
      <text:list-level-style-bullet text:level="1" text:bullet-char="">
        <style:list-level-properties text:space-before="0.04861in" text:min-label-width="0.25in"/>
        <style:text-properties fo:color="#9b2d1f" fo:font-family="Wingdings 2" style:font-family-generic="roman" style:font-pitch="variable" style:font-charset="x-symbol" fo:font-size="85%"/>
      </text:list-level-style-bullet>
      <text:list-level-style-bullet text:level="2" text:bullet-char="">
        <style:list-level-properties text:space-before="0.34896in" text:min-label-width="0.25in"/>
        <style:text-properties fo:color="#9b2d1f" fo:font-family="Wingdings 2" style:font-family-generic="roman" style:font-pitch="variable" style:font-charset="x-symbol" fo:font-size="85%"/>
      </text:list-level-style-bullet>
      <text:list-level-style-bullet text:level="3" text:bullet-char="">
        <style:list-level-properties text:space-before="0.64931in" text:min-label-width="0.25in"/>
        <style:text-properties fo:color="#9b2d1f" fo:font-family="Wingdings 2" style:font-family-generic="roman" style:font-pitch="variable" style:font-charset="x-symbol" fo:font-size="85%"/>
      </text:list-level-style-bullet>
      <text:list-level-style-bullet text:level="4" text:bullet-char="">
        <style:list-level-properties text:space-before="0.94965in" text:min-label-width="0.25in"/>
        <style:text-properties fo:color="#9b2d1f" fo:font-family="Wingdings 2" style:font-family-generic="roman" style:font-pitch="variable" style:font-charset="x-symbol" fo:font-size="85%"/>
      </text:list-level-style-bullet>
      <text:list-level-style-bullet text:level="5" text:bullet-char="">
        <style:list-level-properties text:space-before="1.25in" text:min-label-width="0.25in"/>
        <style:text-properties fo:color="#9b2d1f" fo:font-family="Wingdings 2" style:font-family-generic="roman" style:font-pitch="variable" style:font-charset="x-symbol" fo:font-size="85%"/>
      </text:list-level-style-bullet>
      <text:list-level-style-bullet text:level="6" text:bullet-char="">
        <style:list-level-properties text:space-before="1.55in" text:min-label-width="0.25in"/>
        <style:text-properties fo:color="#9b2d1f" fo:font-family="Wingdings 2" style:font-family-generic="roman" style:font-pitch="variable" style:font-charset="x-symbol" fo:font-size="85%"/>
      </text:list-level-style-bullet>
      <text:list-level-style-bullet text:level="7" text:bullet-char="">
        <style:list-level-properties text:space-before="1.85in" text:min-label-width="0.25in"/>
        <style:text-properties fo:color="#9b2d1f" fo:font-family="Wingdings 2" style:font-family-generic="roman" style:font-pitch="variable" style:font-charset="x-symbol" fo:font-size="85%"/>
      </text:list-level-style-bullet>
      <text:list-level-style-bullet text:level="8" text:bullet-char="">
        <style:list-level-properties text:space-before="2.15in" text:min-label-width="0.25in"/>
        <style:text-properties fo:color="#9b2d1f" fo:font-family="Wingdings 2" style:font-family-generic="roman" style:font-pitch="variable" style:font-charset="x-symbol" fo:font-size="85%"/>
      </text:list-level-style-bullet>
      <text:list-level-style-bullet text:level="9" text:bullet-char="">
        <style:list-level-properties text:space-before="2.45in" text:min-label-width="0.25in"/>
        <style:text-properties fo:color="#9b2d1f" fo:font-family="Wingdings 2" style:font-family-generic="roman" style:font-pitch="variable" style:font-charset="x-symbol" fo:font-size="85%"/>
      </text:list-level-style-bullet>
    </text:list-style>
    <text:list-style style:name="a12">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305">
      <text:list-level-style-bullet text:level="1" text:bullet-char="o">
        <style:list-level-properties text:space-before="0.04861in" text:min-label-width="0.25in"/>
        <style:text-properties fo:color="#a28e6a" fo:font-size="100%"/>
      </text:list-level-style-bullet>
      <text:list-level-style-bullet text:level="2" text:bullet-char="o">
        <style:list-level-properties text:space-before="0.34896in" text:min-label-width="0.25in"/>
        <style:text-properties fo:color="#a28e6a" fo:font-size="100%"/>
      </text:list-level-style-bullet>
      <text:list-level-style-bullet text:level="3" text:bullet-char="o">
        <style:list-level-properties text:space-before="0.64931in" text:min-label-width="0.25in"/>
        <style:text-properties fo:color="#a28e6a" fo:font-size="100%"/>
      </text:list-level-style-bullet>
      <text:list-level-style-bullet text:level="4" text:bullet-char="o">
        <style:list-level-properties text:space-before="0.94965in" text:min-label-width="0.25in"/>
        <style:text-properties fo:color="#a28e6a" fo:font-size="100%"/>
      </text:list-level-style-bullet>
      <text:list-level-style-bullet text:level="5" text:bullet-char="o">
        <style:list-level-properties text:space-before="1.25in" text:min-label-width="0.25in"/>
        <style:text-properties fo:color="#a28e6a" fo:font-size="100%"/>
      </text:list-level-style-bullet>
      <text:list-level-style-bullet text:level="6" text:bullet-char="o">
        <style:list-level-properties text:space-before="1.55in" text:min-label-width="0.25in"/>
        <style:text-properties fo:color="#a28e6a" fo:font-size="100%"/>
      </text:list-level-style-bullet>
      <text:list-level-style-bullet text:level="7" text:bullet-char="o">
        <style:list-level-properties text:space-before="1.85in" text:min-label-width="0.25in"/>
        <style:text-properties fo:color="#a28e6a" fo:font-size="100%"/>
      </text:list-level-style-bullet>
      <text:list-level-style-bullet text:level="8" text:bullet-char="o">
        <style:list-level-properties text:space-before="2.15in" text:min-label-width="0.25in"/>
        <style:text-properties fo:color="#a28e6a" fo:font-size="100%"/>
      </text:list-level-style-bullet>
      <text:list-level-style-bullet text:level="9" text:bullet-char="o">
        <style:list-level-properties text:space-before="2.45in" text:min-label-width="0.25in"/>
        <style:text-properties fo:color="#a28e6a" fo:font-size="100%"/>
      </text:list-level-style-bullet>
    </text:list-style>
    <text:list-style style:name="a370">
      <text:list-level-style-bullet text:level="1" text:bullet-char="">
        <style:list-level-properties text:space-before="0.04861in" text:min-label-width="0.25in"/>
        <style:text-properties fo:color="#9b2d1f" fo:font-family="Wingdings 2" style:font-family-generic="roman" style:font-pitch="variable" style:font-charset="x-symbol" fo:font-size="85%"/>
      </text:list-level-style-bullet>
      <text:list-level-style-bullet text:level="2" text:bullet-char="">
        <style:list-level-properties text:space-before="0.34896in" text:min-label-width="0.25in"/>
        <style:text-properties fo:color="#9b2d1f" fo:font-family="Wingdings 2" style:font-family-generic="roman" style:font-pitch="variable" style:font-charset="x-symbol" fo:font-size="85%"/>
      </text:list-level-style-bullet>
      <text:list-level-style-bullet text:level="3" text:bullet-char="">
        <style:list-level-properties text:space-before="0.64931in" text:min-label-width="0.25in"/>
        <style:text-properties fo:color="#9b2d1f" fo:font-family="Wingdings 2" style:font-family-generic="roman" style:font-pitch="variable" style:font-charset="x-symbol" fo:font-size="85%"/>
      </text:list-level-style-bullet>
      <text:list-level-style-bullet text:level="4" text:bullet-char="">
        <style:list-level-properties text:space-before="0.94965in" text:min-label-width="0.25in"/>
        <style:text-properties fo:color="#9b2d1f" fo:font-family="Wingdings 2" style:font-family-generic="roman" style:font-pitch="variable" style:font-charset="x-symbol" fo:font-size="85%"/>
      </text:list-level-style-bullet>
      <text:list-level-style-bullet text:level="5" text:bullet-char="">
        <style:list-level-properties text:space-before="1.25in" text:min-label-width="0.25in"/>
        <style:text-properties fo:color="#9b2d1f" fo:font-family="Wingdings 2" style:font-family-generic="roman" style:font-pitch="variable" style:font-charset="x-symbol" fo:font-size="85%"/>
      </text:list-level-style-bullet>
      <text:list-level-style-bullet text:level="6" text:bullet-char="">
        <style:list-level-properties text:space-before="1.55in" text:min-label-width="0.25in"/>
        <style:text-properties fo:color="#9b2d1f" fo:font-family="Wingdings 2" style:font-family-generic="roman" style:font-pitch="variable" style:font-charset="x-symbol" fo:font-size="85%"/>
      </text:list-level-style-bullet>
      <text:list-level-style-bullet text:level="7" text:bullet-char="">
        <style:list-level-properties text:space-before="1.85in" text:min-label-width="0.25in"/>
        <style:text-properties fo:color="#9b2d1f" fo:font-family="Wingdings 2" style:font-family-generic="roman" style:font-pitch="variable" style:font-charset="x-symbol" fo:font-size="85%"/>
      </text:list-level-style-bullet>
      <text:list-level-style-bullet text:level="8" text:bullet-char="">
        <style:list-level-properties text:space-before="2.15in" text:min-label-width="0.25in"/>
        <style:text-properties fo:color="#9b2d1f" fo:font-family="Wingdings 2" style:font-family-generic="roman" style:font-pitch="variable" style:font-charset="x-symbol" fo:font-size="85%"/>
      </text:list-level-style-bullet>
      <text:list-level-style-bullet text:level="9" text:bullet-char="">
        <style:list-level-properties text:space-before="2.45in" text:min-label-width="0.25in"/>
        <style:text-properties fo:color="#9b2d1f" fo:font-family="Wingdings 2" style:font-family-generic="roman" style:font-pitch="variable" style:font-charset="x-symbol" fo:font-size="85%"/>
      </text:list-level-style-bullet>
    </text:list-style>
    <text:list-style style:name="a563">
      <text:list-level-style-bullet text:level="1" text:bullet-char="">
        <style:list-level-properties text:space-before="0.04861in" text:min-label-width="0.25in"/>
        <style:text-properties fo:color="#e6b1ab" fo:font-family="Wingdings 2" style:font-family-generic="roman" style:font-pitch="variable" style:font-charset="x-symbol" fo:font-size="85%"/>
      </text:list-level-style-bullet>
      <text:list-level-style-bullet text:level="2" text:bullet-char="">
        <style:list-level-properties text:space-before="0.34896in" text:min-label-width="0.25in"/>
        <style:text-properties fo:color="#e6b1ab" fo:font-family="Wingdings 2" style:font-family-generic="roman" style:font-pitch="variable" style:font-charset="x-symbol" fo:font-size="85%"/>
      </text:list-level-style-bullet>
      <text:list-level-style-bullet text:level="3" text:bullet-char="">
        <style:list-level-properties text:space-before="0.64931in" text:min-label-width="0.25in"/>
        <style:text-properties fo:color="#e6b1ab" fo:font-family="Wingdings 2" style:font-family-generic="roman" style:font-pitch="variable" style:font-charset="x-symbol" fo:font-size="85%"/>
      </text:list-level-style-bullet>
      <text:list-level-style-bullet text:level="4" text:bullet-char="">
        <style:list-level-properties text:space-before="0.94965in" text:min-label-width="0.25in"/>
        <style:text-properties fo:color="#e6b1ab" fo:font-family="Wingdings 2" style:font-family-generic="roman" style:font-pitch="variable" style:font-charset="x-symbol" fo:font-size="85%"/>
      </text:list-level-style-bullet>
      <text:list-level-style-bullet text:level="5" text:bullet-char="">
        <style:list-level-properties text:space-before="1.25in" text:min-label-width="0.25in"/>
        <style:text-properties fo:color="#e6b1ab" fo:font-family="Wingdings 2" style:font-family-generic="roman" style:font-pitch="variable" style:font-charset="x-symbol" fo:font-size="85%"/>
      </text:list-level-style-bullet>
      <text:list-level-style-bullet text:level="6" text:bullet-char="">
        <style:list-level-properties text:space-before="1.55in" text:min-label-width="0.25in"/>
        <style:text-properties fo:color="#e6b1ab" fo:font-family="Wingdings 2" style:font-family-generic="roman" style:font-pitch="variable" style:font-charset="x-symbol" fo:font-size="85%"/>
      </text:list-level-style-bullet>
      <text:list-level-style-bullet text:level="7" text:bullet-char="">
        <style:list-level-properties text:space-before="1.85in" text:min-label-width="0.25in"/>
        <style:text-properties fo:color="#e6b1ab" fo:font-family="Wingdings 2" style:font-family-generic="roman" style:font-pitch="variable" style:font-charset="x-symbol" fo:font-size="85%"/>
      </text:list-level-style-bullet>
      <text:list-level-style-bullet text:level="8" text:bullet-char="">
        <style:list-level-properties text:space-before="2.15in" text:min-label-width="0.25in"/>
        <style:text-properties fo:color="#e6b1ab" fo:font-family="Wingdings 2" style:font-family-generic="roman" style:font-pitch="variable" style:font-charset="x-symbol" fo:font-size="85%"/>
      </text:list-level-style-bullet>
      <text:list-level-style-bullet text:level="9" text:bullet-char="">
        <style:list-level-properties text:space-before="2.45in" text:min-label-width="0.25in"/>
        <style:text-properties fo:color="#e6b1ab" fo:font-family="Wingdings 2" style:font-family-generic="roman" style:font-pitch="variable" style:font-charset="x-symbol" fo:font-size="85%"/>
      </text:list-level-style-bullet>
    </text:list-style>
    <text:list-style style:name="a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bullet text:level="1" text:bullet-char="">
        <style:list-level-properties text:space-before="0.04861in" text:min-label-width="0.25in"/>
        <style:text-properties fo:color="#e6b1ab" fo:font-family="Wingdings 2" style:font-family-generic="roman" style:font-pitch="variable" style:font-charset="x-symbol" fo:font-size="85%"/>
      </text:list-level-style-bullet>
      <text:list-level-style-bullet text:level="2" text:bullet-char="">
        <style:list-level-properties text:space-before="0.34896in" text:min-label-width="0.25in"/>
        <style:text-properties fo:color="#e6b1ab" fo:font-family="Wingdings 2" style:font-family-generic="roman" style:font-pitch="variable" style:font-charset="x-symbol" fo:font-size="85%"/>
      </text:list-level-style-bullet>
      <text:list-level-style-bullet text:level="3" text:bullet-char="">
        <style:list-level-properties text:space-before="0.64931in" text:min-label-width="0.25in"/>
        <style:text-properties fo:color="#e6b1ab" fo:font-family="Wingdings 2" style:font-family-generic="roman" style:font-pitch="variable" style:font-charset="x-symbol" fo:font-size="85%"/>
      </text:list-level-style-bullet>
      <text:list-level-style-bullet text:level="4" text:bullet-char="">
        <style:list-level-properties text:space-before="0.94965in" text:min-label-width="0.25in"/>
        <style:text-properties fo:color="#e6b1ab" fo:font-family="Wingdings 2" style:font-family-generic="roman" style:font-pitch="variable" style:font-charset="x-symbol" fo:font-size="85%"/>
      </text:list-level-style-bullet>
      <text:list-level-style-bullet text:level="5" text:bullet-char="">
        <style:list-level-properties text:space-before="1.25in" text:min-label-width="0.25in"/>
        <style:text-properties fo:color="#e6b1ab" fo:font-family="Wingdings 2" style:font-family-generic="roman" style:font-pitch="variable" style:font-charset="x-symbol" fo:font-size="85%"/>
      </text:list-level-style-bullet>
      <text:list-level-style-bullet text:level="6" text:bullet-char="">
        <style:list-level-properties text:space-before="1.55in" text:min-label-width="0.25in"/>
        <style:text-properties fo:color="#e6b1ab" fo:font-family="Wingdings 2" style:font-family-generic="roman" style:font-pitch="variable" style:font-charset="x-symbol" fo:font-size="85%"/>
      </text:list-level-style-bullet>
      <text:list-level-style-bullet text:level="7" text:bullet-char="">
        <style:list-level-properties text:space-before="1.85in" text:min-label-width="0.25in"/>
        <style:text-properties fo:color="#e6b1ab" fo:font-family="Wingdings 2" style:font-family-generic="roman" style:font-pitch="variable" style:font-charset="x-symbol" fo:font-size="85%"/>
      </text:list-level-style-bullet>
      <text:list-level-style-bullet text:level="8" text:bullet-char="">
        <style:list-level-properties text:space-before="2.15in" text:min-label-width="0.25in"/>
        <style:text-properties fo:color="#e6b1ab" fo:font-family="Wingdings 2" style:font-family-generic="roman" style:font-pitch="variable" style:font-charset="x-symbol" fo:font-size="85%"/>
      </text:list-level-style-bullet>
      <text:list-level-style-bullet text:level="9" text:bullet-char="">
        <style:list-level-properties text:space-before="2.45in" text:min-label-width="0.25in"/>
        <style:text-properties fo:color="#e6b1ab" fo:font-family="Wingdings 2" style:font-family-generic="roman" style:font-pitch="variable" style:font-charset="x-symbol" fo:font-size="85%"/>
      </text:list-level-style-bullet>
    </text:list-style>
    <text:list-style style:name="a15">
      <text:list-level-style-bullet text:level="1" text:bullet-char="">
        <style:list-level-properties text:space-before="0.04861in" text:min-label-width="0.25in"/>
        <style:text-properties fo:color="#9b2d1f" fo:font-family="Wingdings 2" style:font-family-generic="roman" style:font-pitch="variable" style:font-charset="x-symbol" fo:font-size="85%"/>
      </text:list-level-style-bullet>
      <text:list-level-style-bullet text:level="2" text:bullet-char="">
        <style:list-level-properties text:space-before="0.34896in" text:min-label-width="0.25in"/>
        <style:text-properties fo:color="#9b2d1f" fo:font-family="Wingdings 2" style:font-family-generic="roman" style:font-pitch="variable" style:font-charset="x-symbol" fo:font-size="85%"/>
      </text:list-level-style-bullet>
      <text:list-level-style-bullet text:level="3" text:bullet-char="">
        <style:list-level-properties text:space-before="0.64931in" text:min-label-width="0.25in"/>
        <style:text-properties fo:color="#9b2d1f" fo:font-family="Wingdings 2" style:font-family-generic="roman" style:font-pitch="variable" style:font-charset="x-symbol" fo:font-size="85%"/>
      </text:list-level-style-bullet>
      <text:list-level-style-bullet text:level="4" text:bullet-char="">
        <style:list-level-properties text:space-before="0.94965in" text:min-label-width="0.25in"/>
        <style:text-properties fo:color="#9b2d1f" fo:font-family="Wingdings 2" style:font-family-generic="roman" style:font-pitch="variable" style:font-charset="x-symbol" fo:font-size="85%"/>
      </text:list-level-style-bullet>
      <text:list-level-style-bullet text:level="5" text:bullet-char="">
        <style:list-level-properties text:space-before="1.25in" text:min-label-width="0.25in"/>
        <style:text-properties fo:color="#9b2d1f" fo:font-family="Wingdings 2" style:font-family-generic="roman" style:font-pitch="variable" style:font-charset="x-symbol" fo:font-size="85%"/>
      </text:list-level-style-bullet>
      <text:list-level-style-bullet text:level="6" text:bullet-char="">
        <style:list-level-properties text:space-before="1.55in" text:min-label-width="0.25in"/>
        <style:text-properties fo:color="#9b2d1f" fo:font-family="Wingdings 2" style:font-family-generic="roman" style:font-pitch="variable" style:font-charset="x-symbol" fo:font-size="85%"/>
      </text:list-level-style-bullet>
      <text:list-level-style-bullet text:level="7" text:bullet-char="">
        <style:list-level-properties text:space-before="1.85in" text:min-label-width="0.25in"/>
        <style:text-properties fo:color="#9b2d1f" fo:font-family="Wingdings 2" style:font-family-generic="roman" style:font-pitch="variable" style:font-charset="x-symbol" fo:font-size="85%"/>
      </text:list-level-style-bullet>
      <text:list-level-style-bullet text:level="8" text:bullet-char="">
        <style:list-level-properties text:space-before="2.15in" text:min-label-width="0.25in"/>
        <style:text-properties fo:color="#9b2d1f" fo:font-family="Wingdings 2" style:font-family-generic="roman" style:font-pitch="variable" style:font-charset="x-symbol" fo:font-size="85%"/>
      </text:list-level-style-bullet>
      <text:list-level-style-bullet text:level="9" text:bullet-char="">
        <style:list-level-properties text:space-before="2.45in" text:min-label-width="0.25in"/>
        <style:text-properties fo:color="#9b2d1f" fo:font-family="Wingdings 2" style:font-family-generic="roman" style:font-pitch="variable" style:font-charset="x-symbol" fo:font-size="85%"/>
      </text:list-level-style-bullet>
    </text:list-style>
    <text:list-style style:name="a373">
      <text:list-level-style-bullet text:level="1" text:bullet-char="">
        <style:list-level-properties text:space-before="0.04861in" text:min-label-width="0.25in"/>
        <style:text-properties fo:color="#e6b1ab" fo:font-family="Wingdings 2" style:font-family-generic="roman" style:font-pitch="variable" style:font-charset="x-symbol" fo:font-size="85%"/>
      </text:list-level-style-bullet>
      <text:list-level-style-bullet text:level="2" text:bullet-char="">
        <style:list-level-properties text:space-before="0.34896in" text:min-label-width="0.25in"/>
        <style:text-properties fo:color="#e6b1ab" fo:font-family="Wingdings 2" style:font-family-generic="roman" style:font-pitch="variable" style:font-charset="x-symbol" fo:font-size="85%"/>
      </text:list-level-style-bullet>
      <text:list-level-style-bullet text:level="3" text:bullet-char="">
        <style:list-level-properties text:space-before="0.64931in" text:min-label-width="0.25in"/>
        <style:text-properties fo:color="#e6b1ab" fo:font-family="Wingdings 2" style:font-family-generic="roman" style:font-pitch="variable" style:font-charset="x-symbol" fo:font-size="85%"/>
      </text:list-level-style-bullet>
      <text:list-level-style-bullet text:level="4" text:bullet-char="">
        <style:list-level-properties text:space-before="0.94965in" text:min-label-width="0.25in"/>
        <style:text-properties fo:color="#e6b1ab" fo:font-family="Wingdings 2" style:font-family-generic="roman" style:font-pitch="variable" style:font-charset="x-symbol" fo:font-size="85%"/>
      </text:list-level-style-bullet>
      <text:list-level-style-bullet text:level="5" text:bullet-char="">
        <style:list-level-properties text:space-before="1.25in" text:min-label-width="0.25in"/>
        <style:text-properties fo:color="#e6b1ab" fo:font-family="Wingdings 2" style:font-family-generic="roman" style:font-pitch="variable" style:font-charset="x-symbol" fo:font-size="85%"/>
      </text:list-level-style-bullet>
      <text:list-level-style-bullet text:level="6" text:bullet-char="">
        <style:list-level-properties text:space-before="1.55in" text:min-label-width="0.25in"/>
        <style:text-properties fo:color="#e6b1ab" fo:font-family="Wingdings 2" style:font-family-generic="roman" style:font-pitch="variable" style:font-charset="x-symbol" fo:font-size="85%"/>
      </text:list-level-style-bullet>
      <text:list-level-style-bullet text:level="7" text:bullet-char="">
        <style:list-level-properties text:space-before="1.85in" text:min-label-width="0.25in"/>
        <style:text-properties fo:color="#e6b1ab" fo:font-family="Wingdings 2" style:font-family-generic="roman" style:font-pitch="variable" style:font-charset="x-symbol" fo:font-size="85%"/>
      </text:list-level-style-bullet>
      <text:list-level-style-bullet text:level="8" text:bullet-char="">
        <style:list-level-properties text:space-before="2.15in" text:min-label-width="0.25in"/>
        <style:text-properties fo:color="#e6b1ab" fo:font-family="Wingdings 2" style:font-family-generic="roman" style:font-pitch="variable" style:font-charset="x-symbol" fo:font-size="85%"/>
      </text:list-level-style-bullet>
      <text:list-level-style-bullet text:level="9" text:bullet-char="">
        <style:list-level-properties text:space-before="2.45in" text:min-label-width="0.25in"/>
        <style:text-properties fo:color="#e6b1ab" fo:font-family="Wingdings 2" style:font-family-generic="roman" style:font-pitch="variable" style:font-charset="x-symbol" fo:font-size="85%"/>
      </text:list-level-style-bullet>
    </text:list-style>
    <text:list-style style:name="a566">
      <text:list-level-style-bullet text:level="1" text:bullet-char="">
        <style:list-level-properties text:space-before="0.04861in" text:min-label-width="0.25in"/>
        <style:text-properties fo:color="#a28e6a" fo:font-family="Wingdings 2" style:font-family-generic="roman" style:font-pitch="variable" style:font-charset="x-symbol" fo:font-size="80%"/>
      </text:list-level-style-bullet>
      <text:list-level-style-bullet text:level="2" text:bullet-char="">
        <style:list-level-properties text:space-before="0.34896in" text:min-label-width="0.25in"/>
        <style:text-properties fo:color="#a28e6a" fo:font-family="Wingdings 2" style:font-family-generic="roman" style:font-pitch="variable" style:font-charset="x-symbol" fo:font-size="80%"/>
      </text:list-level-style-bullet>
      <text:list-level-style-bullet text:level="3" text:bullet-char="">
        <style:list-level-properties text:space-before="0.64931in" text:min-label-width="0.25in"/>
        <style:text-properties fo:color="#a28e6a" fo:font-family="Wingdings 2" style:font-family-generic="roman" style:font-pitch="variable" style:font-charset="x-symbol" fo:font-size="80%"/>
      </text:list-level-style-bullet>
      <text:list-level-style-bullet text:level="4" text:bullet-char="">
        <style:list-level-properties text:space-before="0.94965in" text:min-label-width="0.25in"/>
        <style:text-properties fo:color="#a28e6a" fo:font-family="Wingdings 2" style:font-family-generic="roman" style:font-pitch="variable" style:font-charset="x-symbol" fo:font-size="80%"/>
      </text:list-level-style-bullet>
      <text:list-level-style-bullet text:level="5" text:bullet-char="">
        <style:list-level-properties text:space-before="1.25in" text:min-label-width="0.25in"/>
        <style:text-properties fo:color="#a28e6a" fo:font-family="Wingdings 2" style:font-family-generic="roman" style:font-pitch="variable" style:font-charset="x-symbol" fo:font-size="80%"/>
      </text:list-level-style-bullet>
      <text:list-level-style-bullet text:level="6" text:bullet-char="">
        <style:list-level-properties text:space-before="1.55in" text:min-label-width="0.25in"/>
        <style:text-properties fo:color="#a28e6a" fo:font-family="Wingdings 2" style:font-family-generic="roman" style:font-pitch="variable" style:font-charset="x-symbol" fo:font-size="80%"/>
      </text:list-level-style-bullet>
      <text:list-level-style-bullet text:level="7" text:bullet-char="">
        <style:list-level-properties text:space-before="1.85in" text:min-label-width="0.25in"/>
        <style:text-properties fo:color="#a28e6a" fo:font-family="Wingdings 2" style:font-family-generic="roman" style:font-pitch="variable" style:font-charset="x-symbol" fo:font-size="80%"/>
      </text:list-level-style-bullet>
      <text:list-level-style-bullet text:level="8" text:bullet-char="">
        <style:list-level-properties text:space-before="2.15in" text:min-label-width="0.25in"/>
        <style:text-properties fo:color="#a28e6a" fo:font-family="Wingdings 2" style:font-family-generic="roman" style:font-pitch="variable" style:font-charset="x-symbol" fo:font-size="80%"/>
      </text:list-level-style-bullet>
      <text:list-level-style-bullet text:level="9" text:bullet-char="">
        <style:list-level-properties text:space-before="2.45in" text:min-label-width="0.25in"/>
        <style:text-properties fo:color="#a28e6a" fo:font-family="Wingdings 2" style:font-family-generic="roman" style:font-pitch="variable" style:font-charset="x-symbol" fo:font-size="80%"/>
      </text:list-level-style-bullet>
    </text:list-style>
    <text:list-style style:name="a758">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04861in" text:min-label-width="0.25in"/>
        <style:text-properties fo:color="#e6b1ab" fo:font-family="Wingdings 2" style:font-family-generic="roman" style:font-pitch="variable" style:font-charset="x-symbol" fo:font-size="85%"/>
      </text:list-level-style-bullet>
      <text:list-level-style-bullet text:level="2" text:bullet-char="">
        <style:list-level-properties text:space-before="0.34896in" text:min-label-width="0.25in"/>
        <style:text-properties fo:color="#e6b1ab" fo:font-family="Wingdings 2" style:font-family-generic="roman" style:font-pitch="variable" style:font-charset="x-symbol" fo:font-size="85%"/>
      </text:list-level-style-bullet>
      <text:list-level-style-bullet text:level="3" text:bullet-char="">
        <style:list-level-properties text:space-before="0.64931in" text:min-label-width="0.25in"/>
        <style:text-properties fo:color="#e6b1ab" fo:font-family="Wingdings 2" style:font-family-generic="roman" style:font-pitch="variable" style:font-charset="x-symbol" fo:font-size="85%"/>
      </text:list-level-style-bullet>
      <text:list-level-style-bullet text:level="4" text:bullet-char="">
        <style:list-level-properties text:space-before="0.94965in" text:min-label-width="0.25in"/>
        <style:text-properties fo:color="#e6b1ab" fo:font-family="Wingdings 2" style:font-family-generic="roman" style:font-pitch="variable" style:font-charset="x-symbol" fo:font-size="85%"/>
      </text:list-level-style-bullet>
      <text:list-level-style-bullet text:level="5" text:bullet-char="">
        <style:list-level-properties text:space-before="1.25in" text:min-label-width="0.25in"/>
        <style:text-properties fo:color="#e6b1ab" fo:font-family="Wingdings 2" style:font-family-generic="roman" style:font-pitch="variable" style:font-charset="x-symbol" fo:font-size="85%"/>
      </text:list-level-style-bullet>
      <text:list-level-style-bullet text:level="6" text:bullet-char="">
        <style:list-level-properties text:space-before="1.55in" text:min-label-width="0.25in"/>
        <style:text-properties fo:color="#e6b1ab" fo:font-family="Wingdings 2" style:font-family-generic="roman" style:font-pitch="variable" style:font-charset="x-symbol" fo:font-size="85%"/>
      </text:list-level-style-bullet>
      <text:list-level-style-bullet text:level="7" text:bullet-char="">
        <style:list-level-properties text:space-before="1.85in" text:min-label-width="0.25in"/>
        <style:text-properties fo:color="#e6b1ab" fo:font-family="Wingdings 2" style:font-family-generic="roman" style:font-pitch="variable" style:font-charset="x-symbol" fo:font-size="85%"/>
      </text:list-level-style-bullet>
      <text:list-level-style-bullet text:level="8" text:bullet-char="">
        <style:list-level-properties text:space-before="2.15in" text:min-label-width="0.25in"/>
        <style:text-properties fo:color="#e6b1ab" fo:font-family="Wingdings 2" style:font-family-generic="roman" style:font-pitch="variable" style:font-charset="x-symbol" fo:font-size="85%"/>
      </text:list-level-style-bullet>
      <text:list-level-style-bullet text:level="9" text:bullet-char="">
        <style:list-level-properties text:space-before="2.45in" text:min-label-width="0.25in"/>
        <style:text-properties fo:color="#e6b1ab" fo:font-family="Wingdings 2" style:font-family-generic="roman" style:font-pitch="variable" style:font-charset="x-symbol" fo:font-size="85%"/>
      </text:list-level-style-bullet>
    </text:list-style>
    <text:list-style style:name="a376">
      <text:list-level-style-bullet text:level="1" text:bullet-char="">
        <style:list-level-properties text:space-before="0.04861in" text:min-label-width="0.25in"/>
        <style:text-properties fo:color="#a28e6a" fo:font-family="Wingdings 2" style:font-family-generic="roman" style:font-pitch="variable" style:font-charset="x-symbol" fo:font-size="80%"/>
      </text:list-level-style-bullet>
      <text:list-level-style-bullet text:level="2" text:bullet-char="">
        <style:list-level-properties text:space-before="0.34896in" text:min-label-width="0.25in"/>
        <style:text-properties fo:color="#a28e6a" fo:font-family="Wingdings 2" style:font-family-generic="roman" style:font-pitch="variable" style:font-charset="x-symbol" fo:font-size="80%"/>
      </text:list-level-style-bullet>
      <text:list-level-style-bullet text:level="3" text:bullet-char="">
        <style:list-level-properties text:space-before="0.64931in" text:min-label-width="0.25in"/>
        <style:text-properties fo:color="#a28e6a" fo:font-family="Wingdings 2" style:font-family-generic="roman" style:font-pitch="variable" style:font-charset="x-symbol" fo:font-size="80%"/>
      </text:list-level-style-bullet>
      <text:list-level-style-bullet text:level="4" text:bullet-char="">
        <style:list-level-properties text:space-before="0.94965in" text:min-label-width="0.25in"/>
        <style:text-properties fo:color="#a28e6a" fo:font-family="Wingdings 2" style:font-family-generic="roman" style:font-pitch="variable" style:font-charset="x-symbol" fo:font-size="80%"/>
      </text:list-level-style-bullet>
      <text:list-level-style-bullet text:level="5" text:bullet-char="">
        <style:list-level-properties text:space-before="1.25in" text:min-label-width="0.25in"/>
        <style:text-properties fo:color="#a28e6a" fo:font-family="Wingdings 2" style:font-family-generic="roman" style:font-pitch="variable" style:font-charset="x-symbol" fo:font-size="80%"/>
      </text:list-level-style-bullet>
      <text:list-level-style-bullet text:level="6" text:bullet-char="">
        <style:list-level-properties text:space-before="1.55in" text:min-label-width="0.25in"/>
        <style:text-properties fo:color="#a28e6a" fo:font-family="Wingdings 2" style:font-family-generic="roman" style:font-pitch="variable" style:font-charset="x-symbol" fo:font-size="80%"/>
      </text:list-level-style-bullet>
      <text:list-level-style-bullet text:level="7" text:bullet-char="">
        <style:list-level-properties text:space-before="1.85in" text:min-label-width="0.25in"/>
        <style:text-properties fo:color="#a28e6a" fo:font-family="Wingdings 2" style:font-family-generic="roman" style:font-pitch="variable" style:font-charset="x-symbol" fo:font-size="80%"/>
      </text:list-level-style-bullet>
      <text:list-level-style-bullet text:level="8" text:bullet-char="">
        <style:list-level-properties text:space-before="2.15in" text:min-label-width="0.25in"/>
        <style:text-properties fo:color="#a28e6a" fo:font-family="Wingdings 2" style:font-family-generic="roman" style:font-pitch="variable" style:font-charset="x-symbol" fo:font-size="80%"/>
      </text:list-level-style-bullet>
      <text:list-level-style-bullet text:level="9" text:bullet-char="">
        <style:list-level-properties text:space-before="2.45in" text:min-label-width="0.25in"/>
        <style:text-properties fo:color="#a28e6a" fo:font-family="Wingdings 2" style:font-family-generic="roman" style:font-pitch="variable" style:font-charset="x-symbol" fo:font-size="80%"/>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bullet text:level="1" text:bullet-char="">
        <style:list-level-properties text:space-before="0.04861in" text:min-label-width="0.25in"/>
        <style:text-properties fo:color="#a28e6a" fo:font-family="Wingdings 2" style:font-family-generic="roman" style:font-pitch="variable" style:font-charset="x-symbol" fo:font-size="80%"/>
      </text:list-level-style-bullet>
      <text:list-level-style-bullet text:level="2" text:bullet-char="">
        <style:list-level-properties text:space-before="0.34896in" text:min-label-width="0.25in"/>
        <style:text-properties fo:color="#a28e6a" fo:font-family="Wingdings 2" style:font-family-generic="roman" style:font-pitch="variable" style:font-charset="x-symbol" fo:font-size="80%"/>
      </text:list-level-style-bullet>
      <text:list-level-style-bullet text:level="3" text:bullet-char="">
        <style:list-level-properties text:space-before="0.64931in" text:min-label-width="0.25in"/>
        <style:text-properties fo:color="#a28e6a" fo:font-family="Wingdings 2" style:font-family-generic="roman" style:font-pitch="variable" style:font-charset="x-symbol" fo:font-size="80%"/>
      </text:list-level-style-bullet>
      <text:list-level-style-bullet text:level="4" text:bullet-char="">
        <style:list-level-properties text:space-before="0.94965in" text:min-label-width="0.25in"/>
        <style:text-properties fo:color="#a28e6a" fo:font-family="Wingdings 2" style:font-family-generic="roman" style:font-pitch="variable" style:font-charset="x-symbol" fo:font-size="80%"/>
      </text:list-level-style-bullet>
      <text:list-level-style-bullet text:level="5" text:bullet-char="">
        <style:list-level-properties text:space-before="1.25in" text:min-label-width="0.25in"/>
        <style:text-properties fo:color="#a28e6a" fo:font-family="Wingdings 2" style:font-family-generic="roman" style:font-pitch="variable" style:font-charset="x-symbol" fo:font-size="80%"/>
      </text:list-level-style-bullet>
      <text:list-level-style-bullet text:level="6" text:bullet-char="">
        <style:list-level-properties text:space-before="1.55in" text:min-label-width="0.25in"/>
        <style:text-properties fo:color="#a28e6a" fo:font-family="Wingdings 2" style:font-family-generic="roman" style:font-pitch="variable" style:font-charset="x-symbol" fo:font-size="80%"/>
      </text:list-level-style-bullet>
      <text:list-level-style-bullet text:level="7" text:bullet-char="">
        <style:list-level-properties text:space-before="1.85in" text:min-label-width="0.25in"/>
        <style:text-properties fo:color="#a28e6a" fo:font-family="Wingdings 2" style:font-family-generic="roman" style:font-pitch="variable" style:font-charset="x-symbol" fo:font-size="80%"/>
      </text:list-level-style-bullet>
      <text:list-level-style-bullet text:level="8" text:bullet-char="">
        <style:list-level-properties text:space-before="2.15in" text:min-label-width="0.25in"/>
        <style:text-properties fo:color="#a28e6a" fo:font-family="Wingdings 2" style:font-family-generic="roman" style:font-pitch="variable" style:font-charset="x-symbol" fo:font-size="80%"/>
      </text:list-level-style-bullet>
      <text:list-level-style-bullet text:level="9" text:bullet-char="">
        <style:list-level-properties text:space-before="2.45in" text:min-label-width="0.25in"/>
        <style:text-properties fo:color="#a28e6a" fo:font-family="Wingdings 2" style:font-family-generic="roman" style:font-pitch="variable" style:font-charset="x-symbol" fo:font-size="80%"/>
      </text:list-level-style-bullet>
    </text:list-style>
    <text:list-style style:name="a7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
      <text:list-level-style-bullet text:level="1" text:bullet-char="o">
        <style:list-level-properties text:space-before="0.04861in" text:min-label-width="0.25in"/>
        <style:text-properties fo:color="#a28e6a" fo:font-size="100%"/>
      </text:list-level-style-bullet>
      <text:list-level-style-bullet text:level="2" text:bullet-char="o">
        <style:list-level-properties text:space-before="0.34896in" text:min-label-width="0.25in"/>
        <style:text-properties fo:color="#a28e6a" fo:font-size="100%"/>
      </text:list-level-style-bullet>
      <text:list-level-style-bullet text:level="3" text:bullet-char="o">
        <style:list-level-properties text:space-before="0.64931in" text:min-label-width="0.25in"/>
        <style:text-properties fo:color="#a28e6a" fo:font-size="100%"/>
      </text:list-level-style-bullet>
      <text:list-level-style-bullet text:level="4" text:bullet-char="o">
        <style:list-level-properties text:space-before="0.94965in" text:min-label-width="0.25in"/>
        <style:text-properties fo:color="#a28e6a" fo:font-size="100%"/>
      </text:list-level-style-bullet>
      <text:list-level-style-bullet text:level="5" text:bullet-char="o">
        <style:list-level-properties text:space-before="1.25in" text:min-label-width="0.25in"/>
        <style:text-properties fo:color="#a28e6a" fo:font-size="100%"/>
      </text:list-level-style-bullet>
      <text:list-level-style-bullet text:level="6" text:bullet-char="o">
        <style:list-level-properties text:space-before="1.55in" text:min-label-width="0.25in"/>
        <style:text-properties fo:color="#a28e6a" fo:font-size="100%"/>
      </text:list-level-style-bullet>
      <text:list-level-style-bullet text:level="7" text:bullet-char="o">
        <style:list-level-properties text:space-before="1.85in" text:min-label-width="0.25in"/>
        <style:text-properties fo:color="#a28e6a" fo:font-size="100%"/>
      </text:list-level-style-bullet>
      <text:list-level-style-bullet text:level="8" text:bullet-char="o">
        <style:list-level-properties text:space-before="2.15in" text:min-label-width="0.25in"/>
        <style:text-properties fo:color="#a28e6a" fo:font-size="100%"/>
      </text:list-level-style-bullet>
      <text:list-level-style-bullet text:level="9" text:bullet-char="o">
        <style:list-level-properties text:space-before="2.45in" text:min-label-width="0.25in"/>
        <style:text-properties fo:color="#a28e6a" fo:font-size="100%"/>
      </text:list-level-style-bullet>
    </text:list-style>
    <text:list-style style:name="a7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1">
      <text:list-level-style-bullet text:level="1" text:bullet-char="">
        <style:list-level-properties text:space-before="0.04861in" text:min-label-width="0.25in"/>
        <style:text-properties fo:color="#9b2d1f" fo:font-family="Wingdings 2" style:font-family-generic="roman" style:font-pitch="variable" style:font-charset="x-symbol" fo:font-size="85%"/>
      </text:list-level-style-bullet>
      <text:list-level-style-bullet text:level="2" text:bullet-char="">
        <style:list-level-properties text:space-before="0.34896in" text:min-label-width="0.25in"/>
        <style:text-properties fo:color="#9b2d1f" fo:font-family="Wingdings 2" style:font-family-generic="roman" style:font-pitch="variable" style:font-charset="x-symbol" fo:font-size="85%"/>
      </text:list-level-style-bullet>
      <text:list-level-style-bullet text:level="3" text:bullet-char="">
        <style:list-level-properties text:space-before="0.64931in" text:min-label-width="0.25in"/>
        <style:text-properties fo:color="#9b2d1f" fo:font-family="Wingdings 2" style:font-family-generic="roman" style:font-pitch="variable" style:font-charset="x-symbol" fo:font-size="85%"/>
      </text:list-level-style-bullet>
      <text:list-level-style-bullet text:level="4" text:bullet-char="">
        <style:list-level-properties text:space-before="0.94965in" text:min-label-width="0.25in"/>
        <style:text-properties fo:color="#9b2d1f" fo:font-family="Wingdings 2" style:font-family-generic="roman" style:font-pitch="variable" style:font-charset="x-symbol" fo:font-size="85%"/>
      </text:list-level-style-bullet>
      <text:list-level-style-bullet text:level="5" text:bullet-char="">
        <style:list-level-properties text:space-before="1.25in" text:min-label-width="0.25in"/>
        <style:text-properties fo:color="#9b2d1f" fo:font-family="Wingdings 2" style:font-family-generic="roman" style:font-pitch="variable" style:font-charset="x-symbol" fo:font-size="85%"/>
      </text:list-level-style-bullet>
      <text:list-level-style-bullet text:level="6" text:bullet-char="">
        <style:list-level-properties text:space-before="1.55in" text:min-label-width="0.25in"/>
        <style:text-properties fo:color="#9b2d1f" fo:font-family="Wingdings 2" style:font-family-generic="roman" style:font-pitch="variable" style:font-charset="x-symbol" fo:font-size="85%"/>
      </text:list-level-style-bullet>
      <text:list-level-style-bullet text:level="7" text:bullet-char="">
        <style:list-level-properties text:space-before="1.85in" text:min-label-width="0.25in"/>
        <style:text-properties fo:color="#9b2d1f" fo:font-family="Wingdings 2" style:font-family-generic="roman" style:font-pitch="variable" style:font-charset="x-symbol" fo:font-size="85%"/>
      </text:list-level-style-bullet>
      <text:list-level-style-bullet text:level="8" text:bullet-char="">
        <style:list-level-properties text:space-before="2.15in" text:min-label-width="0.25in"/>
        <style:text-properties fo:color="#9b2d1f" fo:font-family="Wingdings 2" style:font-family-generic="roman" style:font-pitch="variable" style:font-charset="x-symbol" fo:font-size="85%"/>
      </text:list-level-style-bullet>
      <text:list-level-style-bullet text:level="9" text:bullet-char="">
        <style:list-level-properties text:space-before="2.45in" text:min-label-width="0.25in"/>
        <style:text-properties fo:color="#9b2d1f" fo:font-family="Wingdings 2" style:font-family-generic="roman" style:font-pitch="variable" style:font-charset="x-symbol" fo:font-size="85%"/>
      </text:list-level-style-bullet>
    </text:list-style>
    <text:list-style style:name="a1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0">
      <text:list-level-style-bullet text:level="1" text:bullet-char="o">
        <style:list-level-properties text:space-before="0.04861in" text:min-label-width="0.25in"/>
        <style:text-properties fo:color="#a28e6a" fo:font-size="100%"/>
      </text:list-level-style-bullet>
      <text:list-level-style-bullet text:level="2" text:bullet-char="o">
        <style:list-level-properties text:space-before="0.34896in" text:min-label-width="0.25in"/>
        <style:text-properties fo:color="#a28e6a" fo:font-size="100%"/>
      </text:list-level-style-bullet>
      <text:list-level-style-bullet text:level="3" text:bullet-char="o">
        <style:list-level-properties text:space-before="0.64931in" text:min-label-width="0.25in"/>
        <style:text-properties fo:color="#a28e6a" fo:font-size="100%"/>
      </text:list-level-style-bullet>
      <text:list-level-style-bullet text:level="4" text:bullet-char="o">
        <style:list-level-properties text:space-before="0.94965in" text:min-label-width="0.25in"/>
        <style:text-properties fo:color="#a28e6a" fo:font-size="100%"/>
      </text:list-level-style-bullet>
      <text:list-level-style-bullet text:level="5" text:bullet-char="o">
        <style:list-level-properties text:space-before="1.25in" text:min-label-width="0.25in"/>
        <style:text-properties fo:color="#a28e6a" fo:font-size="100%"/>
      </text:list-level-style-bullet>
      <text:list-level-style-bullet text:level="6" text:bullet-char="o">
        <style:list-level-properties text:space-before="1.55in" text:min-label-width="0.25in"/>
        <style:text-properties fo:color="#a28e6a" fo:font-size="100%"/>
      </text:list-level-style-bullet>
      <text:list-level-style-bullet text:level="7" text:bullet-char="o">
        <style:list-level-properties text:space-before="1.85in" text:min-label-width="0.25in"/>
        <style:text-properties fo:color="#a28e6a" fo:font-size="100%"/>
      </text:list-level-style-bullet>
      <text:list-level-style-bullet text:level="8" text:bullet-char="o">
        <style:list-level-properties text:space-before="2.15in" text:min-label-width="0.25in"/>
        <style:text-properties fo:color="#a28e6a" fo:font-size="100%"/>
      </text:list-level-style-bullet>
      <text:list-level-style-bullet text:level="9" text:bullet-char="o">
        <style:list-level-properties text:space-before="2.45in" text:min-label-width="0.25in"/>
        <style:text-properties fo:color="#a28e6a" fo:font-size="100%"/>
      </text:list-level-style-bullet>
    </text:list-style>
    <text:list-style style:name="a21">
      <text:list-level-style-bullet text:level="1" text:bullet-char="">
        <style:list-level-properties text:space-before="0.04861in" text:min-label-width="0.25in"/>
        <style:text-properties fo:color="#a28e6a" fo:font-family="Wingdings 2" style:font-family-generic="roman" style:font-pitch="variable" style:font-charset="x-symbol" fo:font-size="80%"/>
      </text:list-level-style-bullet>
      <text:list-level-style-bullet text:level="2" text:bullet-char="">
        <style:list-level-properties text:space-before="0.34896in" text:min-label-width="0.25in"/>
        <style:text-properties fo:color="#a28e6a" fo:font-family="Wingdings 2" style:font-family-generic="roman" style:font-pitch="variable" style:font-charset="x-symbol" fo:font-size="80%"/>
      </text:list-level-style-bullet>
      <text:list-level-style-bullet text:level="3" text:bullet-char="">
        <style:list-level-properties text:space-before="0.64931in" text:min-label-width="0.25in"/>
        <style:text-properties fo:color="#a28e6a" fo:font-family="Wingdings 2" style:font-family-generic="roman" style:font-pitch="variable" style:font-charset="x-symbol" fo:font-size="80%"/>
      </text:list-level-style-bullet>
      <text:list-level-style-bullet text:level="4" text:bullet-char="">
        <style:list-level-properties text:space-before="0.94965in" text:min-label-width="0.25in"/>
        <style:text-properties fo:color="#a28e6a" fo:font-family="Wingdings 2" style:font-family-generic="roman" style:font-pitch="variable" style:font-charset="x-symbol" fo:font-size="80%"/>
      </text:list-level-style-bullet>
      <text:list-level-style-bullet text:level="5" text:bullet-char="">
        <style:list-level-properties text:space-before="1.25in" text:min-label-width="0.25in"/>
        <style:text-properties fo:color="#a28e6a" fo:font-family="Wingdings 2" style:font-family-generic="roman" style:font-pitch="variable" style:font-charset="x-symbol" fo:font-size="80%"/>
      </text:list-level-style-bullet>
      <text:list-level-style-bullet text:level="6" text:bullet-char="">
        <style:list-level-properties text:space-before="1.55in" text:min-label-width="0.25in"/>
        <style:text-properties fo:color="#a28e6a" fo:font-family="Wingdings 2" style:font-family-generic="roman" style:font-pitch="variable" style:font-charset="x-symbol" fo:font-size="80%"/>
      </text:list-level-style-bullet>
      <text:list-level-style-bullet text:level="7" text:bullet-char="">
        <style:list-level-properties text:space-before="1.85in" text:min-label-width="0.25in"/>
        <style:text-properties fo:color="#a28e6a" fo:font-family="Wingdings 2" style:font-family-generic="roman" style:font-pitch="variable" style:font-charset="x-symbol" fo:font-size="80%"/>
      </text:list-level-style-bullet>
      <text:list-level-style-bullet text:level="8" text:bullet-char="">
        <style:list-level-properties text:space-before="2.15in" text:min-label-width="0.25in"/>
        <style:text-properties fo:color="#a28e6a" fo:font-family="Wingdings 2" style:font-family-generic="roman" style:font-pitch="variable" style:font-charset="x-symbol" fo:font-size="80%"/>
      </text:list-level-style-bullet>
      <text:list-level-style-bullet text:level="9" text:bullet-char="">
        <style:list-level-properties text:space-before="2.45in" text:min-label-width="0.25in"/>
        <style:text-properties fo:color="#a28e6a" fo:font-family="Wingdings 2" style:font-family-generic="roman" style:font-pitch="variable" style:font-charset="x-symbol" fo:font-size="80%"/>
      </text:list-level-style-bullet>
    </text:list-style>
    <text:list-style style:name="a380">
      <text:list-level-style-bullet text:level="1" text:bullet-char="o">
        <style:list-level-properties text:space-before="0.04861in" text:min-label-width="0.25in"/>
        <style:text-properties fo:color="#a28e6a" fo:font-size="100%"/>
      </text:list-level-style-bullet>
      <text:list-level-style-bullet text:level="2" text:bullet-char="o">
        <style:list-level-properties text:space-before="0.34896in" text:min-label-width="0.25in"/>
        <style:text-properties fo:color="#a28e6a" fo:font-size="100%"/>
      </text:list-level-style-bullet>
      <text:list-level-style-bullet text:level="3" text:bullet-char="o">
        <style:list-level-properties text:space-before="0.64931in" text:min-label-width="0.25in"/>
        <style:text-properties fo:color="#a28e6a" fo:font-size="100%"/>
      </text:list-level-style-bullet>
      <text:list-level-style-bullet text:level="4" text:bullet-char="o">
        <style:list-level-properties text:space-before="0.94965in" text:min-label-width="0.25in"/>
        <style:text-properties fo:color="#a28e6a" fo:font-size="100%"/>
      </text:list-level-style-bullet>
      <text:list-level-style-bullet text:level="5" text:bullet-char="o">
        <style:list-level-properties text:space-before="1.25in" text:min-label-width="0.25in"/>
        <style:text-properties fo:color="#a28e6a" fo:font-size="100%"/>
      </text:list-level-style-bullet>
      <text:list-level-style-bullet text:level="6" text:bullet-char="o">
        <style:list-level-properties text:space-before="1.55in" text:min-label-width="0.25in"/>
        <style:text-properties fo:color="#a28e6a" fo:font-size="100%"/>
      </text:list-level-style-bullet>
      <text:list-level-style-bullet text:level="7" text:bullet-char="o">
        <style:list-level-properties text:space-before="1.85in" text:min-label-width="0.25in"/>
        <style:text-properties fo:color="#a28e6a" fo:font-size="100%"/>
      </text:list-level-style-bullet>
      <text:list-level-style-bullet text:level="8" text:bullet-char="o">
        <style:list-level-properties text:space-before="2.15in" text:min-label-width="0.25in"/>
        <style:text-properties fo:color="#a28e6a" fo:font-size="100%"/>
      </text:list-level-style-bullet>
      <text:list-level-style-bullet text:level="9" text:bullet-char="o">
        <style:list-level-properties text:space-before="2.45in" text:min-label-width="0.25in"/>
        <style:text-properties fo:color="#a28e6a" fo:font-size="100%"/>
      </text:list-level-style-bullet>
    </text:list-style>
    <text:list-style style:name="a764">
      <text:list-level-style-bullet text:level="1" text:bullet-char="">
        <style:list-level-properties text:space-before="0.04861in" text:min-label-width="0.25in"/>
        <style:text-properties fo:color="#e6b1ab" fo:font-family="Wingdings 2" style:font-family-generic="roman" style:font-pitch="variable" style:font-charset="x-symbol" fo:font-size="85%"/>
      </text:list-level-style-bullet>
      <text:list-level-style-bullet text:level="2" text:bullet-char="">
        <style:list-level-properties text:space-before="0.34896in" text:min-label-width="0.25in"/>
        <style:text-properties fo:color="#e6b1ab" fo:font-family="Wingdings 2" style:font-family-generic="roman" style:font-pitch="variable" style:font-charset="x-symbol" fo:font-size="85%"/>
      </text:list-level-style-bullet>
      <text:list-level-style-bullet text:level="3" text:bullet-char="">
        <style:list-level-properties text:space-before="0.64931in" text:min-label-width="0.25in"/>
        <style:text-properties fo:color="#e6b1ab" fo:font-family="Wingdings 2" style:font-family-generic="roman" style:font-pitch="variable" style:font-charset="x-symbol" fo:font-size="85%"/>
      </text:list-level-style-bullet>
      <text:list-level-style-bullet text:level="4" text:bullet-char="">
        <style:list-level-properties text:space-before="0.94965in" text:min-label-width="0.25in"/>
        <style:text-properties fo:color="#e6b1ab" fo:font-family="Wingdings 2" style:font-family-generic="roman" style:font-pitch="variable" style:font-charset="x-symbol" fo:font-size="85%"/>
      </text:list-level-style-bullet>
      <text:list-level-style-bullet text:level="5" text:bullet-char="">
        <style:list-level-properties text:space-before="1.25in" text:min-label-width="0.25in"/>
        <style:text-properties fo:color="#e6b1ab" fo:font-family="Wingdings 2" style:font-family-generic="roman" style:font-pitch="variable" style:font-charset="x-symbol" fo:font-size="85%"/>
      </text:list-level-style-bullet>
      <text:list-level-style-bullet text:level="6" text:bullet-char="">
        <style:list-level-properties text:space-before="1.55in" text:min-label-width="0.25in"/>
        <style:text-properties fo:color="#e6b1ab" fo:font-family="Wingdings 2" style:font-family-generic="roman" style:font-pitch="variable" style:font-charset="x-symbol" fo:font-size="85%"/>
      </text:list-level-style-bullet>
      <text:list-level-style-bullet text:level="7" text:bullet-char="">
        <style:list-level-properties text:space-before="1.85in" text:min-label-width="0.25in"/>
        <style:text-properties fo:color="#e6b1ab" fo:font-family="Wingdings 2" style:font-family-generic="roman" style:font-pitch="variable" style:font-charset="x-symbol" fo:font-size="85%"/>
      </text:list-level-style-bullet>
      <text:list-level-style-bullet text:level="8" text:bullet-char="">
        <style:list-level-properties text:space-before="2.15in" text:min-label-width="0.25in"/>
        <style:text-properties fo:color="#e6b1ab" fo:font-family="Wingdings 2" style:font-family-generic="roman" style:font-pitch="variable" style:font-charset="x-symbol" fo:font-size="85%"/>
      </text:list-level-style-bullet>
      <text:list-level-style-bullet text:level="9" text:bullet-char="">
        <style:list-level-properties text:space-before="2.45in" text:min-label-width="0.25in"/>
        <style:text-properties fo:color="#e6b1ab" fo:font-family="Wingdings 2" style:font-family-generic="roman" style:font-pitch="variable" style:font-charset="x-symbol" fo:font-size="85%"/>
      </text:list-level-style-bullet>
    </text:list-style>
    <text:list-style style:name="a24">
      <text:list-level-style-bullet text:level="1" text:bullet-char="o">
        <style:list-level-properties text:space-before="0.04861in" text:min-label-width="0.25in"/>
        <style:text-properties fo:color="#a28e6a" fo:font-size="100%"/>
      </text:list-level-style-bullet>
      <text:list-level-style-bullet text:level="2" text:bullet-char="o">
        <style:list-level-properties text:space-before="0.34896in" text:min-label-width="0.25in"/>
        <style:text-properties fo:color="#a28e6a" fo:font-size="100%"/>
      </text:list-level-style-bullet>
      <text:list-level-style-bullet text:level="3" text:bullet-char="o">
        <style:list-level-properties text:space-before="0.64931in" text:min-label-width="0.25in"/>
        <style:text-properties fo:color="#a28e6a" fo:font-size="100%"/>
      </text:list-level-style-bullet>
      <text:list-level-style-bullet text:level="4" text:bullet-char="o">
        <style:list-level-properties text:space-before="0.94965in" text:min-label-width="0.25in"/>
        <style:text-properties fo:color="#a28e6a" fo:font-size="100%"/>
      </text:list-level-style-bullet>
      <text:list-level-style-bullet text:level="5" text:bullet-char="o">
        <style:list-level-properties text:space-before="1.25in" text:min-label-width="0.25in"/>
        <style:text-properties fo:color="#a28e6a" fo:font-size="100%"/>
      </text:list-level-style-bullet>
      <text:list-level-style-bullet text:level="6" text:bullet-char="o">
        <style:list-level-properties text:space-before="1.55in" text:min-label-width="0.25in"/>
        <style:text-properties fo:color="#a28e6a" fo:font-size="100%"/>
      </text:list-level-style-bullet>
      <text:list-level-style-bullet text:level="7" text:bullet-char="o">
        <style:list-level-properties text:space-before="1.85in" text:min-label-width="0.25in"/>
        <style:text-properties fo:color="#a28e6a" fo:font-size="100%"/>
      </text:list-level-style-bullet>
      <text:list-level-style-bullet text:level="8" text:bullet-char="o">
        <style:list-level-properties text:space-before="2.15in" text:min-label-width="0.25in"/>
        <style:text-properties fo:color="#a28e6a" fo:font-size="100%"/>
      </text:list-level-style-bullet>
      <text:list-level-style-bullet text:level="9" text:bullet-char="o">
        <style:list-level-properties text:space-before="2.45in" text:min-label-width="0.25in"/>
        <style:text-properties fo:color="#a28e6a" fo:font-size="100%"/>
      </text:list-level-style-bullet>
    </text:list-style>
    <text:list-style style:name="a767">
      <text:list-level-style-bullet text:level="1" text:bullet-char="">
        <style:list-level-properties text:space-before="0.04861in" text:min-label-width="0.25in"/>
        <style:text-properties fo:color="#a28e6a" fo:font-family="Wingdings 2" style:font-family-generic="roman" style:font-pitch="variable" style:font-charset="x-symbol" fo:font-size="80%"/>
      </text:list-level-style-bullet>
      <text:list-level-style-bullet text:level="2" text:bullet-char="">
        <style:list-level-properties text:space-before="0.34896in" text:min-label-width="0.25in"/>
        <style:text-properties fo:color="#a28e6a" fo:font-family="Wingdings 2" style:font-family-generic="roman" style:font-pitch="variable" style:font-charset="x-symbol" fo:font-size="80%"/>
      </text:list-level-style-bullet>
      <text:list-level-style-bullet text:level="3" text:bullet-char="">
        <style:list-level-properties text:space-before="0.64931in" text:min-label-width="0.25in"/>
        <style:text-properties fo:color="#a28e6a" fo:font-family="Wingdings 2" style:font-family-generic="roman" style:font-pitch="variable" style:font-charset="x-symbol" fo:font-size="80%"/>
      </text:list-level-style-bullet>
      <text:list-level-style-bullet text:level="4" text:bullet-char="">
        <style:list-level-properties text:space-before="0.94965in" text:min-label-width="0.25in"/>
        <style:text-properties fo:color="#a28e6a" fo:font-family="Wingdings 2" style:font-family-generic="roman" style:font-pitch="variable" style:font-charset="x-symbol" fo:font-size="80%"/>
      </text:list-level-style-bullet>
      <text:list-level-style-bullet text:level="5" text:bullet-char="">
        <style:list-level-properties text:space-before="1.25in" text:min-label-width="0.25in"/>
        <style:text-properties fo:color="#a28e6a" fo:font-family="Wingdings 2" style:font-family-generic="roman" style:font-pitch="variable" style:font-charset="x-symbol" fo:font-size="80%"/>
      </text:list-level-style-bullet>
      <text:list-level-style-bullet text:level="6" text:bullet-char="">
        <style:list-level-properties text:space-before="1.55in" text:min-label-width="0.25in"/>
        <style:text-properties fo:color="#a28e6a" fo:font-family="Wingdings 2" style:font-family-generic="roman" style:font-pitch="variable" style:font-charset="x-symbol" fo:font-size="80%"/>
      </text:list-level-style-bullet>
      <text:list-level-style-bullet text:level="7" text:bullet-char="">
        <style:list-level-properties text:space-before="1.85in" text:min-label-width="0.25in"/>
        <style:text-properties fo:color="#a28e6a" fo:font-family="Wingdings 2" style:font-family-generic="roman" style:font-pitch="variable" style:font-charset="x-symbol" fo:font-size="80%"/>
      </text:list-level-style-bullet>
      <text:list-level-style-bullet text:level="8" text:bullet-char="">
        <style:list-level-properties text:space-before="2.15in" text:min-label-width="0.25in"/>
        <style:text-properties fo:color="#a28e6a" fo:font-family="Wingdings 2" style:font-family-generic="roman" style:font-pitch="variable" style:font-charset="x-symbol" fo:font-size="80%"/>
      </text:list-level-style-bullet>
      <text:list-level-style-bullet text:level="9" text:bullet-char="">
        <style:list-level-properties text:space-before="2.45in" text:min-label-width="0.25in"/>
        <style:text-properties fo:color="#a28e6a" fo:font-family="Wingdings 2" style:font-family-generic="roman" style:font-pitch="variable" style:font-charset="x-symbol" fo:font-size="80%"/>
      </text:list-level-style-bullet>
    </text:list-style>
    <text:list-style style:name="a384">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387">
      <text:list-level-style-bullet text:level="1" text:bullet-char="">
        <style:list-level-properties text:space-before="0.04861in" text:min-label-width="0.25in"/>
        <style:text-properties fo:color="#9b2d1f" fo:font-family="Wingdings 2" style:font-family-generic="roman" style:font-pitch="variable" style:font-charset="x-symbol" fo:font-size="85%"/>
      </text:list-level-style-bullet>
      <text:list-level-style-bullet text:level="2" text:bullet-char="">
        <style:list-level-properties text:space-before="0.34896in" text:min-label-width="0.25in"/>
        <style:text-properties fo:color="#9b2d1f" fo:font-family="Wingdings 2" style:font-family-generic="roman" style:font-pitch="variable" style:font-charset="x-symbol" fo:font-size="85%"/>
      </text:list-level-style-bullet>
      <text:list-level-style-bullet text:level="3" text:bullet-char="">
        <style:list-level-properties text:space-before="0.64931in" text:min-label-width="0.25in"/>
        <style:text-properties fo:color="#9b2d1f" fo:font-family="Wingdings 2" style:font-family-generic="roman" style:font-pitch="variable" style:font-charset="x-symbol" fo:font-size="85%"/>
      </text:list-level-style-bullet>
      <text:list-level-style-bullet text:level="4" text:bullet-char="">
        <style:list-level-properties text:space-before="0.94965in" text:min-label-width="0.25in"/>
        <style:text-properties fo:color="#9b2d1f" fo:font-family="Wingdings 2" style:font-family-generic="roman" style:font-pitch="variable" style:font-charset="x-symbol" fo:font-size="85%"/>
      </text:list-level-style-bullet>
      <text:list-level-style-bullet text:level="5" text:bullet-char="">
        <style:list-level-properties text:space-before="1.25in" text:min-label-width="0.25in"/>
        <style:text-properties fo:color="#9b2d1f" fo:font-family="Wingdings 2" style:font-family-generic="roman" style:font-pitch="variable" style:font-charset="x-symbol" fo:font-size="85%"/>
      </text:list-level-style-bullet>
      <text:list-level-style-bullet text:level="6" text:bullet-char="">
        <style:list-level-properties text:space-before="1.55in" text:min-label-width="0.25in"/>
        <style:text-properties fo:color="#9b2d1f" fo:font-family="Wingdings 2" style:font-family-generic="roman" style:font-pitch="variable" style:font-charset="x-symbol" fo:font-size="85%"/>
      </text:list-level-style-bullet>
      <text:list-level-style-bullet text:level="7" text:bullet-char="">
        <style:list-level-properties text:space-before="1.85in" text:min-label-width="0.25in"/>
        <style:text-properties fo:color="#9b2d1f" fo:font-family="Wingdings 2" style:font-family-generic="roman" style:font-pitch="variable" style:font-charset="x-symbol" fo:font-size="85%"/>
      </text:list-level-style-bullet>
      <text:list-level-style-bullet text:level="8" text:bullet-char="">
        <style:list-level-properties text:space-before="2.15in" text:min-label-width="0.25in"/>
        <style:text-properties fo:color="#9b2d1f" fo:font-family="Wingdings 2" style:font-family-generic="roman" style:font-pitch="variable" style:font-charset="x-symbol" fo:font-size="85%"/>
      </text:list-level-style-bullet>
      <text:list-level-style-bullet text:level="9" text:bullet-char="">
        <style:list-level-properties text:space-before="2.45in" text:min-label-width="0.25in"/>
        <style:text-properties fo:color="#9b2d1f" fo:font-family="Wingdings 2" style:font-family-generic="roman" style:font-pitch="variable" style:font-charset="x-symbol" fo:font-size="85%"/>
      </text:list-level-style-bullet>
    </text:list-style>
    <text:list-style style:name="a7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bullet text:level="1" text:bullet-char="">
        <style:list-level-properties text:space-before="0in" text:min-label-width="0.29861in"/>
        <style:text-properties fo:color="#d34817" fo:font-family="Wingdings 2" style:font-family-generic="roman" style:font-pitch="variable" style:font-charset="x-symbol" fo:font-size="85%"/>
      </text:list-level-style-bullet>
      <text:list-level-style-bullet text:level="2" text:bullet-char="">
        <style:list-level-properties text:space-before="0.30035in" text:min-label-width="0.29861in"/>
        <style:text-properties fo:color="#d34817" fo:font-family="Wingdings 2" style:font-family-generic="roman" style:font-pitch="variable" style:font-charset="x-symbol" fo:font-size="85%"/>
      </text:list-level-style-bullet>
      <text:list-level-style-bullet text:level="3" text:bullet-char="">
        <style:list-level-properties text:space-before="0.60069in" text:min-label-width="0.29861in"/>
        <style:text-properties fo:color="#d34817" fo:font-family="Wingdings 2" style:font-family-generic="roman" style:font-pitch="variable" style:font-charset="x-symbol" fo:font-size="85%"/>
      </text:list-level-style-bullet>
      <text:list-level-style-bullet text:level="4" text:bullet-char="">
        <style:list-level-properties text:space-before="0.90104in" text:min-label-width="0.29861in"/>
        <style:text-properties fo:color="#d34817" fo:font-family="Wingdings 2" style:font-family-generic="roman" style:font-pitch="variable" style:font-charset="x-symbol" fo:font-size="85%"/>
      </text:list-level-style-bullet>
      <text:list-level-style-bullet text:level="5" text:bullet-char="">
        <style:list-level-properties text:space-before="1.20139in" text:min-label-width="0.29861in"/>
        <style:text-properties fo:color="#d34817" fo:font-family="Wingdings 2" style:font-family-generic="roman" style:font-pitch="variable" style:font-charset="x-symbol" fo:font-size="85%"/>
      </text:list-level-style-bullet>
      <text:list-level-style-bullet text:level="6" text:bullet-char="">
        <style:list-level-properties text:space-before="1.50139in" text:min-label-width="0.29861in"/>
        <style:text-properties fo:color="#d34817" fo:font-family="Wingdings 2" style:font-family-generic="roman" style:font-pitch="variable" style:font-charset="x-symbol" fo:font-size="85%"/>
      </text:list-level-style-bullet>
      <text:list-level-style-bullet text:level="7" text:bullet-char="">
        <style:list-level-properties text:space-before="1.80139in" text:min-label-width="0.29861in"/>
        <style:text-properties fo:color="#d34817" fo:font-family="Wingdings 2" style:font-family-generic="roman" style:font-pitch="variable" style:font-charset="x-symbol" fo:font-size="85%"/>
      </text:list-level-style-bullet>
      <text:list-level-style-bullet text:level="8" text:bullet-char="">
        <style:list-level-properties text:space-before="2.10139in" text:min-label-width="0.29861in"/>
        <style:text-properties fo:color="#d34817" fo:font-family="Wingdings 2" style:font-family-generic="roman" style:font-pitch="variable" style:font-charset="x-symbol" fo:font-size="85%"/>
      </text:list-level-style-bullet>
      <text:list-level-style-bullet text:level="9" text:bullet-char="">
        <style:list-level-properties text:space-before="2.40139in" text:min-label-width="0.29861in"/>
        <style:text-properties fo:color="#d34817" fo:font-family="Wingdings 2" style:font-family-generic="roman" style:font-pitch="variable" style:font-charset="x-symbol" fo:font-size="85%"/>
      </text:list-level-style-bullet>
    </text:list-style>
    <text:list-style style:name="a7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bullet text:level="1" text:bullet-char="">
        <style:list-level-properties text:space-before="0.04861in" text:min-label-width="0.25in"/>
        <style:text-properties fo:color="#9b2d1f" fo:font-family="Wingdings 2" style:font-family-generic="roman" style:font-pitch="variable" style:font-charset="x-symbol" fo:font-size="85%"/>
      </text:list-level-style-bullet>
      <text:list-level-style-bullet text:level="2" text:bullet-char="">
        <style:list-level-properties text:space-before="0.34896in" text:min-label-width="0.25in"/>
        <style:text-properties fo:color="#9b2d1f" fo:font-family="Wingdings 2" style:font-family-generic="roman" style:font-pitch="variable" style:font-charset="x-symbol" fo:font-size="85%"/>
      </text:list-level-style-bullet>
      <text:list-level-style-bullet text:level="3" text:bullet-char="">
        <style:list-level-properties text:space-before="0.64931in" text:min-label-width="0.25in"/>
        <style:text-properties fo:color="#9b2d1f" fo:font-family="Wingdings 2" style:font-family-generic="roman" style:font-pitch="variable" style:font-charset="x-symbol" fo:font-size="85%"/>
      </text:list-level-style-bullet>
      <text:list-level-style-bullet text:level="4" text:bullet-char="">
        <style:list-level-properties text:space-before="0.94965in" text:min-label-width="0.25in"/>
        <style:text-properties fo:color="#9b2d1f" fo:font-family="Wingdings 2" style:font-family-generic="roman" style:font-pitch="variable" style:font-charset="x-symbol" fo:font-size="85%"/>
      </text:list-level-style-bullet>
      <text:list-level-style-bullet text:level="5" text:bullet-char="">
        <style:list-level-properties text:space-before="1.25in" text:min-label-width="0.25in"/>
        <style:text-properties fo:color="#9b2d1f" fo:font-family="Wingdings 2" style:font-family-generic="roman" style:font-pitch="variable" style:font-charset="x-symbol" fo:font-size="85%"/>
      </text:list-level-style-bullet>
      <text:list-level-style-bullet text:level="6" text:bullet-char="">
        <style:list-level-properties text:space-before="1.55in" text:min-label-width="0.25in"/>
        <style:text-properties fo:color="#9b2d1f" fo:font-family="Wingdings 2" style:font-family-generic="roman" style:font-pitch="variable" style:font-charset="x-symbol" fo:font-size="85%"/>
      </text:list-level-style-bullet>
      <text:list-level-style-bullet text:level="7" text:bullet-char="">
        <style:list-level-properties text:space-before="1.85in" text:min-label-width="0.25in"/>
        <style:text-properties fo:color="#9b2d1f" fo:font-family="Wingdings 2" style:font-family-generic="roman" style:font-pitch="variable" style:font-charset="x-symbol" fo:font-size="85%"/>
      </text:list-level-style-bullet>
      <text:list-level-style-bullet text:level="8" text:bullet-char="">
        <style:list-level-properties text:space-before="2.15in" text:min-label-width="0.25in"/>
        <style:text-properties fo:color="#9b2d1f" fo:font-family="Wingdings 2" style:font-family-generic="roman" style:font-pitch="variable" style:font-charset="x-symbol" fo:font-size="85%"/>
      </text:list-level-style-bullet>
      <text:list-level-style-bullet text:level="9" text:bullet-char="">
        <style:list-level-properties text:space-before="2.45in" text:min-label-width="0.25in"/>
        <style:text-properties fo:color="#9b2d1f" fo:font-family="Wingdings 2" style:font-family-generic="roman" style:font-pitch="variable" style:font-charset="x-symbol" fo:font-size="85%"/>
      </text:list-level-style-bullet>
    </text:list-style>
    <text:list-style style:name="a7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7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Equity" style:page-layout-name="pageLayout1" draw:style-name="a0">
      <draw:custom-shape svg:x="0in" svg:y="0in" svg:width="10in" svg:height="7.5in" draw:id="id0" draw:style-name="a3" draw:name="Rectangle 8">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custom-shape svg:x="0.06944in" svg:y="0.07639in" svg:width="9.85764in" svg:height="7.31944in" draw:id="id1" draw:style-name="a6" draw:name="Rounded Rectangle 7">
        <svg:title/>
        <svg:desc/>
        <text:p text:style-name="a5" text:class-names="" text:cond-style-name=""><text:span text:style-name="a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6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2" presentation:style-name="a9" draw:name="Title Placeholder 21" svg:x="1in" svg:y="0.30035in" svg:width="8.5in" svg:height="1.25in" presentation:class="title" presentation:placeholder="false">
        <draw:text-box>
          <text:p text:style-name="a8" text:class-names="" text:cond-style-name=""><text:span text:style-name="a7" text:class-names="">Click to edit Master title style</text:span></text:p>
        </draw:text-box>
        <svg:title/>
        <svg:desc/>
      </draw:frame>
      <draw:frame draw:id="id3" presentation:style-name="a25" draw:name="Text Placeholder 12" svg:x="1in" svg:y="1.58333in" svg:width="8.5in" svg:height="5in" presentation:class="outline" presentation:placeholder="false">
        <draw:text-box>
          <text:list text:style-name="a12">
            <text:list-item>
              <text:p text:style-name="a11" text:class-names="" text:cond-style-name=""><text:span text:style-name="a10" text:class-names="">Click to edit Master text styles</text:span></text:p>
            </text:list-item>
          </text:list>
          <text:list text:style-name="a15">
            <text:list-item>
              <text:list text:style-name="a15">
                <text:list-item>
                  <text:p text:style-name="a14" text:class-names="" text:cond-style-name=""><text:span text:style-name="a13" text:class-names="">Second level</text:span></text:p>
                </text:list-item>
              </text:list>
            </text:list-item>
          </text:list>
          <text:list text:style-name="a18">
            <text:list-item>
              <text:list text:style-name="a18">
                <text:list-item>
                  <text:list text:style-name="a18">
                    <text:list-item>
                      <text:p text:style-name="a17" text:class-names="" text:cond-style-name=""><text:span text:style-name="a16" text:class-names="">Third level</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Fourth level</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Fifth level</text:span></text:p>
                            </text:list-item>
                          </text:list>
                        </text:list-item>
                      </text:list>
                    </text:list-item>
                  </text:list>
                </text:list-item>
              </text:list>
            </text:list-item>
          </text:list>
        </draw:text-box>
        <svg:title/>
        <svg:desc/>
      </draw:frame>
      <draw:frame draw:id="id4" presentation:style-name="a28" draw:name="Date Placeholder 13" svg:x="6.75in" svg:y="6.77083in" svg:width="2.70833in" svg:height="0.52083in" presentation:class="date-time" presentation:placeholder="false">
        <draw:text-box>
          <text:p text:style-name="a27" text:class-names="" text:cond-style-name=""><text:span text:style-name="a26" text:class-names="">10/14/2011 IRB Retreat</text:span></text:p>
        </draw:text-box>
        <svg:title/>
        <svg:desc/>
      </draw:frame>
      <draw:frame draw:id="id5" presentation:style-name="a31" draw:name="Footer Placeholder 2" svg:x="1in" svg:y="6.75in" svg:width="4.33333in" svg:height="0.5in" presentation:class="footer" presentation:placeholder="false">
        <draw:text-box>
          <text:p text:style-name="a30" text:class-names="" text:cond-style-name=""><text:span text:style-name="a29" text:class-names="">TKO</text:span></text:p>
        </draw:text-box>
        <svg:title/>
        <svg:desc/>
      </draw:frame>
      <draw:frame draw:id="id6" presentation:style-name="a34" draw:name="Slide Number Placeholder 22" svg:x="0.15972in" svg:y="6.79167in" svg:width="0.5in" svg:height="0.5in" presentation:class="page-number" presentation:placeholder="false">
        <draw:text-box>
          <text:p text:style-name="a33" text:class-names="" text:cond-style-name=""><text:span text:style-name="a32" text:class-names=""><text:page-number style:num-format="1" text:fixed="false"/></text:span></text:p>
        </draw:text-box>
        <svg:title/>
        <svg:desc/>
      </draw:frame>
      <presentation:notes style:page-layout-name="pageLayout2" draw:style-name="a64">
        <draw:frame draw:id="id7" presentation:style-name="a37" draw:name="Header Placeholder 1" svg:x="0in" svg:y="0in" svg:width="3.25in" svg:height="0.5in" presentation:class="header" presentation:placeholder="false">
          <draw:text-box>
            <text:p text:style-name="a36" text:class-names="" text:cond-style-name=""><text:span text:style-name="a35" text:class-names=""/></text:p>
          </draw:text-box>
          <svg:title/>
          <svg:desc/>
        </draw:frame>
        <draw:frame draw:id="id8" presentation:style-name="a41" draw:name="Date Placeholder 2" svg:x="4.24826in" svg:y="0in" svg:width="3.25in" svg:height="0.5in" presentation:class="date-time" presentation:placeholder="false">
          <draw:text-box>
            <text:p text:style-name="a40" text:class-names="" text:cond-style-name=""><text:span text:style-name="a38" text:class-names=""><text:date text:fixed="false" style:data-style-name="a39"/></text:span></text:p>
          </draw:text-box>
          <svg:title/>
          <svg:desc/>
        </draw:frame>
        <draw:page-thumbnail svg:x="1.25in" svg:y="0.75in" svg:width="5in" svg:height="3.75in" presentation:class="page" draw:id="id9" presentation:style-name="a42" draw:name="Slide Image Placeholder 3">
          <svg:title/>
          <svg:desc/>
        </draw:page-thumbnail>
        <draw:frame draw:id="id10" presentation:style-name="a57" draw:name="Notes Placeholder 4" svg:x="0.75in" svg:y="4.75in" svg:width="6in" svg:height="4.5in" presentation:class="notes" presentation:placeholder="false">
          <draw:text-box>
            <text:p text:style-name="a44" text:class-names="" text:cond-style-name=""><text:span text:style-name="a43" text:class-names="">Click to edit Master text styles</text:span></text:p>
            <text:list text:style-name="a47">
              <text:list-item>
                <text:list text:style-name="a47">
                  <text:list-item>
                    <text:p text:style-name="a46" text:class-names="" text:cond-style-name=""><text:span text:style-name="a45" text:class-names="">Second level</text:span></text:p>
                  </text:list-item>
                </text:list>
              </text:list-item>
            </text:list>
            <text:list text:style-name="a50">
              <text:list-item>
                <text:list text:style-name="a50">
                  <text:list-item>
                    <text:list text:style-name="a50">
                      <text:list-item>
                        <text:p text:style-name="a49" text:class-names="" text:cond-style-name=""><text:span text:style-name="a48" text:class-names="">Third le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Fourth level</text:span></text:p>
                          </text:list-item>
                        </text:list>
                      </text:list-item>
                    </text:list>
                  </text:list-item>
                </text:list>
              </text:list-item>
            </text:list>
            <text:list text:style-name="a56">
              <text:list-item>
                <text:list text:style-name="a56">
                  <text:list-item>
                    <text:list text:style-name="a56">
                      <text:list-item>
                        <text:list text:style-name="a56">
                          <text:list-item>
                            <text:list text:style-name="a56">
                              <text:list-item>
                                <text:p text:style-name="a55" text:class-names="" text:cond-style-name=""><text:span text:style-name="a54" text:class-names="">Fifth level</text:span></text:p>
                              </text:list-item>
                            </text:list>
                          </text:list-item>
                        </text:list>
                      </text:list-item>
                    </text:list>
                  </text:list-item>
                </text:list>
              </text:list-item>
            </text:list>
          </draw:text-box>
          <svg:title/>
          <svg:desc/>
        </draw:frame>
        <draw:frame draw:id="id11" presentation:style-name="a60" draw:name="Footer Placeholder 5" svg:x="0in" svg:y="9.49826in" svg:width="3.25in" svg:height="0.5in" presentation:class="footer" presentation:placeholder="false">
          <draw:text-box>
            <text:p text:style-name="a59" text:class-names="" text:cond-style-name=""><text:span text:style-name="a58" text:class-names=""/></text:p>
          </draw:text-box>
          <svg:title/>
          <svg:desc/>
        </draw:frame>
        <draw:frame draw:id="id12" presentation:style-name="a63" draw:name="Slide Number Placeholder 6" svg:x="4.24826in" svg:y="9.49826in" svg:width="3.25in" svg:height="0.5in" presentation:class="page-number" presentation:placeholder="false">
          <draw:text-box>
            <text:p text:style-name="a62" text:class-names="" text:cond-style-name=""><text:span text:style-name="a61" text:class-names=""><text:page-number style:num-format="1" text:fixed="false"/></text:span></text:p>
          </draw:text-box>
          <svg:title/>
          <svg:desc/>
        </draw:frame>
      </presentation:notes>
    </style:master-page>
    <style:master-page style:name="Master1-Layout1-title-Title-Slide" style:page-layout-name="pageLayout1" draw:style-name="a66">
      <draw:custom-shape svg:x="0in" svg:y="0in" svg:width="10in" svg:height="7.5in" draw:id="id13" draw:style-name="a69" draw:name="Rectangle 3">
        <svg:title/>
        <svg:desc/>
        <text:p text:style-name="a68" text:class-names="" text:cond-style-name=""><text:span text:style-name="a67" text:class-names=""/></text:p>
        <draw:enhanced-geometry xmlns:dr3d="urn:oasis:names:tc:opendocument:xmlns:dr3d:1.0" draw:type="non-primitive" svg:viewBox="0 0 21600 21600" draw:enhanced-path="M 0 0 L 21600 0 21600 21600 0 21600 Z N"/>
      </draw:custom-shape>
      <draw:custom-shape svg:x="0.07118in" svg:y="0.07639in" svg:width="9.85764in" svg:height="7.31771in" draw:id="id14" draw:style-name="a73" draw:name="Rounded Rectangle 4">
        <svg:title/>
        <svg:desc/>
        <text:p text:style-name="a71" text:class-names="" text:cond-style-name=""><text:span text:style-name="a7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6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06944in" svg:y="1.58507in" svg:width="9.86458in" svg:height="1.67014in" draw:id="id15" draw:style-name="a76" draw:name="Rectangle 5">
        <svg:title/>
        <svg:desc/>
        <text:p text:style-name="a75" text:class-names="" text:cond-style-name=""><text:span text:style-name="a74" text:class-names=""/></text:p>
        <draw:enhanced-geometry xmlns:dr3d="urn:oasis:names:tc:opendocument:xmlns:dr3d:1.0" draw:type="non-primitive" svg:viewBox="0 0 21600 21600" draw:enhanced-path="M 0 0 L 21600 0 21600 21600 0 21600 Z N"/>
      </draw:custom-shape>
      <draw:custom-shape svg:x="0.06944in" svg:y="1.52778in" svg:width="9.86458in" svg:height="0.13194in" draw:id="id16" draw:style-name="a79" draw:name="Rectangle 6">
        <svg:title/>
        <svg:desc/>
        <text:p text:style-name="a78" text:class-names="" text:cond-style-name=""><text:span text:style-name="a77" text:class-names=""/></text:p>
        <draw:enhanced-geometry xmlns:dr3d="urn:oasis:names:tc:opendocument:xmlns:dr3d:1.0" draw:type="non-primitive" svg:viewBox="0 0 21600 21600" draw:enhanced-path="M 0 0 L 21600 0 21600 21600 0 21600 Z N"/>
      </draw:custom-shape>
      <draw:custom-shape svg:x="0.06944in" svg:y="3.25521in" svg:width="9.86458in" svg:height="0.12153in" draw:id="id17" draw:style-name="a82" draw:name="Rectangle 9">
        <svg:title/>
        <svg:desc/>
        <text:p text:style-name="a81" text:class-names="" text:cond-style-name=""><text:span text:style-name="a80" text:class-names=""/></text:p>
        <draw:enhanced-geometry xmlns:dr3d="urn:oasis:names:tc:opendocument:xmlns:dr3d:1.0" draw:type="non-primitive" svg:viewBox="0 0 21600 21600" draw:enhanced-path="M 0 0 L 21600 0 21600 21600 0 21600 Z N"/>
      </draw:custom-shape>
      <draw:frame draw:id="id18" presentation:style-name="a86" draw:name="Subtitle 8" svg:x="1.41667in" svg:y="3.5in" svg:width="7in" svg:height="1.75in" presentation:class="subtitle" presentation:placeholder="false">
        <draw:text-box>
          <text:p text:style-name="a85" text:class-names="" text:cond-style-name=""><text:span text:style-name="a83" text:class-names="">Click to edit Master subtitle style</text:span><text:span text:style-name="a84" text:class-names=""/></text:p>
        </draw:text-box>
        <svg:title/>
        <svg:desc/>
      </draw:frame>
      <draw:frame draw:id="id19" presentation:style-name="a90" draw:name="Title 7" svg:x="0.5in" svg:y="1.64691in" svg:width="9in" svg:height="1.60764in" presentation:class="title" presentation:placeholder="false">
        <draw:text-box>
          <text:p text:style-name="a89" text:class-names="" text:cond-style-name=""><text:span text:style-name="a87" text:class-names="">Click to edit Master title style</text:span><text:span text:style-name="a88" text:class-names=""/></text:p>
        </draw:text-box>
        <svg:title/>
        <svg:desc/>
      </draw:frame>
      <draw:frame draw:id="id20" presentation:style-name="a93" draw:name="Date Placeholder 27" svg:x="6.75in" svg:y="6.77083in" svg:width="2.70833in" svg:height="0.52083in" presentation:class="date-time" presentation:placeholder="false">
        <draw:text-box>
          <text:p text:style-name="a92" text:class-names="" text:cond-style-name=""><text:span text:style-name="a91" text:class-names="">10/14/2011 IRB Retreat</text:span></text:p>
        </draw:text-box>
        <svg:title/>
        <svg:desc/>
      </draw:frame>
      <draw:frame draw:id="id21" presentation:style-name="a96" draw:name="Footer Placeholder 16" svg:x="1in" svg:y="6.75in" svg:width="4.33333in" svg:height="0.5in" presentation:class="footer" presentation:placeholder="false">
        <draw:text-box>
          <text:p text:style-name="a95" text:class-names="" text:cond-style-name=""><text:span text:style-name="a94" text:class-names="">TKO</text:span></text:p>
        </draw:text-box>
        <svg:title/>
        <svg:desc/>
      </draw:frame>
      <draw:frame draw:id="id22" presentation:style-name="a99" draw:name="Slide Number Placeholder 28" svg:x="0.15972in" svg:y="6.79167in" svg:width="0.5in" svg:height="0.5in" presentation:class="page-number" presentation:placeholder="false">
        <draw:text-box>
          <text:p text:style-name="a98" text:class-names="" text:cond-style-name=""><text:span text:style-name="a97" text:class-names=""><text:page-number style:num-format="1" text:fixed="false"/></text:span></text:p>
        </draw:text-box>
        <svg:title/>
        <svg:desc/>
      </draw:frame>
      <presentation:notes style:page-layout-name="pageLayout2" draw:style-name="a129">
        <draw:frame draw:id="id7" presentation:style-name="a102" draw:name="Header Placeholder 1" svg:x="0in" svg:y="0in" svg:width="3.25in" svg:height="0.5in" presentation:class="header" presentation:placeholder="false">
          <draw:text-box>
            <text:p text:style-name="a101" text:class-names="" text:cond-style-name=""><text:span text:style-name="a100" text:class-names=""/></text:p>
          </draw:text-box>
          <svg:title/>
          <svg:desc/>
        </draw:frame>
        <draw:frame draw:id="id8" presentation:style-name="a106" draw:name="Date Placeholder 2" svg:x="4.24826in" svg:y="0in" svg:width="3.25in" svg:height="0.5in" presentation:class="date-time" presentation:placeholder="false">
          <draw:text-box>
            <text:p text:style-name="a105" text:class-names="" text:cond-style-name=""><text:span text:style-name="a103" text:class-names=""><text:date text:fixed="false" style:data-style-name="a104"/></text:span></text:p>
          </draw:text-box>
          <svg:title/>
          <svg:desc/>
        </draw:frame>
        <draw:page-thumbnail svg:x="1.25in" svg:y="0.75in" svg:width="5in" svg:height="3.75in" presentation:class="page" draw:id="id9" presentation:style-name="a107" draw:name="Slide Image Placeholder 3">
          <svg:title/>
          <svg:desc/>
        </draw:page-thumbnail>
        <draw:frame draw:id="id10" presentation:style-name="a122" draw:name="Notes Placeholder 4" svg:x="0.75in" svg:y="4.75in" svg:width="6in" svg:height="4.5in" presentation:class="notes" presentation:placeholder="false">
          <draw:text-box>
            <text:p text:style-name="a109" text:class-names="" text:cond-style-name=""><text:span text:style-name="a108" text:class-names="">Click to edit Master text styles</text:span></text:p>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9" text:class-names="">Fifth level</text:span></text:p>
                              </text:list-item>
                            </text:list>
                          </text:list-item>
                        </text:list>
                      </text:list-item>
                    </text:list>
                  </text:list-item>
                </text:list>
              </text:list-item>
            </text:list>
          </draw:text-box>
          <svg:title/>
          <svg:desc/>
        </draw:frame>
        <draw:frame draw:id="id11" presentation:style-name="a125" draw:name="Footer Placeholder 5" svg:x="0in" svg:y="9.49826in" svg:width="3.25in" svg:height="0.5in" presentation:class="footer" presentation:placeholder="false">
          <draw:text-box>
            <text:p text:style-name="a124" text:class-names="" text:cond-style-name=""><text:span text:style-name="a123" text:class-names=""/></text:p>
          </draw:text-box>
          <svg:title/>
          <svg:desc/>
        </draw:frame>
        <draw:frame draw:id="id12" presentation:style-name="a128" draw:name="Slide Number Placeholder 6" svg:x="4.24826in" svg:y="9.49826in" svg:width="3.25in" svg:height="0.5in" presentation:class="page-number" presentation:placeholder="false">
          <draw:text-box>
            <text:p text:style-name="a127" text:class-names="" text:cond-style-name=""><text:span text:style-name="a126" text:class-names=""><text:page-number style:num-format="1" text:fixed="false"/></text:span></text:p>
          </draw:text-box>
          <svg:title/>
          <svg:desc/>
        </draw:frame>
      </presentation:notes>
    </style:master-page>
    <style:master-page style:name="Master1-Layout2-obj-Title-and-Content" style:page-layout-name="pageLayout1" draw:style-name="a130">
      <draw:custom-shape svg:x="0in" svg:y="0in" svg:width="10in" svg:height="7.5in" draw:id="id23" draw:layer="Master1-bg" draw:style-name="a133" draw:name="Rectangle 6">
        <svg:title/>
        <svg:desc/>
        <text:p text:style-name="a132" text:class-names="" text:cond-style-name=""><text:span text:style-name="a131" text:class-names=""/></text:p>
        <draw:enhanced-geometry xmlns:dr3d="urn:oasis:names:tc:opendocument:xmlns:dr3d:1.0" draw:type="non-primitive" svg:viewBox="0 0 21600 21600" draw:enhanced-path="M 0 0 L 21600 0 21600 21600 0 21600 Z N"/>
      </draw:custom-shape>
      <draw:custom-shape svg:x="0.06944in" svg:y="0.07639in" svg:width="9.85764in" svg:height="7.31944in" draw:id="id24" draw:layer="Master1-bg" draw:style-name="a136" draw:name="Rounded Rectangle 8">
        <svg:title/>
        <svg:desc/>
        <text:p text:style-name="a135" text:class-names="" text:cond-style-name=""><text:span text:style-name="a13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6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25" presentation:style-name="a140" draw:name="Title 1" svg:x="1in" svg:y="0.30035in" svg:width="8.5in" svg:height="1.25in" presentation:class="title" presentation:placeholder="false">
        <draw:text-box>
          <text:p text:style-name="a139" text:class-names="" text:cond-style-name=""><text:span text:style-name="a137" text:class-names="">Click to edit Master title style</text:span><text:span text:style-name="a138" text:class-names=""/></text:p>
        </draw:text-box>
        <svg:title/>
        <svg:desc/>
      </draw:frame>
      <draw:frame draw:id="id26" presentation:style-name="a157" draw:name="Content Placeholder 7" svg:x="1in" svg:y="1.58333in" svg:width="8.5in" svg:height="5in" presentation:class="object" presentation:placeholder="false">
        <draw:text-box>
          <text:list text:style-name="a143">
            <text:list-item>
              <text:p text:style-name="a142" text:class-names="" text:cond-style-name=""><text:span text:style-name="a141" text:class-names="">Click to edit Master text styles</text:span></text:p>
            </text:list-item>
          </text:list>
          <text:list text:style-name="a146">
            <text:list-item>
              <text:list text:style-name="a146">
                <text:list-item>
                  <text:p text:style-name="a145" text:class-names="" text:cond-style-name=""><text:span text:style-name="a144" text:class-names="">Second level</text:span></text:p>
                </text:list-item>
              </text:list>
            </text:list-item>
          </text:list>
          <text:list text:style-name="a149">
            <text:list-item>
              <text:list text:style-name="a149">
                <text:list-item>
                  <text:list text:style-name="a149">
                    <text:list-item>
                      <text:p text:style-name="a148" text:class-names="" text:cond-style-name=""><text:span text:style-name="a147" text:class-names="">Third level</text:span></text:p>
                    </text:list-item>
                  </text:list>
                </text:list-item>
              </text:list>
            </text:list-item>
          </text:list>
          <text:list text:style-name="a152">
            <text:list-item>
              <text:list text:style-name="a152">
                <text:list-item>
                  <text:list text:style-name="a152">
                    <text:list-item>
                      <text:list text:style-name="a152">
                        <text:list-item>
                          <text:p text:style-name="a151" text:class-names="" text:cond-style-name=""><text:span text:style-name="a150" text:class-names="">Fourth level</text:span></text:p>
                        </text:list-item>
                      </text:list>
                    </text:list-item>
                  </text:list>
                </text:list-item>
              </text:list>
            </text:list-item>
          </text:list>
          <text:list text:style-name="a156">
            <text:list-item>
              <text:list text:style-name="a156">
                <text:list-item>
                  <text:list text:style-name="a156">
                    <text:list-item>
                      <text:list text:style-name="a156">
                        <text:list-item>
                          <text:list text:style-name="a156">
                            <text:list-item>
                              <text:p text:style-name="a155" text:class-names="" text:cond-style-name=""><text:span text:style-name="a153" text:class-names="">Fifth level</text:span><text:span text:style-name="a154" text:class-names=""/></text:p>
                            </text:list-item>
                          </text:list>
                        </text:list-item>
                      </text:list>
                    </text:list-item>
                  </text:list>
                </text:list-item>
              </text:list>
            </text:list-item>
          </text:list>
        </draw:text-box>
        <svg:title/>
        <svg:desc/>
      </draw:frame>
      <draw:frame draw:id="id27" presentation:style-name="a160" draw:name="Date Placeholder 13" svg:x="6.75in" svg:y="6.77083in" svg:width="2.70833in" svg:height="0.52083in" presentation:class="date-time" presentation:placeholder="false">
        <draw:text-box>
          <text:p text:style-name="a159" text:class-names="" text:cond-style-name=""><text:span text:style-name="a158" text:class-names="">10/14/2011 IRB Retreat</text:span></text:p>
        </draw:text-box>
        <svg:title/>
        <svg:desc/>
      </draw:frame>
      <draw:frame draw:id="id28" presentation:style-name="a163" draw:name="Footer Placeholder 2" svg:x="1in" svg:y="6.75in" svg:width="4.33333in" svg:height="0.5in" presentation:class="footer" presentation:placeholder="false">
        <draw:text-box>
          <text:p text:style-name="a162" text:class-names="" text:cond-style-name=""><text:span text:style-name="a161" text:class-names="">TKO</text:span></text:p>
        </draw:text-box>
        <svg:title/>
        <svg:desc/>
      </draw:frame>
      <draw:frame draw:id="id29" presentation:style-name="a166" draw:name="Slide Number Placeholder 22" svg:x="0.15972in" svg:y="6.79167in" svg:width="0.5in" svg:height="0.5in" presentation:class="page-number" presentation:placeholder="false">
        <draw:text-box>
          <text:p text:style-name="a165" text:class-names="" text:cond-style-name=""><text:span text:style-name="a164" text:class-names=""><text:page-number style:num-format="1" text:fixed="false"/></text:span></text:p>
        </draw:text-box>
        <svg:title/>
        <svg:desc/>
      </draw:frame>
      <presentation:notes style:page-layout-name="pageLayout2" draw:style-name="a196">
        <draw:frame draw:id="id7" presentation:style-name="a169" draw:name="Header Placeholder 1" svg:x="0in" svg:y="0in" svg:width="3.25in" svg:height="0.5in" presentation:class="header" presentation:placeholder="false">
          <draw:text-box>
            <text:p text:style-name="a168" text:class-names="" text:cond-style-name=""><text:span text:style-name="a167" text:class-names=""/></text:p>
          </draw:text-box>
          <svg:title/>
          <svg:desc/>
        </draw:frame>
        <draw:frame draw:id="id8" presentation:style-name="a173" draw:name="Date Placeholder 2" svg:x="4.24826in" svg:y="0in" svg:width="3.25in" svg:height="0.5in" presentation:class="date-time" presentation:placeholder="false">
          <draw:text-box>
            <text:p text:style-name="a172" text:class-names="" text:cond-style-name=""><text:span text:style-name="a170" text:class-names=""><text:date text:fixed="false" style:data-style-name="a171"/></text:span></text:p>
          </draw:text-box>
          <svg:title/>
          <svg:desc/>
        </draw:frame>
        <draw:page-thumbnail svg:x="1.25in" svg:y="0.75in" svg:width="5in" svg:height="3.75in" presentation:class="page" draw:id="id9" presentation:style-name="a174" draw:name="Slide Image Placeholder 3">
          <svg:title/>
          <svg:desc/>
        </draw:page-thumbnail>
        <draw:frame draw:id="id10" presentation:style-name="a189" draw:name="Notes Placeholder 4" svg:x="0.75in" svg:y="4.75in" svg:width="6in" svg:height="4.5in" presentation:class="notes" presentation:placeholder="false">
          <draw:text-box>
            <text:p text:style-name="a176" text:class-names="" text:cond-style-name=""><text:span text:style-name="a175" text:class-names="">Click to edit Master text styles</text:span></text:p>
            <text:list text:style-name="a179">
              <text:list-item>
                <text:list text:style-name="a179">
                  <text:list-item>
                    <text:p text:style-name="a178" text:class-names="" text:cond-style-name=""><text:span text:style-name="a177" text:class-names="">Second level</text:span></text:p>
                  </text:list-item>
                </text:list>
              </text:list-item>
            </text:list>
            <text:list text:style-name="a182">
              <text:list-item>
                <text:list text:style-name="a182">
                  <text:list-item>
                    <text:list text:style-name="a182">
                      <text:list-item>
                        <text:p text:style-name="a181" text:class-names="" text:cond-style-name=""><text:span text:style-name="a180" text:class-names="">Third level</text:span></text:p>
                      </text:list-item>
                    </text:list>
                  </text:list-item>
                </text:list>
              </text:list-item>
            </text:list>
            <text:list text:style-name="a185">
              <text:list-item>
                <text:list text:style-name="a185">
                  <text:list-item>
                    <text:list text:style-name="a185">
                      <text:list-item>
                        <text:list text:style-name="a185">
                          <text:list-item>
                            <text:p text:style-name="a184" text:class-names="" text:cond-style-name=""><text:span text:style-name="a183" text:class-names="">Fourth level</text:span></text:p>
                          </text:list-item>
                        </text:list>
                      </text:list-item>
                    </text:list>
                  </text:list-item>
                </text:list>
              </text:list-item>
            </text:list>
            <text:list text:style-name="a188">
              <text:list-item>
                <text:list text:style-name="a188">
                  <text:list-item>
                    <text:list text:style-name="a188">
                      <text:list-item>
                        <text:list text:style-name="a188">
                          <text:list-item>
                            <text:list text:style-name="a188">
                              <text:list-item>
                                <text:p text:style-name="a187" text:class-names="" text:cond-style-name=""><text:span text:style-name="a186" text:class-names="">Fifth level</text:span></text:p>
                              </text:list-item>
                            </text:list>
                          </text:list-item>
                        </text:list>
                      </text:list-item>
                    </text:list>
                  </text:list-item>
                </text:list>
              </text:list-item>
            </text:list>
          </draw:text-box>
          <svg:title/>
          <svg:desc/>
        </draw:frame>
        <draw:frame draw:id="id11" presentation:style-name="a192" draw:name="Footer Placeholder 5" svg:x="0in" svg:y="9.49826in" svg:width="3.25in" svg:height="0.5in" presentation:class="footer" presentation:placeholder="false">
          <draw:text-box>
            <text:p text:style-name="a191" text:class-names="" text:cond-style-name=""><text:span text:style-name="a190" text:class-names=""/></text:p>
          </draw:text-box>
          <svg:title/>
          <svg:desc/>
        </draw:frame>
        <draw:frame draw:id="id12" presentation:style-name="a195" draw:name="Slide Number Placeholder 6" svg:x="4.24826in" svg:y="9.49826in" svg:width="3.25in" svg:height="0.5in" presentation:class="page-number" presentation:placeholder="false">
          <draw:text-box>
            <text:p text:style-name="a194" text:class-names="" text:cond-style-name=""><text:span text:style-name="a193" text:class-names=""><text:page-number style:num-format="1" text:fixed="false"/></text:span></text:p>
          </draw:text-box>
          <svg:title/>
          <svg:desc/>
        </draw:frame>
      </presentation:notes>
    </style:master-page>
    <style:master-page style:name="Master1-Layout3-secHead-Section-Header" style:page-layout-name="pageLayout1" draw:style-name="a198">
      <draw:custom-shape svg:x="0in" svg:y="0in" svg:width="10in" svg:height="7.5in" draw:id="id30" draw:style-name="a201" draw:name="Rectangle 3">
        <svg:title/>
        <svg:desc/>
        <text:p text:style-name="a200" text:class-names="" text:cond-style-name=""><text:span text:style-name="a199" text:class-names=""/></text:p>
        <draw:enhanced-geometry xmlns:dr3d="urn:oasis:names:tc:opendocument:xmlns:dr3d:1.0" draw:type="non-primitive" svg:viewBox="0 0 21600 21600" draw:enhanced-path="M 0 0 L 21600 0 21600 21600 0 21600 Z N"/>
      </draw:custom-shape>
      <draw:custom-shape svg:x="0.07143in" svg:y="0.07628in" svg:width="9.85714in" svg:height="7.31868in" draw:id="id31" draw:style-name="a205" draw:name="Rounded Rectangle 4">
        <svg:title/>
        <svg:desc/>
        <text:p text:style-name="a203" text:class-names="" text:cond-style-name=""><text:span text:style-name="a20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6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07639in" svg:y="2.59896in" svg:width="9.85764in" svg:height="0.10069in" draw:id="id32" draw:style-name="a208" draw:name="Rectangle 5">
        <svg:title/>
        <svg:desc/>
        <text:p text:style-name="a207" text:class-names="" text:cond-style-name=""><text:span text:style-name="a206" text:class-names=""/></text:p>
        <draw:enhanced-geometry xmlns:dr3d="urn:oasis:names:tc:opendocument:xmlns:dr3d:1.0" draw:type="non-primitive" svg:viewBox="0 0 21600 21600" draw:enhanced-path="M 0 0 L 21600 0 21600 21600 0 21600 Z N" draw:mirror-vertical="true"/>
      </draw:custom-shape>
      <draw:custom-shape svg:x="0.07639in" svg:y="2.56076in" svg:width="9.85764in" svg:height="0.05035in" draw:id="id33" draw:style-name="a211" draw:name="Rectangle 6">
        <svg:title/>
        <svg:desc/>
        <text:p text:style-name="a210" text:class-names="" text:cond-style-name=""><text:span text:style-name="a209" text:class-names=""/></text:p>
        <draw:enhanced-geometry xmlns:dr3d="urn:oasis:names:tc:opendocument:xmlns:dr3d:1.0" draw:type="non-primitive" svg:viewBox="0 0 21600 21600" draw:enhanced-path="M 0 0 L 21600 0 21600 21600 0 21600 Z N"/>
      </draw:custom-shape>
      <draw:custom-shape svg:x="0.07465in" svg:y="2.69965in" svg:width="9.85937in" svg:height="0.05035in" draw:id="id34" draw:style-name="a214" draw:name="Rectangle 7">
        <svg:title/>
        <svg:desc/>
        <text:p text:style-name="a213" text:class-names="" text:cond-style-name=""><text:span text:style-name="a212" text:class-names=""/></text:p>
        <draw:enhanced-geometry xmlns:dr3d="urn:oasis:names:tc:opendocument:xmlns:dr3d:1.0" draw:type="non-primitive" svg:viewBox="0 0 21600 21600" draw:enhanced-path="M 0 0 L 21600 0 21600 21600 0 21600 Z N"/>
      </draw:custom-shape>
      <draw:frame draw:id="id35" presentation:style-name="a218" draw:name="Title 1" svg:x="0.78993in" svg:y="1.04167in" svg:width="8.5in" svg:height="1.48958in" presentation:class="title" presentation:placeholder="false">
        <draw:text-box>
          <text:p text:style-name="a217" text:class-names="" text:cond-style-name=""><text:span text:style-name="a215" text:class-names="">Click to edit Master title style</text:span><text:span text:style-name="a216" text:class-names=""/></text:p>
        </draw:text-box>
        <svg:title/>
        <svg:desc/>
      </draw:frame>
      <draw:frame draw:id="id36" presentation:style-name="a222" draw:name="Text Placeholder 2" svg:x="0.78993in" svg:y="2.78646in" svg:width="8.5in" svg:height="1.46354in" presentation:class="outline" presentation:placeholder="false">
        <draw:text-box>
          <text:list text:style-name="a221">
            <text:list-item>
              <text:p text:style-name="a220" text:class-names="" text:cond-style-name=""><text:span text:style-name="a219" text:class-names="">Click to edit Master text styles</text:span></text:p>
            </text:list-item>
          </text:list>
        </draw:text-box>
        <svg:title/>
        <svg:desc/>
      </draw:frame>
      <draw:frame draw:id="id37" presentation:style-name="a225" draw:name="Date Placeholder 3" svg:x="6.75in" svg:y="6.77083in" svg:width="2.70833in" svg:height="0.52083in" presentation:class="date-time" presentation:placeholder="false">
        <draw:text-box>
          <text:p text:style-name="a224" text:class-names="" text:cond-style-name=""><text:span text:style-name="a223" text:class-names="">10/14/2011 IRB Retreat</text:span></text:p>
        </draw:text-box>
        <svg:title/>
        <svg:desc/>
      </draw:frame>
      <draw:frame draw:id="id38" presentation:style-name="a228" draw:name="Footer Placeholder 4" svg:x="0.875in" svg:y="6.75in" svg:width="4.375in" svg:height="0.5in" presentation:class="footer" presentation:placeholder="false">
        <draw:text-box>
          <text:p text:style-name="a227" text:class-names="" text:cond-style-name=""><text:span text:style-name="a226" text:class-names="">TKO</text:span></text:p>
        </draw:text-box>
        <svg:title/>
        <svg:desc/>
      </draw:frame>
      <draw:frame draw:id="id39" presentation:style-name="a231" draw:name="Slide Number Placeholder 5" svg:x="0.15972in" svg:y="6.78993in" svg:width="0.5in" svg:height="0.5in" presentation:class="page-number" presentation:placeholder="false">
        <draw:text-box>
          <text:p text:style-name="a230" text:class-names="" text:cond-style-name=""><text:span text:style-name="a229" text:class-names=""><text:page-number style:num-format="1" text:fixed="false"/></text:span></text:p>
        </draw:text-box>
        <svg:title/>
        <svg:desc/>
      </draw:frame>
      <presentation:notes style:page-layout-name="pageLayout2" draw:style-name="a261">
        <draw:frame draw:id="id7" presentation:style-name="a234" draw:name="Header Placeholder 1" svg:x="0in" svg:y="0in" svg:width="3.25in" svg:height="0.5in" presentation:class="header" presentation:placeholder="false">
          <draw:text-box>
            <text:p text:style-name="a233" text:class-names="" text:cond-style-name=""><text:span text:style-name="a232" text:class-names=""/></text:p>
          </draw:text-box>
          <svg:title/>
          <svg:desc/>
        </draw:frame>
        <draw:frame draw:id="id8" presentation:style-name="a238" draw:name="Date Placeholder 2" svg:x="4.24826in" svg:y="0in" svg:width="3.25in" svg:height="0.5in" presentation:class="date-time" presentation:placeholder="false">
          <draw:text-box>
            <text:p text:style-name="a237" text:class-names="" text:cond-style-name=""><text:span text:style-name="a235" text:class-names=""><text:date text:fixed="false" style:data-style-name="a236"/></text:span></text:p>
          </draw:text-box>
          <svg:title/>
          <svg:desc/>
        </draw:frame>
        <draw:page-thumbnail svg:x="1.25in" svg:y="0.75in" svg:width="5in" svg:height="3.75in" presentation:class="page" draw:id="id9" presentation:style-name="a239" draw:name="Slide Image Placeholder 3">
          <svg:title/>
          <svg:desc/>
        </draw:page-thumbnail>
        <draw:frame draw:id="id10" presentation:style-name="a254" draw:name="Notes Placeholder 4" svg:x="0.75in" svg:y="4.75in" svg:width="6in" svg:height="4.5in" presentation:class="notes" presentation:placeholder="false">
          <draw:text-box>
            <text:p text:style-name="a241" text:class-names="" text:cond-style-name=""><text:span text:style-name="a240" text:class-names="">Click to edit Master text styles</text:span></text:p>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3">
              <text:list-item>
                <text:list text:style-name="a253">
                  <text:list-item>
                    <text:list text:style-name="a253">
                      <text:list-item>
                        <text:list text:style-name="a253">
                          <text:list-item>
                            <text:list text:style-name="a253">
                              <text:list-item>
                                <text:p text:style-name="a252" text:class-names="" text:cond-style-name=""><text:span text:style-name="a251" text:class-names="">Fifth level</text:span></text:p>
                              </text:list-item>
                            </text:list>
                          </text:list-item>
                        </text:list>
                      </text:list-item>
                    </text:list>
                  </text:list-item>
                </text:list>
              </text:list-item>
            </text:list>
          </draw:text-box>
          <svg:title/>
          <svg:desc/>
        </draw:frame>
        <draw:frame draw:id="id11" presentation:style-name="a257" draw:name="Footer Placeholder 5" svg:x="0in" svg:y="9.49826in" svg:width="3.25in" svg:height="0.5in" presentation:class="footer" presentation:placeholder="false">
          <draw:text-box>
            <text:p text:style-name="a256" text:class-names="" text:cond-style-name=""><text:span text:style-name="a255" text:class-names=""/></text:p>
          </draw:text-box>
          <svg:title/>
          <svg:desc/>
        </draw:frame>
        <draw:frame draw:id="id12" presentation:style-name="a260" draw:name="Slide Number Placeholder 6" svg:x="4.24826in" svg:y="9.49826in" svg:width="3.25in" svg:height="0.5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master-page>
    <style:master-page style:name="Master1-Layout4-twoObj-Two-Content" style:page-layout-name="pageLayout1" draw:style-name="a262">
      <draw:custom-shape svg:x="0in" svg:y="0in" svg:width="10in" svg:height="7.5in" draw:id="id40" draw:layer="Master1-bg" draw:style-name="a265" draw:name="Rectangle 7">
        <svg:title/>
        <svg:desc/>
        <text:p text:style-name="a264" text:class-names="" text:cond-style-name=""><text:span text:style-name="a263" text:class-names=""/></text:p>
        <draw:enhanced-geometry xmlns:dr3d="urn:oasis:names:tc:opendocument:xmlns:dr3d:1.0" draw:type="non-primitive" svg:viewBox="0 0 21600 21600" draw:enhanced-path="M 0 0 L 21600 0 21600 21600 0 21600 Z N"/>
      </draw:custom-shape>
      <draw:custom-shape svg:x="0.06944in" svg:y="0.07639in" svg:width="9.85764in" svg:height="7.31944in" draw:id="id41" draw:layer="Master1-bg" draw:style-name="a268" draw:name="Rounded Rectangle 9">
        <svg:title/>
        <svg:desc/>
        <text:p text:style-name="a267" text:class-names="" text:cond-style-name=""><text:span text:style-name="a26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6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42" presentation:style-name="a272" draw:name="Title 1" svg:x="1in" svg:y="0.30035in" svg:width="8.5in" svg:height="1.25in" presentation:class="title" presentation:placeholder="false">
        <draw:text-box>
          <text:p text:style-name="a271" text:class-names="" text:cond-style-name=""><text:span text:style-name="a269" text:class-names="">Click to edit Master title style</text:span><text:span text:style-name="a270" text:class-names=""/></text:p>
        </draw:text-box>
        <svg:title/>
        <svg:desc/>
      </draw:frame>
      <draw:frame draw:id="id43" presentation:style-name="a289" draw:name="Content Placeholder 8" svg:x="1in" svg:y="1.58333in" svg:width="4.1in" svg:height="5in" presentation:class="object" presentation:placeholder="false">
        <draw:text-box>
          <text:list text:style-name="a275">
            <text:list-item>
              <text:p text:style-name="a274" text:class-names="" text:cond-style-name=""><text:span text:style-name="a273" text:class-names="">Click to edit Master text styles</text:span></text:p>
            </text:list-item>
          </text:list>
          <text:list text:style-name="a278">
            <text:list-item>
              <text:list text:style-name="a278">
                <text:list-item>
                  <text:p text:style-name="a277" text:class-names="" text:cond-style-name=""><text:span text:style-name="a276" text:class-names="">Second level</text:span></text:p>
                </text:list-item>
              </text:list>
            </text:list-item>
          </text:list>
          <text:list text:style-name="a281">
            <text:list-item>
              <text:list text:style-name="a281">
                <text:list-item>
                  <text:list text:style-name="a281">
                    <text:list-item>
                      <text:p text:style-name="a280" text:class-names="" text:cond-style-name=""><text:span text:style-name="a279" text:class-names="">Third level</text:span></text:p>
                    </text:list-item>
                  </text:list>
                </text:list-item>
              </text:list>
            </text:list-item>
          </text:list>
          <text:list text:style-name="a284">
            <text:list-item>
              <text:list text:style-name="a284">
                <text:list-item>
                  <text:list text:style-name="a284">
                    <text:list-item>
                      <text:list text:style-name="a284">
                        <text:list-item>
                          <text:p text:style-name="a283" text:class-names="" text:cond-style-name=""><text:span text:style-name="a282" text:class-names="">Fourth level</text:span></text:p>
                        </text:list-item>
                      </text:list>
                    </text:list-item>
                  </text:list>
                </text:list-item>
              </text:list>
            </text:list-item>
          </text:list>
          <text:list text:style-name="a288">
            <text:list-item>
              <text:list text:style-name="a288">
                <text:list-item>
                  <text:list text:style-name="a288">
                    <text:list-item>
                      <text:list text:style-name="a288">
                        <text:list-item>
                          <text:list text:style-name="a288">
                            <text:list-item>
                              <text:p text:style-name="a287" text:class-names="" text:cond-style-name=""><text:span text:style-name="a285" text:class-names="">Fifth level</text:span><text:span text:style-name="a286" text:class-names=""/></text:p>
                            </text:list-item>
                          </text:list>
                        </text:list-item>
                      </text:list>
                    </text:list-item>
                  </text:list>
                </text:list-item>
              </text:list>
            </text:list-item>
          </text:list>
        </draw:text-box>
        <svg:title/>
        <svg:desc/>
      </draw:frame>
      <draw:frame draw:id="id44" presentation:style-name="a306" draw:name="Content Placeholder 10" svg:x="5.39583in" svg:y="1.58333in" svg:width="4.1in" svg:height="5in" presentation:class="object" presentation:placeholder="false">
        <draw:text-box>
          <text:list text:style-name="a292">
            <text:list-item>
              <text:p text:style-name="a291" text:class-names="" text:cond-style-name=""><text:span text:style-name="a290" text:class-names="">Click to edit Master text styles</text:span></text:p>
            </text:list-item>
          </text:list>
          <text:list text:style-name="a295">
            <text:list-item>
              <text:list text:style-name="a295">
                <text:list-item>
                  <text:p text:style-name="a294" text:class-names="" text:cond-style-name=""><text:span text:style-name="a293" text:class-names="">Second level</text:span></text:p>
                </text:list-item>
              </text:list>
            </text:list-item>
          </text:list>
          <text:list text:style-name="a298">
            <text:list-item>
              <text:list text:style-name="a298">
                <text:list-item>
                  <text:list text:style-name="a298">
                    <text:list-item>
                      <text:p text:style-name="a297" text:class-names="" text:cond-style-name=""><text:span text:style-name="a296" text:class-names="">Third level</text:span></text:p>
                    </text:list-item>
                  </text:list>
                </text:list-item>
              </text:list>
            </text:list-item>
          </text:list>
          <text:list text:style-name="a301">
            <text:list-item>
              <text:list text:style-name="a301">
                <text:list-item>
                  <text:list text:style-name="a301">
                    <text:list-item>
                      <text:list text:style-name="a301">
                        <text:list-item>
                          <text:p text:style-name="a300" text:class-names="" text:cond-style-name=""><text:span text:style-name="a299" text:class-names="">Fourth level</text:span></text:p>
                        </text:list-item>
                      </text:list>
                    </text:list-item>
                  </text:list>
                </text:list-item>
              </text:list>
            </text:list-item>
          </text:list>
          <text:list text:style-name="a305">
            <text:list-item>
              <text:list text:style-name="a305">
                <text:list-item>
                  <text:list text:style-name="a305">
                    <text:list-item>
                      <text:list text:style-name="a305">
                        <text:list-item>
                          <text:list text:style-name="a305">
                            <text:list-item>
                              <text:p text:style-name="a304" text:class-names="" text:cond-style-name=""><text:span text:style-name="a302" text:class-names="">Fifth level</text:span><text:span text:style-name="a303" text:class-names=""/></text:p>
                            </text:list-item>
                          </text:list>
                        </text:list-item>
                      </text:list>
                    </text:list-item>
                  </text:list>
                </text:list-item>
              </text:list>
            </text:list-item>
          </text:list>
        </draw:text-box>
        <svg:title/>
        <svg:desc/>
      </draw:frame>
      <draw:frame draw:id="id45" presentation:style-name="a309" draw:name="Date Placeholder 13" svg:x="6.75in" svg:y="6.77083in" svg:width="2.70833in" svg:height="0.52083in" presentation:class="date-time" presentation:placeholder="false">
        <draw:text-box>
          <text:p text:style-name="a308" text:class-names="" text:cond-style-name=""><text:span text:style-name="a307" text:class-names="">10/14/2011 IRB Retreat</text:span></text:p>
        </draw:text-box>
        <svg:title/>
        <svg:desc/>
      </draw:frame>
      <draw:frame draw:id="id46" presentation:style-name="a312" draw:name="Footer Placeholder 2" svg:x="1in" svg:y="6.75in" svg:width="4.33333in" svg:height="0.5in" presentation:class="footer" presentation:placeholder="false">
        <draw:text-box>
          <text:p text:style-name="a311" text:class-names="" text:cond-style-name=""><text:span text:style-name="a310" text:class-names="">TKO</text:span></text:p>
        </draw:text-box>
        <svg:title/>
        <svg:desc/>
      </draw:frame>
      <draw:frame draw:id="id47" presentation:style-name="a315" draw:name="Slide Number Placeholder 22" svg:x="0.15972in" svg:y="6.79167in" svg:width="0.5in" svg:height="0.5in" presentation:class="page-number" presentation:placeholder="false">
        <draw:text-box>
          <text:p text:style-name="a314" text:class-names="" text:cond-style-name=""><text:span text:style-name="a313" text:class-names=""><text:page-number style:num-format="1" text:fixed="false"/></text:span></text:p>
        </draw:text-box>
        <svg:title/>
        <svg:desc/>
      </draw:frame>
      <presentation:notes style:page-layout-name="pageLayout2" draw:style-name="a345">
        <draw:frame draw:id="id7" presentation:style-name="a318" draw:name="Header Placeholder 1" svg:x="0in" svg:y="0in" svg:width="3.25in" svg:height="0.5in" presentation:class="header" presentation:placeholder="false">
          <draw:text-box>
            <text:p text:style-name="a317" text:class-names="" text:cond-style-name=""><text:span text:style-name="a316" text:class-names=""/></text:p>
          </draw:text-box>
          <svg:title/>
          <svg:desc/>
        </draw:frame>
        <draw:frame draw:id="id8" presentation:style-name="a322" draw:name="Date Placeholder 2" svg:x="4.24826in" svg:y="0in" svg:width="3.25in" svg:height="0.5in" presentation:class="date-time" presentation:placeholder="false">
          <draw:text-box>
            <text:p text:style-name="a321" text:class-names="" text:cond-style-name=""><text:span text:style-name="a319" text:class-names=""><text:date text:fixed="false" style:data-style-name="a320"/></text:span></text:p>
          </draw:text-box>
          <svg:title/>
          <svg:desc/>
        </draw:frame>
        <draw:page-thumbnail svg:x="1.25in" svg:y="0.75in" svg:width="5in" svg:height="3.75in" presentation:class="page" draw:id="id9" presentation:style-name="a323" draw:name="Slide Image Placeholder 3">
          <svg:title/>
          <svg:desc/>
        </draw:page-thumbnail>
        <draw:frame draw:id="id10" presentation:style-name="a338" draw:name="Notes Placeholder 4" svg:x="0.75in" svg:y="4.75in" svg:width="6in" svg:height="4.5in" presentation:class="notes" presentation:placeholder="false">
          <draw:text-box>
            <text:p text:style-name="a325" text:class-names="" text:cond-style-name=""><text:span text:style-name="a324" text:class-names="">Click to edit Master text styles</text:span></text:p>
            <text:list text:style-name="a328">
              <text:list-item>
                <text:list text:style-name="a328">
                  <text:list-item>
                    <text:p text:style-name="a327" text:class-names="" text:cond-style-name=""><text:span text:style-name="a326" text:class-names="">Second level</text:span></text:p>
                  </text:list-item>
                </text:list>
              </text:list-item>
            </text:list>
            <text:list text:style-name="a331">
              <text:list-item>
                <text:list text:style-name="a331">
                  <text:list-item>
                    <text:list text:style-name="a331">
                      <text:list-item>
                        <text:p text:style-name="a330" text:class-names="" text:cond-style-name=""><text:span text:style-name="a329" text:class-names="">Third level</text:span></text:p>
                      </text:list-item>
                    </text:list>
                  </text:list-item>
                </text:list>
              </text:list-item>
            </text:list>
            <text:list text:style-name="a334">
              <text:list-item>
                <text:list text:style-name="a334">
                  <text:list-item>
                    <text:list text:style-name="a334">
                      <text:list-item>
                        <text:list text:style-name="a334">
                          <text:list-item>
                            <text:p text:style-name="a333" text:class-names="" text:cond-style-name=""><text:span text:style-name="a332" text:class-names="">Fourth level</text:span></text:p>
                          </text:list-item>
                        </text:list>
                      </text:list-item>
                    </text:list>
                  </text:list-item>
                </text:list>
              </text:list-item>
            </text:list>
            <text:list text:style-name="a337">
              <text:list-item>
                <text:list text:style-name="a337">
                  <text:list-item>
                    <text:list text:style-name="a337">
                      <text:list-item>
                        <text:list text:style-name="a337">
                          <text:list-item>
                            <text:list text:style-name="a337">
                              <text:list-item>
                                <text:p text:style-name="a336" text:class-names="" text:cond-style-name=""><text:span text:style-name="a335" text:class-names="">Fifth level</text:span></text:p>
                              </text:list-item>
                            </text:list>
                          </text:list-item>
                        </text:list>
                      </text:list-item>
                    </text:list>
                  </text:list-item>
                </text:list>
              </text:list-item>
            </text:list>
          </draw:text-box>
          <svg:title/>
          <svg:desc/>
        </draw:frame>
        <draw:frame draw:id="id11" presentation:style-name="a341" draw:name="Footer Placeholder 5" svg:x="0in" svg:y="9.49826in" svg:width="3.25in" svg:height="0.5in" presentation:class="footer" presentation:placeholder="false">
          <draw:text-box>
            <text:p text:style-name="a340" text:class-names="" text:cond-style-name=""><text:span text:style-name="a339" text:class-names=""/></text:p>
          </draw:text-box>
          <svg:title/>
          <svg:desc/>
        </draw:frame>
        <draw:frame draw:id="id12" presentation:style-name="a344" draw:name="Slide Number Placeholder 6" svg:x="4.24826in" svg:y="9.49826in" svg:width="3.25in" svg:height="0.5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master-page>
    <style:master-page style:name="Master1-Layout5-twoTxTwoObj-Comparison" style:page-layout-name="pageLayout1" draw:style-name="a346">
      <draw:custom-shape svg:x="0in" svg:y="0in" svg:width="10in" svg:height="7.5in" draw:id="id48" draw:layer="Master1-bg" draw:style-name="a349" draw:name="Rectangle 9">
        <svg:title/>
        <svg:desc/>
        <text:p text:style-name="a348" text:class-names="" text:cond-style-name=""><text:span text:style-name="a347" text:class-names=""/></text:p>
        <draw:enhanced-geometry xmlns:dr3d="urn:oasis:names:tc:opendocument:xmlns:dr3d:1.0" draw:type="non-primitive" svg:viewBox="0 0 21600 21600" draw:enhanced-path="M 0 0 L 21600 0 21600 21600 0 21600 Z N"/>
      </draw:custom-shape>
      <draw:custom-shape svg:x="0.06944in" svg:y="0.07639in" svg:width="9.85764in" svg:height="7.31944in" draw:id="id49" draw:layer="Master1-bg" draw:style-name="a352" draw:name="Rounded Rectangle 11">
        <svg:title/>
        <svg:desc/>
        <text:p text:style-name="a351" text:class-names="" text:cond-style-name=""><text:span text:style-name="a35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6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50" presentation:style-name="a356" draw:name="Title 1" svg:x="1in" svg:y="0.29861in" svg:width="8.5in" svg:height="1.25in" presentation:class="title" presentation:placeholder="false">
        <draw:text-box>
          <text:p text:style-name="a355" text:class-names="" text:cond-style-name=""><text:span text:style-name="a353" text:class-names="">Click to edit Master title style</text:span><text:span text:style-name="a354" text:class-names=""/></text:p>
        </draw:text-box>
        <svg:title/>
        <svg:desc/>
      </draw:frame>
      <draw:frame draw:id="id51" presentation:style-name="a360" draw:name="Text Placeholder 2" svg:x="1in" svg:y="1.58333in" svg:width="4.08333in" svg:height="0.83333in" presentation:class="outline" presentation:placeholder="false">
        <draw:text-box>
          <text:list text:style-name="a359">
            <text:list-item>
              <text:p text:style-name="a358" text:class-names="" text:cond-style-name=""><text:span text:style-name="a357" text:class-names="">Click to edit Master text styles</text:span></text:p>
            </text:list-item>
          </text:list>
        </draw:text-box>
        <svg:title/>
        <svg:desc/>
      </draw:frame>
      <draw:frame draw:id="id52" presentation:style-name="a364" draw:name="Text Placeholder 3" svg:x="5.41667in" svg:y="1.58333in" svg:width="4.08333in" svg:height="0.83333in" presentation:class="outline" presentation:placeholder="false">
        <draw:text-box>
          <text:list text:style-name="a363">
            <text:list-item>
              <text:p text:style-name="a362" text:class-names="" text:cond-style-name=""><text:span text:style-name="a361" text:class-names="">Click to edit Master text styles</text:span></text:p>
            </text:list-item>
          </text:list>
        </draw:text-box>
        <svg:title/>
        <svg:desc/>
      </draw:frame>
      <draw:frame draw:id="id53" presentation:style-name="a381" draw:name="Content Placeholder 10" svg:x="1in" svg:y="2.45833in" svg:width="4.08333in" svg:height="4.25in" presentation:class="object" presentation:placeholder="false">
        <draw:text-box>
          <text:list text:style-name="a367">
            <text:list-item>
              <text:p text:style-name="a366" text:class-names="" text:cond-style-name=""><text:span text:style-name="a365" text:class-names="">Click to edit Master text styles</text:span></text:p>
            </text:list-item>
          </text:list>
          <text:list text:style-name="a370">
            <text:list-item>
              <text:list text:style-name="a370">
                <text:list-item>
                  <text:p text:style-name="a369" text:class-names="" text:cond-style-name=""><text:span text:style-name="a368" text:class-names="">Second level</text:span></text:p>
                </text:list-item>
              </text:list>
            </text:list-item>
          </text:list>
          <text:list text:style-name="a373">
            <text:list-item>
              <text:list text:style-name="a373">
                <text:list-item>
                  <text:list text:style-name="a373">
                    <text:list-item>
                      <text:p text:style-name="a372" text:class-names="" text:cond-style-name=""><text:span text:style-name="a371" text:class-names="">Third level</text:span></text:p>
                    </text:list-item>
                  </text:list>
                </text:list-item>
              </text:list>
            </text:list-item>
          </text:list>
          <text:list text:style-name="a376">
            <text:list-item>
              <text:list text:style-name="a376">
                <text:list-item>
                  <text:list text:style-name="a376">
                    <text:list-item>
                      <text:list text:style-name="a376">
                        <text:list-item>
                          <text:p text:style-name="a375" text:class-names="" text:cond-style-name=""><text:span text:style-name="a374" text:class-names="">Fourth level</text:span></text:p>
                        </text:list-item>
                      </text:list>
                    </text:list-item>
                  </text:list>
                </text:list-item>
              </text:list>
            </text:list-item>
          </text:list>
          <text:list text:style-name="a380">
            <text:list-item>
              <text:list text:style-name="a380">
                <text:list-item>
                  <text:list text:style-name="a380">
                    <text:list-item>
                      <text:list text:style-name="a380">
                        <text:list-item>
                          <text:list text:style-name="a380">
                            <text:list-item>
                              <text:p text:style-name="a379" text:class-names="" text:cond-style-name=""><text:span text:style-name="a377" text:class-names="">Fifth level</text:span><text:span text:style-name="a378" text:class-names=""/></text:p>
                            </text:list-item>
                          </text:list>
                        </text:list-item>
                      </text:list>
                    </text:list-item>
                  </text:list>
                </text:list-item>
              </text:list>
            </text:list-item>
          </text:list>
        </draw:text-box>
        <svg:title/>
        <svg:desc/>
      </draw:frame>
      <draw:frame draw:id="id54" presentation:style-name="a398" draw:name="Content Placeholder 12" svg:x="5.41667in" svg:y="2.45833in" svg:width="4.08333in" svg:height="4.25in" presentation:class="object" presentation:placeholder="false">
        <draw:text-box>
          <text:list text:style-name="a384">
            <text:list-item>
              <text:p text:style-name="a383" text:class-names="" text:cond-style-name=""><text:span text:style-name="a382" text:class-names="">Click to edit Master text styles</text:span></text:p>
            </text:list-item>
          </text:list>
          <text:list text:style-name="a387">
            <text:list-item>
              <text:list text:style-name="a387">
                <text:list-item>
                  <text:p text:style-name="a386" text:class-names="" text:cond-style-name=""><text:span text:style-name="a385" text:class-names="">Second level</text:span></text:p>
                </text:list-item>
              </text:list>
            </text:list-item>
          </text:list>
          <text:list text:style-name="a390">
            <text:list-item>
              <text:list text:style-name="a390">
                <text:list-item>
                  <text:list text:style-name="a390">
                    <text:list-item>
                      <text:p text:style-name="a389" text:class-names="" text:cond-style-name=""><text:span text:style-name="a388" text:class-names="">Third level</text:span></text:p>
                    </text:list-item>
                  </text:list>
                </text:list-item>
              </text:list>
            </text:list-item>
          </text:list>
          <text:list text:style-name="a393">
            <text:list-item>
              <text:list text:style-name="a393">
                <text:list-item>
                  <text:list text:style-name="a393">
                    <text:list-item>
                      <text:list text:style-name="a393">
                        <text:list-item>
                          <text:p text:style-name="a392" text:class-names="" text:cond-style-name=""><text:span text:style-name="a391" text:class-names="">Fourth level</text:span></text:p>
                        </text:list-item>
                      </text:list>
                    </text:list-item>
                  </text:list>
                </text:list-item>
              </text:list>
            </text:list-item>
          </text:list>
          <text:list text:style-name="a397">
            <text:list-item>
              <text:list text:style-name="a397">
                <text:list-item>
                  <text:list text:style-name="a397">
                    <text:list-item>
                      <text:list text:style-name="a397">
                        <text:list-item>
                          <text:list text:style-name="a397">
                            <text:list-item>
                              <text:p text:style-name="a396" text:class-names="" text:cond-style-name=""><text:span text:style-name="a394" text:class-names="">Fifth level</text:span><text:span text:style-name="a395" text:class-names=""/></text:p>
                            </text:list-item>
                          </text:list>
                        </text:list-item>
                      </text:list>
                    </text:list-item>
                  </text:list>
                </text:list-item>
              </text:list>
            </text:list-item>
          </text:list>
        </draw:text-box>
        <svg:title/>
        <svg:desc/>
      </draw:frame>
      <draw:frame draw:id="id55" presentation:style-name="a401" draw:name="Date Placeholder 13" svg:x="6.75in" svg:y="6.77083in" svg:width="2.70833in" svg:height="0.52083in" presentation:class="date-time" presentation:placeholder="false">
        <draw:text-box>
          <text:p text:style-name="a400" text:class-names="" text:cond-style-name=""><text:span text:style-name="a399" text:class-names="">10/14/2011 IRB Retreat</text:span></text:p>
        </draw:text-box>
        <svg:title/>
        <svg:desc/>
      </draw:frame>
      <draw:frame draw:id="id56" presentation:style-name="a404" draw:name="Footer Placeholder 2" svg:x="1in" svg:y="6.75in" svg:width="4.33333in" svg:height="0.5in" presentation:class="footer" presentation:placeholder="false">
        <draw:text-box>
          <text:p text:style-name="a403" text:class-names="" text:cond-style-name=""><text:span text:style-name="a402" text:class-names="">TKO</text:span></text:p>
        </draw:text-box>
        <svg:title/>
        <svg:desc/>
      </draw:frame>
      <draw:frame draw:id="id57" presentation:style-name="a407" draw:name="Slide Number Placeholder 22" svg:x="0.15972in" svg:y="6.79167in" svg:width="0.5in" svg:height="0.5in" presentation:class="page-number" presentation:placeholder="false">
        <draw:text-box>
          <text:p text:style-name="a406" text:class-names="" text:cond-style-name=""><text:span text:style-name="a405" text:class-names=""><text:page-number style:num-format="1" text:fixed="false"/></text:span></text:p>
        </draw:text-box>
        <svg:title/>
        <svg:desc/>
      </draw:frame>
      <presentation:notes style:page-layout-name="pageLayout2" draw:style-name="a437">
        <draw:frame draw:id="id7" presentation:style-name="a410" draw:name="Header Placeholder 1" svg:x="0in" svg:y="0in" svg:width="3.25in" svg:height="0.5in" presentation:class="header" presentation:placeholder="false">
          <draw:text-box>
            <text:p text:style-name="a409" text:class-names="" text:cond-style-name=""><text:span text:style-name="a408" text:class-names=""/></text:p>
          </draw:text-box>
          <svg:title/>
          <svg:desc/>
        </draw:frame>
        <draw:frame draw:id="id8" presentation:style-name="a414" draw:name="Date Placeholder 2" svg:x="4.24826in" svg:y="0in" svg:width="3.25in" svg:height="0.5in" presentation:class="date-time" presentation:placeholder="false">
          <draw:text-box>
            <text:p text:style-name="a413" text:class-names="" text:cond-style-name=""><text:span text:style-name="a411" text:class-names=""><text:date text:fixed="false" style:data-style-name="a412"/></text:span></text:p>
          </draw:text-box>
          <svg:title/>
          <svg:desc/>
        </draw:frame>
        <draw:page-thumbnail svg:x="1.25in" svg:y="0.75in" svg:width="5in" svg:height="3.75in" presentation:class="page" draw:id="id9" presentation:style-name="a415" draw:name="Slide Image Placeholder 3">
          <svg:title/>
          <svg:desc/>
        </draw:page-thumbnail>
        <draw:frame draw:id="id10" presentation:style-name="a430" draw:name="Notes Placeholder 4" svg:x="0.75in" svg:y="4.75in" svg:width="6in" svg:height="4.5in" presentation:class="notes" presentation:placeholder="false">
          <draw:text-box>
            <text:p text:style-name="a417" text:class-names="" text:cond-style-name=""><text:span text:style-name="a416" text:class-names="">Click to edit Master text styles</text:span></text:p>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29">
              <text:list-item>
                <text:list text:style-name="a429">
                  <text:list-item>
                    <text:list text:style-name="a429">
                      <text:list-item>
                        <text:list text:style-name="a429">
                          <text:list-item>
                            <text:list text:style-name="a429">
                              <text:list-item>
                                <text:p text:style-name="a428" text:class-names="" text:cond-style-name=""><text:span text:style-name="a427" text:class-names="">Fifth level</text:span></text:p>
                              </text:list-item>
                            </text:list>
                          </text:list-item>
                        </text:list>
                      </text:list-item>
                    </text:list>
                  </text:list-item>
                </text:list>
              </text:list-item>
            </text:list>
          </draw:text-box>
          <svg:title/>
          <svg:desc/>
        </draw:frame>
        <draw:frame draw:id="id11" presentation:style-name="a433" draw:name="Footer Placeholder 5" svg:x="0in" svg:y="9.49826in" svg:width="3.25in" svg:height="0.5in" presentation:class="footer" presentation:placeholder="false">
          <draw:text-box>
            <text:p text:style-name="a432" text:class-names="" text:cond-style-name=""><text:span text:style-name="a431" text:class-names=""/></text:p>
          </draw:text-box>
          <svg:title/>
          <svg:desc/>
        </draw:frame>
        <draw:frame draw:id="id12" presentation:style-name="a436" draw:name="Slide Number Placeholder 6" svg:x="4.24826in" svg:y="9.49826in" svg:width="3.25in" svg:height="0.5in" presentation:class="page-number" presentation:placeholder="false">
          <draw:text-box>
            <text:p text:style-name="a435" text:class-names="" text:cond-style-name=""><text:span text:style-name="a434" text:class-names=""><text:page-number style:num-format="1" text:fixed="false"/></text:span></text:p>
          </draw:text-box>
          <svg:title/>
          <svg:desc/>
        </draw:frame>
      </presentation:notes>
    </style:master-page>
    <style:master-page style:name="Master1-Layout6-titleOnly-Title-Only" style:page-layout-name="pageLayout1" draw:style-name="a438">
      <draw:custom-shape svg:x="0in" svg:y="0in" svg:width="10in" svg:height="7.5in" draw:id="id58" draw:layer="Master1-bg" draw:style-name="a441" draw:name="Rectangle 5">
        <svg:title/>
        <svg:desc/>
        <text:p text:style-name="a440" text:class-names="" text:cond-style-name=""><text:span text:style-name="a439" text:class-names=""/></text:p>
        <draw:enhanced-geometry xmlns:dr3d="urn:oasis:names:tc:opendocument:xmlns:dr3d:1.0" draw:type="non-primitive" svg:viewBox="0 0 21600 21600" draw:enhanced-path="M 0 0 L 21600 0 21600 21600 0 21600 Z N"/>
      </draw:custom-shape>
      <draw:custom-shape svg:x="0.06944in" svg:y="0.07639in" svg:width="9.85764in" svg:height="7.31944in" draw:id="id59" draw:layer="Master1-bg" draw:style-name="a444" draw:name="Rounded Rectangle 6">
        <svg:title/>
        <svg:desc/>
        <text:p text:style-name="a443" text:class-names="" text:cond-style-name=""><text:span text:style-name="a44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6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60" presentation:style-name="a448" draw:name="Title 1" svg:x="1in" svg:y="0.30035in" svg:width="8.5in" svg:height="1.25in" presentation:class="title" presentation:placeholder="false">
        <draw:text-box>
          <text:p text:style-name="a447" text:class-names="" text:cond-style-name=""><text:span text:style-name="a445" text:class-names="">Click to edit Master title style</text:span><text:span text:style-name="a446" text:class-names=""/></text:p>
        </draw:text-box>
        <svg:title/>
        <svg:desc/>
      </draw:frame>
      <draw:frame draw:id="id61" presentation:style-name="a451" draw:name="Date Placeholder 13" svg:x="6.75in" svg:y="6.77083in" svg:width="2.70833in" svg:height="0.52083in" presentation:class="date-time" presentation:placeholder="false">
        <draw:text-box>
          <text:p text:style-name="a450" text:class-names="" text:cond-style-name=""><text:span text:style-name="a449" text:class-names="">10/14/2011 IRB Retreat</text:span></text:p>
        </draw:text-box>
        <svg:title/>
        <svg:desc/>
      </draw:frame>
      <draw:frame draw:id="id62" presentation:style-name="a454" draw:name="Footer Placeholder 2" svg:x="1in" svg:y="6.75in" svg:width="4.33333in" svg:height="0.5in" presentation:class="footer" presentation:placeholder="false">
        <draw:text-box>
          <text:p text:style-name="a453" text:class-names="" text:cond-style-name=""><text:span text:style-name="a452" text:class-names="">TKO</text:span></text:p>
        </draw:text-box>
        <svg:title/>
        <svg:desc/>
      </draw:frame>
      <draw:frame draw:id="id63" presentation:style-name="a457" draw:name="Slide Number Placeholder 22" svg:x="0.15972in" svg:y="6.79167in" svg:width="0.5in" svg:height="0.5in" presentation:class="page-number" presentation:placeholder="false">
        <draw:text-box>
          <text:p text:style-name="a456" text:class-names="" text:cond-style-name=""><text:span text:style-name="a455" text:class-names=""><text:page-number style:num-format="1" text:fixed="false"/></text:span></text:p>
        </draw:text-box>
        <svg:title/>
        <svg:desc/>
      </draw:frame>
      <presentation:notes style:page-layout-name="pageLayout2" draw:style-name="a487">
        <draw:frame draw:id="id7" presentation:style-name="a460" draw:name="Header Placeholder 1" svg:x="0in" svg:y="0in" svg:width="3.25in" svg:height="0.5in" presentation:class="header" presentation:placeholder="false">
          <draw:text-box>
            <text:p text:style-name="a459" text:class-names="" text:cond-style-name=""><text:span text:style-name="a458" text:class-names=""/></text:p>
          </draw:text-box>
          <svg:title/>
          <svg:desc/>
        </draw:frame>
        <draw:frame draw:id="id8" presentation:style-name="a464" draw:name="Date Placeholder 2" svg:x="4.24826in" svg:y="0in" svg:width="3.25in" svg:height="0.5in" presentation:class="date-time" presentation:placeholder="false">
          <draw:text-box>
            <text:p text:style-name="a463" text:class-names="" text:cond-style-name=""><text:span text:style-name="a461" text:class-names=""><text:date text:fixed="false" style:data-style-name="a462"/></text:span></text:p>
          </draw:text-box>
          <svg:title/>
          <svg:desc/>
        </draw:frame>
        <draw:page-thumbnail svg:x="1.25in" svg:y="0.75in" svg:width="5in" svg:height="3.75in" presentation:class="page" draw:id="id9" presentation:style-name="a465" draw:name="Slide Image Placeholder 3">
          <svg:title/>
          <svg:desc/>
        </draw:page-thumbnail>
        <draw:frame draw:id="id10" presentation:style-name="a480" draw:name="Notes Placeholder 4" svg:x="0.75in" svg:y="4.75in" svg:width="6in" svg:height="4.5in" presentation:class="notes" presentation:placeholder="false">
          <draw:text-box>
            <text:p text:style-name="a467" text:class-names="" text:cond-style-name=""><text:span text:style-name="a466" text:class-names="">Click to edit Master text styles</text:span></text:p>
            <text:list text:style-name="a470">
              <text:list-item>
                <text:list text:style-name="a470">
                  <text:list-item>
                    <text:p text:style-name="a469" text:class-names="" text:cond-style-name=""><text:span text:style-name="a468" text:class-names="">Second level</text:span></text:p>
                  </text:list-item>
                </text:list>
              </text:list-item>
            </text:list>
            <text:list text:style-name="a473">
              <text:list-item>
                <text:list text:style-name="a473">
                  <text:list-item>
                    <text:list text:style-name="a473">
                      <text:list-item>
                        <text:p text:style-name="a472" text:class-names="" text:cond-style-name=""><text:span text:style-name="a471" text:class-names="">Third level</text:span></text:p>
                      </text:list-item>
                    </text:list>
                  </text:list-item>
                </text:list>
              </text:list-item>
            </text:list>
            <text:list text:style-name="a476">
              <text:list-item>
                <text:list text:style-name="a476">
                  <text:list-item>
                    <text:list text:style-name="a476">
                      <text:list-item>
                        <text:list text:style-name="a476">
                          <text:list-item>
                            <text:p text:style-name="a475" text:class-names="" text:cond-style-name=""><text:span text:style-name="a474" text:class-names="">Fourth level</text:span></text:p>
                          </text:list-item>
                        </text:list>
                      </text:list-item>
                    </text:list>
                  </text:list-item>
                </text:list>
              </text:list-item>
            </text:list>
            <text:list text:style-name="a479">
              <text:list-item>
                <text:list text:style-name="a479">
                  <text:list-item>
                    <text:list text:style-name="a479">
                      <text:list-item>
                        <text:list text:style-name="a479">
                          <text:list-item>
                            <text:list text:style-name="a479">
                              <text:list-item>
                                <text:p text:style-name="a478" text:class-names="" text:cond-style-name=""><text:span text:style-name="a477" text:class-names="">Fifth level</text:span></text:p>
                              </text:list-item>
                            </text:list>
                          </text:list-item>
                        </text:list>
                      </text:list-item>
                    </text:list>
                  </text:list-item>
                </text:list>
              </text:list-item>
            </text:list>
          </draw:text-box>
          <svg:title/>
          <svg:desc/>
        </draw:frame>
        <draw:frame draw:id="id11" presentation:style-name="a483" draw:name="Footer Placeholder 5" svg:x="0in" svg:y="9.49826in" svg:width="3.25in" svg:height="0.5in" presentation:class="footer" presentation:placeholder="false">
          <draw:text-box>
            <text:p text:style-name="a482" text:class-names="" text:cond-style-name=""><text:span text:style-name="a481" text:class-names=""/></text:p>
          </draw:text-box>
          <svg:title/>
          <svg:desc/>
        </draw:frame>
        <draw:frame draw:id="id12" presentation:style-name="a486" draw:name="Slide Number Placeholder 6" svg:x="4.24826in" svg:y="9.49826in" svg:width="3.25in" svg:height="0.5in" presentation:class="page-number" presentation:placeholder="false">
          <draw:text-box>
            <text:p text:style-name="a485" text:class-names="" text:cond-style-name=""><text:span text:style-name="a484" text:class-names=""><text:page-number style:num-format="1" text:fixed="false"/></text:span></text:p>
          </draw:text-box>
          <svg:title/>
          <svg:desc/>
        </draw:frame>
      </presentation:notes>
    </style:master-page>
    <style:master-page style:name="Master1-Layout7-blank-Blank" style:page-layout-name="pageLayout1" draw:style-name="a488">
      <draw:custom-shape svg:x="0in" svg:y="0in" svg:width="10in" svg:height="7.5in" draw:id="id64" draw:layer="Master1-bg" draw:style-name="a491" draw:name="Rectangle 4">
        <svg:title/>
        <svg:desc/>
        <text:p text:style-name="a490" text:class-names="" text:cond-style-name=""><text:span text:style-name="a489" text:class-names=""/></text:p>
        <draw:enhanced-geometry xmlns:dr3d="urn:oasis:names:tc:opendocument:xmlns:dr3d:1.0" draw:type="non-primitive" svg:viewBox="0 0 21600 21600" draw:enhanced-path="M 0 0 L 21600 0 21600 21600 0 21600 Z N"/>
      </draw:custom-shape>
      <draw:custom-shape svg:x="0.06944in" svg:y="0.07639in" svg:width="9.85764in" svg:height="7.31944in" draw:id="id65" draw:layer="Master1-bg" draw:style-name="a494" draw:name="Rounded Rectangle 5">
        <svg:title/>
        <svg:desc/>
        <text:p text:style-name="a493" text:class-names="" text:cond-style-name=""><text:span text:style-name="a49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6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66" presentation:style-name="a497" draw:name="Date Placeholder 13" svg:x="6.75in" svg:y="6.77083in" svg:width="2.70833in" svg:height="0.52083in" presentation:class="date-time" presentation:placeholder="false">
        <draw:text-box>
          <text:p text:style-name="a496" text:class-names="" text:cond-style-name=""><text:span text:style-name="a495" text:class-names="">10/14/2011 IRB Retreat</text:span></text:p>
        </draw:text-box>
        <svg:title/>
        <svg:desc/>
      </draw:frame>
      <draw:frame draw:id="id67" presentation:style-name="a500" draw:name="Footer Placeholder 2" svg:x="1in" svg:y="6.75in" svg:width="4.33333in" svg:height="0.5in" presentation:class="footer" presentation:placeholder="false">
        <draw:text-box>
          <text:p text:style-name="a499" text:class-names="" text:cond-style-name=""><text:span text:style-name="a498" text:class-names="">TKO</text:span></text:p>
        </draw:text-box>
        <svg:title/>
        <svg:desc/>
      </draw:frame>
      <draw:frame draw:id="id68" presentation:style-name="a503" draw:name="Slide Number Placeholder 22" svg:x="0.15972in" svg:y="6.79167in" svg:width="0.5in" svg:height="0.5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33">
        <draw:frame draw:id="id7" presentation:style-name="a506" draw:name="Header Placeholder 1" svg:x="0in" svg:y="0in" svg:width="3.25in" svg:height="0.5in" presentation:class="header" presentation:placeholder="false">
          <draw:text-box>
            <text:p text:style-name="a505" text:class-names="" text:cond-style-name=""><text:span text:style-name="a504" text:class-names=""/></text:p>
          </draw:text-box>
          <svg:title/>
          <svg:desc/>
        </draw:frame>
        <draw:frame draw:id="id8" presentation:style-name="a510" draw:name="Date Placeholder 2" svg:x="4.24826in" svg:y="0in" svg:width="3.25in" svg:height="0.5in" presentation:class="date-time" presentation:placeholder="false">
          <draw:text-box>
            <text:p text:style-name="a509" text:class-names="" text:cond-style-name=""><text:span text:style-name="a507" text:class-names=""><text:date text:fixed="false" style:data-style-name="a508"/></text:span></text:p>
          </draw:text-box>
          <svg:title/>
          <svg:desc/>
        </draw:frame>
        <draw:page-thumbnail svg:x="1.25in" svg:y="0.75in" svg:width="5in" svg:height="3.75in" presentation:class="page" draw:id="id9" presentation:style-name="a511" draw:name="Slide Image Placeholder 3">
          <svg:title/>
          <svg:desc/>
        </draw:page-thumbnail>
        <draw:frame draw:id="id10" presentation:style-name="a526" draw:name="Notes Placeholder 4" svg:x="0.75in" svg:y="4.75in" svg:width="6in" svg:height="4.5in" presentation:class="notes" presentation:placeholder="false">
          <draw:text-box>
            <text:p text:style-name="a513" text:class-names="" text:cond-style-name=""><text:span text:style-name="a512" text:class-names="">Click to edit Master text styles</text:span></text:p>
            <text:list text:style-name="a516">
              <text:list-item>
                <text:list text:style-name="a516">
                  <text:list-item>
                    <text:p text:style-name="a515" text:class-names="" text:cond-style-name=""><text:span text:style-name="a514" text:class-names="">Second level</text:span></text:p>
                  </text:list-item>
                </text:list>
              </text:list-item>
            </text:list>
            <text:list text:style-name="a519">
              <text:list-item>
                <text:list text:style-name="a519">
                  <text:list-item>
                    <text:list text:style-name="a519">
                      <text:list-item>
                        <text:p text:style-name="a518" text:class-names="" text:cond-style-name=""><text:span text:style-name="a517" text:class-names="">Third level</text:span></text:p>
                      </text:list-item>
                    </text:list>
                  </text:list-item>
                </text:list>
              </text:list-item>
            </text:list>
            <text:list text:style-name="a522">
              <text:list-item>
                <text:list text:style-name="a522">
                  <text:list-item>
                    <text:list text:style-name="a522">
                      <text:list-item>
                        <text:list text:style-name="a522">
                          <text:list-item>
                            <text:p text:style-name="a521" text:class-names="" text:cond-style-name=""><text:span text:style-name="a520" text:class-names="">Fourth level</text:span></text:p>
                          </text:list-item>
                        </text:list>
                      </text:list-item>
                    </text:list>
                  </text:list-item>
                </text:list>
              </text:list-item>
            </text:list>
            <text:list text:style-name="a525">
              <text:list-item>
                <text:list text:style-name="a525">
                  <text:list-item>
                    <text:list text:style-name="a525">
                      <text:list-item>
                        <text:list text:style-name="a525">
                          <text:list-item>
                            <text:list text:style-name="a525">
                              <text:list-item>
                                <text:p text:style-name="a524" text:class-names="" text:cond-style-name=""><text:span text:style-name="a523" text:class-names="">Fifth level</text:span></text:p>
                              </text:list-item>
                            </text:list>
                          </text:list-item>
                        </text:list>
                      </text:list-item>
                    </text:list>
                  </text:list-item>
                </text:list>
              </text:list-item>
            </text:list>
          </draw:text-box>
          <svg:title/>
          <svg:desc/>
        </draw:frame>
        <draw:frame draw:id="id11" presentation:style-name="a529" draw:name="Footer Placeholder 5" svg:x="0in" svg:y="9.49826in" svg:width="3.25in" svg:height="0.5in" presentation:class="footer" presentation:placeholder="false">
          <draw:text-box>
            <text:p text:style-name="a528" text:class-names="" text:cond-style-name=""><text:span text:style-name="a527" text:class-names=""/></text:p>
          </draw:text-box>
          <svg:title/>
          <svg:desc/>
        </draw:frame>
        <draw:frame draw:id="id12" presentation:style-name="a532" draw:name="Slide Number Placeholder 6" svg:x="4.24826in" svg:y="9.49826in" svg:width="3.25in" svg:height="0.5in" presentation:class="page-number" presentation:placeholder="false">
          <draw:text-box>
            <text:p text:style-name="a531" text:class-names="" text:cond-style-name=""><text:span text:style-name="a530" text:class-names=""><text:page-number style:num-format="1" text:fixed="false"/></text:span></text:p>
          </draw:text-box>
          <svg:title/>
          <svg:desc/>
        </draw:frame>
      </presentation:notes>
    </style:master-page>
    <style:master-page style:name="Master1-Layout8-objTx-Content-with-Caption" style:page-layout-name="pageLayout1" draw:style-name="a534">
      <draw:custom-shape svg:x="0in" svg:y="0in" svg:width="10in" svg:height="7.5in" draw:id="id69" draw:layer="Master1-bg" draw:style-name="a537" draw:name="Rectangle 9">
        <svg:title/>
        <svg:desc/>
        <text:p text:style-name="a536" text:class-names="" text:cond-style-name=""><text:span text:style-name="a535" text:class-names=""/></text:p>
        <draw:enhanced-geometry xmlns:dr3d="urn:oasis:names:tc:opendocument:xmlns:dr3d:1.0" draw:type="non-primitive" svg:viewBox="0 0 21600 21600" draw:enhanced-path="M 0 0 L 21600 0 21600 21600 0 21600 Z N"/>
      </draw:custom-shape>
      <draw:custom-shape svg:x="0.06944in" svg:y="0.07639in" svg:width="9.85764in" svg:height="7.31944in" draw:id="id70" draw:layer="Master1-bg" draw:style-name="a540" draw:name="Rounded Rectangle 11">
        <svg:title/>
        <svg:desc/>
        <text:p text:style-name="a539" text:class-names="" text:cond-style-name=""><text:span text:style-name="a53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6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in" svg:y="0in" svg:width="10in" svg:height="7.5in" draw:id="id71" draw:style-name="a543" draw:name="Rectangle 4">
        <svg:title/>
        <svg:desc/>
        <text:p text:style-name="a542" text:class-names="" text:cond-style-name=""><text:span text:style-name="a541" text:class-names=""/></text:p>
        <draw:enhanced-geometry xmlns:dr3d="urn:oasis:names:tc:opendocument:xmlns:dr3d:1.0" draw:type="non-primitive" svg:viewBox="0 0 21600 21600" draw:enhanced-path="M 0 0 L 21600 0 21600 21600 0 21600 Z N"/>
      </draw:custom-shape>
      <draw:custom-shape svg:x="0.06944in" svg:y="0.07639in" svg:width="9.85764in" svg:height="7.31944in" draw:id="id72" draw:style-name="a546" draw:name="Rounded Rectangle 5">
        <svg:title/>
        <svg:desc/>
        <text:p text:style-name="a545" text:class-names="" text:cond-style-name=""><text:span text:style-name="a54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6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73" presentation:style-name="a550" draw:name="Title 1" svg:x="1in" svg:y="0.29861in" svg:width="8.5in" svg:height="1.25in" presentation:class="title" presentation:placeholder="false">
        <draw:text-box>
          <text:p text:style-name="a549" text:class-names="" text:cond-style-name=""><text:span text:style-name="a547" text:class-names="">Click to edit Master title style</text:span><text:span text:style-name="a548" text:class-names=""/></text:p>
        </draw:text-box>
        <svg:title/>
        <svg:desc/>
      </draw:frame>
      <draw:frame draw:id="id74" presentation:style-name="a554" draw:name="Text Placeholder 2" svg:x="1in" svg:y="1.75in" svg:width="2.08333in" svg:height="4.91667in" presentation:class="outline" presentation:placeholder="false">
        <draw:text-box>
          <text:list text:style-name="a553">
            <text:list-item>
              <text:p text:style-name="a552" text:class-names="" text:cond-style-name=""><text:span text:style-name="a551" text:class-names="">Click to edit Master text styles</text:span></text:p>
            </text:list-item>
          </text:list>
        </draw:text-box>
        <svg:title/>
        <svg:desc/>
      </draw:frame>
      <draw:frame draw:id="id75" presentation:style-name="a571" draw:name="Content Placeholder 10" svg:x="3.25in" svg:y="1.75in" svg:width="6.25in" svg:height="4.91667in" presentation:class="object" presentation:placeholder="false">
        <draw:text-box>
          <text:list text:style-name="a557">
            <text:list-item>
              <text:p text:style-name="a556" text:class-names="" text:cond-style-name=""><text:span text:style-name="a555" text:class-names="">Click to edit Master text styles</text:span></text:p>
            </text:list-item>
          </text:list>
          <text:list text:style-name="a560">
            <text:list-item>
              <text:list text:style-name="a560">
                <text:list-item>
                  <text:p text:style-name="a559" text:class-names="" text:cond-style-name=""><text:span text:style-name="a558" text:class-names="">Second level</text:span></text:p>
                </text:list-item>
              </text:list>
            </text:list-item>
          </text:list>
          <text:list text:style-name="a563">
            <text:list-item>
              <text:list text:style-name="a563">
                <text:list-item>
                  <text:list text:style-name="a563">
                    <text:list-item>
                      <text:p text:style-name="a562" text:class-names="" text:cond-style-name=""><text:span text:style-name="a561" text:class-names="">Third level</text:span></text:p>
                    </text:list-item>
                  </text:list>
                </text:list-item>
              </text:list>
            </text:list-item>
          </text:list>
          <text:list text:style-name="a566">
            <text:list-item>
              <text:list text:style-name="a566">
                <text:list-item>
                  <text:list text:style-name="a566">
                    <text:list-item>
                      <text:list text:style-name="a566">
                        <text:list-item>
                          <text:p text:style-name="a565" text:class-names="" text:cond-style-name=""><text:span text:style-name="a564" text:class-names="">Fourth level</text:span></text:p>
                        </text:list-item>
                      </text:list>
                    </text:list-item>
                  </text:list>
                </text:list-item>
              </text:list>
            </text:list-item>
          </text:list>
          <text:list text:style-name="a570">
            <text:list-item>
              <text:list text:style-name="a570">
                <text:list-item>
                  <text:list text:style-name="a570">
                    <text:list-item>
                      <text:list text:style-name="a570">
                        <text:list-item>
                          <text:list text:style-name="a570">
                            <text:list-item>
                              <text:p text:style-name="a569" text:class-names="" text:cond-style-name=""><text:span text:style-name="a567" text:class-names="">Fifth level</text:span><text:span text:style-name="a568" text:class-names=""/></text:p>
                            </text:list-item>
                          </text:list>
                        </text:list-item>
                      </text:list>
                    </text:list-item>
                  </text:list>
                </text:list-item>
              </text:list>
            </text:list-item>
          </text:list>
        </draw:text-box>
        <svg:title/>
        <svg:desc/>
      </draw:frame>
      <draw:frame draw:id="id76" presentation:style-name="a574" draw:name="Date Placeholder 4" svg:x="6.75in" svg:y="6.77083in" svg:width="2.70833in" svg:height="0.52083in" presentation:class="date-time" presentation:placeholder="false">
        <draw:text-box>
          <text:p text:style-name="a573" text:class-names="" text:cond-style-name=""><text:span text:style-name="a572" text:class-names="">10/14/2011 IRB Retreat</text:span></text:p>
        </draw:text-box>
        <svg:title/>
        <svg:desc/>
      </draw:frame>
      <draw:frame draw:id="id77" presentation:style-name="a577" draw:name="Footer Placeholder 5" svg:x="1in" svg:y="6.75in" svg:width="4.33333in" svg:height="0.5in" presentation:class="footer" presentation:placeholder="false">
        <draw:text-box>
          <text:p text:style-name="a576" text:class-names="" text:cond-style-name=""><text:span text:style-name="a575" text:class-names="">TKO</text:span></text:p>
        </draw:text-box>
        <svg:title/>
        <svg:desc/>
      </draw:frame>
      <draw:frame draw:id="id78" presentation:style-name="a580" draw:name="Slide Number Placeholder 6" svg:x="0.15972in" svg:y="6.79167in" svg:width="0.5in" svg:height="0.5in" presentation:class="page-number" presentation:placeholder="false">
        <draw:text-box>
          <text:p text:style-name="a579" text:class-names="" text:cond-style-name=""><text:span text:style-name="a578" text:class-names=""><text:page-number style:num-format="1" text:fixed="false"/></text:span></text:p>
        </draw:text-box>
        <svg:title/>
        <svg:desc/>
      </draw:frame>
      <presentation:notes style:page-layout-name="pageLayout2" draw:style-name="a610">
        <draw:frame draw:id="id7" presentation:style-name="a583" draw:name="Header Placeholder 1" svg:x="0in" svg:y="0in" svg:width="3.25in" svg:height="0.5in" presentation:class="header" presentation:placeholder="false">
          <draw:text-box>
            <text:p text:style-name="a582" text:class-names="" text:cond-style-name=""><text:span text:style-name="a581" text:class-names=""/></text:p>
          </draw:text-box>
          <svg:title/>
          <svg:desc/>
        </draw:frame>
        <draw:frame draw:id="id8" presentation:style-name="a587" draw:name="Date Placeholder 2" svg:x="4.24826in" svg:y="0in" svg:width="3.25in" svg:height="0.5in" presentation:class="date-time" presentation:placeholder="false">
          <draw:text-box>
            <text:p text:style-name="a586" text:class-names="" text:cond-style-name=""><text:span text:style-name="a584" text:class-names=""><text:date text:fixed="false" style:data-style-name="a585"/></text:span></text:p>
          </draw:text-box>
          <svg:title/>
          <svg:desc/>
        </draw:frame>
        <draw:page-thumbnail svg:x="1.25in" svg:y="0.75in" svg:width="5in" svg:height="3.75in" presentation:class="page" draw:id="id9" presentation:style-name="a588" draw:name="Slide Image Placeholder 3">
          <svg:title/>
          <svg:desc/>
        </draw:page-thumbnail>
        <draw:frame draw:id="id10" presentation:style-name="a603" draw:name="Notes Placeholder 4" svg:x="0.75in" svg:y="4.75in" svg:width="6in" svg:height="4.5in" presentation:class="notes" presentation:placeholder="false">
          <draw:text-box>
            <text:p text:style-name="a590" text:class-names="" text:cond-style-name=""><text:span text:style-name="a589" text:class-names="">Click to edit Master text styles</text:span></text:p>
            <text:list text:style-name="a593">
              <text:list-item>
                <text:list text:style-name="a593">
                  <text:list-item>
                    <text:p text:style-name="a592" text:class-names="" text:cond-style-name=""><text:span text:style-name="a591" text:class-names="">Second level</text:span></text:p>
                  </text:list-item>
                </text:list>
              </text:list-item>
            </text:list>
            <text:list text:style-name="a596">
              <text:list-item>
                <text:list text:style-name="a596">
                  <text:list-item>
                    <text:list text:style-name="a596">
                      <text:list-item>
                        <text:p text:style-name="a595" text:class-names="" text:cond-style-name=""><text:span text:style-name="a594" text:class-names="">Third level</text:span></text:p>
                      </text:list-item>
                    </text:list>
                  </text:list-item>
                </text:list>
              </text:list-item>
            </text:list>
            <text:list text:style-name="a599">
              <text:list-item>
                <text:list text:style-name="a599">
                  <text:list-item>
                    <text:list text:style-name="a599">
                      <text:list-item>
                        <text:list text:style-name="a599">
                          <text:list-item>
                            <text:p text:style-name="a598" text:class-names="" text:cond-style-name=""><text:span text:style-name="a597" text:class-names="">Fourth level</text:span></text:p>
                          </text:list-item>
                        </text:list>
                      </text:list-item>
                    </text:list>
                  </text:list-item>
                </text:list>
              </text:list-item>
            </text:list>
            <text:list text:style-name="a602">
              <text:list-item>
                <text:list text:style-name="a602">
                  <text:list-item>
                    <text:list text:style-name="a602">
                      <text:list-item>
                        <text:list text:style-name="a602">
                          <text:list-item>
                            <text:list text:style-name="a602">
                              <text:list-item>
                                <text:p text:style-name="a601" text:class-names="" text:cond-style-name=""><text:span text:style-name="a600" text:class-names="">Fifth level</text:span></text:p>
                              </text:list-item>
                            </text:list>
                          </text:list-item>
                        </text:list>
                      </text:list-item>
                    </text:list>
                  </text:list-item>
                </text:list>
              </text:list-item>
            </text:list>
          </draw:text-box>
          <svg:title/>
          <svg:desc/>
        </draw:frame>
        <draw:frame draw:id="id11" presentation:style-name="a606" draw:name="Footer Placeholder 5" svg:x="0in" svg:y="9.49826in" svg:width="3.25in" svg:height="0.5in" presentation:class="footer" presentation:placeholder="false">
          <draw:text-box>
            <text:p text:style-name="a605" text:class-names="" text:cond-style-name=""><text:span text:style-name="a604" text:class-names=""/></text:p>
          </draw:text-box>
          <svg:title/>
          <svg:desc/>
        </draw:frame>
        <draw:frame draw:id="id12" presentation:style-name="a609" draw:name="Slide Number Placeholder 6" svg:x="4.24826in" svg:y="9.49826in" svg:width="3.25in" svg:height="0.5in" presentation:class="page-number" presentation:placeholder="false">
          <draw:text-box>
            <text:p text:style-name="a608" text:class-names="" text:cond-style-name=""><text:span text:style-name="a607" text:class-names=""><text:page-number style:num-format="1" text:fixed="false"/></text:span></text:p>
          </draw:text-box>
          <svg:title/>
          <svg:desc/>
        </draw:frame>
      </presentation:notes>
    </style:master-page>
    <style:master-page style:name="Master1-Layout9-picTx-Picture-with-Caption" style:page-layout-name="pageLayout1" draw:style-name="a611">
      <draw:custom-shape svg:x="0in" svg:y="0in" svg:width="10in" svg:height="7.5in" draw:id="id79" draw:layer="Master1-bg" draw:style-name="a614" draw:name="Rectangle 10">
        <svg:title/>
        <svg:desc/>
        <text:p text:style-name="a613" text:class-names="" text:cond-style-name=""><text:span text:style-name="a612" text:class-names=""/></text:p>
        <draw:enhanced-geometry xmlns:dr3d="urn:oasis:names:tc:opendocument:xmlns:dr3d:1.0" draw:type="non-primitive" svg:viewBox="0 0 21600 21600" draw:enhanced-path="M 0 0 L 21600 0 21600 21600 0 21600 Z N"/>
      </draw:custom-shape>
      <draw:custom-shape svg:x="0.06944in" svg:y="0.07639in" svg:width="9.85764in" svg:height="7.31944in" draw:id="id80" draw:layer="Master1-bg" draw:style-name="a617" draw:name="Rounded Rectangle 11">
        <svg:title/>
        <svg:desc/>
        <text:p text:style-name="a616" text:class-names="" text:cond-style-name=""><text:span text:style-name="a61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6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07465in" svg:y="5.12153in" svg:width="9.85069in" svg:height="0.10069in" draw:id="id81" draw:style-name="a620" draw:name="Rectangle 4">
        <svg:title/>
        <svg:desc/>
        <text:p text:style-name="a619" text:class-names="" text:cond-style-name=""><text:span text:style-name="a618" text:class-names=""/></text:p>
        <draw:enhanced-geometry xmlns:dr3d="urn:oasis:names:tc:opendocument:xmlns:dr3d:1.0" draw:type="non-primitive" svg:viewBox="0 0 21600 21600" draw:enhanced-path="M 0 0 L 21600 0 21600 21600 0 21600 Z N" draw:mirror-vertical="true"/>
      </draw:custom-shape>
      <draw:custom-shape svg:x="0.07465in" svg:y="5.08507in" svg:width="9.85069in" svg:height="0.05035in" draw:id="id82" draw:style-name="a623" draw:name="Rectangle 5">
        <svg:title/>
        <svg:desc/>
        <text:p text:style-name="a622" text:class-names="" text:cond-style-name=""><text:span text:style-name="a621" text:class-names=""/></text:p>
        <draw:enhanced-geometry xmlns:dr3d="urn:oasis:names:tc:opendocument:xmlns:dr3d:1.0" draw:type="non-primitive" svg:viewBox="0 0 21600 21600" draw:enhanced-path="M 0 0 L 21600 0 21600 21600 0 21600 Z N"/>
      </draw:custom-shape>
      <draw:custom-shape svg:x="0.07465in" svg:y="5.22049in" svg:width="9.85069in" svg:height="0.05208in" draw:id="id83" draw:style-name="a626" draw:name="Rectangle 6">
        <svg:title/>
        <svg:desc/>
        <text:p text:style-name="a625" text:class-names="" text:cond-style-name=""><text:span text:style-name="a624" text:class-names=""/></text:p>
        <draw:enhanced-geometry xmlns:dr3d="urn:oasis:names:tc:opendocument:xmlns:dr3d:1.0" draw:type="non-primitive" svg:viewBox="0 0 21600 21600" draw:enhanced-path="M 0 0 L 21600 0 21600 21600 0 21600 Z N"/>
      </draw:custom-shape>
      <draw:frame draw:id="id84" presentation:style-name="a630" draw:name="Title 1" svg:x="1in" svg:y="5.35931in" svg:width="8in" svg:height="0.57118in" presentation:class="title" presentation:placeholder="false">
        <draw:text-box>
          <text:p text:style-name="a629" text:class-names="" text:cond-style-name=""><text:span text:style-name="a627" text:class-names="">Click to edit Master title style</text:span><text:span text:style-name="a628" text:class-names=""/></text:p>
        </draw:text-box>
        <svg:title/>
        <svg:desc/>
      </draw:frame>
      <draw:frame draw:id="id85" presentation:style-name="a634" draw:name="Text Placeholder 3" svg:x="1in" svg:y="5.95563in" svg:width="8in" svg:height="0.75in" presentation:class="outline" presentation:placeholder="false">
        <draw:text-box>
          <text:list text:style-name="a633">
            <text:list-item>
              <text:p text:style-name="a632" text:class-names="" text:cond-style-name=""><text:span text:style-name="a631" text:class-names="">Click to edit Master text styles</text:span></text:p>
            </text:list-item>
          </text:list>
        </draw:text-box>
        <svg:title/>
        <svg:desc/>
      </draw:frame>
      <draw:frame draw:id="id86" presentation:style-name="a638" draw:name="Picture Placeholder 2" svg:x="0.0747in" svg:y="0.07292in" svg:width="9.84457in" svg:height="5.01042in" presentation:class="graphic" presentation:placeholder="false">
        <draw:text-box>
          <text:p text:style-name="a637" text:class-names="" text:cond-style-name=""><text:span text:style-name="a635" text:class-names="">Click icon to add picture</text:span><text:span text:style-name="a636" text:class-names=""/></text:p>
        </draw:text-box>
        <svg:title/>
        <svg:desc/>
      </draw:frame>
      <draw:frame draw:id="id87" presentation:style-name="a641" draw:name="Date Placeholder 4" svg:x="6.75in" svg:y="6.77083in" svg:width="2.70833in" svg:height="0.52083in" presentation:class="date-time" presentation:placeholder="false">
        <draw:text-box>
          <text:p text:style-name="a640" text:class-names="" text:cond-style-name=""><text:span text:style-name="a639" text:class-names="">10/14/2011 IRB Retreat</text:span></text:p>
        </draw:text-box>
        <svg:title/>
        <svg:desc/>
      </draw:frame>
      <draw:frame draw:id="id88" presentation:style-name="a644" draw:name="Footer Placeholder 5" svg:x="1in" svg:y="6.75in" svg:width="4.25in" svg:height="0.5in" presentation:class="footer" presentation:placeholder="false">
        <draw:text-box>
          <text:p text:style-name="a643" text:class-names="" text:cond-style-name=""><text:span text:style-name="a642" text:class-names="">TKO</text:span></text:p>
        </draw:text-box>
        <svg:title/>
        <svg:desc/>
      </draw:frame>
      <draw:frame draw:id="id89" presentation:style-name="a647" draw:name="Slide Number Placeholder 6" svg:x="0.15972in" svg:y="6.78993in" svg:width="0.5in" svg:height="0.5in" presentation:class="page-number" presentation:placeholder="false">
        <draw:text-box>
          <text:p text:style-name="a646" text:class-names="" text:cond-style-name=""><text:span text:style-name="a645" text:class-names=""><text:page-number style:num-format="1" text:fixed="false"/></text:span></text:p>
        </draw:text-box>
        <svg:title/>
        <svg:desc/>
      </draw:frame>
      <presentation:notes style:page-layout-name="pageLayout2" draw:style-name="a677">
        <draw:frame draw:id="id7" presentation:style-name="a650" draw:name="Header Placeholder 1" svg:x="0in" svg:y="0in" svg:width="3.25in" svg:height="0.5in" presentation:class="header" presentation:placeholder="false">
          <draw:text-box>
            <text:p text:style-name="a649" text:class-names="" text:cond-style-name=""><text:span text:style-name="a648" text:class-names=""/></text:p>
          </draw:text-box>
          <svg:title/>
          <svg:desc/>
        </draw:frame>
        <draw:frame draw:id="id8" presentation:style-name="a654" draw:name="Date Placeholder 2" svg:x="4.24826in" svg:y="0in" svg:width="3.25in" svg:height="0.5in" presentation:class="date-time" presentation:placeholder="false">
          <draw:text-box>
            <text:p text:style-name="a653" text:class-names="" text:cond-style-name=""><text:span text:style-name="a651" text:class-names=""><text:date text:fixed="false" style:data-style-name="a652"/></text:span></text:p>
          </draw:text-box>
          <svg:title/>
          <svg:desc/>
        </draw:frame>
        <draw:page-thumbnail svg:x="1.25in" svg:y="0.75in" svg:width="5in" svg:height="3.75in" presentation:class="page" draw:id="id9" presentation:style-name="a655" draw:name="Slide Image Placeholder 3">
          <svg:title/>
          <svg:desc/>
        </draw:page-thumbnail>
        <draw:frame draw:id="id10" presentation:style-name="a670" draw:name="Notes Placeholder 4" svg:x="0.75in" svg:y="4.75in" svg:width="6in" svg:height="4.5in" presentation:class="notes" presentation:placeholder="false">
          <draw:text-box>
            <text:p text:style-name="a657" text:class-names="" text:cond-style-name=""><text:span text:style-name="a656" text:class-names="">Click to edit Master text styles</text:span></text:p>
            <text:list text:style-name="a660">
              <text:list-item>
                <text:list text:style-name="a660">
                  <text:list-item>
                    <text:p text:style-name="a659" text:class-names="" text:cond-style-name=""><text:span text:style-name="a658" text:class-names="">Second level</text:span></text:p>
                  </text:list-item>
                </text:list>
              </text:list-item>
            </text:list>
            <text:list text:style-name="a663">
              <text:list-item>
                <text:list text:style-name="a663">
                  <text:list-item>
                    <text:list text:style-name="a663">
                      <text:list-item>
                        <text:p text:style-name="a662" text:class-names="" text:cond-style-name=""><text:span text:style-name="a661" text:class-names="">Third level</text:span></text:p>
                      </text:list-item>
                    </text:list>
                  </text:list-item>
                </text:list>
              </text:list-item>
            </text:list>
            <text:list text:style-name="a666">
              <text:list-item>
                <text:list text:style-name="a666">
                  <text:list-item>
                    <text:list text:style-name="a666">
                      <text:list-item>
                        <text:list text:style-name="a666">
                          <text:list-item>
                            <text:p text:style-name="a665" text:class-names="" text:cond-style-name=""><text:span text:style-name="a664" text:class-names="">Fourth level</text:span></text:p>
                          </text:list-item>
                        </text:list>
                      </text:list-item>
                    </text:list>
                  </text:list-item>
                </text:list>
              </text:list-item>
            </text:list>
            <text:list text:style-name="a669">
              <text:list-item>
                <text:list text:style-name="a669">
                  <text:list-item>
                    <text:list text:style-name="a669">
                      <text:list-item>
                        <text:list text:style-name="a669">
                          <text:list-item>
                            <text:list text:style-name="a669">
                              <text:list-item>
                                <text:p text:style-name="a668" text:class-names="" text:cond-style-name=""><text:span text:style-name="a667" text:class-names="">Fifth level</text:span></text:p>
                              </text:list-item>
                            </text:list>
                          </text:list-item>
                        </text:list>
                      </text:list-item>
                    </text:list>
                  </text:list-item>
                </text:list>
              </text:list-item>
            </text:list>
          </draw:text-box>
          <svg:title/>
          <svg:desc/>
        </draw:frame>
        <draw:frame draw:id="id11" presentation:style-name="a673" draw:name="Footer Placeholder 5" svg:x="0in" svg:y="9.49826in" svg:width="3.25in" svg:height="0.5in" presentation:class="footer" presentation:placeholder="false">
          <draw:text-box>
            <text:p text:style-name="a672" text:class-names="" text:cond-style-name=""><text:span text:style-name="a671" text:class-names=""/></text:p>
          </draw:text-box>
          <svg:title/>
          <svg:desc/>
        </draw:frame>
        <draw:frame draw:id="id12" presentation:style-name="a676" draw:name="Slide Number Placeholder 6" svg:x="4.24826in" svg:y="9.49826in" svg:width="3.25in" svg:height="0.5in" presentation:class="page-number" presentation:placeholder="false">
          <draw:text-box>
            <text:p text:style-name="a675" text:class-names="" text:cond-style-name=""><text:span text:style-name="a674" text:class-names=""><text:page-number style:num-format="1" text:fixed="false"/></text:span></text:p>
          </draw:text-box>
          <svg:title/>
          <svg:desc/>
        </draw:frame>
      </presentation:notes>
    </style:master-page>
    <style:master-page style:name="Master1-Layout10-vertTx-Title-and-Vertical-Text" style:page-layout-name="pageLayout1" draw:style-name="a678">
      <draw:custom-shape svg:x="0in" svg:y="0in" svg:width="10in" svg:height="7.5in" draw:id="id90" draw:layer="Master1-bg" draw:style-name="a681" draw:name="Rectangle 6">
        <svg:title/>
        <svg:desc/>
        <text:p text:style-name="a680" text:class-names="" text:cond-style-name=""><text:span text:style-name="a679" text:class-names=""/></text:p>
        <draw:enhanced-geometry xmlns:dr3d="urn:oasis:names:tc:opendocument:xmlns:dr3d:1.0" draw:type="non-primitive" svg:viewBox="0 0 21600 21600" draw:enhanced-path="M 0 0 L 21600 0 21600 21600 0 21600 Z N"/>
      </draw:custom-shape>
      <draw:custom-shape svg:x="0.06944in" svg:y="0.07639in" svg:width="9.85764in" svg:height="7.31944in" draw:id="id91" draw:layer="Master1-bg" draw:style-name="a684" draw:name="Rounded Rectangle 7">
        <svg:title/>
        <svg:desc/>
        <text:p text:style-name="a683" text:class-names="" text:cond-style-name=""><text:span text:style-name="a68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6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92" presentation:style-name="a688" draw:name="Title 1" svg:x="1in" svg:y="0.30035in" svg:width="8.5in" svg:height="1.25in" presentation:class="title" presentation:placeholder="false">
        <draw:text-box>
          <text:p text:style-name="a687" text:class-names="" text:cond-style-name=""><text:span text:style-name="a685" text:class-names="">Click to edit Master title style</text:span><text:span text:style-name="a686" text:class-names=""/></text:p>
        </draw:text-box>
        <svg:title/>
        <svg:desc/>
      </draw:frame>
      <draw:frame draw:id="id93" presentation:style-name="a705" draw:name="Vertical Text Placeholder 2" svg:x="1in" svg:y="1.58333in" svg:width="8.5in" svg:height="5in" presentation:class="outline" presentation:placeholder="false">
        <draw:text-box>
          <text:list text:style-name="a691">
            <text:list-item>
              <text:p text:style-name="a690" text:class-names="" text:cond-style-name=""><text:span text:style-name="a689" text:class-names="">Click to edit Master text styles</text:span></text:p>
            </text:list-item>
          </text:list>
          <text:list text:style-name="a694">
            <text:list-item>
              <text:list text:style-name="a694">
                <text:list-item>
                  <text:p text:style-name="a693" text:class-names="" text:cond-style-name=""><text:span text:style-name="a692" text:class-names="">Second level</text:span></text:p>
                </text:list-item>
              </text:list>
            </text:list-item>
          </text:list>
          <text:list text:style-name="a697">
            <text:list-item>
              <text:list text:style-name="a697">
                <text:list-item>
                  <text:list text:style-name="a697">
                    <text:list-item>
                      <text:p text:style-name="a696" text:class-names="" text:cond-style-name=""><text:span text:style-name="a695" text:class-names="">Third level</text:span></text:p>
                    </text:list-item>
                  </text:list>
                </text:list-item>
              </text:list>
            </text:list-item>
          </text:list>
          <text:list text:style-name="a700">
            <text:list-item>
              <text:list text:style-name="a700">
                <text:list-item>
                  <text:list text:style-name="a700">
                    <text:list-item>
                      <text:list text:style-name="a700">
                        <text:list-item>
                          <text:p text:style-name="a699" text:class-names="" text:cond-style-name=""><text:span text:style-name="a698" text:class-names="">Fourth level</text:span></text:p>
                        </text:list-item>
                      </text:list>
                    </text:list-item>
                  </text:list>
                </text:list-item>
              </text:list>
            </text:list-item>
          </text:list>
          <text:list text:style-name="a704">
            <text:list-item>
              <text:list text:style-name="a704">
                <text:list-item>
                  <text:list text:style-name="a704">
                    <text:list-item>
                      <text:list text:style-name="a704">
                        <text:list-item>
                          <text:list text:style-name="a704">
                            <text:list-item>
                              <text:p text:style-name="a703" text:class-names="" text:cond-style-name=""><text:span text:style-name="a701" text:class-names="">Fifth level</text:span><text:span text:style-name="a702" text:class-names=""/></text:p>
                            </text:list-item>
                          </text:list>
                        </text:list-item>
                      </text:list>
                    </text:list-item>
                  </text:list>
                </text:list-item>
              </text:list>
            </text:list-item>
          </text:list>
        </draw:text-box>
        <svg:title/>
        <svg:desc/>
      </draw:frame>
      <draw:frame draw:id="id94" presentation:style-name="a708" draw:name="Date Placeholder 13" svg:x="6.75in" svg:y="6.77083in" svg:width="2.70833in" svg:height="0.52083in" presentation:class="date-time" presentation:placeholder="false">
        <draw:text-box>
          <text:p text:style-name="a707" text:class-names="" text:cond-style-name=""><text:span text:style-name="a706" text:class-names="">10/14/2011 IRB Retreat</text:span></text:p>
        </draw:text-box>
        <svg:title/>
        <svg:desc/>
      </draw:frame>
      <draw:frame draw:id="id95" presentation:style-name="a711" draw:name="Footer Placeholder 2" svg:x="1in" svg:y="6.75in" svg:width="4.33333in" svg:height="0.5in" presentation:class="footer" presentation:placeholder="false">
        <draw:text-box>
          <text:p text:style-name="a710" text:class-names="" text:cond-style-name=""><text:span text:style-name="a709" text:class-names="">TKO</text:span></text:p>
        </draw:text-box>
        <svg:title/>
        <svg:desc/>
      </draw:frame>
      <draw:frame draw:id="id96" presentation:style-name="a714" draw:name="Slide Number Placeholder 22" svg:x="0.15972in" svg:y="6.79167in" svg:width="0.5in" svg:height="0.5in" presentation:class="page-number" presentation:placeholder="false">
        <draw:text-box>
          <text:p text:style-name="a713" text:class-names="" text:cond-style-name=""><text:span text:style-name="a712" text:class-names=""><text:page-number style:num-format="1" text:fixed="false"/></text:span></text:p>
        </draw:text-box>
        <svg:title/>
        <svg:desc/>
      </draw:frame>
      <presentation:notes style:page-layout-name="pageLayout2" draw:style-name="a744">
        <draw:frame draw:id="id7" presentation:style-name="a717" draw:name="Header Placeholder 1" svg:x="0in" svg:y="0in" svg:width="3.25in" svg:height="0.5in" presentation:class="header" presentation:placeholder="false">
          <draw:text-box>
            <text:p text:style-name="a716" text:class-names="" text:cond-style-name=""><text:span text:style-name="a715" text:class-names=""/></text:p>
          </draw:text-box>
          <svg:title/>
          <svg:desc/>
        </draw:frame>
        <draw:frame draw:id="id8" presentation:style-name="a721" draw:name="Date Placeholder 2" svg:x="4.24826in" svg:y="0in" svg:width="3.25in" svg:height="0.5in" presentation:class="date-time" presentation:placeholder="false">
          <draw:text-box>
            <text:p text:style-name="a720" text:class-names="" text:cond-style-name=""><text:span text:style-name="a718" text:class-names=""><text:date text:fixed="false" style:data-style-name="a719"/></text:span></text:p>
          </draw:text-box>
          <svg:title/>
          <svg:desc/>
        </draw:frame>
        <draw:page-thumbnail svg:x="1.25in" svg:y="0.75in" svg:width="5in" svg:height="3.75in" presentation:class="page" draw:id="id9" presentation:style-name="a722" draw:name="Slide Image Placeholder 3">
          <svg:title/>
          <svg:desc/>
        </draw:page-thumbnail>
        <draw:frame draw:id="id10" presentation:style-name="a737" draw:name="Notes Placeholder 4" svg:x="0.75in" svg:y="4.75in" svg:width="6in" svg:height="4.5in" presentation:class="notes" presentation:placeholder="false">
          <draw:text-box>
            <text:p text:style-name="a724" text:class-names="" text:cond-style-name=""><text:span text:style-name="a723" text:class-names="">Click to edit Master text styles</text:span></text:p>
            <text:list text:style-name="a727">
              <text:list-item>
                <text:list text:style-name="a727">
                  <text:list-item>
                    <text:p text:style-name="a726" text:class-names="" text:cond-style-name=""><text:span text:style-name="a725" text:class-names="">Second level</text:span></text:p>
                  </text:list-item>
                </text:list>
              </text:list-item>
            </text:list>
            <text:list text:style-name="a730">
              <text:list-item>
                <text:list text:style-name="a730">
                  <text:list-item>
                    <text:list text:style-name="a730">
                      <text:list-item>
                        <text:p text:style-name="a729" text:class-names="" text:cond-style-name=""><text:span text:style-name="a728" text:class-names="">Third level</text:span></text:p>
                      </text:list-item>
                    </text:list>
                  </text:list-item>
                </text:list>
              </text:list-item>
            </text:list>
            <text:list text:style-name="a733">
              <text:list-item>
                <text:list text:style-name="a733">
                  <text:list-item>
                    <text:list text:style-name="a733">
                      <text:list-item>
                        <text:list text:style-name="a733">
                          <text:list-item>
                            <text:p text:style-name="a732" text:class-names="" text:cond-style-name=""><text:span text:style-name="a731" text:class-names="">Fourth level</text:span></text:p>
                          </text:list-item>
                        </text:list>
                      </text:list-item>
                    </text:list>
                  </text:list-item>
                </text:list>
              </text:list-item>
            </text:list>
            <text:list text:style-name="a736">
              <text:list-item>
                <text:list text:style-name="a736">
                  <text:list-item>
                    <text:list text:style-name="a736">
                      <text:list-item>
                        <text:list text:style-name="a736">
                          <text:list-item>
                            <text:list text:style-name="a736">
                              <text:list-item>
                                <text:p text:style-name="a735" text:class-names="" text:cond-style-name=""><text:span text:style-name="a734" text:class-names="">Fifth level</text:span></text:p>
                              </text:list-item>
                            </text:list>
                          </text:list-item>
                        </text:list>
                      </text:list-item>
                    </text:list>
                  </text:list-item>
                </text:list>
              </text:list-item>
            </text:list>
          </draw:text-box>
          <svg:title/>
          <svg:desc/>
        </draw:frame>
        <draw:frame draw:id="id11" presentation:style-name="a740" draw:name="Footer Placeholder 5" svg:x="0in" svg:y="9.49826in" svg:width="3.25in" svg:height="0.5in" presentation:class="footer" presentation:placeholder="false">
          <draw:text-box>
            <text:p text:style-name="a739" text:class-names="" text:cond-style-name=""><text:span text:style-name="a738" text:class-names=""/></text:p>
          </draw:text-box>
          <svg:title/>
          <svg:desc/>
        </draw:frame>
        <draw:frame draw:id="id12" presentation:style-name="a743" draw:name="Slide Number Placeholder 6" svg:x="4.24826in" svg:y="9.49826in" svg:width="3.25in" svg:height="0.5in" presentation:class="page-number" presentation:placeholder="false">
          <draw:text-box>
            <text:p text:style-name="a742" text:class-names="" text:cond-style-name=""><text:span text:style-name="a741" text:class-names=""><text:page-number style:num-format="1" text:fixed="false"/></text:span></text:p>
          </draw:text-box>
          <svg:title/>
          <svg:desc/>
        </draw:frame>
      </presentation:notes>
    </style:master-page>
    <style:master-page style:name="Master1-Layout11-vertTitleAndTx-Vertical-Title-and-Text" style:page-layout-name="pageLayout1" draw:style-name="a745">
      <draw:custom-shape svg:x="0in" svg:y="0in" svg:width="10in" svg:height="7.5in" draw:id="id97" draw:layer="Master1-bg" draw:style-name="a748" draw:name="Rectangle 6">
        <svg:title/>
        <svg:desc/>
        <text:p text:style-name="a747" text:class-names="" text:cond-style-name=""><text:span text:style-name="a746" text:class-names=""/></text:p>
        <draw:enhanced-geometry xmlns:dr3d="urn:oasis:names:tc:opendocument:xmlns:dr3d:1.0" draw:type="non-primitive" svg:viewBox="0 0 21600 21600" draw:enhanced-path="M 0 0 L 21600 0 21600 21600 0 21600 Z N"/>
      </draw:custom-shape>
      <draw:custom-shape svg:x="0.06944in" svg:y="0.07639in" svg:width="9.85764in" svg:height="7.31944in" draw:id="id98" draw:layer="Master1-bg" draw:style-name="a751" draw:name="Rounded Rectangle 7">
        <svg:title/>
        <svg:desc/>
        <text:p text:style-name="a750" text:class-names="" text:cond-style-name=""><text:span text:style-name="a74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6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99" presentation:style-name="a755" draw:name="Vertical Title 1" svg:x="7.25in" svg:y="0.30035in" svg:width="2.2in" svg:height="6.39931in" presentation:class="title" presentation:placeholder="false">
        <draw:text-box>
          <text:p text:style-name="a754" text:class-names="" text:cond-style-name=""><text:span text:style-name="a752" text:class-names="">Click to edit Master title style</text:span><text:span text:style-name="a753" text:class-names=""/></text:p>
        </draw:text-box>
        <svg:title/>
        <svg:desc/>
      </draw:frame>
      <draw:frame draw:id="id100" presentation:style-name="a772" draw:name="Vertical Text Placeholder 2" svg:x="1in" svg:y="0.30035in" svg:width="6.08333in" svg:height="6.39931in" presentation:class="outline" presentation:placeholder="false">
        <draw:text-box>
          <text:list text:style-name="a758">
            <text:list-item>
              <text:p text:style-name="a757" text:class-names="" text:cond-style-name=""><text:span text:style-name="a756" text:class-names="">Click to edit Master text styles</text:span></text:p>
            </text:list-item>
          </text:list>
          <text:list text:style-name="a761">
            <text:list-item>
              <text:list text:style-name="a761">
                <text:list-item>
                  <text:p text:style-name="a760" text:class-names="" text:cond-style-name=""><text:span text:style-name="a759" text:class-names="">Second level</text:span></text:p>
                </text:list-item>
              </text:list>
            </text:list-item>
          </text:list>
          <text:list text:style-name="a764">
            <text:list-item>
              <text:list text:style-name="a764">
                <text:list-item>
                  <text:list text:style-name="a764">
                    <text:list-item>
                      <text:p text:style-name="a763" text:class-names="" text:cond-style-name=""><text:span text:style-name="a762" text:class-names="">Third level</text:span></text:p>
                    </text:list-item>
                  </text:list>
                </text:list-item>
              </text:list>
            </text:list-item>
          </text:list>
          <text:list text:style-name="a767">
            <text:list-item>
              <text:list text:style-name="a767">
                <text:list-item>
                  <text:list text:style-name="a767">
                    <text:list-item>
                      <text:list text:style-name="a767">
                        <text:list-item>
                          <text:p text:style-name="a766" text:class-names="" text:cond-style-name=""><text:span text:style-name="a765" text:class-names="">Fourth level</text:span></text:p>
                        </text:list-item>
                      </text:list>
                    </text:list-item>
                  </text:list>
                </text:list-item>
              </text:list>
            </text:list-item>
          </text:list>
          <text:list text:style-name="a771">
            <text:list-item>
              <text:list text:style-name="a771">
                <text:list-item>
                  <text:list text:style-name="a771">
                    <text:list-item>
                      <text:list text:style-name="a771">
                        <text:list-item>
                          <text:list text:style-name="a771">
                            <text:list-item>
                              <text:p text:style-name="a770" text:class-names="" text:cond-style-name=""><text:span text:style-name="a768" text:class-names="">Fifth level</text:span><text:span text:style-name="a769" text:class-names=""/></text:p>
                            </text:list-item>
                          </text:list>
                        </text:list-item>
                      </text:list>
                    </text:list-item>
                  </text:list>
                </text:list-item>
              </text:list>
            </text:list-item>
          </text:list>
        </draw:text-box>
        <svg:title/>
        <svg:desc/>
      </draw:frame>
      <draw:frame draw:id="id101" presentation:style-name="a775" draw:name="Date Placeholder 13" svg:x="6.75in" svg:y="6.77083in" svg:width="2.70833in" svg:height="0.52083in" presentation:class="date-time" presentation:placeholder="false">
        <draw:text-box>
          <text:p text:style-name="a774" text:class-names="" text:cond-style-name=""><text:span text:style-name="a773" text:class-names="">10/14/2011 IRB Retreat</text:span></text:p>
        </draw:text-box>
        <svg:title/>
        <svg:desc/>
      </draw:frame>
      <draw:frame draw:id="id102" presentation:style-name="a778" draw:name="Footer Placeholder 2" svg:x="1in" svg:y="6.75in" svg:width="4.33333in" svg:height="0.5in" presentation:class="footer" presentation:placeholder="false">
        <draw:text-box>
          <text:p text:style-name="a777" text:class-names="" text:cond-style-name=""><text:span text:style-name="a776" text:class-names="">TKO</text:span></text:p>
        </draw:text-box>
        <svg:title/>
        <svg:desc/>
      </draw:frame>
      <draw:frame draw:id="id103" presentation:style-name="a781" draw:name="Slide Number Placeholder 22" svg:x="0.15972in" svg:y="6.79167in" svg:width="0.5in" svg:height="0.5in" presentation:class="page-number" presentation:placeholder="false">
        <draw:text-box>
          <text:p text:style-name="a780" text:class-names="" text:cond-style-name=""><text:span text:style-name="a779" text:class-names=""><text:page-number style:num-format="1" text:fixed="false"/></text:span></text:p>
        </draw:text-box>
        <svg:title/>
        <svg:desc/>
      </draw:frame>
      <presentation:notes style:page-layout-name="pageLayout2" draw:style-name="a811">
        <draw:frame draw:id="id7" presentation:style-name="a784" draw:name="Header Placeholder 1" svg:x="0in" svg:y="0in" svg:width="3.25in" svg:height="0.5in" presentation:class="header" presentation:placeholder="false">
          <draw:text-box>
            <text:p text:style-name="a783" text:class-names="" text:cond-style-name=""><text:span text:style-name="a782" text:class-names=""/></text:p>
          </draw:text-box>
          <svg:title/>
          <svg:desc/>
        </draw:frame>
        <draw:frame draw:id="id8" presentation:style-name="a788" draw:name="Date Placeholder 2" svg:x="4.24826in" svg:y="0in" svg:width="3.25in" svg:height="0.5in" presentation:class="date-time" presentation:placeholder="false">
          <draw:text-box>
            <text:p text:style-name="a787" text:class-names="" text:cond-style-name=""><text:span text:style-name="a785" text:class-names=""><text:date text:fixed="false" style:data-style-name="a786"/></text:span></text:p>
          </draw:text-box>
          <svg:title/>
          <svg:desc/>
        </draw:frame>
        <draw:page-thumbnail svg:x="1.25in" svg:y="0.75in" svg:width="5in" svg:height="3.75in" presentation:class="page" draw:id="id9" presentation:style-name="a789" draw:name="Slide Image Placeholder 3">
          <svg:title/>
          <svg:desc/>
        </draw:page-thumbnail>
        <draw:frame draw:id="id10" presentation:style-name="a804" draw:name="Notes Placeholder 4" svg:x="0.75in" svg:y="4.75in" svg:width="6in" svg:height="4.5in" presentation:class="notes" presentation:placeholder="false">
          <draw:text-box>
            <text:p text:style-name="a791" text:class-names="" text:cond-style-name=""><text:span text:style-name="a790" text:class-names="">Click to edit Master text styles</text:span></text:p>
            <text:list text:style-name="a794">
              <text:list-item>
                <text:list text:style-name="a794">
                  <text:list-item>
                    <text:p text:style-name="a793" text:class-names="" text:cond-style-name=""><text:span text:style-name="a792" text:class-names="">Second level</text:span></text:p>
                  </text:list-item>
                </text:list>
              </text:list-item>
            </text:list>
            <text:list text:style-name="a797">
              <text:list-item>
                <text:list text:style-name="a797">
                  <text:list-item>
                    <text:list text:style-name="a797">
                      <text:list-item>
                        <text:p text:style-name="a796" text:class-names="" text:cond-style-name=""><text:span text:style-name="a795" text:class-names="">Third level</text:span></text:p>
                      </text:list-item>
                    </text:list>
                  </text:list-item>
                </text:list>
              </text:list-item>
            </text:list>
            <text:list text:style-name="a800">
              <text:list-item>
                <text:list text:style-name="a800">
                  <text:list-item>
                    <text:list text:style-name="a800">
                      <text:list-item>
                        <text:list text:style-name="a800">
                          <text:list-item>
                            <text:p text:style-name="a799" text:class-names="" text:cond-style-name=""><text:span text:style-name="a798" text:class-names="">Fourth level</text:span></text:p>
                          </text:list-item>
                        </text:list>
                      </text:list-item>
                    </text:list>
                  </text:list-item>
                </text:list>
              </text:list-item>
            </text:list>
            <text:list text:style-name="a803">
              <text:list-item>
                <text:list text:style-name="a803">
                  <text:list-item>
                    <text:list text:style-name="a803">
                      <text:list-item>
                        <text:list text:style-name="a803">
                          <text:list-item>
                            <text:list text:style-name="a803">
                              <text:list-item>
                                <text:p text:style-name="a802" text:class-names="" text:cond-style-name=""><text:span text:style-name="a801" text:class-names="">Fifth level</text:span></text:p>
                              </text:list-item>
                            </text:list>
                          </text:list-item>
                        </text:list>
                      </text:list-item>
                    </text:list>
                  </text:list-item>
                </text:list>
              </text:list-item>
            </text:list>
          </draw:text-box>
          <svg:title/>
          <svg:desc/>
        </draw:frame>
        <draw:frame draw:id="id11" presentation:style-name="a807" draw:name="Footer Placeholder 5" svg:x="0in" svg:y="9.49826in" svg:width="3.25in" svg:height="0.5in" presentation:class="footer" presentation:placeholder="false">
          <draw:text-box>
            <text:p text:style-name="a806" text:class-names="" text:cond-style-name=""><text:span text:style-name="a805" text:class-names=""/></text:p>
          </draw:text-box>
          <svg:title/>
          <svg:desc/>
        </draw:frame>
        <draw:frame draw:id="id12" presentation:style-name="a810" draw:name="Slide Number Placeholder 6" svg:x="4.24826in" svg:y="9.49826in" svg:width="3.25in" svg:height="0.5in" presentation:class="page-number" presentation:placeholder="false">
          <draw:text-box>
            <text:p text:style-name="a809" text:class-names="" text:cond-style-name=""><text:span text:style-name="a80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Going Exempt”</dc:title>
    <meta:initial-creator>Tasha Osafo</meta:initial-creator>
    <dc:creator>Ashley David</dc:creator>
    <meta:creation-date>2011-07-17T18:35:29Z</meta:creation-date>
    <dc:date>2015-06-03T19:22:56Z</dc:date>
    <meta:template xlink:href="Equity" xlink:type="simple"/>
    <meta:editing-cycles>250</meta:editing-cycles>
    <meta:editing-duration>PT145387S</meta:editing-duration>
    <meta:document-statistic meta:paragraph-count="225" meta:word-count="2159"/>
  </office:meta>
</office:document-meta>
</file>